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Helvetica" svg:font-family="Helvetica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_36229__36899__32080_" style:data-style-name="N0">
      <style:table-cell-properties style:vertical-align="middle" fo:background-color="transparent"/>
      <style:text-properties fo:color="#0000FF" style:font-name="Times New Roman" style:font-name-asian="Times New Roman" style:font-name-complex="Times New Roman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5" style:family="table-cell" style:parent-style-name="Default" style:data-style-name="N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7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2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8" style:family="table-cell" style:parent-style-name="Default" style:data-style-name="N19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2" style:family="table-cell" style:parent-style-name="Default" style:data-style-name="N19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4" style:family="table-cell" style:parent-style-name="Default" style:data-style-name="N3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9pt" style:font-size-asian="9pt" style:font-size-complex="9pt"/>
    </style:style>
    <style:style style:name="ce36" style:family="table-cell" style:parent-style-name="Default" style:data-style-name="N3">
      <style:table-cell-properties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7" style:family="table-cell" style:parent-style-name="Default" style:data-style-name="N54">
      <style:table-cell-properties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8" style:family="table-cell" style:parent-style-name="Default" style:data-style-name="N54">
      <style:table-cell-properties fo:border-top="none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0" style:family="table-cell" style:parent-style-name="Default" style:data-style-name="N3">
      <style:table-cell-properties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1" style:family="table-cell" style:parent-style-name="Default" style:data-style-name="N54">
      <style:table-cell-properties fo:border-top="none" fo:border-bottom="thin solid #000000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9pt" style:font-size-asian="9pt" style:font-size-complex="9pt"/>
    </style:style>
    <style:style style:name="ce45" style:family="table-cell" style:parent-style-name="Default" style:data-style-name="N3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6" style:family="table-cell" style:parent-style-name="Default" style:data-style-name="N54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7" style:family="table-cell" style:parent-style-name="Default" style:data-style-name="N54">
      <style:table-cell-properties fo:border-top="thin solid #000000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4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9pt" style:font-size-asian="9pt" style:font-size-complex="9pt"/>
    </style:style>
    <style:style style:name="ce51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2" style:family="table-cell" style:parent-style-name="Default" style:data-style-name="N54">
      <style:table-cell-properties fo:border-top="none" fo:border-bottom="thin solid #000000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3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55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56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57" style:family="table-cell" style:parent-style-name="Default" style:data-style-name="N0">
      <style:table-cell-properties fo:background-color="#FFFFFF" style:cell-protect="none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0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3" style:family="table-cell" style:parent-style-name="Default" style:data-style-name="N19">
      <style:table-cell-properties fo:border-top="thin solid #000000" fo:border-bottom="none" fo:border-left="none" fo:border-right="none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fo:font-weight="bold" style:font-weight-asian="bold" style:font-weight-complex="bold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69" style:family="table-cell" style:parent-style-name="Default" style:data-style-name="N19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0" style:family="table-cell" style:parent-style-name="Default" style:data-style-name="N19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2" style:family="table-cell" style:parent-style-name="Default" style:data-style-name="N3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73" style:family="table-cell" style:parent-style-name="Default" style:data-style-name="N3">
      <style:table-cell-properties fo:border-top="thin solid #000000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4" style:family="table-cell" style:parent-style-name="Default" style:data-style-name="N54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5" style:family="table-cell" style:parent-style-name="Default" style:data-style-name="N54">
      <style:table-cell-properties fo:border-top="thin solid #000000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style:font-name="Times New Roman" style:font-name-asian="Times New Roman" style:font-name-complex="Times New Roman" fo:font-size="9pt" style:font-size-asian="9pt" style:font-size-complex="9pt"/>
    </style:style>
    <style:style style:name="ce78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79" style:family="table-cell" style:parent-style-name="Default" style:data-style-name="N54">
      <style:table-cell-properties style:vertical-align="middle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0" style:family="table-cell" style:parent-style-name="Default" style:data-style-name="N54">
      <style:table-cell-properties fo:border-top="none" fo:border-bottom="none" fo:border-left="none" fo:border-right="thin solid #000000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1" style:family="table-cell" style:parent-style-name="Default" style:data-style-name="N0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82" style:family="table-cell" style:parent-style-name="Default" style:data-style-name="N54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3" style:family="table-cell" style:parent-style-name="Default" style:data-style-name="N52">
      <style:table-cell-properties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style:font-name="Times New Roman" style:font-name-asian="Times New Roman" style:font-name-complex="Times New Roman" fo:font-size="9pt" style:font-size-asian="9pt" style:font-size-complex="9pt"/>
    </style:style>
    <style:style style:name="ce87" style:family="table-cell" style:parent-style-name="Default" style:data-style-name="N3">
      <style:table-cell-properties fo:border-top="none" fo:border-bottom="thin solid #000000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8" style:family="table-cell" style:parent-style-name="Default" style:data-style-name="N54">
      <style:table-cell-properties fo:border-top="none" fo:border-bottom="thin solid #000000" fo:border-left="none" fo:border-right="none" style:vertical-align="middle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89" style:family="table-cell" style:parent-style-name="Default" style:data-style-name="N54">
      <style:table-cell-properties fo:border-top="none" fo:border-bottom="thin solid #000000" fo:border-left="none" fo:border-right="thin solid #000000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90" style:family="table-cell" style:parent-style-name="Default" style:data-style-name="N2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91" style:family="table-cell" style:parent-style-name="Default" style:data-style-name="N54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93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4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51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13.767cm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9" style:family="table-cell" style:parent-style-name="Default" style:data-style-name="N30">
      <style:table-cell-properties fo:border-top="thin solid #000000" fo:border-bottom="none" fo:border-left="none" fo:border-right="none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0" style:family="table-cell" style:parent-style-name="Default" style:data-style-name="N51">
      <style:table-cell-properties fo:border-top="thin solid #000000" fo:border-bottom="none" fo:border-left="none" fo:border-right="thin solid #000000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1" style:family="table-cell" style:parent-style-name="Default" style:data-style-name="N51">
      <style:table-cell-properties fo:border-top="thin solid #000000" fo:border-bottom="none" fo:border-left="none" fo:border-right="none" style:vertical-align="middle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2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7" style:family="table-cell" style:parent-style-name="Default" style:data-style-name="N19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8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9" style:family="table-cell" style:parent-style-name="Default" style:data-style-name="N51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0" style:family="table-cell" style:parent-style-name="Default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2" style:family="table-cell" style:parent-style-name="Default" style:data-style-name="N19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3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4" style:family="table-cell" style:parent-style-name="Default" style:data-style-name="N51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5" style:family="table-cell" style:parent-style-name="Default" style:data-style-name="N5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6" style:family="table-cell" style:parent-style-name="Default" style:data-style-name="N52">
      <style:table-cell-properties fo:border-top="none" fo:border-bottom="none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7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9pt" style:font-size-asian="9pt" style:font-size-complex="9pt"/>
    </style:style>
    <style:style style:name="ce118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9" style:family="table-cell" style:parent-style-name="Default" style:data-style-name="N53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0" style:family="table-cell" style:parent-style-name="Default" style:data-style-name="N54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Default" style:data-style-name="N30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2" style:family="table-cell" style:parent-style-name="Default" style:data-style-name="N51">
      <style:table-cell-properties style:vertical-align="middle" fo:wrap-option="wrap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3" style:family="table-cell" style:parent-style-name="Default" style:data-style-name="N51">
      <style:table-cell-properties style:vertical-align="middle" fo:wrap-option="wrap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9pt" style:font-size-asian="9pt" style:font-size-complex="9pt"/>
    </style:style>
    <style:style style:name="ce127" style:family="table-cell" style:parent-style-name="Default" style:data-style-name="N3">
      <style:table-cell-properties fo:border-top="none" fo:border-bottom="thin solid #000000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8" style:family="table-cell" style:parent-style-name="Default" style:data-style-name="N53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9" style:family="table-cell" style:parent-style-name="Default" style:data-style-name="N54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1" style:family="table-cell" style:parent-style-name="Default" style:data-style-name="N51">
      <style:table-cell-properties fo:border-top="none" fo:border-bottom="thin solid #000000" fo:border-left="none" fo:border-right="none" style:vertical-align="middle" fo:wrap-option="wrap" fo:background-color="#FFFFFF" style:cell-protect="non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2" style:family="table-cell" style:parent-style-name="Default" style:data-style-name="N51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3" style:family="table-cell" style:parent-style-name="Default" style:data-style-name="N0">
      <style:table-cell-properties style:vertical-align="middle" fo:wrap-option="wrap" fo:background-color="#FFFFFF" style:cell-protect="none"/>
      <style:text-properties style:font-name="Times New Roman" style:font-name-asian="Times New Roman" style:font-name-complex="Times New Roman" fo:font-size="9pt" style:font-size-asian="9pt" style:font-size-complex="9pt"/>
    </style:style>
    <style:style style:name="ce134" style:family="table-cell" style:parent-style-name="Default" style:data-style-name="N0">
      <style:table-cell-properties style:vertical-align="automatic" fo:background-color="#FFFFFF" style:cell-protect="non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35" style:family="table-cell" style:parent-style-name="Default" style:data-style-name="N30">
      <style:table-cell-properties style:vertical-align="middle" fo:background-color="#FFFFFF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6" style:family="table-cell" style:parent-style-name="Default" style:data-style-name="N51">
      <style:table-cell-properties style:vertical-align="middle" fo:background-color="#FFFFFF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7" style:family="table-cell" style:parent-style-name="Default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8" style:family="table-cell" style:parent-style-name="Default" style:data-style-name="N0">
      <style:table-cell-properties style:vertical-align="automatic" fo:background-color="#FFFFFF" style:cell-protect="none"/>
      <style:text-properties fo:color="#FFFFFF" style:font-name="標楷體" style:font-name-asian="標楷體" style:font-name-complex="標楷體" fo:font-size="10pt" style:font-size-asian="10pt" style:font-size-complex="10pt" style:font-family-generic="script"/>
    </style:style>
    <style:style style:name="ce139" style:family="table-cell" style:parent-style-name="Default" style:data-style-name="N3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51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41" style:family="table-cell" style:parent-style-name="_19968__33324__97_new" style:data-style-name="N0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142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143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4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12.708cm"/>
      <style:text-properties style:font-name="Times New Roman" style:font-name-asian="Times New Roman" style:font-name-complex="Times New Roman"/>
    </style:style>
    <style:style style:name="ce145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19968__33324__97_new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7" style:family="table-cell" style:parent-style-name="_19968__33324__97_new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8" style:family="table-cell" style:parent-style-name="_19968__33324__97_new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9" style:family="table-cell" style:parent-style-name="Default" style:data-style-name="N19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0" style:family="table-cell" style:parent-style-name="_19968__33324__97_new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3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54">
      <style:table-cell-properties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54">
      <style:table-cell-properties fo:border-top="none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56" style:family="table-cell" style:parent-style-name="_19968__33324__97_new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3">
      <style:table-cell-properties fo:border-top="thin solid #000000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158" style:family="table-cell" style:parent-style-name="_19968__33324__97_new" style:data-style-name="N55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/>
    </style:style>
    <style:style style:name="ce159" style:family="table-cell" style:parent-style-name="_19968__33324__97_new" style:data-style-name="N5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19968__33324__97_new" style:data-style-name="N3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61" style:family="table-cell" style:parent-style-name="_19968__33324__97_new" style:data-style-name="N57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62" style:family="table-cell" style:parent-style-name="_19968__33324__97_new" style:data-style-name="N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/>
    </style:style>
    <style:style style:name="ce164" style:family="table-cell" style:parent-style-name="_19968__33324__97_new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166" style:family="table-cell" style:parent-style-name="_19968__33324__97_new" style:data-style-name="N55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/>
    </style:style>
    <style:style style:name="ce167" style:family="table-cell" style:parent-style-name="_19968__33324__97_new" style:data-style-name="N0">
      <style:table-cell-properties style:vertical-align="middle" fo:background-color="#FFFFFF"/>
      <style:text-properties fo:color="#FF0000" style:font-name="Times New Roman" style:font-name-asian="Times New Roman" style:font-name-complex="Times New Roman"/>
    </style:style>
    <style:style style:name="ce168" style:family="table-cell" style:parent-style-name="_19968__33324__97_new" style:data-style-name="N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3">
      <style:table-cell-properties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4">
      <style:table-cell-properties fo:border-top="none" fo:border-bottom="thin solid #000000" fo:border-left="none" fo:border-right="thin solid #000000" style:vertical-align="middle" fo:background-color="#FFFFFF" style:cell-protect="none"/>
      <style:text-properties fo:color="#FF0000" style:font-name="Times New Roman" style:font-name-asian="Times New Roman" style:font-name-complex="Times New Roman"/>
    </style:style>
    <style:style style:name="ce171" style:family="table-cell" style:parent-style-name="_19968__33324__97_new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54">
      <style:table-cell-properties fo:border-top="none" fo:border-bottom="thin solid #000000" fo:border-left="none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74" style:family="table-cell" style:parent-style-name="_19968__33324__97_new" style:data-style-name="N55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7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3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54">
      <style:table-cell-properties fo:border-top="thin solid #000000" fo:border-bottom="none" fo:border-left="none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54">
      <style:table-cell-properties fo:border-top="thin solid #000000" fo:border-bottom="none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80" style:family="table-cell" style:parent-style-name="_19968__33324__97_new" style:data-style-name="N3">
      <style:table-cell-properties fo:border-top="thin solid #000000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181" style:family="table-cell" style:parent-style-name="_19968__33324__97_new" style:data-style-name="N56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_19968__33324__97_new" style:data-style-name="N56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84" style:family="table-cell" style:parent-style-name="_19968__33324__97_new" style:data-style-name="N56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1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54">
      <style:table-cell-properties fo:border-top="none" fo:border-bottom="thin solid #000000" fo:border-left="none" fo:border-right="thin solid #000000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190" style:family="table-cell" style:parent-style-name="_19968__33324__97_new" style:data-style-name="N56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19968__33324__97_new" style:data-style-name="N5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19968__33324__97_new" style:data-style-name="N0">
      <style:table-cell-properties style:vertical-align="automatic" fo:background-color="#FFFFFF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93" style:family="table-cell" style:parent-style-name="_19968__33324__97_new" style:data-style-name="N0">
      <style:table-cell-properties style:vertical-align="automatic" fo:background-color="#FFFFFF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94" style:family="table-cell" style:parent-style-name="_19968__33324__97_new" style:data-style-name="N56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5" style:family="table-cell" style:parent-style-name="_19968__33324__97_new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96" style:family="table-cell" style:parent-style-name="_19968__33324__97_new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7" style:family="table-cell" style:parent-style-name="_19968__33324__97_new" style:data-style-name="N0">
      <style:table-cell-properties style:vertical-align="automatic"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98" style:family="table-cell" style:parent-style-name="_19968__33324__97_new" style:data-style-name="N0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199" style:family="table-cell" style:parent-style-name="_19968__33324__97_new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200" style:family="table-cell" style:parent-style-name="_19968__33324__97_new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201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FFFFFF" style:cell-protect="none"/>
      <style:text-properties fo:color="#FF0000" style:font-name="Times New Roman" style:font-name-asian="Times New Roman" style:font-name-complex="Times New Roman"/>
    </style:style>
    <style:style style:name="ce202" style:family="table-cell" style:parent-style-name="Default" style:data-style-name="N54">
      <style:table-cell-properties fo:border-top="none" fo:border-bottom="thin solid #000000" fo:border-left="none" fo:border-right="none" style:vertical-align="middle" fo:background-color="#FFFFFF" style:cell-protect="none"/>
      <style:text-properties fo:color="#FF0000" style:font-name="Times New Roman" style:font-name-asian="Times New Roman" style:font-name-complex="Times New Roman"/>
    </style:style>
    <style:style style:name="ce203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204" style:family="table-cell" style:parent-style-name="_19968__33324__97_new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05" style:family="table-cell" style:parent-style-name="_19968__33324__97_new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06" style:family="table-cell" style:parent-style-name="_19968__33324__97_new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207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none"/>
      <style:text-properties fo:color="#FF0000" style:font-name="Times New Roman" style:font-name-asian="Times New Roman" style:font-name-complex="Times New Roman"/>
    </style:style>
    <style:style style:name="ce208" style:family="table-cell" style:parent-style-name="Default" style:data-style-name="N54">
      <style:table-cell-properties style:vertical-align="middle" fo:background-color="#FFFFFF" style:cell-protect="none"/>
      <style:text-properties fo:color="#FF0000" style:font-name="Times New Roman" style:font-name-asian="Times New Roman" style:font-name-complex="Times New Roman"/>
    </style:style>
    <style:style style:name="ce209" style:family="table-cell" style:parent-style-name="Default" style:data-style-name="N3">
      <style:table-cell-properties fo:border-top="thin solid #000000" fo:border-bottom="none" fo:border-left="thin solid #000000" fo:border-right="none" style:vertical-align="middle" fo:background-color="#FFFFFF" style:cell-protect="none"/>
      <style:text-properties style:font-name="Times New Roman" style:font-name-asian="Times New Roman" style:font-name-complex="Times New Roman"/>
    </style:style>
    <style:style style:name="ce210" style:family="table-cell" style:parent-style-name="_19968__33324__97_new" style:data-style-name="N0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211" style:family="table-cell" style:parent-style-name="_19968__33324__97_new" style:data-style-name="N0">
      <style:table-cell-properties style:vertical-align="middle"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12" style:family="table-cell" style:parent-style-name="_19968__33324__97_new" style:data-style-name="N0">
      <style:table-cell-properties style:vertical-align="middle" fo:background-color="#FFFFFF"/>
      <style:text-properties style:font-name="標楷體" style:font-name-asian="標楷體" style:font-name-complex="標楷體" style:font-family-generic="script"/>
    </style:style>
    <style:style style:name="ce213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10.943cm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214" style:family="table-cell" style:parent-style-name="_19968__33324__97_new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5" style:family="table-cell" style:parent-style-name="_19968__33324__97_new" style:data-style-name="N3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16" style:family="table-cell" style:parent-style-name="_19968__33324__97_new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17" style:family="table-cell" style:parent-style-name="_19968__33324__97_new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18" style:family="table-cell" style:parent-style-name="_19968__33324__97_new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19" style:family="table-cell" style:parent-style-name="_19968__33324__97_new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20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13.414cm"/>
      <style:text-properties style:font-name="Times New Roman" style:font-name-asian="Times New Roman" style:font-name-complex="Times New Roman"/>
    </style:style>
    <style:style style:name="ce221" style:family="table-cell" style:parent-style-name="_19968__33324__97_new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22" style:family="table-cell" style:parent-style-name="Default" style:data-style-name="N52">
      <style:table-cell-properties fo:border-top="thin solid #000000" fo:border-bottom="none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2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2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3">
      <style:table-cell-properties fo:border-top="thin solid #000000" fo:border-bottom="none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53">
      <style:table-cell-properties fo:border-top="thin solid #000000" fo:border-bottom="none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27" style:family="table-cell" style:parent-style-name="Default" style:data-style-name="N54">
      <style:table-cell-properties fo:border-top="thin solid #000000" fo:border-bottom="none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51">
      <style:table-cell-properties fo:border-top="thin solid #000000" fo:border-bottom="none" fo:border-left="none" fo:border-right="none" style:vertical-align="middle" fo:wrap-option="wrap" fo:background-color="#FFFFFF" style:cell-protect="none"/>
      <style:text-properties style:font-name="Times New Roman" style:font-name-asian="Times New Roman" style:font-name-complex="Times New Roman"/>
    </style:style>
    <style:style style:name="ce230" style:family="table-cell" style:parent-style-name="_19968__33324__97_new" style:data-style-name="N55">
      <style:table-cell-properties fo:border-top="thin solid #000000" fo:border-bottom="none" fo:border-left="none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53">
      <style:table-cell-properties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54">
      <style:table-cell-properties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30">
      <style:table-cell-properties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51">
      <style:table-cell-properties style:vertical-align="middle" fo:wrap-option="wrap" fo:background-color="#FFFFFF" style:cell-protect="none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/>
    </style:style>
    <style:style style:name="ce24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4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3">
      <style:table-cell-properties fo:border-top="none" fo:border-bottom="thin solid #000000" fo:border-left="thin solid #000000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43" style:family="table-cell" style:parent-style-name="Default" style:data-style-name="N53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54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51">
      <style:table-cell-properties fo:border-top="none" fo:border-bottom="thin solid #000000" fo:border-left="none" fo:border-right="none" style:vertical-align="middle" fo:wrap-option="wrap" fo:background-color="#FFFFFF" style:cell-protect="none"/>
      <style:text-properties style:font-name="Times New Roman" style:font-name-asian="Times New Roman" style:font-name-complex="Times New Roman"/>
    </style:style>
    <style:style style:name="ce247" style:family="table-cell" style:parent-style-name="Default" style:data-style-name="N3">
      <style:table-cell-properties fo:border-top="none" fo:border-bottom="thin solid #000000" fo:border-left="thin solid #000000" fo:border-right="none"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48" style:family="table-cell" style:parent-style-name="Default" style:data-style-name="N53">
      <style:table-cell-properties fo:border-top="none" fo:border-bottom="thin solid #000000" fo:border-left="none" fo:border-right="none"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49" style:family="table-cell" style:parent-style-name="Default" style:data-style-name="N54">
      <style:table-cell-properties fo:border-top="none" fo:border-bottom="thin solid #000000" fo:border-left="none" fo:border-right="none"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50" style:family="table-cell" style:parent-style-name="Default" style:data-style-name="N0">
      <style:table-cell-properties style:vertical-align="middle" fo:wrap-option="wrap" fo:background-color="#FFFFFF" style:cell-protect="none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51" style:family="table-cell" style:parent-style-name="_19968__33324__97_new" style:data-style-name="N30">
      <style:table-cell-properties style:vertical-align="automatic" fo:background-color="#FFFFFF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252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53" style:family="table-cell" style:parent-style-name="_19968__33324__97_new" style:data-style-name="N30">
      <style:table-cell-properties style:vertical-align="middle" fo:background-color="#FFFFFF"/>
      <style:text-properties style:font-name="Times New Roman" style:font-name-asian="Times New Roman" style:font-name-complex="Times New Roman" fo:font-size="9pt" style:font-size-asian="9pt" style:font-size-complex="9pt"/>
    </style:style>
    <style:style style:name="ce254" style:family="table-cell" style:parent-style-name="_19968__33324__97_new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7pt" style:font-size-asian="7pt" style:font-size-complex="7pt"/>
    </style:style>
    <style:style style:name="ce255" style:family="table-cell" style:parent-style-name="_19968__33324__97_new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256" style:family="table-cell" style:parent-style-name="_19968__33324__97_new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7" style:family="table-cell" style:parent-style-name="_19968__33324__97_new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/>
    </style:style>
    <style:style style:name="ce258" style:family="table-cell" style:parent-style-name="_19968__33324__97_new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59" style:family="table-cell" style:parent-style-name="_19968__33324__97_new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60" style:family="table-cell" style:parent-style-name="Default" style:data-style-name="N51">
      <style:table-cell-properties fo:border-top="thin solid #000000" fo:border-bottom="none" fo:border-left="none" fo:border-right="none" style:vertical-align="middle" fo:wrap-option="wrap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51">
      <style:table-cell-properties style:vertical-align="middle" fo:wrap-option="wrap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51">
      <style:table-cell-properties fo:border-top="none" fo:border-bottom="thin solid #000000" fo:border-left="none" fo:border-right="none" style:vertical-align="middle" fo:wrap-option="wrap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64" style:family="table-cell" style:parent-style-name="Default" style:data-style-name="N53">
      <style:table-cell-properties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65" style:family="table-cell" style:parent-style-name="Default" style:data-style-name="N54">
      <style:table-cell-properties style:vertical-align="middle" fo:wrap-option="wrap" fo:background-color="#FFFFFF"/>
      <style:text-properties fo:color="#FF0000" style:font-name="Times New Roman" style:font-name-asian="Times New Roman" style:font-name-complex="Times New Roman"/>
    </style:style>
    <style:style style:name="ce266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267" style:family="table-cell" style:parent-style-name="_19968__33324__97_new" style:data-style-name="N0">
      <style:table-cell-properties style:vertical-align="automatic" fo:background-color="#FFFFFF"/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ce268" style:family="table-cell" style:parent-style-name="_19968__33324__97_new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269" style:family="table-cell" style:parent-style-name="_19968__33324__97_new" style:data-style-name="N0">
      <style:table-cell-properties style:vertical-align="middle" fo:background-color="#FFFFFF"/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ce270" style:family="table-cell" style:parent-style-name="_19968__33324__97_new" style:data-style-name="N3">
      <style:table-cell-properties style:vertical-align="middle"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71" style:family="table-cell" style:parent-style-name="_19968__33324__97_new" style:data-style-name="N2">
      <style:table-cell-properties style:vertical-align="middle" fo:background-color="#FFFFFF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272" style:family="table-cell" style:parent-style-name="_19968__33324___34920_26" style:data-style-name="N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273" style:family="table-cell" style:parent-style-name="_19968__33324___34920_26" style:data-style-name="N30">
      <style:table-cell-properties style:vertical-align="middle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4" style:family="table-cell" style:parent-style-name="_19968__33324___34920_26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75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76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277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78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9" style:family="table-cell" style:parent-style-name="_19968__33324___34920_26" style:data-style-name="N0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80" style:family="table-cell" style:parent-style-name="_19968__33324___34920_26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1" style:family="table-cell" style:parent-style-name="_19968__33324___34920_26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2" style:family="table-cell" style:parent-style-name="_19968__33324___34920_26" style:data-style-name="N3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3" style:family="table-cell" style:parent-style-name="_19968__33324___34920_26" style:data-style-name="N3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4" style:family="table-cell" style:parent-style-name="_19968__33324___34920_26" style:data-style-name="N0">
      <style:table-cell-properties style:vertical-align="middle" fo:background-color="#FFFFFF"/>
      <style:text-properties style:font-name="標楷體" style:font-name-asian="標楷體" style:font-name-complex="標楷體" style:font-family-generic="script"/>
    </style:style>
    <style:style style:name="ce285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6" style:family="table-cell" style:parent-style-name="_19968__33324___34920_26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7" style:family="table-cell" style:parent-style-name="_19968__33324___34920_26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8" style:family="table-cell" style:parent-style-name="_19968__33324___34920_26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9" style:family="table-cell" style:parent-style-name="_19968__33324___34920_26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90" style:family="table-cell" style:parent-style-name="_19968__33324___34920_26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1" style:family="table-cell" style:parent-style-name="_19968__33324___34920_26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92" style:family="table-cell" style:parent-style-name="_19968__33324___34920_26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293" style:family="table-cell" style:parent-style-name="_19968__33324___34920_28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4" style:family="table-cell" style:parent-style-name="_19968__33324___34920_28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5" style:family="table-cell" style:parent-style-name="_19968__33324___34920_26" style:data-style-name="N5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6" style:family="table-cell" style:parent-style-name="_19968__33324___34920_26" style:data-style-name="N59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7" style:family="table-cell" style:parent-style-name="_19968__33324___34920_26" style:data-style-name="N59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8" style:family="table-cell" style:parent-style-name="_19968__33324___34920_28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99" style:family="table-cell" style:parent-style-name="_19968__33324___34920_28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0" style:family="table-cell" style:parent-style-name="_19968__33324___34920_26" style:data-style-name="N54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301" style:family="table-cell" style:parent-style-name="Default" style:data-style-name="N3">
      <style:table-cell-properties fo:background-color="#FFFFFF"/>
      <style:text-properties style:font-name="Times New Roman" style:font-name-asian="Times New Roman" style:font-name-complex="Times New Roman"/>
    </style:style>
    <style:style style:name="ce302" style:family="table-cell" style:parent-style-name="_19968__33324___34920_26" style:data-style-name="N6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303" style:family="table-cell" style:parent-style-name="_19968__33324___34920_28" style:data-style-name="N3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4" style:family="table-cell" style:parent-style-name="_19968__33324___34920_26" style:data-style-name="N5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5" style:family="table-cell" style:parent-style-name="_19968__33324___34920_28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06" style:family="table-cell" style:parent-style-name="_19968__33324___34920_28" style:data-style-name="N3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7" style:family="table-cell" style:parent-style-name="Default" style:data-style-name="N58">
      <style:table-cell-properties fo:border-top="none" fo:border-bottom="thin solid #000000" fo:border-left="thin solid #000000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308" style:family="table-cell" style:parent-style-name="Default" style:data-style-name="N58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/>
    </style:style>
    <style:style style:name="ce309" style:family="table-cell" style:parent-style-name="Default" style:data-style-name="N58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0" style:family="table-cell" style:parent-style-name="Default" style:data-style-name="N6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1" style:family="table-cell" style:parent-style-name="_19968__33324___34920_26" style:data-style-name="N58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2" style:family="table-cell" style:parent-style-name="_19968__33324___34920_26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3" style:family="table-cell" style:parent-style-name="_19968__33324___34920_34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19968__33324___34920_34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316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_19968__33324___34920_34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19968__33324___34920_28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19" style:family="table-cell" style:parent-style-name="_19968__33324___34920_34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0" style:family="table-cell" style:parent-style-name="_19968__33324___34920_34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1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2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3" style:family="table-cell" style:parent-style-name="_19968__33324___34920_34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4" style:family="table-cell" style:parent-style-name="_19968__33324___34920_34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5" style:family="table-cell" style:parent-style-name="_19968__33324___34920_34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6" style:family="table-cell" style:parent-style-name="_19968__33324___34920_34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7" style:family="table-cell" style:parent-style-name="_19968__33324___34920_34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8" style:family="table-cell" style:parent-style-name="_19968__33324___34920_34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29" style:family="table-cell" style:parent-style-name="_19968__33324___34920_34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30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1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2" style:family="table-cell" style:parent-style-name="_19968__33324___34920_34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3" style:family="table-cell" style:parent-style-name="_19968__33324___34920_34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4" style:family="table-cell" style:parent-style-name="_19968__33324___34920_34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5" style:family="table-cell" style:parent-style-name="_19968__33324___34920_34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6" style:family="table-cell" style:parent-style-name="_19968__33324___34920_34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7" style:family="table-cell" style:parent-style-name="_19968__33324___34920_34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.353cm"/>
      <style:text-properties style:font-name="Times New Roman" style:font-name-asian="Times New Roman" style:font-name-complex="Times New Roman" style:font-family-generic="roman"/>
    </style:style>
    <style:style style:name="ce338" style:family="table-cell" style:parent-style-name="_19968__33324___34920_28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9" style:family="table-cell" style:parent-style-name="_19968__33324___34920_34" style:data-style-name="N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_19968__33324___34920_34" style:data-style-name="N54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1" style:family="table-cell" style:parent-style-name="_19968__33324___34920_3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2" style:family="table-cell" style:parent-style-name="_19968__33324___34920_28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3" style:family="table-cell" style:parent-style-name="_19968__33324___34920_28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4" style:family="table-cell" style:parent-style-name="_19968__33324___34920_34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5" style:family="table-cell" style:parent-style-name="_19968__33324___34920_34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6" style:family="table-cell" style:parent-style-name="_19968__33324___34920_34" style:data-style-name="N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7" style:family="table-cell" style:parent-style-name="_19968__33324___34920_34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8" style:family="table-cell" style:parent-style-name="_19968__33324___34920_34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49" style:family="table-cell" style:parent-style-name="_19968__33324___34920_35" style:data-style-name="N0">
      <style:table-cell-properties style:vertical-align="middle" fo:background-color="#FFFFFF"/>
      <style:text-properties style:font-name="Times New Roman" style:font-name-asian="Times New Roman" style:font-name-complex="Times New Roman"/>
    </style:style>
    <style:style style:name="ce350" style:family="table-cell" style:parent-style-name="_19968__33324___34920_35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351" style:family="table-cell" style:parent-style-name="_19968__33324___34920_35" style:data-style-name="N0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352" style:family="table-cell" style:parent-style-name="_19968__33324___34920_35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3" style:family="table-cell" style:parent-style-name="_19968__33324___34920_35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4" style:family="table-cell" style:parent-style-name="_19968__33324___34920_35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5" style:family="table-cell" style:parent-style-name="_19968__33324___34920_35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6" style:family="table-cell" style:parent-style-name="_19968__33324___34920_35" style:data-style-name="N52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7" style:family="table-cell" style:parent-style-name="_19968__33324___34920_35" style:data-style-name="N52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8" style:family="table-cell" style:parent-style-name="_19968__33324___34920_35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9" style:family="table-cell" style:parent-style-name="_19968__33324___34920_35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0" style:family="table-cell" style:parent-style-name="_19968__33324___34920_35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1" style:family="table-cell" style:parent-style-name="_19968__33324___34920_35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2" style:family="table-cell" style:parent-style-name="_19968__33324___34920_35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_19968__33324___34920_35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4" style:family="table-cell" style:parent-style-name="_19968__33324___34920_35" style:data-style-name="N59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5" style:family="table-cell" style:parent-style-name="_19968__33324___34920_35" style:data-style-name="N59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6" style:family="table-cell" style:parent-style-name="_19968__33324___34920_35" style:data-style-name="N5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7" style:family="table-cell" style:parent-style-name="_19968__33324___34920_35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68" style:family="table-cell" style:parent-style-name="_19968__33324___34920_35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369" style:family="table-cell" style:parent-style-name="_19968__33324___34920_35" style:data-style-name="N6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0" style:family="table-cell" style:parent-style-name="_19968__33324___34920_35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1" style:family="table-cell" style:parent-style-name="_19968__33324___34920_35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2" style:family="table-cell" style:parent-style-name="_19968__33324___34920_35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6pt" style:font-size-asian="6pt" style:font-size-complex="6pt"/>
    </style:style>
    <style:style style:name="ce373" style:family="table-cell" style:parent-style-name="_19968__33324___34920_35" style:data-style-name="N5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4" style:family="table-cell" style:parent-style-name="_19968__33324__97_new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5" style:family="table-cell" style:parent-style-name="_19968__33324___34920_35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6" style:family="table-cell" style:parent-style-name="_19968__33324___34920_35" style:data-style-name="N5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7" style:family="table-cell" style:parent-style-name="_19968__33324___34920_35" style:data-style-name="N62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8" style:family="table-cell" style:parent-style-name="_19968__33324___34920_35" style:data-style-name="N59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79" style:family="table-cell" style:parent-style-name="_19968__33324___34920_35" style:data-style-name="N59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80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8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38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8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38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7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88" style:family="table-cell" style:parent-style-name="_19968__33324__97_new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89" style:family="table-cell" style:parent-style-name="_19968__33324__97_new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390" style:family="table-cell" style:parent-style-name="_19968__33324__97_new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1" style:family="table-cell" style:parent-style-name="_19968__33324__97_new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2" style:family="table-cell" style:parent-style-name="_19968__33324__97_new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3" style:family="table-cell" style:parent-style-name="_19968__33324__97_new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4" style:family="table-cell" style:parent-style-name="_19968__33324__97_new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5" style:family="table-cell" style:parent-style-name="_19968__33324__97_new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6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7" style:family="table-cell" style:parent-style-name="_19968__33324__97_new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398" style:family="table-cell" style:parent-style-name="_19968__33324___34920_26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9" style:family="table-cell" style:parent-style-name="_19968__33324___34920_26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400" style:family="table-cell" style:parent-style-name="_19968__33324___34920_26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1" style:family="table-cell" style:parent-style-name="_19968__33324___34920_26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2" style:family="table-cell" style:parent-style-name="_19968__33324___34920_34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3" style:family="table-cell" style:parent-style-name="_19968__33324___34920_34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4" style:family="table-cell" style:parent-style-name="_19968__33324___34920_34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405" style:family="table-cell" style:parent-style-name="_19968__33324___34920_34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6" style:family="table-cell" style:parent-style-name="_19968__33324___34920_34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7" style:family="table-cell" style:parent-style-name="_19968__33324___34920_35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4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4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FFFF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7.30375cm"/>
    </style:style>
    <style:style style:name="co2" style:family="table-column">
      <style:table-column-properties fo:break-before="auto" style:column-width="11.48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3.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4354166666667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4.524375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3.81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1.40229166666667cm"/>
    </style:style>
    <style:style style:name="co24" style:family="table-column">
      <style:table-column-properties fo:break-before="auto" style:column-width="0.502708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1.56104166666667cm"/>
    </style:style>
    <style:style style:name="co27" style:family="table-column">
      <style:table-column-properties fo:break-before="auto" style:column-width="1.613958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6.00604166666667cm"/>
    </style:style>
    <style:style style:name="co30" style:family="table-column">
      <style:table-column-properties fo:break-before="auto" style:column-width="0.79375cm"/>
    </style:style>
    <style:style style:name="co31" style:family="table-column">
      <style:table-column-properties fo:break-before="auto" style:column-width="2.09020833333333cm"/>
    </style:style>
    <style:style style:name="co32" style:family="table-column">
      <style:table-column-properties fo:break-before="auto" style:column-width="1.95791666666667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0.767291666666667cm" style:use-optimal-column-width="true"/>
    </style:style>
    <style:style style:name="co35" style:family="table-column">
      <style:table-column-properties fo:break-before="auto" style:column-width="1.93145833333333cm"/>
    </style:style>
    <style:style style:name="co36" style:family="table-column">
      <style:table-column-properties fo:break-before="auto" style:column-width="1.825625cm"/>
    </style:style>
    <style:style style:name="co37" style:family="table-column">
      <style:table-column-properties fo:break-before="auto" style:column-width="4.70958333333333cm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0.687916666666667cm"/>
    </style:style>
    <style:style style:name="co40" style:family="table-column">
      <style:table-column-properties fo:break-before="auto" style:column-width="1.32291666666667cm" style:use-optimal-column-width="true"/>
    </style:style>
    <style:style style:name="co41" style:family="table-column">
      <style:table-column-properties fo:break-before="auto" style:column-width="2.91041666666667cm"/>
    </style:style>
    <style:style style:name="co42" style:family="table-column">
      <style:table-column-properties fo:break-before="auto" style:column-width="0.978958333333333cm"/>
    </style:style>
    <style:style style:name="co43" style:family="table-column">
      <style:table-column-properties fo:break-before="auto" style:column-width="1.74625cm"/>
    </style:style>
    <style:style style:name="co44" style:family="table-column">
      <style:table-column-properties fo:break-before="auto" style:column-width="3.04270833333333cm"/>
    </style:style>
    <style:style style:name="co45" style:family="table-column">
      <style:table-column-properties fo:break-before="auto" style:column-width="2.64583333333333cm"/>
    </style:style>
    <style:style style:name="co46" style:family="table-column">
      <style:table-column-properties fo:break-before="auto" style:column-width="2.32833333333333cm" style:use-optimal-column-width="true"/>
    </style:style>
    <style:style style:name="co47" style:family="table-column">
      <style:table-column-properties fo:break-before="auto" style:column-width="2.16958333333333cm" style:use-optimal-column-width="true"/>
    </style:style>
    <style:style style:name="co48" style:family="table-column">
      <style:table-column-properties fo:break-before="auto" style:column-width="2.69875cm"/>
    </style:style>
    <style:style style:name="co49" style:family="table-column">
      <style:table-column-properties fo:break-before="auto" style:column-width="1.5875cm"/>
    </style:style>
    <style:style style:name="co50" style:family="table-column">
      <style:table-column-properties fo:break-before="auto" style:column-width="2.06375cm"/>
    </style:style>
    <style:style style:name="co51" style:family="table-column">
      <style:table-column-properties fo:break-before="auto" style:column-width="2.32833333333333cm"/>
    </style:style>
    <style:style style:name="co52" style:family="table-column">
      <style:table-column-properties fo:break-before="auto" style:column-width="2.301875cm"/>
    </style:style>
    <style:style style:name="co53" style:family="table-column">
      <style:table-column-properties fo:break-before="auto" style:column-width="0.6085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9.2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9.6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8.4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17.45pt" style:use-optimal-row-height="false" fo:break-before="auto"/>
    </style:style>
    <style:style style:name="ro15" style:family="table-row">
      <style:table-row-properties style:row-height="10.5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36.4pt" style:use-optimal-row-height="false" fo:break-before="auto"/>
    </style:style>
    <style:style style:name="ro19" style:family="table-row">
      <style:table-row-properties style:row-height="12.2pt" style:use-optimal-row-height="false" fo:break-before="auto"/>
    </style:style>
    <style:style style:name="ro20" style:family="table-row">
      <style:table-row-properties style:row-height="6pt" style:use-optimal-row-height="false" fo:break-before="auto"/>
    </style:style>
    <style:style style:name="ro21" style:family="table-row">
      <style:table-row-properties style:row-height="15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29.85pt" style:use-optimal-row-height="false" fo:break-before="auto"/>
    </style:style>
    <style:style style:name="ro24" style:family="table-row">
      <style:table-row-properties style:row-height="27.75pt" style:use-optimal-row-height="false" fo:break-before="auto"/>
    </style:style>
    <style:style style:name="ro25" style:family="table-row">
      <style:table-row-properties style:row-height="31.5pt" style:use-optimal-row-height="true" fo:break-before="auto"/>
    </style:style>
    <style:style style:name="ro26" style:family="table-row">
      <style:table-row-properties style:row-height="9.75pt" style:use-optimal-row-height="false" fo:break-before="auto"/>
    </style:style>
    <style:style style:name="ro27" style:family="table-row">
      <style:table-row-properties style:row-height="14.45pt" style:use-optimal-row-height="false" fo:break-before="auto"/>
    </style:style>
    <style:style style:name="ro28" style:family="table-row">
      <style:table-row-properties style:row-height="29.25pt" style:use-optimal-row-height="false" fo:break-before="auto"/>
    </style:style>
    <style:style style:name="ro29" style:family="table-row">
      <style:table-row-properties style:row-height="13.7pt" style:use-optimal-row-height="false" fo:break-before="auto"/>
    </style:style>
    <style:style style:name="ro30" style:family="table-row">
      <style:table-row-properties style:row-height="30.2pt" style:use-optimal-row-height="false" fo:break-before="auto"/>
    </style:style>
    <style:style style:name="ro31" style:family="table-row">
      <style:table-row-properties style:row-height="16.7pt" style:use-optimal-row-height="false" fo:break-before="auto"/>
    </style:style>
    <style:style style:name="ro32" style:family="table-row">
      <style:table-row-properties style:row-height="31.7pt" style:use-optimal-row-height="false" fo:break-before="auto"/>
    </style:style>
    <style:style style:name="ro33" style:family="table-row">
      <style:table-row-properties style:row-height="19.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24.4pt" style:use-optimal-row-height="false" fo:break-before="auto"/>
    </style:style>
    <style:style style:name="ro36" style:family="table-row">
      <style:table-row-properties style:row-height="22.7pt" style:use-optimal-row-height="false" fo:break-before="auto"/>
    </style:style>
    <style:style style:name="ro37" style:family="table-row">
      <style:table-row-properties style:row-height="20.1pt" style:use-optimal-row-height="false" fo:break-before="auto"/>
    </style:style>
    <style:style style:name="ro38" style:family="table-row">
      <style:table-row-properties style:row-height="20.45pt" style:use-optimal-row-height="false" fo:break-before="auto"/>
    </style:style>
    <style:style style:name="ro39" style:family="table-row">
      <style:table-row-properties style:row-height="20.25pt" style:use-optimal-row-height="false" fo:break-before="auto"/>
    </style:style>
    <style:style style:name="ro40" style:family="table-row">
      <style:table-row-properties style:row-height="34.5pt" style:use-optimal-row-height="false" fo:break-before="auto"/>
    </style:style>
    <style:style style:name="ro41" style:family="table-row">
      <style:table-row-properties style:row-height="19.15pt" style:use-optimal-row-height="false" fo:break-before="auto"/>
    </style:style>
    <style:style style:name="ro42" style:family="table-row">
      <style:table-row-properties style:row-height="42pt" style:use-optimal-row-height="false" fo:break-before="auto"/>
    </style:style>
    <style:style style:name="ro43" style:family="table-row">
      <style:table-row-properties style:row-height="18.6pt" style:use-optimal-row-height="false" fo:break-before="auto"/>
    </style:style>
    <style:style style:name="ro44" style:family="table-row">
      <style:table-row-properties style:row-height="15.95pt" style:use-optimal-row-height="false" fo:break-before="auto"/>
    </style:style>
    <style:style style:name="ro45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目錄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1">
            <text:p><text:span text:style-name="T4">死因摘要表目錄</text:span>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4">
            <text:p><text:a xlink:href="#表1.Print_Area"><text:span text:style-name="T6">表</text:span><text:span text:style-name="T2">1<text:s text:c="3"/></text:span><text:span text:style-name="T6">主要死亡原因</text:span></text:a>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4">
            <text:p><text:a xlink:href="#表2.Print_Area"><text:span text:style-name="T6">表</text:span><text:span text:style-name="T2">2<text:s text:c="3"/></text:span><text:span text:style-name="T6">嬰兒主要死亡原因</text:span></text:a>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4">
            <text:p><text:a xlink:href="#表3.A1"><text:span text:style-name="T6">表</text:span><text:span text:style-name="T2">3<text:s text:c="3"/></text:span><text:span text:style-name="T6">主要癌症死亡原因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4.A1"><text:span text:style-name="T6">表</text:span><text:span text:style-name="T2">4<text:s text:c="3"/></text:span><text:span text:style-name="T6">主要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5.A1"><text:span text:style-name="T6">表</text:span><text:span text:style-name="T2">5<text:s text:c="3"/></text:span><text:span text:style-name="T6">男性主要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6.A1"><text:span text:style-name="T6">表</text:span><text:span text:style-name="T2">6<text:s text:c="3"/></text:span><text:span text:style-name="T6">女性主要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7.A1"><text:span text:style-name="T6">表</text:span><text:span text:style-name="T2">7<text:s text:c="3"/></text:span><text:span text:style-name="T6">主要癌症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8.A1"><text:span text:style-name="T6">表</text:span><text:span text:style-name="T2">8<text:s text:c="3"/></text:span><text:span text:style-name="T6">男性主要癌症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9.A1"><text:span text:style-name="T6">表</text:span><text:span text:style-name="T2">9<text:s text:c="3"/></text:span><text:span text:style-name="T6">女性主要癌症死亡原因－與上年比較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10.A1"><text:span text:style-name="T6">表</text:span><text:span text:style-name="T2">10<text:s text:c="3"/></text:span><text:span text:style-name="T6">歷年新生兒、嬰兒及孕產婦死亡概況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11.A1"><text:span text:style-name="T6">表</text:span><text:span text:style-name="T2">11<text:s text:c="3"/></text:span><text:span text:style-name="T6">歷年事故傷害與蓄意自我傷害（自殺）死亡概況</text:span>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#表12.A1"><text:span text:style-name="T6">表</text:span><text:span text:style-name="T2">12<text:s text:c="3"/></text:span><text:span text:style-name="T6">歷年蓄意自我傷害（自殺）年齡別死亡率</text:span></text:a></text:p>
          </table:table-cell>
          <table:table-cell table:number-columns-repeated="16383" table:style-name="ce3"/>
        </table:table-row>
        <table:table-row table:number-rows-repeated="1048563" table:style-name="ro2">
          <table:table-cell table:number-columns-repeated="16384"/>
        </table:table-row>
        <table:named-expressions>
          <table:named-expression table:name="Print_Area" table:expression="of:=[目錄.#REF!]" table:base-cell-address="目錄.$A$1"/>
        </table:named-expressions>
      </table:table>
      <table:table table:name="表1" table:style-name="ta2">
        <table:table-column table:style-name="co4" table:default-cell-style-name="ce12"/>
        <table:table-column table:style-name="co5" table:default-cell-style-name="ce13"/>
        <table:table-column table:style-name="co6" table:default-cell-style-name="ce14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5" table:default-cell-style-name="ce13"/>
        <table:table-column table:style-name="co11" table:default-cell-style-name="ce12"/>
        <table:table-column table:style-name="co12" table:default-cell-style-name="ce12"/>
        <table:table-column table:style-name="co8" table:number-columns-repeated="2" table:default-cell-style-name="ce12"/>
        <table:table-column table:style-name="co13" table:default-cell-style-name="ce12"/>
        <table:table-column table:style-name="co5" table:default-cell-style-name="ce13"/>
        <table:table-column table:style-name="co11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3" table:number-columns-repeated="16365" table:default-cell-style-name="ce6"/>
        <table:table-row table:style-name="ro3">
          <table:table-cell office:value-type="string" table:number-columns-spanned="19" table:number-rows-spanned="1" table:style-name="ce381">
            <text:p><text:span text:style-name="T8">表</text:span><text:span text:style-name="T7">1</text:span><text:span text:style-name="T8">　主要死亡原因</text:span></text:p>
          </table:table-cell>
          <table:covered-table-cell table:number-columns-repeated="18"/>
          <table:table-cell table:number-columns-repeated="16365"/>
        </table:table-row>
        <table:table-row table:style-name="ro4">
          <table:table-cell table:style-name="ce7"/>
          <table:table-cell table:style-name="ce8"/>
          <table:table-cell table:number-columns-repeated="5" table:style-name="ce9"/>
          <table:table-cell table:style-name="ce8"/>
          <table:table-cell table:number-columns-repeated="5" table:style-name="ce9"/>
          <table:table-cell table:style-name="ce8"/>
          <table:table-cell table:number-columns-repeated="5" table:style-name="ce9"/>
          <table:table-cell table:number-columns-repeated="16365"/>
        </table:table-row>
        <table:table-row table:style-name="ro1">
          <table:table-cell table:style-name="ce10"/>
          <table:table-cell table:style-name="ce8"/>
          <table:table-cell table:style-name="ce11"/>
          <table:table-cell table:number-columns-repeated="4" table:style-name="ce9"/>
          <table:table-cell table:style-name="ce8"/>
          <table:table-cell office:value-type="string" table:number-columns-spanned="3" table:number-rows-spanned="1" table:style-name="ce382">
            <text:p><text:span text:style-name="T9">民國</text:span><text:span text:style-name="T1">109</text:span><text:span text:style-name="T9">年</text:span></text:p>
          </table:table-cell>
          <table:covered-table-cell table:number-columns-repeated="2"/>
          <table:table-cell table:number-columns-repeated="2" table:style-name="ce9"/>
          <table:table-cell table:style-name="ce8"/>
          <table:table-cell table:number-columns-repeated="4" table:style-name="ce9"/>
          <table:table-cell table:style-name="ce11"/>
          <table:table-cell table:number-columns-repeated="16365"/>
        </table:table-row>
        <table:table-row table:style-name="ro5">
          <table:table-cell table:style-name="ce12"/>
          <table:table-cell table:style-name="ce13"/>
          <table:table-cell table:style-name="ce14"/>
          <table:table-cell table:number-columns-repeated="4" table:style-name="ce12"/>
          <table:table-cell table:style-name="ce13"/>
          <table:table-cell table:number-columns-repeated="5" table:style-name="ce12"/>
          <table:table-cell table:style-name="ce13"/>
          <table:table-cell table:number-columns-repeated="4" table:style-name="ce12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5"/>
        </table:table-row>
        <table:table-row table:style-name="ro6">
          <table:table-cell office:value-type="string" table:style-name="ce16">
            <text:p>順</text:p>
          </table:table-cell>
          <table:table-cell office:value-type="string" table:number-columns-spanned="6" table:number-rows-spanned="1" table:style-name="ce383">
            <text:p>合 <text:s text:c="11"/>計</text:p>
          </table:table-cell>
          <table:covered-table-cell table:number-columns-repeated="5"/>
          <table:table-cell office:value-type="string" table:number-columns-spanned="6" table:number-rows-spanned="1" table:style-name="ce383">
            <text:p>男 <text:s text:c="11"/>性</text:p>
          </table:table-cell>
          <table:covered-table-cell table:number-columns-repeated="5"/>
          <table:table-cell office:value-type="string" table:number-columns-spanned="6" table:number-rows-spanned="1" table:style-name="ce384">
            <text:p>女 <text:s text:c="11"/>性</text:p>
          </table:table-cell>
          <table:covered-table-cell table:number-columns-repeated="5"/>
          <table:table-cell table:number-columns-repeated="16365" table:style-name="ce17"/>
        </table:table-row>
        <table:table-row table:style-name="ro6">
          <table:table-cell office:value-type="string" table:style-name="ce18">
            <text:p><text:s/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23">
            <text:p><text:span text:style-name="T11">死亡人數</text:span></text:p>
          </table:table-cell>
          <table:table-cell table:number-columns-repeated="16365" table:style-name="ce24"/>
        </table:table-row>
        <table:table-row table:style-name="ro6">
          <table:table-cell table:style-name="ce18"/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28">
            <text:p><text:span text:style-name="T11">標準化</text:span></text:p>
          </table:table-cell>
          <table:table-cell office:value-type="string" table:style-name="ce27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28">
            <text:p><text:span text:style-name="T11">標準化</text:span></text:p>
          </table:table-cell>
          <table:table-cell office:value-type="string" table:style-name="ce27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28">
            <text:p><text:span text:style-name="T11">標準化</text:span></text:p>
          </table:table-cell>
          <table:table-cell office:value-type="string" table:style-name="ce25">
            <text:p><text:span text:style-name="T11">結構比</text:span></text:p>
          </table:table-cell>
          <table:table-cell table:number-columns-repeated="16365" table:style-name="ce24"/>
        </table:table-row>
        <table:table-row table:style-name="ro6">
          <table:table-cell office:value-type="string" table:style-name="ce29">
            <text:p><text:span text:style-name="T11">位</text:span>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32">
            <text:p><text:span text:style-name="T11">死亡率</text:span>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32">
            <text:p><text:span text:style-name="T11">死亡率</text:span>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32">
            <text:p><text:span text:style-name="T11">死亡率</text:span></text:p>
          </table:table-cell>
          <table:table-cell office:value-type="string" table:style-name="ce30">
            <text:p>%</text:p>
          </table:table-cell>
          <table:table-cell table:number-columns-repeated="16365" table:style-name="ce24"/>
        </table:table-row>
        <table:table-row table:style-name="ro7">
          <table:table-cell table:style-name="ce33"/>
          <table:table-cell office:value-type="string" table:style-name="ce34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173067" table:style-name="ce36">
            <text:p>173,067</text:p>
          </table:table-cell>
          <table:table-cell office:value-type="float" office:value="733.88894075244195" table:style-name="ce37">
            <text:p>733.9</text:p>
          </table:table-cell>
          <table:table-cell office:value-type="float" office:value="390.76692383787298" table:style-name="ce37">
            <text:p>390.8</text:p>
          </table:table-cell>
          <table:table-cell office:value-type="float" office:value="100" table:style-name="ce38">
            <text:p>100.0</text:p>
          </table:table-cell>
          <table:table-cell office:value-type="string" table:style-name="ce34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101385" table:style-name="ce36">
            <text:p>101,385</text:p>
          </table:table-cell>
          <table:table-cell office:value-type="float" office:value="867.31864060111195" table:style-name="ce37">
            <text:p>867.3</text:p>
          </table:table-cell>
          <table:table-cell office:value-type="float" office:value="510.96229202292801" table:style-name="ce37">
            <text:p>511.0</text:p>
          </table:table-cell>
          <table:table-cell office:value-type="float" office:value="100" table:style-name="ce38">
            <text:p>100.0</text:p>
          </table:table-cell>
          <table:table-cell office:value-type="string" table:style-name="ce34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71682" table:style-name="ce36">
            <text:p>71,682</text:p>
          </table:table-cell>
          <table:table-cell office:value-type="float" office:value="602.739343612634" table:style-name="ce37">
            <text:p>602.7</text:p>
          </table:table-cell>
          <table:table-cell office:value-type="float" office:value="284.27172812634399" table:style-name="ce37">
            <text:p>284.3</text:p>
          </table:table-cell>
          <table:table-cell office:value-type="float" office:value="100" table:style-name="ce37">
            <text:p>100.0</text:p>
          </table:table-cell>
          <table:table-cell table:number-columns-repeated="16365" table:style-name="ce24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4">
            <text:p>C00-C97</text:p>
          </table:table-cell>
          <table:table-cell office:value-type="string" table:style-name="ce35">
            <text:p><text:span text:style-name="T13">惡性腫瘤</text:span></text:p>
          </table:table-cell>
          <table:table-cell office:value-type="float" office:value="50161" table:style-name="ce36">
            <text:p>50,161</text:p>
          </table:table-cell>
          <table:table-cell office:value-type="float" office:value="212.707235677993" table:style-name="ce37">
            <text:p>212.7</text:p>
          </table:table-cell>
          <table:table-cell office:value-type="float" office:value="117.299067398559" table:style-name="ce37">
            <text:p>117.3</text:p>
          </table:table-cell>
          <table:table-cell office:value-type="float" office:value="28.983572835953701" table:style-name="ce38">
            <text:p>29.0</text:p>
          </table:table-cell>
          <table:table-cell office:value-type="string" table:style-name="ce34">
            <text:p>C00-C97</text:p>
          </table:table-cell>
          <table:table-cell office:value-type="string" table:style-name="ce35">
            <text:p><text:span text:style-name="T13">惡性腫瘤</text:span></text:p>
          </table:table-cell>
          <table:table-cell office:value-type="float" office:value="30250" table:style-name="ce36">
            <text:p>30,250</text:p>
          </table:table-cell>
          <table:table-cell office:value-type="float" office:value="258.77978870822699" table:style-name="ce37">
            <text:p>258.8</text:p>
          </table:table-cell>
          <table:table-cell office:value-type="float" office:value="152.59231043901701" table:style-name="ce37">
            <text:p>152.6</text:p>
          </table:table-cell>
          <table:table-cell office:value-type="float" office:value="29.836760862060501" table:style-name="ce38">
            <text:p>29.8</text:p>
          </table:table-cell>
          <table:table-cell office:value-type="string" table:style-name="ce34">
            <text:p>C00-C97</text:p>
          </table:table-cell>
          <table:table-cell office:value-type="string" table:style-name="ce35">
            <text:p><text:span text:style-name="T13">惡性腫瘤</text:span></text:p>
          </table:table-cell>
          <table:table-cell office:value-type="float" office:value="19911" table:style-name="ce36">
            <text:p>19,911</text:p>
          </table:table-cell>
          <table:table-cell office:value-type="float" office:value="167.421989769693" table:style-name="ce37">
            <text:p>167.4</text:p>
          </table:table-cell>
          <table:table-cell office:value-type="float" office:value="86.710038251275705" table:style-name="ce37">
            <text:p>86.7</text:p>
          </table:table-cell>
          <table:table-cell office:value-type="float" office:value="27.7768477442036" table:style-name="ce37">
            <text:p>27.8</text:p>
          </table:table-cell>
          <table:table-cell table:number-columns-repeated="16365" table:style-name="ce24"/>
        </table:table-row>
        <table:table-row table:style-name="ro8">
          <table:table-cell office:value-type="float" office:value="2" table:style-name="ce33">
            <text:p>2</text:p>
          </table:table-cell>
          <table:table-cell office:value-type="string" table:style-name="ce34">
            <text:p>I01-I02.0, I05-I09, I20-I25, I27, I30-I52</text:p>
          </table:table-cell>
          <table:table-cell office:value-type="string" table:style-name="ce35">
            <text:p><text:span text:style-name="T13">心臟疾病（高血壓性疾病除外）</text:span></text:p>
          </table:table-cell>
          <table:table-cell office:value-type="float" office:value="20457" table:style-name="ce36">
            <text:p>20,457</text:p>
          </table:table-cell>
          <table:table-cell office:value-type="float" office:value="86.747710776593394" table:style-name="ce37">
            <text:p>86.7</text:p>
          </table:table-cell>
          <table:table-cell office:value-type="float" office:value="43.7668168731647" table:style-name="ce37">
            <text:p>43.8</text:p>
          </table:table-cell>
          <table:table-cell office:value-type="float" office:value="11.820277695921201" table:style-name="ce38">
            <text:p>11.8</text:p>
          </table:table-cell>
          <table:table-cell office:value-type="string" table:style-name="ce34">
            <text:p>I01-I02.0, I05-I09, I20-I25, I27, I30-I52</text:p>
          </table:table-cell>
          <table:table-cell office:value-type="string" table:style-name="ce35">
            <text:p><text:span text:style-name="T13">心臟疾病（高血壓性疾病除外）</text:span></text:p>
          </table:table-cell>
          <table:table-cell office:value-type="float" office:value="11809" table:style-name="ce36">
            <text:p>11,809</text:p>
          </table:table-cell>
          <table:table-cell office:value-type="float" office:value="101.02249668943701" table:style-name="ce37">
            <text:p>101.0</text:p>
          </table:table-cell>
          <table:table-cell office:value-type="float" office:value="57.863680231024603" table:style-name="ce37">
            <text:p>57.9</text:p>
          </table:table-cell>
          <table:table-cell office:value-type="float" office:value="11.647679637027201" table:style-name="ce38">
            <text:p>11.6</text:p>
          </table:table-cell>
          <table:table-cell office:value-type="string" table:style-name="ce34">
            <text:p>I01-I02.0, I05-I09, I20-I25, I27, I30-I52</text:p>
          </table:table-cell>
          <table:table-cell office:value-type="string" table:style-name="ce35">
            <text:p><text:span text:style-name="T13">心臟疾病（高血壓性疾病除外）</text:span></text:p>
          </table:table-cell>
          <table:table-cell office:value-type="float" office:value="8648" table:style-name="ce36">
            <text:p>8,648</text:p>
          </table:table-cell>
          <table:table-cell office:value-type="float" office:value="72.716858396278795" table:style-name="ce37">
            <text:p>72.7</text:p>
          </table:table-cell>
          <table:table-cell office:value-type="float" office:value="30.978852311254698" table:style-name="ce37">
            <text:p>31.0</text:p>
          </table:table-cell>
          <table:table-cell office:value-type="float" office:value="12.0643955246784" table:style-name="ce37">
            <text:p>12.1</text:p>
          </table:table-cell>
          <table:table-cell table:number-columns-repeated="16365" table:style-name="ce24"/>
        </table:table-row>
        <table:table-row table:style-name="ro7">
          <table:table-cell office:value-type="float" office:value="3" table:style-name="ce33">
            <text:p>3</text:p>
          </table:table-cell>
          <table:table-cell office:value-type="string" table:style-name="ce34">
            <text:p>J12-J18</text:p>
          </table:table-cell>
          <table:table-cell office:value-type="string" table:style-name="ce35">
            <text:p><text:span text:style-name="T13">肺炎</text:span></text:p>
          </table:table-cell>
          <table:table-cell office:value-type="float" office:value="13736" table:style-name="ce36">
            <text:p>13,736</text:p>
          </table:table-cell>
          <table:table-cell office:value-type="float" office:value="58.247375237194497" table:style-name="ce37">
            <text:p>58.2</text:p>
          </table:table-cell>
          <table:table-cell office:value-type="float" office:value="26.395457527037799" table:style-name="ce37">
            <text:p>26.4</text:p>
          </table:table-cell>
          <table:table-cell office:value-type="float" office:value="7.9368105993632998" table:style-name="ce38">
            <text:p>7.9</text:p>
          </table:table-cell>
          <table:table-cell office:value-type="string" table:style-name="ce34">
            <text:p>J12-J18</text:p>
          </table:table-cell>
          <table:table-cell office:value-type="string" table:style-name="ce35">
            <text:p><text:span text:style-name="T13">肺炎</text:span></text:p>
          </table:table-cell>
          <table:table-cell office:value-type="float" office:value="8220" table:style-name="ce36">
            <text:p>8,220</text:p>
          </table:table-cell>
          <table:table-cell office:value-type="float" office:value="70.319664898566202" table:style-name="ce37">
            <text:p>70.3</text:p>
          </table:table-cell>
          <table:table-cell office:value-type="float" office:value="36.5486940955603" table:style-name="ce37">
            <text:p>36.5</text:p>
          </table:table-cell>
          <table:table-cell office:value-type="float" office:value="8.1077082408639995" table:style-name="ce38">
            <text:p>8.1</text:p>
          </table:table-cell>
          <table:table-cell office:value-type="string" table:style-name="ce34">
            <text:p>J12-J18</text:p>
          </table:table-cell>
          <table:table-cell office:value-type="string" table:style-name="ce35">
            <text:p><text:span text:style-name="T13">肺炎</text:span></text:p>
          </table:table-cell>
          <table:table-cell office:value-type="float" office:value="5516" table:style-name="ce36">
            <text:p>5,516</text:p>
          </table:table-cell>
          <table:table-cell office:value-type="float" office:value="46.381381928061302" table:style-name="ce37">
            <text:p>46.4</text:p>
          </table:table-cell>
          <table:table-cell office:value-type="float" office:value="18.119343223406201" table:style-name="ce37">
            <text:p>18.1</text:p>
          </table:table-cell>
          <table:table-cell office:value-type="float" office:value="7.6950977930302997" table:style-name="ce37">
            <text:p>7.7</text:p>
          </table:table-cell>
          <table:table-cell table:number-columns-repeated="16365" table:style-name="ce24"/>
        </table:table-row>
        <table:table-row table:style-name="ro7">
          <table:table-cell office:value-type="float" office:value="4" table:style-name="ce33">
            <text:p>4</text:p>
          </table:table-cell>
          <table:table-cell office:value-type="string" table:style-name="ce34">
            <text:p>I60-I69</text:p>
          </table:table-cell>
          <table:table-cell office:value-type="string" table:style-name="ce35">
            <text:p><text:span text:style-name="T13">腦血管疾病</text:span></text:p>
          </table:table-cell>
          <table:table-cell office:value-type="float" office:value="11821" table:style-name="ce36">
            <text:p>11,821</text:p>
          </table:table-cell>
          <table:table-cell office:value-type="float" office:value="50.126836246278103" table:style-name="ce37">
            <text:p>50.1</text:p>
          </table:table-cell>
          <table:table-cell office:value-type="float" office:value="25.237254916482101" table:style-name="ce37">
            <text:p>25.2</text:p>
          </table:table-cell>
          <table:table-cell office:value-type="float" office:value="6.8303027151334001" table:style-name="ce38">
            <text:p>6.8</text:p>
          </table:table-cell>
          <table:table-cell office:value-type="string" table:style-name="ce34">
            <text:p>I60-I69</text:p>
          </table:table-cell>
          <table:table-cell office:value-type="string" table:style-name="ce35">
            <text:p><text:span text:style-name="T13">腦血管疾病</text:span></text:p>
          </table:table-cell>
          <table:table-cell office:value-type="float" office:value="6933" table:style-name="ce36">
            <text:p>6,933</text:p>
          </table:table-cell>
          <table:table-cell office:value-type="float" office:value="59.309761160797997" table:style-name="ce37">
            <text:p>59.3</text:p>
          </table:table-cell>
          <table:table-cell office:value-type="float" office:value="33.658483491206802" table:style-name="ce37">
            <text:p>33.7</text:p>
          </table:table-cell>
          <table:table-cell office:value-type="float" office:value="6.8382896878236004" table:style-name="ce38">
            <text:p>6.8</text:p>
          </table:table-cell>
          <table:table-cell office:value-type="string" table:style-name="ce34">
            <text:p>E10-E14</text:p>
          </table:table-cell>
          <table:table-cell office:value-type="string" table:style-name="ce35">
            <text:p><text:span text:style-name="T13">糖尿病</text:span></text:p>
          </table:table-cell>
          <table:table-cell office:value-type="float" office:value="5051" table:style-name="ce36">
            <text:p>5,051</text:p>
          </table:table-cell>
          <table:table-cell office:value-type="float" office:value="42.471421341304797" table:style-name="ce37">
            <text:p>42.5</text:p>
          </table:table-cell>
          <table:table-cell office:value-type="float" office:value="18.594982880382201" table:style-name="ce37">
            <text:p>18.6</text:p>
          </table:table-cell>
          <table:table-cell office:value-type="float" office:value="7.0463993750174003" table:style-name="ce37">
            <text:p>7.0</text:p>
          </table:table-cell>
          <table:table-cell table:number-columns-repeated="16365" table:style-name="ce24"/>
        </table:table-row>
        <table:table-row table:style-name="ro7">
          <table:table-cell office:value-type="float" office:value="5" table:style-name="ce33">
            <text:p>5</text:p>
          </table:table-cell>
          <table:table-cell office:value-type="string" table:style-name="ce34">
            <text:p>E10-E14</text:p>
          </table:table-cell>
          <table:table-cell office:value-type="string" table:style-name="ce35">
            <text:p><text:span text:style-name="T13">糖尿病</text:span></text:p>
          </table:table-cell>
          <table:table-cell office:value-type="float" office:value="10311" table:style-name="ce36">
            <text:p>10,311</text:p>
          </table:table-cell>
          <table:table-cell office:value-type="float" office:value="43.723695840908" table:style-name="ce37">
            <text:p>43.7</text:p>
          </table:table-cell>
          <table:table-cell office:value-type="float" office:value="22.008434572898398" table:style-name="ce37">
            <text:p>22.0</text:p>
          </table:table-cell>
          <table:table-cell office:value-type="float" office:value="5.9578082476729" table:style-name="ce38">
            <text:p>6.0</text:p>
          </table:table-cell>
          <table:table-cell office:value-type="string" table:style-name="ce34">
            <text:p>E10-E14</text:p>
          </table:table-cell>
          <table:table-cell office:value-type="string" table:style-name="ce35">
            <text:p><text:span text:style-name="T13">糖尿病</text:span></text:p>
          </table:table-cell>
          <table:table-cell office:value-type="float" office:value="5260" table:style-name="ce36">
            <text:p>5,260</text:p>
          </table:table-cell>
          <table:table-cell office:value-type="float" office:value="44.997741772075202" table:style-name="ce37">
            <text:p>45.0</text:p>
          </table:table-cell>
          <table:table-cell office:value-type="float" office:value="25.6098548362401" table:style-name="ce37">
            <text:p>25.6</text:p>
          </table:table-cell>
          <table:table-cell office:value-type="float" office:value="5.1881442027912996" table:style-name="ce38">
            <text:p>5.2</text:p>
          </table:table-cell>
          <table:table-cell office:value-type="string" table:style-name="ce34">
            <text:p>I60-I69</text:p>
          </table:table-cell>
          <table:table-cell office:value-type="string" table:style-name="ce35">
            <text:p><text:span text:style-name="T13">腦血管疾病</text:span></text:p>
          </table:table-cell>
          <table:table-cell office:value-type="float" office:value="4888" table:style-name="ce36">
            <text:p>4,888</text:p>
          </table:table-cell>
          <table:table-cell office:value-type="float" office:value="41.100833006592403" table:style-name="ce37">
            <text:p>41.1</text:p>
          </table:table-cell>
          <table:table-cell office:value-type="float" office:value="17.872063109997399" table:style-name="ce37">
            <text:p>17.9</text:p>
          </table:table-cell>
          <table:table-cell office:value-type="float" office:value="6.8190061661226" table:style-name="ce37">
            <text:p>6.8</text:p>
          </table:table-cell>
          <table:table-cell table:number-columns-repeated="16365" table:style-name="ce24"/>
        </table:table-row>
        <table:table-row table:style-name="ro7">
          <table:table-cell office:value-type="float" office:value="6" table:style-name="ce33">
            <text:p>6</text:p>
          </table:table-cell>
          <table:table-cell office:value-type="string" table:style-name="ce34">
            <text:p>V01-X59, Y85-Y86</text:p>
          </table:table-cell>
          <table:table-cell office:value-type="string" table:style-name="ce35">
            <text:p><text:span text:style-name="T13">事故傷害</text:span></text:p>
          </table:table-cell>
          <table:table-cell office:value-type="float" office:value="6767" table:style-name="ce36">
            <text:p>6,767</text:p>
          </table:table-cell>
          <table:table-cell office:value-type="float" office:value="28.695398094794299" table:style-name="ce37">
            <text:p>28.7</text:p>
          </table:table-cell>
          <table:table-cell office:value-type="float" office:value="20.2518691082179" table:style-name="ce37">
            <text:p>20.3</text:p>
          </table:table-cell>
          <table:table-cell office:value-type="float" office:value="3.9100463982156999" table:style-name="ce38">
            <text:p>3.9</text:p>
          </table:table-cell>
          <table:table-cell office:value-type="string" table:style-name="ce34">
            <text:p>V01-X59, Y85-Y86</text:p>
          </table:table-cell>
          <table:table-cell office:value-type="string" table:style-name="ce35">
            <text:p><text:span text:style-name="T13">事故傷害</text:span></text:p>
          </table:table-cell>
          <table:table-cell office:value-type="float" office:value="4743" table:style-name="ce36">
            <text:p>4,743</text:p>
          </table:table-cell>
          <table:table-cell office:value-type="float" office:value="40.574959928698298" table:style-name="ce37">
            <text:p>40.6</text:p>
          </table:table-cell>
          <table:table-cell office:value-type="float" office:value="29.943557601629099" table:style-name="ce37">
            <text:p>29.9</text:p>
          </table:table-cell>
          <table:table-cell office:value-type="float" office:value="4.6782068353307" table:style-name="ce38">
            <text:p>4.7</text:p>
          </table:table-cell>
          <table:table-cell office:value-type="string" table:style-name="ce34">
            <text:p>I10-I15</text:p>
          </table:table-cell>
          <table:table-cell office:value-type="string" table:style-name="ce35">
            <text:p><text:span text:style-name="T13">高血壓性疾病</text:span></text:p>
          </table:table-cell>
          <table:table-cell office:value-type="float" office:value="3296" table:style-name="ce36">
            <text:p>3,296</text:p>
          </table:table-cell>
          <table:table-cell office:value-type="float" office:value="27.714473320320899" table:style-name="ce37">
            <text:p>27.7</text:p>
          </table:table-cell>
          <table:table-cell office:value-type="float" office:value="10.9701254990657" table:style-name="ce37">
            <text:p>11.0</text:p>
          </table:table-cell>
          <table:table-cell office:value-type="float" office:value="4.5980859909043001" table:style-name="ce37">
            <text:p>4.6</text:p>
          </table:table-cell>
          <table:table-cell table:number-columns-repeated="16365" table:style-name="ce24"/>
        </table:table-row>
        <table:table-row table:style-name="ro7">
          <table:table-cell office:value-type="float" office:value="7" table:style-name="ce33">
            <text:p>7</text:p>
          </table:table-cell>
          <table:table-cell office:value-type="string" table:style-name="ce34">
            <text:p>I10-I15</text:p>
          </table:table-cell>
          <table:table-cell office:value-type="string" table:style-name="ce35">
            <text:p><text:span text:style-name="T13">高血壓性疾病</text:span></text:p>
          </table:table-cell>
          <table:table-cell office:value-type="float" office:value="6706" table:style-name="ce36">
            <text:p>6,706</text:p>
          </table:table-cell>
          <table:table-cell office:value-type="float" office:value="28.436728184378701" table:style-name="ce37">
            <text:p>28.4</text:p>
          </table:table-cell>
          <table:table-cell office:value-type="float" office:value="13.443573174183999" table:style-name="ce37">
            <text:p>13.4</text:p>
          </table:table-cell>
          <table:table-cell office:value-type="float" office:value="3.8747999329738998" table:style-name="ce38">
            <text:p>3.9</text:p>
          </table:table-cell>
          <table:table-cell office:value-type="string" table:style-name="ce34">
            <text:p>J40-J47</text:p>
          </table:table-cell>
          <table:table-cell office:value-type="string" table:style-name="ce35">
            <text:p><text:span text:style-name="T13">慢性下呼吸道疾病</text:span></text:p>
          </table:table-cell>
          <table:table-cell office:value-type="float" office:value="4097" table:style-name="ce36">
            <text:p>4,097</text:p>
          </table:table-cell>
          <table:table-cell office:value-type="float" office:value="35.048621300416798" table:style-name="ce37">
            <text:p>35.0</text:p>
          </table:table-cell>
          <table:table-cell office:value-type="float" office:value="18.205450406612901" table:style-name="ce37">
            <text:p>18.2</text:p>
          </table:table-cell>
          <table:table-cell office:value-type="float" office:value="4.0410317108053002" table:style-name="ce38">
            <text:p>4.0</text:p>
          </table:table-cell>
          <table:table-cell office:value-type="string" table:style-name="ce34">
            <text:p>N00-N07, N17-N19, N25-N27</text:p>
          </table:table-cell>
          <table:table-cell office:value-type="string" table:style-name="ce35">
            <text:p><text:span text:style-name="T13">腎炎、腎病症候群及腎病變</text:span></text:p>
          </table:table-cell>
          <table:table-cell office:value-type="float" office:value="2547" table:style-name="ce36">
            <text:p>2,547</text:p>
          </table:table-cell>
          <table:table-cell office:value-type="float" office:value="21.4164937945562" table:style-name="ce37">
            <text:p>21.4</text:p>
          </table:table-cell>
          <table:table-cell office:value-type="float" office:value="9.1706121008094001" table:style-name="ce37">
            <text:p>9.2</text:p>
          </table:table-cell>
          <table:table-cell office:value-type="float" office:value="3.5531932702771001" table:style-name="ce37">
            <text:p>3.6</text:p>
          </table:table-cell>
          <table:table-cell table:number-columns-repeated="16365" table:style-name="ce24"/>
        </table:table-row>
        <table:table-row table:style-name="ro7">
          <table:table-cell office:value-type="float" office:value="8" table:style-name="ce33">
            <text:p>8</text:p>
          </table:table-cell>
          <table:table-cell office:value-type="string" table:style-name="ce34">
            <text:p>J40-J47</text:p>
          </table:table-cell>
          <table:table-cell office:value-type="string" table:style-name="ce35">
            <text:p><text:span text:style-name="T13">慢性下呼吸道疾病</text:span></text:p>
          </table:table-cell>
          <table:table-cell office:value-type="float" office:value="5657" table:style-name="ce36">
            <text:p>5,657</text:p>
          </table:table-cell>
          <table:table-cell office:value-type="float" office:value="23.9884538232971" table:style-name="ce37">
            <text:p>24.0</text:p>
          </table:table-cell>
          <table:table-cell office:value-type="float" office:value="10.986978918943" table:style-name="ce37">
            <text:p>11.0</text:p>
          </table:table-cell>
          <table:table-cell office:value-type="float" office:value="3.2686762929964002" table:style-name="ce38">
            <text:p>3.3</text:p>
          </table:table-cell>
          <table:table-cell office:value-type="string" table:style-name="ce34">
            <text:p>I10-I15</text:p>
          </table:table-cell>
          <table:table-cell office:value-type="string" table:style-name="ce35">
            <text:p><text:span text:style-name="T13">高血壓性疾病</text:span></text:p>
          </table:table-cell>
          <table:table-cell office:value-type="float" office:value="3410" table:style-name="ce36">
            <text:p>3,410</text:p>
          </table:table-cell>
          <table:table-cell office:value-type="float" office:value="29.171539818018399" table:style-name="ce37">
            <text:p>29.2</text:p>
          </table:table-cell>
          <table:table-cell office:value-type="float" office:value="16.014895358705399" table:style-name="ce37">
            <text:p>16.0</text:p>
          </table:table-cell>
          <table:table-cell office:value-type="float" office:value="3.3634166789958999" table:style-name="ce38">
            <text:p>3.4</text:p>
          </table:table-cell>
          <table:table-cell office:value-type="string" table:style-name="ce34">
            <text:p>V01-X59, Y85-Y86</text:p>
          </table:table-cell>
          <table:table-cell office:value-type="string" table:style-name="ce35">
            <text:p><text:span text:style-name="T13">事故傷害</text:span></text:p>
          </table:table-cell>
          <table:table-cell office:value-type="float" office:value="2024" table:style-name="ce36">
            <text:p>2,024</text:p>
          </table:table-cell>
          <table:table-cell office:value-type="float" office:value="17.018839199129101" table:style-name="ce37">
            <text:p>17.0</text:p>
          </table:table-cell>
          <table:table-cell office:value-type="float" office:value="11.0643374279867" table:style-name="ce37">
            <text:p>11.1</text:p>
          </table:table-cell>
          <table:table-cell office:value-type="float" office:value="2.8235819313077002" table:style-name="ce37">
            <text:p>2.8</text:p>
          </table:table-cell>
          <table:table-cell table:number-columns-repeated="16365" table:style-name="ce24"/>
        </table:table-row>
        <table:table-row table:style-name="ro7">
          <table:table-cell office:value-type="float" office:value="9" table:style-name="ce33">
            <text:p>9</text:p>
          </table:table-cell>
          <table:table-cell office:value-type="string" table:style-name="ce34">
            <text:p>N00-N07, N17-N19, N25-N27</text:p>
          </table:table-cell>
          <table:table-cell office:value-type="string" table:style-name="ce35">
            <text:p><text:span text:style-name="T13">腎炎、腎病症候群及腎病變</text:span></text:p>
          </table:table-cell>
          <table:table-cell office:value-type="float" office:value="5096" table:style-name="ce36">
            <text:p>5,096</text:p>
          </table:table-cell>
          <table:table-cell office:value-type="float" office:value="21.609538745540402" table:style-name="ce37">
            <text:p>21.6</text:p>
          </table:table-cell>
          <table:table-cell office:value-type="float" office:value="10.4811953966458" table:style-name="ce37">
            <text:p>10.5</text:p>
          </table:table-cell>
          <table:table-cell office:value-type="float" office:value="2.9445243749531" table:style-name="ce38">
            <text:p>2.9</text:p>
          </table:table-cell>
          <table:table-cell office:value-type="string" table:style-name="ce34">
            <text:p>K70, K73-K74</text:p>
          </table:table-cell>
          <table:table-cell office:value-type="string" table:style-name="ce35">
            <text:p><text:span text:style-name="T13">慢性肝病及肝硬化</text:span></text:p>
          </table:table-cell>
          <table:table-cell office:value-type="float" office:value="2872" table:style-name="ce36">
            <text:p>2,872</text:p>
          </table:table-cell>
          <table:table-cell office:value-type="float" office:value="24.569109195703401" table:style-name="ce37">
            <text:p>24.6</text:p>
          </table:table-cell>
          <table:table-cell office:value-type="float" office:value="16.280081855275299" table:style-name="ce37">
            <text:p>16.3</text:p>
          </table:table-cell>
          <table:table-cell office:value-type="float" office:value="2.8327661882921999" table:style-name="ce38">
            <text:p>2.8</text:p>
          </table:table-cell>
          <table:table-cell office:value-type="string" table:style-name="ce34">
            <text:p>F01-F03</text:p>
          </table:table-cell>
          <table:table-cell office:value-type="string" table:style-name="ce408">
            <text:p>血管性及未明示之失智症</text:p>
          </table:table-cell>
          <table:table-cell office:value-type="float" office:value="1618" table:style-name="ce36">
            <text:p>1,618</text:p>
          </table:table-cell>
          <table:table-cell office:value-type="float" office:value="13.6049811384342" table:style-name="ce37">
            <text:p>13.6</text:p>
          </table:table-cell>
          <table:table-cell office:value-type="float" office:value="4.9282519726052998" table:style-name="ce37">
            <text:p>4.9</text:p>
          </table:table-cell>
          <table:table-cell office:value-type="float" office:value="2.2571914846126" table:style-name="ce37">
            <text:p>2.3</text:p>
          </table:table-cell>
          <table:table-cell table:number-columns-repeated="16365" table:style-name="ce24"/>
        </table:table-row>
        <table:table-row table:style-name="ro7">
          <table:table-cell office:value-type="float" office:value="10" table:style-name="ce33">
            <text:p>10</text:p>
          </table:table-cell>
          <table:table-cell office:value-type="string" table:style-name="ce34">
            <text:p>K70, K73-K74</text:p>
          </table:table-cell>
          <table:table-cell office:value-type="string" table:style-name="ce35">
            <text:p><text:span text:style-name="T13">慢性肝病及肝硬化</text:span></text:p>
          </table:table-cell>
          <table:table-cell office:value-type="float" office:value="3964" table:style-name="ce36">
            <text:p>3,964</text:p>
          </table:table-cell>
          <table:table-cell office:value-type="float" office:value="16.809303686680199" table:style-name="ce37">
            <text:p>16.8</text:p>
          </table:table-cell>
          <table:table-cell office:value-type="float" office:value="10.316806195598399" table:style-name="ce37">
            <text:p>10.3</text:p>
          </table:table-cell>
          <table:table-cell office:value-type="float" office:value="2.2904424298103998" table:style-name="ce38">
            <text:p>2.3</text:p>
          </table:table-cell>
          <table:table-cell office:value-type="string" table:style-name="ce34">
            <text:p>N00-N07, N17-N19, N25-N27</text:p>
          </table:table-cell>
          <table:table-cell office:value-type="string" table:style-name="ce35">
            <text:p><text:span text:style-name="T13">腎炎、腎病症候群及腎病變</text:span></text:p>
          </table:table-cell>
          <table:table-cell office:value-type="float" office:value="2549" table:style-name="ce36">
            <text:p>2,549</text:p>
          </table:table-cell>
          <table:table-cell office:value-type="float" office:value="21.805939881562701" table:style-name="ce37">
            <text:p>21.8</text:p>
          </table:table-cell>
          <table:table-cell office:value-type="float" office:value="11.953894682479399" table:style-name="ce37">
            <text:p>12.0</text:p>
          </table:table-cell>
          <table:table-cell office:value-type="float" office:value="2.5141786260295" table:style-name="ce38">
            <text:p>2.5</text:p>
          </table:table-cell>
          <table:table-cell office:value-type="string" table:style-name="ce34">
            <text:p>J40-J47</text:p>
          </table:table-cell>
          <table:table-cell office:value-type="string" table:style-name="ce35">
            <text:p><text:span text:style-name="T13">慢性下呼吸道疾病</text:span></text:p>
          </table:table-cell>
          <table:table-cell office:value-type="float" office:value="1560" table:style-name="ce36">
            <text:p>1,560</text:p>
          </table:table-cell>
          <table:table-cell office:value-type="float" office:value="13.117287129763501" table:style-name="ce37">
            <text:p>13.1</text:p>
          </table:table-cell>
          <table:table-cell office:value-type="float" office:value="5.2726426852371997" table:style-name="ce37">
            <text:p>5.3</text:p>
          </table:table-cell>
          <table:table-cell office:value-type="float" office:value="2.1762785636561" table:style-name="ce37">
            <text:p>2.2</text:p>
          </table:table-cell>
          <table:table-cell table:number-columns-repeated="16365" table:style-name="ce24"/>
        </table:table-row>
        <table:table-row table:style-name="ro7">
          <table:table-cell table:style-name="ce33"/>
          <table:table-cell table:style-name="ce39"/>
          <table:table-cell office:value-type="string" table:style-name="ce35">
            <text:p><text:span text:style-name="T13">其他</text:span></text:p>
          </table:table-cell>
          <table:table-cell office:value-type="float" office:value="38391" table:style-name="ce40">
            <text:p>38,391</text:p>
          </table:table-cell>
          <table:table-cell office:value-type="float" office:value="162.79666443878372" table:style-name="ce37">
            <text:p>162.8</text:p>
          </table:table-cell>
          <table:table-cell office:value-type="float" office:value="90.579469756142203" table:style-name="ce37">
            <text:p>90.6</text:p>
          </table:table-cell>
          <table:table-cell office:value-type="float" office:value="22.182738477006016" table:style-name="ce41">
            <text:p>22.2</text:p>
          </table:table-cell>
          <table:table-cell table:style-name="ce39"/>
          <table:table-cell office:value-type="string" table:style-name="ce35">
            <text:p><text:span text:style-name="T13">其他</text:span></text:p>
          </table:table-cell>
          <table:table-cell office:value-type="float" office:value="21242" table:style-name="ce40">
            <text:p>21,242</text:p>
          </table:table-cell>
          <table:table-cell office:value-type="float" office:value="181.71901724760875" table:style-name="ce37">
            <text:p>181.7</text:p>
          </table:table-cell>
          <table:table-cell office:value-type="float" office:value="112.291389025177" table:style-name="ce37">
            <text:p>112.3</text:p>
          </table:table-cell>
          <table:table-cell office:value-type="float" office:value="20.951817329979779" table:style-name="ce41">
            <text:p>21.0</text:p>
          </table:table-cell>
          <table:table-cell table:style-name="ce39"/>
          <table:table-cell office:value-type="string" table:style-name="ce35">
            <text:p><text:span text:style-name="T13">其他</text:span></text:p>
          </table:table-cell>
          <table:table-cell office:value-type="float" office:value="16623" table:style-name="ce40">
            <text:p>16,623</text:p>
          </table:table-cell>
          <table:table-cell office:value-type="float" office:value="139.77478458849936" table:style-name="ce37">
            <text:p>139.8</text:p>
          </table:table-cell>
          <table:table-cell office:value-type="float" office:value="70.590478664322902" table:style-name="ce37">
            <text:p>70.6</text:p>
          </table:table-cell>
          <table:table-cell office:value-type="float" office:value="23.189922156189837" table:style-name="ce37">
            <text:p>23.2</text:p>
          </table:table-cell>
          <table:table-cell table:number-columns-repeated="16365" table:style-name="ce24"/>
        </table:table-row>
        <table:table-row table:style-name="ro7">
          <table:table-cell office:value-type="float" office:value="11" table:style-name="ce42">
            <text:p>11</text:p>
          </table:table-cell>
          <table:table-cell office:value-type="string" table:style-name="ce43">
            <text:p>X60-X84, Y87.0</text:p>
          </table:table-cell>
          <table:table-cell office:value-type="string" table:style-name="ce44">
            <text:p><text:span text:style-name="T13">蓄意自我傷害（自殺）</text:span></text:p>
          </table:table-cell>
          <table:table-cell office:value-type="float" office:value="3656" table:style-name="ce45">
            <text:p>3,656</text:p>
          </table:table-cell>
          <table:table-cell office:value-type="float" office:value="15.5032326635981" table:style-name="ce46">
            <text:p>15.5</text:p>
          </table:table-cell>
          <table:table-cell office:value-type="float" office:value="11.8305103075049" table:style-name="ce46">
            <text:p>11.8</text:p>
          </table:table-cell>
          <table:table-cell office:value-type="float" office:value="2.1124766708846998" table:style-name="ce47">
            <text:p>2.1</text:p>
          </table:table-cell>
          <table:table-cell office:value-type="string" table:style-name="ce43">
            <text:p>X60-X84, Y87.0</text:p>
          </table:table-cell>
          <table:table-cell office:value-type="string" table:style-name="ce44">
            <text:p><text:span text:style-name="T13">蓄意自我傷害（自殺）</text:span></text:p>
          </table:table-cell>
          <table:table-cell office:value-type="float" office:value="2404" table:style-name="ce45">
            <text:p>2,404</text:p>
          </table:table-cell>
          <table:table-cell office:value-type="float" office:value="20.565507836515" table:style-name="ce46">
            <text:p>20.6</text:p>
          </table:table-cell>
          <table:table-cell office:value-type="float" office:value="15.5671258389402" table:style-name="ce46">
            <text:p>15.6</text:p>
          </table:table-cell>
          <table:table-cell office:value-type="float" office:value="2.3711594417319999" table:style-name="ce47">
            <text:p>2.4</text:p>
          </table:table-cell>
          <table:table-cell office:value-type="string" table:style-name="ce43">
            <text:p>R54</text:p>
          </table:table-cell>
          <table:table-cell office:value-type="string" table:style-name="ce44">
            <text:p><text:span text:style-name="T13">衰老</text:span><text:span text:style-name="T12">/</text:span><text:span text:style-name="T13">老邁</text:span></text:p>
          </table:table-cell>
          <table:table-cell office:value-type="float" office:value="1324" table:style-name="ce45">
            <text:p>1,324</text:p>
          </table:table-cell>
          <table:table-cell office:value-type="float" office:value="11.1328770255172" table:style-name="ce46">
            <text:p>11.1</text:p>
          </table:table-cell>
          <table:table-cell office:value-type="float" office:value="3.8211764649856002" table:style-name="ce46">
            <text:p>3.8</text:p>
          </table:table-cell>
          <table:table-cell office:value-type="float" office:value="1.8470466783851001" table:style-name="ce46">
            <text:p>1.8</text:p>
          </table:table-cell>
          <table:table-cell table:number-columns-repeated="16365" table:style-name="ce24"/>
        </table:table-row>
        <table:table-row table:style-name="ro7">
          <table:table-cell office:value-type="float" office:value="12" table:style-name="ce33">
            <text:p>12</text:p>
          </table:table-cell>
          <table:table-cell office:value-type="string" table:style-name="ce34">
            <text:p>F01-F03</text:p>
          </table:table-cell>
          <table:table-cell office:value-type="string" table:style-name="ce408">
            <text:p>血管性及未明示之失智症</text:p>
          </table:table-cell>
          <table:table-cell office:value-type="float" office:value="2885" table:style-name="ce36">
            <text:p>2,885</text:p>
          </table:table-cell>
          <table:table-cell office:value-type="float" office:value="12.233814615558099" table:style-name="ce37">
            <text:p>12.2</text:p>
          </table:table-cell>
          <table:table-cell office:value-type="float" office:value="5.0388086518276998" table:style-name="ce37">
            <text:p>5.0</text:p>
          </table:table-cell>
          <table:table-cell office:value-type="float" office:value="1.6669844626646999" table:style-name="ce38">
            <text:p>1.7</text:p>
          </table:table-cell>
          <table:table-cell office:value-type="string" table:style-name="ce34">
            <text:p>F01-F03</text:p>
          </table:table-cell>
          <table:table-cell office:value-type="string" table:style-name="ce408">
            <text:p>血管性及未明示之失智症</text:p>
          </table:table-cell>
          <table:table-cell office:value-type="float" office:value="1267" table:style-name="ce36">
            <text:p>1,267</text:p>
          </table:table-cell>
          <table:table-cell office:value-type="float" office:value="10.838809662589201" table:style-name="ce37">
            <text:p>10.8</text:p>
          </table:table-cell>
          <table:table-cell office:value-type="float" office:value="5.1599378684249997" table:style-name="ce37">
            <text:p>5.2</text:p>
          </table:table-cell>
          <table:table-cell office:value-type="float" office:value="1.2496917689994" table:style-name="ce38">
            <text:p>1.2</text:p>
          </table:table-cell>
          <table:table-cell office:value-type="string" table:style-name="ce34">
            <text:p>X60-X84, Y87.0</text:p>
          </table:table-cell>
          <table:table-cell office:value-type="string" table:style-name="ce35">
            <text:p><text:span text:style-name="T13">蓄意自我傷害（自殺）</text:span></text:p>
          </table:table-cell>
          <table:table-cell office:value-type="float" office:value="1252" table:style-name="ce36">
            <text:p>1,252</text:p>
          </table:table-cell>
          <table:table-cell office:value-type="float" office:value="10.527463773374301" table:style-name="ce37">
            <text:p>10.5</text:p>
          </table:table-cell>
          <table:table-cell office:value-type="float" office:value="8.3084764161545994" table:style-name="ce37">
            <text:p>8.3</text:p>
          </table:table-cell>
          <table:table-cell office:value-type="float" office:value="1.7466030523702001" table:style-name="ce37">
            <text:p>1.7</text:p>
          </table:table-cell>
          <table:table-cell table:number-columns-repeated="16365" table:style-name="ce24"/>
        </table:table-row>
        <table:table-row table:style-name="ro7">
          <table:table-cell office:value-type="float" office:value="13" table:style-name="ce33">
            <text:p>13</text:p>
          </table:table-cell>
          <table:table-cell office:value-type="string" table:style-name="ce34">
            <text:p>R54</text:p>
          </table:table-cell>
          <table:table-cell office:value-type="string" table:style-name="ce35">
            <text:p><text:span text:style-name="T13">衰老</text:span><text:span text:style-name="T12">/</text:span><text:span text:style-name="T13">老邁</text:span></text:p>
          </table:table-cell>
          <table:table-cell office:value-type="float" office:value="2385" table:style-name="ce36">
            <text:p>2,385</text:p>
          </table:table-cell>
          <table:table-cell office:value-type="float" office:value="10.113569448217" table:style-name="ce37">
            <text:p>10.1</text:p>
          </table:table-cell>
          <table:table-cell office:value-type="float" office:value="4.0096002933200996" table:style-name="ce37">
            <text:p>4.0</text:p>
          </table:table-cell>
          <table:table-cell office:value-type="float" office:value="1.3780790098632001" table:style-name="ce38">
            <text:p>1.4</text:p>
          </table:table-cell>
          <table:table-cell office:value-type="string" table:style-name="ce34">
            <text:p>R54</text:p>
          </table:table-cell>
          <table:table-cell office:value-type="string" table:style-name="ce35">
            <text:p><text:span text:style-name="T13">衰老</text:span><text:span text:style-name="T12">/</text:span><text:span text:style-name="T13">老邁</text:span></text:p>
          </table:table-cell>
          <table:table-cell office:value-type="float" office:value="1061" table:style-name="ce36">
            <text:p>1,061</text:p>
          </table:table-cell>
          <table:table-cell office:value-type="float" office:value="9.0765406882456006" table:style-name="ce37">
            <text:p>9.1</text:p>
          </table:table-cell>
          <table:table-cell office:value-type="float" office:value="4.2475577066934003" table:style-name="ce37">
            <text:p>4.2</text:p>
          </table:table-cell>
          <table:table-cell office:value-type="float" office:value="1.0465058933767" table:style-name="ce38">
            <text:p>1.0</text:p>
          </table:table-cell>
          <table:table-cell office:value-type="string" table:style-name="ce34">
            <text:p>K70, K73-K74</text:p>
          </table:table-cell>
          <table:table-cell office:value-type="string" table:style-name="ce35">
            <text:p><text:span text:style-name="T13">慢性肝病及肝硬化</text:span></text:p>
          </table:table-cell>
          <table:table-cell office:value-type="float" office:value="1092" table:style-name="ce36">
            <text:p>1,092</text:p>
          </table:table-cell>
          <table:table-cell office:value-type="float" office:value="9.1821009908345008" table:style-name="ce37">
            <text:p>9.2</text:p>
          </table:table-cell>
          <table:table-cell office:value-type="float" office:value="4.6035356335215996" table:style-name="ce37">
            <text:p>4.6</text:p>
          </table:table-cell>
          <table:table-cell office:value-type="float" office:value="1.5233949945592999" table:style-name="ce37">
            <text:p>1.5</text:p>
          </table:table-cell>
          <table:table-cell table:number-columns-repeated="16365" table:style-name="ce24"/>
        </table:table-row>
        <table:table-row table:style-name="ro7">
          <table:table-cell office:value-type="float" office:value="14" table:style-name="ce33">
            <text:p>14</text:p>
          </table:table-cell>
          <table:table-cell office:value-type="string" table:style-name="ce34">
            <text:p>A40-A41</text:p>
          </table:table-cell>
          <table:table-cell office:value-type="string" table:style-name="ce35">
            <text:p><text:span text:style-name="T13">敗血症</text:span></text:p>
          </table:table-cell>
          <table:table-cell office:value-type="float" office:value="1931" table:style-name="ce36">
            <text:p>1,931</text:p>
          </table:table-cell>
          <table:table-cell office:value-type="float" office:value="8.1883868362713006" table:style-name="ce37">
            <text:p>8.2</text:p>
          </table:table-cell>
          <table:table-cell office:value-type="float" office:value="4.0417828406594998" table:style-name="ce37">
            <text:p>4.0</text:p>
          </table:table-cell>
          <table:table-cell office:value-type="float" office:value="1.1157528587195" table:style-name="ce38">
            <text:p>1.1</text:p>
          </table:table-cell>
          <table:table-cell office:value-type="string" table:style-name="ce34">
            <text:p>A40-A41</text:p>
          </table:table-cell>
          <table:table-cell office:value-type="string" table:style-name="ce35">
            <text:p><text:span text:style-name="T13">敗血症</text:span></text:p>
          </table:table-cell>
          <table:table-cell office:value-type="float" office:value="1016" table:style-name="ce36">
            <text:p>1,016</text:p>
          </table:table-cell>
          <table:table-cell office:value-type="float" office:value="8.6915790190929005" table:style-name="ce37">
            <text:p>8.7</text:p>
          </table:table-cell>
          <table:table-cell office:value-type="float" office:value="4.8247561787831001" table:style-name="ce37">
            <text:p>4.8</text:p>
          </table:table-cell>
          <table:table-cell office:value-type="float" office:value="1.0021206292844" table:style-name="ce38">
            <text:p>1.0</text:p>
          </table:table-cell>
          <table:table-cell office:value-type="string" table:style-name="ce34">
            <text:p>A40-A41</text:p>
          </table:table-cell>
          <table:table-cell office:value-type="string" table:style-name="ce35">
            <text:p><text:span text:style-name="T13">敗血症</text:span></text:p>
          </table:table-cell>
          <table:table-cell office:value-type="float" office:value="915" table:style-name="ce36">
            <text:p>915</text:p>
          </table:table-cell>
          <table:table-cell office:value-type="float" office:value="7.6937934126498" table:style-name="ce37">
            <text:p>7.7</text:p>
          </table:table-cell>
          <table:table-cell office:value-type="float" office:value="3.3515344891496999" table:style-name="ce37">
            <text:p>3.4</text:p>
          </table:table-cell>
          <table:table-cell office:value-type="float" office:value="1.276471080606" table:style-name="ce37">
            <text:p>1.3</text:p>
          </table:table-cell>
          <table:table-cell table:number-columns-repeated="16365" table:style-name="ce24"/>
        </table:table-row>
        <table:table-row table:style-name="ro7">
          <table:table-cell office:value-type="float" office:value="15" table:style-name="ce48">
            <text:p>15</text:p>
          </table:table-cell>
          <table:table-cell office:value-type="string" table:style-name="ce49">
            <text:p>D00-D48</text:p>
          </table:table-cell>
          <table:table-cell office:value-type="string" table:style-name="ce50">
            <text:p><text:span text:style-name="T13">原位與良性腫瘤（惡性腫瘤除外）</text:span></text:p>
          </table:table-cell>
          <table:table-cell office:value-type="float" office:value="1514" table:style-name="ce51">
            <text:p>1,514</text:p>
          </table:table-cell>
          <table:table-cell office:value-type="float" office:value="6.4201023667088002" table:style-name="ce52">
            <text:p>6.4</text:p>
          </table:table-cell>
          <table:table-cell office:value-type="float" office:value="3.2155325921926998" table:style-name="ce52">
            <text:p>3.2</text:p>
          </table:table-cell>
          <table:table-cell office:value-type="float" office:value="0.87480571108299998" table:style-name="ce41">
            <text:p>0.9</text:p>
          </table:table-cell>
          <table:table-cell office:value-type="string" table:style-name="ce49">
            <text:p>D00-D48</text:p>
          </table:table-cell>
          <table:table-cell office:value-type="string" table:style-name="ce50">
            <text:p><text:span text:style-name="T13">原位與良性腫瘤（惡性腫瘤除外）</text:span></text:p>
          </table:table-cell>
          <table:table-cell office:value-type="float" office:value="860" table:style-name="ce53">
            <text:p>860</text:p>
          </table:table-cell>
          <table:table-cell office:value-type="float" office:value="7.3570452326967004" table:style-name="ce52">
            <text:p>7.4</text:p>
          </table:table-cell>
          <table:table-cell office:value-type="float" office:value="4.0644929530075" table:style-name="ce52">
            <text:p>4.1</text:p>
          </table:table-cell>
          <table:table-cell office:value-type="float" office:value="0.84825171376440001" table:style-name="ce41">
            <text:p>0.8</text:p>
          </table:table-cell>
          <table:table-cell office:value-type="string" table:style-name="ce49">
            <text:p>M00-M99</text:p>
          </table:table-cell>
          <table:table-cell office:value-type="string" table:style-name="ce50">
            <text:p><text:span text:style-name="T13">骨骼肌肉系統及結締組織之疾病</text:span></text:p>
          </table:table-cell>
          <table:table-cell office:value-type="float" office:value="671" table:style-name="ce53">
            <text:p>671</text:p>
          </table:table-cell>
          <table:table-cell office:value-type="float" office:value="5.6421151692764999" table:style-name="ce52">
            <text:p>5.6</text:p>
          </table:table-cell>
          <table:table-cell office:value-type="float" office:value="2.8391302335283002" table:style-name="ce52">
            <text:p>2.8</text:p>
          </table:table-cell>
          <table:table-cell office:value-type="float" office:value="0.93607879244439995" table:style-name="ce52">
            <text:p>0.9</text:p>
          </table:table-cell>
          <table:table-cell table:number-columns-repeated="16365" table:style-name="ce24"/>
        </table:table-row>
        <table:table-row table:style-name="ro9">
          <table:table-cell office:value-type="string" table:style-name="ce17">
            <text:p>附註: 1. 109年年中人口數計 23,582,179人,男性 11,689,476,女性 11,892,703人</text:p>
          </table:table-cell>
          <table:table-cell table:number-columns-repeated="6" table:style-name="ce54"/>
          <table:table-cell table:style-name="ce55"/>
          <table:table-cell table:number-columns-repeated="5" table:style-name="ce54"/>
          <table:table-cell table:style-name="ce55"/>
          <table:table-cell table:number-columns-repeated="16370" table:style-name="ce54"/>
        </table:table-row>
        <table:table-row table:style-name="ro9">
          <table:table-cell office:value-type="string" table:style-name="ce17">
            <text:p><text:s text:c="6"/>2. 標準化死亡率係以2000年WHO之世界標準人口數為準。</text:p>
          </table:table-cell>
          <table:table-cell table:style-name="ce55"/>
          <table:table-cell table:number-columns-repeated="5" table:style-name="ce56"/>
          <table:table-cell table:style-name="ce55"/>
          <table:table-cell table:style-name="ce56"/>
          <table:table-cell table:number-columns-repeated="4" table:style-name="ce17"/>
          <table:table-cell table:style-name="ce55"/>
          <table:table-cell table:style-name="ce56"/>
          <table:table-cell table:number-columns-repeated="4" table:style-name="ce17"/>
          <table:table-cell table:number-columns-repeated="16365" table:style-name="ce57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表1.$A$1:表1.$S$27" table:base-cell-address="表1.$A$1"/>
        </table:named-expressions>
      </table:table>
      <table:table table:name="表2" table:style-name="ta2">
        <table:table-column table:style-name="co16" table:default-cell-style-name="ce12"/>
        <table:table-column table:style-name="co17" table:default-cell-style-name="ce13"/>
        <table:table-column table:style-name="co18" table:default-cell-style-name="ce14"/>
        <table:table-column table:style-name="co19" table:number-columns-repeated="3" table:default-cell-style-name="ce12"/>
        <table:table-column table:style-name="co17" table:default-cell-style-name="ce13"/>
        <table:table-column table:style-name="co18" table:default-cell-style-name="ce12"/>
        <table:table-column table:style-name="co19" table:number-columns-repeated="3" table:default-cell-style-name="ce12"/>
        <table:table-column table:style-name="co17" table:default-cell-style-name="ce13"/>
        <table:table-column table:style-name="co18" table:default-cell-style-name="ce12"/>
        <table:table-column table:style-name="co19" table:number-columns-repeated="3" table:default-cell-style-name="ce12"/>
        <table:table-column table:style-name="co3" table:number-columns-repeated="16368" table:default-cell-style-name="ce12"/>
        <table:table-row table:style-name="ro3">
          <table:table-cell office:value-type="string" table:number-columns-spanned="16" table:number-rows-spanned="1" table:style-name="ce385">
            <text:p><text:span text:style-name="T8">表</text:span><text:span text:style-name="T7">2</text:span><text:span text:style-name="T8">　嬰兒主要死亡原因</text:span></text:p>
          </table:table-cell>
          <table:covered-table-cell table:number-columns-repeated="15"/>
          <table:table-cell table:number-columns-repeated="16368" table:style-name="ce6"/>
        </table:table-row>
        <table:table-row table:style-name="ro10">
          <table:table-cell table:style-name="ce5"/>
          <table:table-cell table:style-name="ce59"/>
          <table:table-cell table:number-columns-repeated="4" table:style-name="ce5"/>
          <table:table-cell table:style-name="ce59"/>
          <table:table-cell table:number-columns-repeated="4" table:style-name="ce5"/>
          <table:table-cell table:style-name="ce59"/>
          <table:table-cell table:number-columns-repeated="4" table:style-name="ce5"/>
          <table:table-cell table:number-columns-repeated="16368"/>
        </table:table-row>
        <table:table-row table:style-name="ro1">
          <table:table-cell table:style-name="ce10"/>
          <table:table-cell table:style-name="ce8"/>
          <table:table-cell table:style-name="ce11"/>
          <table:table-cell table:number-columns-repeated="3" table:style-name="ce9"/>
          <table:table-cell table:style-name="ce8"/>
          <table:table-cell office:value-type="string" table:number-columns-spanned="2" table:number-rows-spanned="1" table:style-name="ce386">
            <text:p><text:span text:style-name="T9">民國</text:span><text:span text:style-name="T1">109</text:span><text:span text:style-name="T9">年</text:span></text:p>
          </table:table-cell>
          <table:covered-table-cell/>
          <table:table-cell table:number-columns-repeated="2" table:style-name="ce9"/>
          <table:table-cell table:style-name="ce8"/>
          <table:table-cell table:style-name="ce9"/>
          <table:table-cell office:value-type="string" table:style-name="ce60">
            <text:p><text:s/></text:p>
          </table:table-cell>
          <table:table-cell table:style-name="ce9"/>
          <table:table-cell table:style-name="ce11"/>
          <table:table-cell table:number-columns-repeated="16368"/>
        </table:table-row>
        <table:table-row table:style-name="ro11">
          <table:table-cell table:style-name="ce12"/>
          <table:table-cell table:style-name="ce13"/>
          <table:table-cell table:style-name="ce14"/>
          <table:table-cell table:number-columns-repeated="3" table:style-name="ce12"/>
          <table:table-cell table:style-name="ce13"/>
          <table:table-cell table:number-columns-repeated="4" table:style-name="ce12"/>
          <table:table-cell table:style-name="ce13"/>
          <table:table-cell table:number-columns-repeated="3" table:style-name="ce12"/>
          <table:table-cell office:value-type="string" table:style-name="ce15">
            <text:p><text:span text:style-name="T10">單位：人、每十萬活產、</text:span><text:span text:style-name="T5">%</text:span></text:p>
          </table:table-cell>
          <table:table-cell table:number-columns-repeated="16368"/>
        </table:table-row>
        <table:table-row table:style-name="ro12">
          <table:table-cell office:value-type="string" table:style-name="ce16">
            <text:p>順</text:p>
          </table:table-cell>
          <table:table-cell table:style-name="ce61"/>
          <table:table-cell office:value-type="string" table:style-name="ce62">
            <text:p><text:s text:c="7"/>合 <text:s text:c="11"/>計</text:p>
          </table:table-cell>
          <table:table-cell table:style-name="ce61"/>
          <table:table-cell table:style-name="ce63"/>
          <table:table-cell table:style-name="ce64"/>
          <table:table-cell table:style-name="ce61"/>
          <table:table-cell office:value-type="string" table:style-name="ce62">
            <text:p><text:s text:c="7"/>男 <text:s text:c="11"/>性</text:p>
          </table:table-cell>
          <table:table-cell table:style-name="ce61"/>
          <table:table-cell table:style-name="ce65"/>
          <table:table-cell table:style-name="ce66"/>
          <table:table-cell table:style-name="ce67"/>
          <table:table-cell office:value-type="string" table:style-name="ce62">
            <text:p><text:s text:c="7"/>女 <text:s text:c="11"/>性</text:p>
          </table:table-cell>
          <table:table-cell table:style-name="ce61"/>
          <table:table-cell table:style-name="ce65"/>
          <table:table-cell table:style-name="ce68"/>
          <table:table-cell table:number-columns-repeated="16368" table:style-name="ce17"/>
        </table:table-row>
        <table:table-row table:style-name="ro12">
          <table:table-cell table:style-name="ce18"/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table:style-name="ce69"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table:style-name="ce69"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style-name="ce70">
            <text:p><text:s/></text:p>
          </table:table-cell>
          <table:table-cell office:value-type="string" table:style-name="ce23">
            <text:p><text:span text:style-name="T11">死亡人數</text:span></text:p>
          </table:table-cell>
          <table:table-cell table:number-columns-repeated="16368" table:style-name="ce24"/>
        </table:table-row>
        <table:table-row table:style-name="ro12">
          <table:table-cell table:style-name="ce18"/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style-name="ce28">
            <text:p><text:span text:style-name="T11">死亡率</text:span></text:p>
          </table:table-cell>
          <table:table-cell office:value-type="string" table:style-name="ce27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style-name="ce28">
            <text:p><text:span text:style-name="T11">死亡率</text:span></text:p>
          </table:table-cell>
          <table:table-cell office:value-type="string" table:style-name="ce27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死亡原因</text:span></text:p>
          </table:table-cell>
          <table:table-cell table:style-name="ce27"/>
          <table:table-cell office:value-type="string" table:style-name="ce28">
            <text:p><text:span text:style-name="T11">死亡率</text:span></text:p>
          </table:table-cell>
          <table:table-cell office:value-type="string" table:style-name="ce25">
            <text:p><text:span text:style-name="T11">結構比</text:span></text:p>
          </table:table-cell>
          <table:table-cell table:number-columns-repeated="16368" table:style-name="ce24"/>
        </table:table-row>
        <table:table-row table:style-name="ro12">
          <table:table-cell office:value-type="string" table:style-name="ce29">
            <text:p><text:span text:style-name="T11">位</text:span>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table-cell table:style-name="ce32"/>
          <table:table-cell office:value-type="string" table:style-name="ce29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table-cell table:style-name="ce32"/>
          <table:table-cell office:value-type="string" table:style-name="ce29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table-cell office:value-type="string" table:style-name="ce32">
            <text:p><text:s/></text:p>
          </table:table-cell>
          <table:table-cell office:value-type="string" table:style-name="ce30">
            <text:p>%</text:p>
          </table:table-cell>
          <table:table-cell table:number-columns-repeated="16368" table:style-name="ce24"/>
        </table:table-row>
        <table:table-row table:style-name="ro13">
          <table:table-cell table:style-name="ce71"/>
          <table:table-cell office:value-type="string" table:style-name="ce72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586" table:style-name="ce73">
            <text:p>586</text:p>
          </table:table-cell>
          <table:table-cell office:value-type="float" office:value="363.32523188333909" table:style-name="ce74">
            <text:p>363.3</text:p>
          </table:table-cell>
          <table:table-cell office:value-type="float" office:value="100" table:style-name="ce75">
            <text:p>100.0</text:p>
          </table:table-cell>
          <table:table-cell office:value-type="string" table:style-name="ce72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333" table:style-name="ce73">
            <text:p>333</text:p>
          </table:table-cell>
          <table:table-cell office:value-type="float" office:value="397.62143573577879" table:style-name="ce74">
            <text:p>397.6</text:p>
          </table:table-cell>
          <table:table-cell office:value-type="float" office:value="100" table:style-name="ce75">
            <text:p>100.0</text:p>
          </table:table-cell>
          <table:table-cell office:value-type="string" table:style-name="ce72">
            <text:p>A00-Y98</text:p>
          </table:table-cell>
          <table:table-cell office:value-type="string" table:style-name="ce35">
            <text:p><text:span text:style-name="T13">所有死亡原因</text:span></text:p>
          </table:table-cell>
          <table:table-cell office:value-type="float" office:value="253" table:style-name="ce73">
            <text:p>253</text:p>
          </table:table-cell>
          <table:table-cell office:value-type="float" office:value="326.28320866649472" table:style-name="ce74">
            <text:p>326.3</text:p>
          </table:table-cell>
          <table:table-cell office:value-type="float" office:value="100" table:style-name="ce74">
            <text:p>100.0</text:p>
          </table:table-cell>
          <table:table-cell table:number-columns-repeated="16368"/>
        </table:table-row>
        <table:table-row table:style-name="ro13">
          <table:table-cell office:value-type="float" office:value="1" table:style-name="ce76">
            <text:p>1</text:p>
          </table:table-cell>
          <table:table-cell office:value-type="string" table:style-name="ce72">
            <text:p>Q00-Q99</text:p>
          </table:table-cell>
          <table:table-cell office:value-type="string" table:style-name="ce77">
            <text:p><text:span text:style-name="T13">先天性畸形、變形及染色體異常</text:span></text:p>
          </table:table-cell>
          <table:table-cell office:value-type="float" office:value="105" table:style-name="ce78">
            <text:p>105</text:p>
          </table:table-cell>
          <table:table-cell office:value-type="float" office:value="65.100937453499327" table:style-name="ce79">
            <text:p>65.1</text:p>
          </table:table-cell>
          <table:table-cell office:value-type="float" office:value="17.918088737201401" table:style-name="ce80">
            <text:p>17.9</text:p>
          </table:table-cell>
          <table:table-cell office:value-type="string" table:style-name="ce81">
            <text:p>Q00-Q99</text:p>
          </table:table-cell>
          <table:table-cell office:value-type="string" table:style-name="ce77">
            <text:p><text:span text:style-name="T13">先天性畸形、變形及染色體異常</text:span></text:p>
          </table:table-cell>
          <table:table-cell office:value-type="float" office:value="63" table:style-name="ce78">
            <text:p>63</text:p>
          </table:table-cell>
          <table:table-cell office:value-type="float" office:value="75.225677031093269" table:style-name="ce79">
            <text:p>75.2</text:p>
          </table:table-cell>
          <table:table-cell office:value-type="float" office:value="18.918918918918902" table:style-name="ce80">
            <text:p>18.9</text:p>
          </table:table-cell>
          <table:table-cell office:value-type="string" table:style-name="ce72">
            <text:p>Q00-Q99</text:p>
          </table:table-cell>
          <table:table-cell office:value-type="string" table:style-name="ce77">
            <text:p><text:span text:style-name="T13">先天性畸形、變形及染色體異常</text:span></text:p>
          </table:table-cell>
          <table:table-cell office:value-type="float" office:value="42" table:style-name="ce78">
            <text:p>42</text:p>
          </table:table-cell>
          <table:table-cell office:value-type="float" office:value="54.16559195254063" table:style-name="ce79">
            <text:p>54.2</text:p>
          </table:table-cell>
          <table:table-cell office:value-type="float" office:value="16.600790513833999" table:style-name="ce82">
            <text:p>16.6</text:p>
          </table:table-cell>
          <table:table-cell table:number-columns-repeated="16368" table:style-name="ce14"/>
        </table:table-row>
        <table:table-row table:style-name="ro13">
          <table:table-cell office:value-type="float" office:value="2" table:style-name="ce76">
            <text:p>2</text:p>
          </table:table-cell>
          <table:table-cell office:value-type="string" table:style-name="ce72">
            <text:p>P05-P08</text:p>
          </table:table-cell>
          <table:table-cell office:value-type="string" table:style-name="ce77">
            <text:p><text:span text:style-name="T13">與妊娠長短及胎兒生長有關的疾患</text:span></text:p>
          </table:table-cell>
          <table:table-cell office:value-type="float" office:value="79" table:style-name="ce78">
            <text:p>79</text:p>
          </table:table-cell>
          <table:table-cell office:value-type="float" office:value="48.980705322156638" table:style-name="ce79">
            <text:p>49.0</text:p>
          </table:table-cell>
          <table:table-cell office:value-type="float" office:value="13.481228668942" table:style-name="ce80">
            <text:p>13.5</text:p>
          </table:table-cell>
          <table:table-cell office:value-type="string" table:style-name="ce83">
            <text:p>P20-P28<text:span text:style-name="T13">　</text:span></text:p>
          </table:table-cell>
          <table:table-cell office:value-type="string" table:style-name="ce77">
            <text:p><text:span text:style-name="T13">源於周產期的呼吸性疾患</text:span></text:p>
          </table:table-cell>
          <table:table-cell office:value-type="float" office:value="45" table:style-name="ce78">
            <text:p>45</text:p>
          </table:table-cell>
          <table:table-cell office:value-type="float" office:value="53.73262645078092" table:style-name="ce79">
            <text:p>53.7</text:p>
          </table:table-cell>
          <table:table-cell office:value-type="float" office:value="13.5135135135135" table:style-name="ce80">
            <text:p>13.5</text:p>
          </table:table-cell>
          <table:table-cell office:value-type="string" table:style-name="ce72">
            <text:p>P05-P08</text:p>
          </table:table-cell>
          <table:table-cell office:value-type="string" table:style-name="ce77">
            <text:p><text:span text:style-name="T13">與妊娠長短及胎兒生長有關的疾患</text:span></text:p>
          </table:table-cell>
          <table:table-cell office:value-type="float" office:value="39" table:style-name="ce78">
            <text:p>39</text:p>
          </table:table-cell>
          <table:table-cell office:value-type="float" office:value="50.296621098787725" table:style-name="ce79">
            <text:p>50.3</text:p>
          </table:table-cell>
          <table:table-cell office:value-type="float" office:value="15.4150197628458" table:style-name="ce82">
            <text:p>15.4</text:p>
          </table:table-cell>
          <table:table-cell table:number-columns-repeated="16368" table:style-name="ce14"/>
        </table:table-row>
        <table:table-row table:style-name="ro13">
          <table:table-cell office:value-type="float" office:value="3" table:style-name="ce76">
            <text:p>3</text:p>
          </table:table-cell>
          <table:table-cell office:value-type="string" table:style-name="ce72">
            <text:p>P20-P28<text:span text:style-name="T13">　</text:span></text:p>
          </table:table-cell>
          <table:table-cell office:value-type="string" table:style-name="ce77">
            <text:p><text:span text:style-name="T13">源於周產期的呼吸性疾患</text:span></text:p>
          </table:table-cell>
          <table:table-cell office:value-type="float" office:value="76" table:style-name="ce78">
            <text:p>76</text:p>
          </table:table-cell>
          <table:table-cell office:value-type="float" office:value="47.120678537770942" table:style-name="ce79">
            <text:p>47.1</text:p>
          </table:table-cell>
          <table:table-cell office:value-type="float" office:value="12.969283276450501" table:style-name="ce80">
            <text:p>13.0</text:p>
          </table:table-cell>
          <table:table-cell office:value-type="string" table:style-name="ce81">
            <text:p>P05-P08</text:p>
          </table:table-cell>
          <table:table-cell office:value-type="string" table:style-name="ce77">
            <text:p><text:span text:style-name="T13">與妊娠長短及胎兒生長有關的疾患</text:span></text:p>
          </table:table-cell>
          <table:table-cell office:value-type="float" office:value="40" table:style-name="ce78">
            <text:p>40</text:p>
          </table:table-cell>
          <table:table-cell office:value-type="float" office:value="47.762334622916363" table:style-name="ce79">
            <text:p>47.8</text:p>
          </table:table-cell>
          <table:table-cell office:value-type="float" office:value="12.012012012012001" table:style-name="ce80">
            <text:p>12.0</text:p>
          </table:table-cell>
          <table:table-cell office:value-type="string" table:style-name="ce72">
            <text:p>P20-P28<text:span text:style-name="T13">　</text:span></text:p>
          </table:table-cell>
          <table:table-cell office:value-type="string" table:style-name="ce77">
            <text:p><text:span text:style-name="T13">源於周產期的呼吸性疾患</text:span></text:p>
          </table:table-cell>
          <table:table-cell office:value-type="float" office:value="31" table:style-name="ce78">
            <text:p>31</text:p>
          </table:table-cell>
          <table:table-cell office:value-type="float" office:value="39.97936548877999" table:style-name="ce79">
            <text:p>40.0</text:p>
          </table:table-cell>
          <table:table-cell office:value-type="float" office:value="12.252964426877501" table:style-name="ce82">
            <text:p>12.3</text:p>
          </table:table-cell>
          <table:table-cell table:number-columns-repeated="16368" table:style-name="ce14"/>
        </table:table-row>
        <table:table-row table:style-name="ro13">
          <table:table-cell office:value-type="float" office:value="4" table:style-name="ce76">
            <text:p>4</text:p>
          </table:table-cell>
          <table:table-cell office:value-type="string" table:style-name="ce72">
            <text:p>V01-X59, Y85-Y86</text:p>
          </table:table-cell>
          <table:table-cell office:value-type="string" table:style-name="ce77">
            <text:p><text:span text:style-name="T13">事故傷害</text:span></text:p>
          </table:table-cell>
          <table:table-cell office:value-type="float" office:value="39" table:style-name="ce78">
            <text:p>39</text:p>
          </table:table-cell>
          <table:table-cell office:value-type="float" office:value="24.180348197014037" table:style-name="ce79">
            <text:p>24.2</text:p>
          </table:table-cell>
          <table:table-cell office:value-type="float" office:value="6.6552901023890998" table:style-name="ce80">
            <text:p>6.7</text:p>
          </table:table-cell>
          <table:table-cell office:value-type="string" table:style-name="ce83">
            <text:p>V01-X59, Y85-Y86</text:p>
          </table:table-cell>
          <table:table-cell office:value-type="string" table:style-name="ce77">
            <text:p><text:span text:style-name="T13">事故傷害</text:span></text:p>
          </table:table-cell>
          <table:table-cell office:value-type="float" office:value="22" table:style-name="ce78">
            <text:p>22</text:p>
          </table:table-cell>
          <table:table-cell office:value-type="float" office:value="26.269284042604003" table:style-name="ce79">
            <text:p>26.3</text:p>
          </table:table-cell>
          <table:table-cell office:value-type="float" office:value="6.6066066066065998" table:style-name="ce80">
            <text:p>6.6</text:p>
          </table:table-cell>
          <table:table-cell office:value-type="string" table:style-name="ce72">
            <text:p>P35-P39</text:p>
          </table:table-cell>
          <table:table-cell office:value-type="string" table:style-name="ce77">
            <text:p><text:span text:style-name="T13">特發於周產期的感染</text:span></text:p>
          </table:table-cell>
          <table:table-cell office:value-type="float" office:value="17" table:style-name="ce78">
            <text:p>17</text:p>
          </table:table-cell>
          <table:table-cell office:value-type="float" office:value="21.924168171266444" table:style-name="ce79">
            <text:p>21.9</text:p>
          </table:table-cell>
          <table:table-cell office:value-type="float" office:value="6.7193675889328004" table:style-name="ce82">
            <text:p>6.7</text:p>
          </table:table-cell>
          <table:table-cell table:number-columns-repeated="16368" table:style-name="ce14"/>
        </table:table-row>
        <table:table-row table:style-name="ro13">
          <table:table-cell office:value-type="float" office:value="5" table:style-name="ce76">
            <text:p>5</text:p>
          </table:table-cell>
          <table:table-cell office:value-type="string" table:style-name="ce72">
            <text:p>P35-P39</text:p>
          </table:table-cell>
          <table:table-cell office:value-type="string" table:style-name="ce77">
            <text:p><text:span text:style-name="T13">特發於周產期的感染</text:span></text:p>
          </table:table-cell>
          <table:table-cell office:value-type="float" office:value="29" table:style-name="ce78">
            <text:p>29</text:p>
          </table:table-cell>
          <table:table-cell office:value-type="float" office:value="17.980258915728388" table:style-name="ce79">
            <text:p>18.0</text:p>
          </table:table-cell>
          <table:table-cell office:value-type="float" office:value="4.9488054607508998" table:style-name="ce80">
            <text:p>4.9</text:p>
          </table:table-cell>
          <table:table-cell office:value-type="string" table:style-name="ce81">
            <text:p>P35-P39</text:p>
          </table:table-cell>
          <table:table-cell office:value-type="string" table:style-name="ce77">
            <text:p><text:span text:style-name="T13">特發於周產期的感染</text:span></text:p>
          </table:table-cell>
          <table:table-cell office:value-type="float" office:value="12" table:style-name="ce78">
            <text:p>12</text:p>
          </table:table-cell>
          <table:table-cell office:value-type="float" office:value="14.32870038687491" table:style-name="ce79">
            <text:p>14.3</text:p>
          </table:table-cell>
          <table:table-cell office:value-type="float" office:value="3.6036036036036001" table:style-name="ce80">
            <text:p>3.6</text:p>
          </table:table-cell>
          <table:table-cell office:value-type="string" table:style-name="ce72">
            <text:p>V01-X59, Y85-Y86</text:p>
          </table:table-cell>
          <table:table-cell office:value-type="string" table:style-name="ce77">
            <text:p><text:span text:style-name="T13">事故傷害</text:span></text:p>
          </table:table-cell>
          <table:table-cell office:value-type="float" office:value="17" table:style-name="ce78">
            <text:p>17</text:p>
          </table:table-cell>
          <table:table-cell office:value-type="float" office:value="21.924168171266444" table:style-name="ce79">
            <text:p>21.9</text:p>
          </table:table-cell>
          <table:table-cell office:value-type="float" office:value="6.7193675889328004" table:style-name="ce82">
            <text:p>6.7</text:p>
          </table:table-cell>
          <table:table-cell table:number-columns-repeated="16368" table:style-name="ce14"/>
        </table:table-row>
        <table:table-row table:style-name="ro13">
          <table:table-cell office:value-type="float" office:value="6" table:style-name="ce76">
            <text:p>6</text:p>
          </table:table-cell>
          <table:table-cell office:value-type="string" table:style-name="ce72">
            <text:p>R95</text:p>
          </table:table-cell>
          <table:table-cell office:value-type="string" table:style-name="ce77">
            <text:p><text:span text:style-name="T13">嬰兒猝死症候群（</text:span><text:span text:style-name="T12">SIDS</text:span><text:span text:style-name="T13">）</text:span></text:p>
          </table:table-cell>
          <table:table-cell office:value-type="float" office:value="23" table:style-name="ce78">
            <text:p>23</text:p>
          </table:table-cell>
          <table:table-cell office:value-type="float" office:value="14.260205346956997" table:style-name="ce79">
            <text:p>14.3</text:p>
          </table:table-cell>
          <table:table-cell office:value-type="float" office:value="3.9249146757679001" table:style-name="ce80">
            <text:p>3.9</text:p>
          </table:table-cell>
          <table:table-cell office:value-type="string" table:style-name="ce81">
            <text:p>R95</text:p>
          </table:table-cell>
          <table:table-cell office:value-type="string" table:style-name="ce77">
            <text:p><text:span text:style-name="T13">嬰兒猝死症候群（</text:span><text:span text:style-name="T12">SIDS</text:span><text:span text:style-name="T13">）</text:span></text:p>
          </table:table-cell>
          <table:table-cell office:value-type="float" office:value="11" table:style-name="ce78">
            <text:p>11</text:p>
          </table:table-cell>
          <table:table-cell office:value-type="float" office:value="13.134642021302001" table:style-name="ce79">
            <text:p>13.1</text:p>
          </table:table-cell>
          <table:table-cell office:value-type="float" office:value="3.3033033033032999" table:style-name="ce80">
            <text:p>3.3</text:p>
          </table:table-cell>
          <table:table-cell office:value-type="string" table:style-name="ce72">
            <text:p>R95</text:p>
          </table:table-cell>
          <table:table-cell office:value-type="string" table:style-name="ce77">
            <text:p><text:span text:style-name="T13">嬰兒猝死症候群（</text:span><text:span text:style-name="T12">SIDS</text:span><text:span text:style-name="T13">）</text:span></text:p>
          </table:table-cell>
          <table:table-cell office:value-type="float" office:value="12" table:style-name="ce78">
            <text:p>12</text:p>
          </table:table-cell>
          <table:table-cell office:value-type="float" office:value="15.475883415011607" table:style-name="ce79">
            <text:p>15.5</text:p>
          </table:table-cell>
          <table:table-cell office:value-type="float" office:value="4.7430830039526004" table:style-name="ce82">
            <text:p>4.7</text:p>
          </table:table-cell>
          <table:table-cell table:number-columns-repeated="16368" table:style-name="ce14"/>
        </table:table-row>
        <table:table-row table:style-name="ro13">
          <table:table-cell office:value-type="float" office:value="7" table:style-name="ce76">
            <text:p>7</text:p>
          </table:table-cell>
          <table:table-cell office:value-type="string" table:style-name="ce72">
            <text:p>P00-P04</text:p>
          </table:table-cell>
          <table:table-cell office:value-type="string" table:style-name="ce77">
            <text:p><text:span text:style-name="T13">母體因素及懷孕、分娩、生產之併發症所影響之胎兒及新生兒</text:span></text:p>
          </table:table-cell>
          <table:table-cell office:value-type="float" office:value="19" table:style-name="ce78">
            <text:p>19</text:p>
          </table:table-cell>
          <table:table-cell office:value-type="float" office:value="11.780169634442736" table:style-name="ce79">
            <text:p>11.8</text:p>
          </table:table-cell>
          <table:table-cell office:value-type="float" office:value="3.2423208191125998" table:style-name="ce80">
            <text:p>3.2</text:p>
          </table:table-cell>
          <table:table-cell office:value-type="string" table:style-name="ce81">
            <text:p>I01-I02.0, I05-I09, I20-I25, I27, I30-I52</text:p>
          </table:table-cell>
          <table:table-cell office:value-type="string" table:style-name="ce77">
            <text:p><text:span text:style-name="T13">心臟疾病（高血壓性心臟病除外）</text:span></text:p>
          </table:table-cell>
          <table:table-cell office:value-type="float" office:value="9" table:style-name="ce78">
            <text:p>9</text:p>
          </table:table-cell>
          <table:table-cell office:value-type="float" office:value="10.746525290156182" table:style-name="ce79">
            <text:p>10.7</text:p>
          </table:table-cell>
          <table:table-cell office:value-type="float" office:value="2.7027027027027" table:style-name="ce80">
            <text:p>2.7</text:p>
          </table:table-cell>
          <table:table-cell office:value-type="string" table:style-name="ce72">
            <text:p>P00-P04</text:p>
          </table:table-cell>
          <table:table-cell office:value-type="string" table:style-name="ce77">
            <text:p><text:span text:style-name="T13">母體因素及懷孕、分娩、生產之併發症所影響之胎兒及新生兒</text:span></text:p>
          </table:table-cell>
          <table:table-cell office:value-type="float" office:value="11" table:style-name="ce78">
            <text:p>11</text:p>
          </table:table-cell>
          <table:table-cell office:value-type="float" office:value="14.18622646376064" table:style-name="ce79">
            <text:p>14.2</text:p>
          </table:table-cell>
          <table:table-cell office:value-type="float" office:value="4.3478260869565002" table:style-name="ce82">
            <text:p>4.3</text:p>
          </table:table-cell>
          <table:table-cell table:number-columns-repeated="16368" table:style-name="ce14"/>
        </table:table-row>
        <table:table-row table:style-name="ro13">
          <table:table-cell office:value-type="float" office:value="8" table:style-name="ce76">
            <text:p>8</text:p>
          </table:table-cell>
          <table:table-cell office:value-type="string" table:style-name="ce81">
            <text:p>P50-P61</text:p>
          </table:table-cell>
          <table:table-cell office:value-type="string" table:style-name="ce77">
            <text:p><text:span text:style-name="T13">胎兒及新生兒出血及血液疾患</text:span></text:p>
          </table:table-cell>
          <table:table-cell office:value-type="float" office:value="18" table:style-name="ce78">
            <text:p>18</text:p>
          </table:table-cell>
          <table:table-cell office:value-type="float" office:value="11.160160706314171" table:style-name="ce79">
            <text:p>11.2</text:p>
          </table:table-cell>
          <table:table-cell office:value-type="float" office:value="3.0716723549488001" table:style-name="ce80">
            <text:p>3.1</text:p>
          </table:table-cell>
          <table:table-cell office:value-type="string" table:style-name="ce81">
            <text:p>J12-J18</text:p>
          </table:table-cell>
          <table:table-cell office:value-type="string" table:style-name="ce77">
            <text:p><text:span text:style-name="T13">肺炎</text:span></text:p>
          </table:table-cell>
          <table:table-cell office:value-type="float" office:value="9" table:style-name="ce78">
            <text:p>9</text:p>
          </table:table-cell>
          <table:table-cell office:value-type="float" office:value="10.746525290156182" table:style-name="ce79">
            <text:p>10.7</text:p>
          </table:table-cell>
          <table:table-cell office:value-type="float" office:value="2.7027027027027" table:style-name="ce80">
            <text:p>2.7</text:p>
          </table:table-cell>
          <table:table-cell office:value-type="string" table:style-name="ce72">
            <text:p>P50-P61</text:p>
          </table:table-cell>
          <table:table-cell office:value-type="string" table:style-name="ce77">
            <text:p><text:span text:style-name="T13">胎兒及新生兒出血及血液疾患</text:span></text:p>
          </table:table-cell>
          <table:table-cell office:value-type="float" office:value="10" table:style-name="ce78">
            <text:p>10</text:p>
          </table:table-cell>
          <table:table-cell office:value-type="float" office:value="12.896569512509673" table:style-name="ce79">
            <text:p>12.9</text:p>
          </table:table-cell>
          <table:table-cell office:value-type="float" office:value="3.9525691699604999" table:style-name="ce82">
            <text:p>4.0</text:p>
          </table:table-cell>
          <table:table-cell table:number-columns-repeated="16368" table:style-name="ce14"/>
        </table:table-row>
        <table:table-row table:style-name="ro13">
          <table:table-cell office:value-type="float" office:value="9" table:style-name="ce76">
            <text:p>9</text:p>
          </table:table-cell>
          <table:table-cell office:value-type="string" table:style-name="ce72">
            <text:p>I01-I02.0, I05-I09, I20-I25, I27, I30-I52</text:p>
          </table:table-cell>
          <table:table-cell office:value-type="string" table:style-name="ce77">
            <text:p><text:span text:style-name="T13">心臟疾病（高血壓性心臟病除外）</text:span></text:p>
          </table:table-cell>
          <table:table-cell office:value-type="float" office:value="11" table:style-name="ce78">
            <text:p>11</text:p>
          </table:table-cell>
          <table:table-cell office:value-type="float" office:value="6.8200982094142155" table:style-name="ce79">
            <text:p>6.8</text:p>
          </table:table-cell>
          <table:table-cell office:value-type="float" office:value="1.877133105802" table:style-name="ce80">
            <text:p>1.9</text:p>
          </table:table-cell>
          <table:table-cell office:value-type="string" table:style-name="ce81">
            <text:p>P00-P04</text:p>
          </table:table-cell>
          <table:table-cell office:value-type="string" table:style-name="ce77">
            <text:p><text:span text:style-name="T13">母體因素及懷孕、分娩、生產之併發症所影響之胎兒及新生兒</text:span></text:p>
          </table:table-cell>
          <table:table-cell office:value-type="float" office:value="8" table:style-name="ce78">
            <text:p>8</text:p>
          </table:table-cell>
          <table:table-cell office:value-type="float" office:value="9.552466924583273" table:style-name="ce79">
            <text:p>9.6</text:p>
          </table:table-cell>
          <table:table-cell office:value-type="float" office:value="2.4024024024024002" table:style-name="ce80">
            <text:p>2.4</text:p>
          </table:table-cell>
          <table:table-cell office:value-type="string" table:style-name="ce72">
            <text:p>X85-Y09, Y87.1</text:p>
          </table:table-cell>
          <table:table-cell office:value-type="string" table:style-name="ce77">
            <text:p><text:span text:style-name="T13">加害</text:span><text:span text:style-name="T12">(</text:span><text:span text:style-name="T13">他殺</text:span><text:span text:style-name="T12">)</text:span></text:p>
          </table:table-cell>
          <table:table-cell office:value-type="float" office:value="5" table:style-name="ce78">
            <text:p>5</text:p>
          </table:table-cell>
          <table:table-cell office:value-type="float" office:value="6.4482847562548367" table:style-name="ce79">
            <text:p>6.4</text:p>
          </table:table-cell>
          <table:table-cell office:value-type="float" office:value="1.9762845849802" table:style-name="ce82">
            <text:p>2.0</text:p>
          </table:table-cell>
          <table:table-cell table:number-columns-repeated="16368" table:style-name="ce14"/>
        </table:table-row>
        <table:table-row table:style-name="ro13">
          <table:table-cell office:value-type="float" office:value="10" table:style-name="ce76">
            <text:p>10</text:p>
          </table:table-cell>
          <table:table-cell office:value-type="string" table:style-name="ce72">
            <text:p>J12-J18</text:p>
          </table:table-cell>
          <table:table-cell office:value-type="string" table:style-name="ce77">
            <text:p><text:span text:style-name="T13">肺炎</text:span></text:p>
          </table:table-cell>
          <table:table-cell office:value-type="float" office:value="11" table:style-name="ce78">
            <text:p>11</text:p>
          </table:table-cell>
          <table:table-cell office:value-type="float" office:value="6.8200982094142155" table:style-name="ce79">
            <text:p>6.8</text:p>
          </table:table-cell>
          <table:table-cell office:value-type="float" office:value="1.877133105802" table:style-name="ce80">
            <text:p>1.9</text:p>
          </table:table-cell>
          <table:table-cell office:value-type="string" table:style-name="ce81">
            <text:p>P50-P61</text:p>
          </table:table-cell>
          <table:table-cell office:value-type="string" table:style-name="ce77">
            <text:p><text:span text:style-name="T13">胎兒及新生兒出血及血液疾患</text:span></text:p>
          </table:table-cell>
          <table:table-cell office:value-type="float" office:value="8" table:style-name="ce78">
            <text:p>8</text:p>
          </table:table-cell>
          <table:table-cell office:value-type="float" office:value="9.552466924583273" table:style-name="ce79">
            <text:p>9.6</text:p>
          </table:table-cell>
          <table:table-cell office:value-type="float" office:value="2.4024024024024002" table:style-name="ce80">
            <text:p>2.4</text:p>
          </table:table-cell>
          <table:table-cell office:value-type="string" table:style-name="ce81">
            <text:p>A40-A41</text:p>
          </table:table-cell>
          <table:table-cell office:value-type="string" table:style-name="ce77">
            <text:p><text:span text:style-name="T13">敗血症</text:span></text:p>
          </table:table-cell>
          <table:table-cell office:value-type="float" office:value="2" table:style-name="ce78">
            <text:p>2</text:p>
          </table:table-cell>
          <table:table-cell office:value-type="float" office:value="2.5793139025019345" table:style-name="ce79">
            <text:p>2.6</text:p>
          </table:table-cell>
          <table:table-cell office:value-type="float" office:value="0.79051383399209996" table:style-name="ce82">
            <text:p>0.8</text:p>
          </table:table-cell>
          <table:table-cell table:number-columns-repeated="16368" table:style-name="ce14"/>
        </table:table-row>
        <table:table-row table:style-name="ro13">
          <table:table-cell table:style-name="ce84"/>
          <table:table-cell table:style-name="ce85"/>
          <table:table-cell office:value-type="string" table:style-name="ce86">
            <text:p><text:span text:style-name="T13">其他</text:span></text:p>
          </table:table-cell>
          <table:table-cell office:value-type="float" office:value="176" table:style-name="ce87">
            <text:p>176</text:p>
          </table:table-cell>
          <table:table-cell office:value-type="float" office:value="109.12157135062745" table:style-name="ce88">
            <text:p>109.1</text:p>
          </table:table-cell>
          <table:table-cell office:value-type="float" office:value="30.034129692832764" table:style-name="ce89">
            <text:p>30.0</text:p>
          </table:table-cell>
          <table:table-cell table:style-name="ce90"/>
          <table:table-cell office:value-type="string" table:style-name="ce86">
            <text:p><text:span text:style-name="T13">其他</text:span></text:p>
          </table:table-cell>
          <table:table-cell office:value-type="float" office:value="106" table:style-name="ce87">
            <text:p>106</text:p>
          </table:table-cell>
          <table:table-cell office:value-type="float" office:value="126.57018675072838" table:style-name="ce88">
            <text:p>126.6</text:p>
          </table:table-cell>
          <table:table-cell office:value-type="float" office:value="31.831831831831831" table:style-name="ce89">
            <text:p>31.8</text:p>
          </table:table-cell>
          <table:table-cell table:style-name="ce85"/>
          <table:table-cell office:value-type="string" table:style-name="ce86">
            <text:p><text:span text:style-name="T13">其他</text:span></text:p>
          </table:table-cell>
          <table:table-cell office:value-type="float" office:value="67" table:style-name="ce87">
            <text:p>67</text:p>
          </table:table-cell>
          <table:table-cell office:value-type="float" office:value="86.407015733814802" table:style-name="ce88">
            <text:p>86.4</text:p>
          </table:table-cell>
          <table:table-cell office:value-type="float" office:value="26.48221343873518" table:style-name="ce91">
            <text:p>26.5</text:p>
          </table:table-cell>
          <table:table-cell table:number-columns-repeated="16368" table:style-name="ce14"/>
        </table:table-row>
        <table:table-row table:style-name="ro14">
          <table:table-cell office:value-type="string" table:style-name="ce17">
            <text:p>附註: 109年出生數計161,288 人,男性83,748 人,女性 77,540 人。</text:p>
          </table:table-cell>
          <table:table-cell table:style-name="ce55"/>
          <table:table-cell table:style-name="ce17"/>
          <table:table-cell table:number-columns-repeated="3" table:style-name="ce54"/>
          <table:table-cell table:style-name="ce55"/>
          <table:table-cell table:style-name="ce17"/>
          <table:table-cell table:number-columns-repeated="3" table:style-name="ce54"/>
          <table:table-cell table:style-name="ce92"/>
          <table:table-cell table:style-name="ce93"/>
          <table:table-cell table:number-columns-repeated="16371" table:style-name="ce54"/>
        </table:table-row>
        <table:table-row table:number-rows-repeated="1048555" table:style-name="ro2">
          <table:table-cell table:number-columns-repeated="16384"/>
        </table:table-row>
        <table:named-expressions>
          <table:named-range table:name="Print_Area" table:cell-range-address="表2.$A$1:表2.$P$21" table:base-cell-address="表2.$A$1"/>
        </table:named-expressions>
      </table:table>
      <table:table table:name="表3" table:style-name="ta3">
        <table:table-column table:style-name="co4" table:default-cell-style-name="ce12"/>
        <table:table-column table:style-name="co20" table:default-cell-style-name="ce13"/>
        <table:table-column table:style-name="co21" table:default-cell-style-name="ce12"/>
        <table:table-column table:style-name="co22" table:default-cell-style-name="ce12"/>
        <table:table-column table:style-name="co8" table:default-cell-style-name="ce12"/>
        <table:table-column table:style-name="co23" table:default-cell-style-name="ce12"/>
        <table:table-column table:style-name="co24" table:default-cell-style-name="ce139"/>
        <table:table-column table:style-name="co10" table:default-cell-style-name="ce140"/>
        <table:table-column table:style-name="co20" table:default-cell-style-name="ce13"/>
        <table:table-column table:style-name="co21" table:default-cell-style-name="ce12"/>
        <table:table-column table:style-name="co7" table:default-cell-style-name="ce14"/>
        <table:table-column table:style-name="co25" table:default-cell-style-name="ce14"/>
        <table:table-column table:style-name="co12" table:default-cell-style-name="ce14"/>
        <table:table-column table:style-name="co26" table:default-cell-style-name="ce140"/>
        <table:table-column table:style-name="co20" table:default-cell-style-name="ce13"/>
        <table:table-column table:style-name="co21" table:default-cell-style-name="ce12"/>
        <table:table-column table:style-name="co7" table:default-cell-style-name="ce14"/>
        <table:table-column table:style-name="co23" table:default-cell-style-name="ce14"/>
        <table:table-column table:style-name="co25" table:default-cell-style-name="ce14"/>
        <table:table-column table:style-name="co27" table:default-cell-style-name="ce140"/>
        <table:table-column table:style-name="co3" table:number-columns-repeated="16364" table:default-cell-style-name="ce6"/>
        <table:table-row table:style-name="ro3">
          <table:table-cell office:value-type="string" table:number-columns-spanned="20" table:number-rows-spanned="1" table:style-name="ce381">
            <text:p><text:span text:style-name="T8">表</text:span><text:span text:style-name="T7">3</text:span><text:span text:style-name="T8">　主要癌症死亡原因</text:span></text:p>
          </table:table-cell>
          <table:covered-table-cell table:number-columns-repeated="19"/>
          <table:table-cell table:number-columns-repeated="16364"/>
        </table:table-row>
        <table:table-row table:style-name="ro15">
          <table:table-cell table:style-name="ce7"/>
          <table:table-cell table:style-name="ce8"/>
          <table:table-cell table:number-columns-repeated="4" table:style-name="ce9"/>
          <table:table-cell table:style-name="ce94"/>
          <table:table-cell table:style-name="ce95"/>
          <table:table-cell table:style-name="ce8"/>
          <table:table-cell table:number-columns-repeated="4" table:style-name="ce9"/>
          <table:table-cell table:style-name="ce95"/>
          <table:table-cell table:style-name="ce8"/>
          <table:table-cell table:number-columns-repeated="4" table:style-name="ce9"/>
          <table:table-cell table:style-name="ce95"/>
          <table:table-cell table:number-columns-repeated="16364"/>
        </table:table-row>
        <table:table-row table:style-name="ro1">
          <table:table-cell table:style-name="ce96"/>
          <table:table-cell table:style-name="ce8"/>
          <table:table-cell table:style-name="ce11"/>
          <table:table-cell table:number-columns-repeated="5" table:style-name="ce9"/>
          <table:table-cell table:style-name="ce97"/>
          <table:table-cell office:value-type="string" table:number-columns-spanned="3" table:number-rows-spanned="1" table:style-name="ce382">
            <text:p><text:span text:style-name="T9">民國</text:span><text:span text:style-name="T1">109</text:span><text:span text:style-name="T9">年</text:span></text:p>
          </table:table-cell>
          <table:covered-table-cell table:number-columns-repeated="2"/>
          <table:table-cell table:number-columns-repeated="2" table:style-name="ce9"/>
          <table:table-cell table:style-name="ce8"/>
          <table:table-cell table:number-columns-repeated="3" table:style-name="ce9"/>
          <table:table-cell table:style-name="ce11"/>
          <table:table-cell table:number-columns-repeated="16365" table:style-name="ce12"/>
        </table:table-row>
        <table:table-row table:style-name="ro5">
          <table:table-cell table:style-name="ce9"/>
          <table:table-cell table:style-name="ce8"/>
          <table:table-cell table:number-columns-repeated="4" table:style-name="ce9"/>
          <table:table-cell table:style-name="ce94"/>
          <table:table-cell table:style-name="ce95"/>
          <table:table-cell table:style-name="ce8"/>
          <table:table-cell table:number-columns-repeated="4" table:style-name="ce9"/>
          <table:table-cell table:style-name="ce95"/>
          <table:table-cell table:style-name="ce8"/>
          <table:table-cell table:number-columns-repeated="4" table:style-name="ce9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4"/>
        </table:table-row>
        <table:table-row table:style-name="ro16">
          <table:table-cell office:value-type="string" table:style-name="ce98">
            <text:p>順</text:p>
          </table:table-cell>
          <table:table-cell table:style-name="ce61"/>
          <table:table-cell office:value-type="string" table:style-name="ce61">
            <text:p><text:s text:c="5"/>合 <text:s text:c="14"/>計</text:p>
          </table:table-cell>
          <table:table-cell table:number-columns-repeated="3" table:style-name="ce61"/>
          <table:table-cell table:style-name="ce99"/>
          <table:table-cell table:style-name="ce100"/>
          <table:table-cell table:style-name="ce61"/>
          <table:table-cell office:value-type="string" table:style-name="ce61">
            <text:p><text:s text:c="4"/>男 <text:s text:c="14"/>性</text:p>
          </table:table-cell>
          <table:table-cell table:number-columns-repeated="3" table:style-name="ce61"/>
          <table:table-cell table:style-name="ce100"/>
          <table:table-cell table:style-name="ce61"/>
          <table:table-cell office:value-type="string" table:style-name="ce61">
            <text:p><text:s text:c="4"/>女 <text:s text:c="14"/>性</text:p>
          </table:table-cell>
          <table:table-cell table:number-columns-repeated="3" table:style-name="ce61"/>
          <table:table-cell table:style-name="ce101"/>
          <table:table-cell table:number-columns-repeated="16364" table:style-name="ce102"/>
        </table:table-row>
        <table:table-row table:style-name="ro16">
          <table:table-cell table:style-name="ce18"/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7">
            <text:p><text:span text:style-name="T11">每十萬人口</text:span></text:p>
          </table:table-cell>
          <table:covered-table-cell/>
          <table:table-cell table:style-name="ce103"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21">
            <text:p><text:span text:style-name="T11">死亡人數</text:span></text:p>
          </table:table-cell>
          <table:table-cell office:value-type="string" table:style-name="ce19">
            <text:p>ICD-10</text:p>
          </table:table-cell>
          <table:table-cell table:style-name="ce20"/>
          <table:table-cell office:value-type="string" table:style-name="ce21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9">
            <text:p><text:span text:style-name="T11">死亡人數</text:span></text:p>
          </table:table-cell>
          <table:table-cell table:number-columns-repeated="16364" table:style-name="ce104"/>
        </table:table-row>
        <table:table-row table:style-name="ro16">
          <table:table-cell table:style-name="ce105"/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癌症死亡原因</text:span></text:p>
          </table:table-cell>
          <table:table-cell table:style-name="ce106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107">
            <text:p><text:span text:style-name="T11">標準化</text:span></text:p>
          </table:table-cell>
          <table:table-cell table:style-name="ce108"/>
          <table:table-cell office:value-type="string" table:style-name="ce109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癌症死亡原因</text:span></text:p>
          </table:table-cell>
          <table:table-cell table:style-name="ce106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28">
            <text:p><text:span text:style-name="T11">標準化</text:span></text:p>
          </table:table-cell>
          <table:table-cell office:value-type="string" table:style-name="ce109">
            <text:p><text:span text:style-name="T11">結構比</text:span></text:p>
          </table:table-cell>
          <table:table-cell office:value-type="string" table:style-name="ce25">
            <text:p><text:span text:style-name="T11">國際死因</text:span></text:p>
          </table:table-cell>
          <table:table-cell office:value-type="string" table:style-name="ce26">
            <text:p><text:span text:style-name="T11">癌症死亡原因</text:span></text:p>
          </table:table-cell>
          <table:table-cell table:style-name="ce106"/>
          <table:table-cell office:value-type="string" table:number-columns-spanned="1" table:number-rows-spanned="2" table:style-name="ce380">
            <text:p><text:span text:style-name="T11">死亡率</text:span></text:p>
          </table:table-cell>
          <table:table-cell office:value-type="string" table:style-name="ce28">
            <text:p><text:span text:style-name="T11">標準化</text:span></text:p>
          </table:table-cell>
          <table:table-cell office:value-type="string" table:style-name="ce110">
            <text:p><text:span text:style-name="T11">結構比</text:span></text:p>
          </table:table-cell>
          <table:table-cell table:number-columns-repeated="16364" table:style-name="ce104"/>
        </table:table-row>
        <table:table-row table:style-name="ro16">
          <table:table-cell office:value-type="string" table:style-name="ce111">
            <text:p><text:span text:style-name="T11">位</text:span>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112">
            <text:p><text:span text:style-name="T11">死亡率</text:span></text:p>
          </table:table-cell>
          <table:table-cell table:style-name="ce113"/>
          <table:table-cell office:value-type="string" table:style-name="ce114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32">
            <text:p><text:span text:style-name="T11">死亡率</text:span></text:p>
          </table:table-cell>
          <table:table-cell office:value-type="string" table:style-name="ce114">
            <text:p>%</text:p>
          </table:table-cell>
          <table:table-cell office:value-type="string" table:style-name="ce30">
            <text:p><text:span text:style-name="T11">分類號碼</text:span></text:p>
          </table:table-cell>
          <table:table-cell table:style-name="ce31"/>
          <table:table-cell office:value-type="string" table:style-name="ce29">
            <text:p><text:span text:style-name="T11">人數</text:span></text:p>
          </table:table-cell>
          <table:covered-table-cell/>
          <table:table-cell office:value-type="string" table:style-name="ce32">
            <text:p><text:span text:style-name="T11">死亡率</text:span></text:p>
          </table:table-cell>
          <table:table-cell office:value-type="string" table:style-name="ce115">
            <text:p>%</text:p>
          </table:table-cell>
          <table:table-cell table:number-columns-repeated="16364" table:style-name="ce104"/>
        </table:table-row>
        <table:table-row table:style-name="ro17">
          <table:table-cell table:style-name="ce33"/>
          <table:table-cell office:value-type="string" table:style-name="ce116">
            <text:p>C00-C97</text:p>
          </table:table-cell>
          <table:table-cell office:value-type="string" table:style-name="ce117">
            <text:p><text:span text:style-name="T13">惡性腫瘤</text:span></text:p>
          </table:table-cell>
          <table:table-cell office:value-type="float" office:value="50161" table:style-name="ce118">
            <text:p>50,161</text:p>
          </table:table-cell>
          <table:table-cell office:value-type="float" office:value="212.707235677993" table:style-name="ce119">
            <text:p>212.7</text:p>
          </table:table-cell>
          <table:table-cell office:value-type="float" office:value="117.299067398559" table:style-name="ce120">
            <text:p>117.3</text:p>
          </table:table-cell>
          <table:table-cell table:style-name="ce121"/>
          <table:table-cell office:value-type="float" office:value="100" table:style-name="ce122">
            <text:p>100.0<text:s/></text:p>
          </table:table-cell>
          <table:table-cell office:value-type="string" table:style-name="ce116">
            <text:p>C00-C97</text:p>
          </table:table-cell>
          <table:table-cell office:value-type="string" table:style-name="ce117">
            <text:p><text:span text:style-name="T13">惡性腫瘤</text:span></text:p>
          </table:table-cell>
          <table:table-cell office:value-type="float" office:value="30250" table:style-name="ce118">
            <text:p>30,250</text:p>
          </table:table-cell>
          <table:table-cell office:value-type="float" office:value="258.77978870822699" table:style-name="ce119">
            <text:p>258.8</text:p>
          </table:table-cell>
          <table:table-cell office:value-type="float" office:value="152.59231043901701" table:style-name="ce120">
            <text:p>152.6</text:p>
          </table:table-cell>
          <table:table-cell office:value-type="float" office:value="100" table:style-name="ce123">
            <text:p>100.0<text:s/></text:p>
          </table:table-cell>
          <table:table-cell office:value-type="string" table:style-name="ce116">
            <text:p>C00-C97</text:p>
          </table:table-cell>
          <table:table-cell office:value-type="string" table:style-name="ce117">
            <text:p><text:span text:style-name="T13">惡性腫瘤</text:span></text:p>
          </table:table-cell>
          <table:table-cell office:value-type="float" office:value="19911" table:style-name="ce118">
            <text:p>19,911</text:p>
          </table:table-cell>
          <table:table-cell office:value-type="float" office:value="167.421989769693" table:style-name="ce119">
            <text:p>167.4</text:p>
          </table:table-cell>
          <table:table-cell office:value-type="float" office:value="86.710038251275705" table:style-name="ce120">
            <text:p>86.7</text:p>
          </table:table-cell>
          <table:table-cell office:value-type="float" office:value="100" table:style-name="ce123">
            <text:p>100.0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" table:style-name="ce33">
            <text:p>1</text:p>
          </table:table-cell>
          <table:table-cell office:value-type="string" table:style-name="ce116">
            <text:p>C33-C34</text:p>
          </table:table-cell>
          <table:table-cell office:value-type="string" table:style-name="ce117">
            <text:p><text:span text:style-name="T13">氣管、支氣管和肺癌</text:span></text:p>
          </table:table-cell>
          <table:table-cell office:value-type="float" office:value="9629" table:style-name="ce118">
            <text:p>9,629</text:p>
          </table:table-cell>
          <table:table-cell office:value-type="float" office:value="40.831681432654797" table:style-name="ce119">
            <text:p>40.8</text:p>
          </table:table-cell>
          <table:table-cell office:value-type="float" office:value="21.827663664548702" table:style-name="ce120">
            <text:p>21.8</text:p>
          </table:table-cell>
          <table:table-cell table:style-name="ce121"/>
          <table:table-cell office:value-type="float" office:value="19.196188273758501" table:style-name="ce122">
            <text:p>19.2<text:s/></text:p>
          </table:table-cell>
          <table:table-cell office:value-type="string" table:style-name="ce116">
            <text:p>C33-C34</text:p>
          </table:table-cell>
          <table:table-cell office:value-type="string" table:style-name="ce117">
            <text:p><text:span text:style-name="T13">氣管、支氣管和肺癌</text:span></text:p>
          </table:table-cell>
          <table:table-cell office:value-type="float" office:value="6037" table:style-name="ce118">
            <text:p>6,037</text:p>
          </table:table-cell>
          <table:table-cell office:value-type="float" office:value="51.6447465927791" table:style-name="ce119">
            <text:p>51.6</text:p>
          </table:table-cell>
          <table:table-cell office:value-type="float" office:value="29.7199183044069" table:style-name="ce120">
            <text:p>29.7</text:p>
          </table:table-cell>
          <table:table-cell office:value-type="float" office:value="19.957024793388399" table:style-name="ce123">
            <text:p>20.0<text:s/></text:p>
          </table:table-cell>
          <table:table-cell office:value-type="string" table:style-name="ce116">
            <text:p>C33-C34</text:p>
          </table:table-cell>
          <table:table-cell office:value-type="string" table:style-name="ce117">
            <text:p><text:span text:style-name="T13">氣管、支氣管和肺癌</text:span></text:p>
          </table:table-cell>
          <table:table-cell office:value-type="float" office:value="3592" table:style-name="ce118">
            <text:p>3,592</text:p>
          </table:table-cell>
          <table:table-cell office:value-type="float" office:value="30.203394468019599" table:style-name="ce119">
            <text:p>30.2</text:p>
          </table:table-cell>
          <table:table-cell office:value-type="float" office:value="15.149365186634" table:style-name="ce120">
            <text:p>15.1</text:p>
          </table:table-cell>
          <table:table-cell office:value-type="float" office:value="18.040279242629701" table:style-name="ce123">
            <text:p>18.0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2" table:style-name="ce33">
            <text:p>2</text:p>
          </table:table-cell>
          <table:table-cell office:value-type="string" table:style-name="ce116">
            <text:p>C22</text:p>
          </table:table-cell>
          <table:table-cell office:value-type="string" table:style-name="ce117">
            <text:p><text:span text:style-name="T13">肝和肝內膽管癌</text:span></text:p>
          </table:table-cell>
          <table:table-cell office:value-type="float" office:value="7773" table:style-name="ce118">
            <text:p>7,773</text:p>
          </table:table-cell>
          <table:table-cell office:value-type="float" office:value="32.961331371484597" table:style-name="ce119">
            <text:p>33.0</text:p>
          </table:table-cell>
          <table:table-cell office:value-type="float" office:value="17.971560018315401" table:style-name="ce120">
            <text:p>18.0</text:p>
          </table:table-cell>
          <table:table-cell table:style-name="ce121"/>
          <table:table-cell office:value-type="float" office:value="15.4961025497897" table:style-name="ce122">
            <text:p>15.5<text:s/></text:p>
          </table:table-cell>
          <table:table-cell office:value-type="string" table:style-name="ce116">
            <text:p>C22</text:p>
          </table:table-cell>
          <table:table-cell office:value-type="string" table:style-name="ce117">
            <text:p><text:span text:style-name="T13">肝和肝內膽管癌</text:span></text:p>
          </table:table-cell>
          <table:table-cell office:value-type="float" office:value="5296" table:style-name="ce118">
            <text:p>5,296</text:p>
          </table:table-cell>
          <table:table-cell office:value-type="float" office:value="45.3057111073974" table:style-name="ce119">
            <text:p>45.3</text:p>
          </table:table-cell>
          <table:table-cell office:value-type="float" office:value="26.832410932252099" table:style-name="ce120">
            <text:p>26.8</text:p>
          </table:table-cell>
          <table:table-cell office:value-type="float" office:value="17.507438016528901" table:style-name="ce123">
            <text:p>17.5<text:s/></text:p>
          </table:table-cell>
          <table:table-cell office:value-type="string" table:style-name="ce116">
            <text:p>C18-C21</text:p>
          </table:table-cell>
          <table:table-cell office:value-type="string" table:style-name="ce117">
            <text:p><text:span text:style-name="T13">結腸、直腸和肛門癌</text:span></text:p>
          </table:table-cell>
          <table:table-cell office:value-type="float" office:value="2853" table:style-name="ce118">
            <text:p>2,853</text:p>
          </table:table-cell>
          <table:table-cell office:value-type="float" office:value="23.9895001161637" table:style-name="ce119">
            <text:p>24.0</text:p>
          </table:table-cell>
          <table:table-cell office:value-type="float" office:value="11.788505324475601" table:style-name="ce120">
            <text:p>11.8</text:p>
          </table:table-cell>
          <table:table-cell office:value-type="float" office:value="14.3287629953292" table:style-name="ce123">
            <text:p>14.3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3" table:style-name="ce33">
            <text:p>3</text:p>
          </table:table-cell>
          <table:table-cell office:value-type="string" table:style-name="ce124">
            <text:p>C18-C21</text:p>
          </table:table-cell>
          <table:table-cell office:value-type="string" table:style-name="ce117">
            <text:p><text:span text:style-name="T13">結腸、直腸和肛門癌</text:span></text:p>
          </table:table-cell>
          <table:table-cell office:value-type="float" office:value="6489" table:style-name="ce118">
            <text:p>6,489</text:p>
          </table:table-cell>
          <table:table-cell office:value-type="float" office:value="27.5165417817527" table:style-name="ce119">
            <text:p>27.5</text:p>
          </table:table-cell>
          <table:table-cell office:value-type="float" office:value="14.615321750504901" table:style-name="ce120">
            <text:p>14.6</text:p>
          </table:table-cell>
          <table:table-cell table:style-name="ce121"/>
          <table:table-cell office:value-type="float" office:value="12.936344969199199" table:style-name="ce122">
            <text:p>12.9<text:s/></text:p>
          </table:table-cell>
          <table:table-cell office:value-type="string" table:style-name="ce124">
            <text:p>C18-C21</text:p>
          </table:table-cell>
          <table:table-cell office:value-type="string" table:style-name="ce117">
            <text:p><text:span text:style-name="T13">結腸、直腸和肛門癌</text:span></text:p>
          </table:table-cell>
          <table:table-cell office:value-type="float" office:value="3636" table:style-name="ce118">
            <text:p>3,636</text:p>
          </table:table-cell>
          <table:table-cell office:value-type="float" office:value="31.104902867541" table:style-name="ce119">
            <text:p>31.1</text:p>
          </table:table-cell>
          <table:table-cell office:value-type="float" office:value="17.9352784930045" table:style-name="ce120">
            <text:p>17.9</text:p>
          </table:table-cell>
          <table:table-cell office:value-type="float" office:value="12.019834710743799" table:style-name="ce123">
            <text:p>12.0<text:s/></text:p>
          </table:table-cell>
          <table:table-cell office:value-type="string" table:style-name="ce124">
            <text:p>C50</text:p>
          </table:table-cell>
          <table:table-cell office:value-type="string" table:style-name="ce117">
            <text:p><text:span text:style-name="T13">女性乳癌</text:span></text:p>
          </table:table-cell>
          <table:table-cell office:value-type="float" office:value="2655" table:style-name="ce118">
            <text:p>2,655</text:p>
          </table:table-cell>
          <table:table-cell office:value-type="float" office:value="22.324613672770599" table:style-name="ce119">
            <text:p>22.3</text:p>
          </table:table-cell>
          <table:table-cell office:value-type="float" office:value="12.789031198259" table:style-name="ce120">
            <text:p>12.8</text:p>
          </table:table-cell>
          <table:table-cell office:value-type="float" office:value="13.334337803224299" table:style-name="ce123">
            <text:p>13.3<text:s/></text:p>
          </table:table-cell>
          <table:table-cell table:number-columns-repeated="16364" table:style-name="ce104"/>
        </table:table-row>
        <table:table-row table:style-name="ro18">
          <table:table-cell office:value-type="float" office:value="4" table:style-name="ce33">
            <text:p>4</text:p>
          </table:table-cell>
          <table:table-cell office:value-type="string" table:style-name="ce124">
            <text:p>C50</text:p>
          </table:table-cell>
          <table:table-cell office:value-type="string" table:style-name="ce117">
            <text:p><text:span text:style-name="T13">女性乳癌</text:span></text:p>
          </table:table-cell>
          <table:table-cell office:value-type="float" office:value="2655" table:style-name="ce118">
            <text:p>2,655</text:p>
          </table:table-cell>
          <table:table-cell office:value-type="float" office:value="22.324613672770599" table:style-name="ce119">
            <text:p>22.3</text:p>
          </table:table-cell>
          <table:table-cell office:value-type="float" office:value="12.789031198259" table:style-name="ce120">
            <text:p>12.8</text:p>
          </table:table-cell>
          <table:table-cell office:value-type="string" table:style-name="ce121">
            <text:p>(1)</text:p>
          </table:table-cell>
          <table:table-cell office:value-type="float" office:value="5.2929566794919998" table:style-name="ce122">
            <text:p>5.3<text:s/></text:p>
          </table:table-cell>
          <table:table-cell office:value-type="string" table:style-name="ce124">
            <text:p>C00-C06, C09-C10, C12-C14</text:p>
          </table:table-cell>
          <table:table-cell office:value-type="string" table:style-name="ce117">
            <text:p><text:span text:style-name="T13">口腔癌</text:span></text:p>
          </table:table-cell>
          <table:table-cell office:value-type="float" office:value="3137" table:style-name="ce118">
            <text:p>3,137</text:p>
          </table:table-cell>
          <table:table-cell office:value-type="float" office:value="26.8361056918251" table:style-name="ce119">
            <text:p>26.8</text:p>
          </table:table-cell>
          <table:table-cell office:value-type="float" office:value="16.800160957053599" table:style-name="ce120">
            <text:p>16.8</text:p>
          </table:table-cell>
          <table:table-cell office:value-type="float" office:value="10.370247933884301" table:style-name="ce123">
            <text:p>10.4<text:s/></text:p>
          </table:table-cell>
          <table:table-cell office:value-type="string" table:style-name="ce124">
            <text:p>C22</text:p>
          </table:table-cell>
          <table:table-cell office:value-type="string" table:style-name="ce117">
            <text:p><text:span text:style-name="T13">肝和肝內膽管癌</text:span></text:p>
          </table:table-cell>
          <table:table-cell office:value-type="float" office:value="2477" table:style-name="ce118">
            <text:p>2,477</text:p>
          </table:table-cell>
          <table:table-cell office:value-type="float" office:value="20.827897577194999" table:style-name="ce119">
            <text:p>20.8</text:p>
          </table:table-cell>
          <table:table-cell office:value-type="float" office:value="10.016076575871301" table:style-name="ce120">
            <text:p>10.0</text:p>
          </table:table-cell>
          <table:table-cell office:value-type="float" office:value="12.440359600221001" table:style-name="ce123">
            <text:p>12.4<text:s/></text:p>
          </table:table-cell>
          <table:table-cell table:number-columns-repeated="16364" table:style-name="ce104"/>
        </table:table-row>
        <table:table-row table:style-name="ro18">
          <table:table-cell office:value-type="float" office:value="5" table:style-name="ce33">
            <text:p>5</text:p>
          </table:table-cell>
          <table:table-cell office:value-type="string" table:style-name="ce124">
            <text:p>C61</text:p>
          </table:table-cell>
          <table:table-cell office:value-type="string" table:style-name="ce117">
            <text:p><text:span text:style-name="T13">前列腺</text:span><text:span text:style-name="T12">(</text:span><text:span text:style-name="T13">攝護腺</text:span><text:span text:style-name="T12">)</text:span><text:span text:style-name="T13">癌</text:span></text:p>
          </table:table-cell>
          <table:table-cell office:value-type="float" office:value="1730" table:style-name="ce118">
            <text:p>1,730</text:p>
          </table:table-cell>
          <table:table-cell office:value-type="float" office:value="14.7996375029829" table:style-name="ce119">
            <text:p>14.8</text:p>
          </table:table-cell>
          <table:table-cell office:value-type="float" office:value="7.8037010060113996" table:style-name="ce120">
            <text:p>7.8</text:p>
          </table:table-cell>
          <table:table-cell office:value-type="string" table:style-name="ce121">
            <text:p>(2)</text:p>
          </table:table-cell>
          <table:table-cell office:value-type="float" office:value="3.4488945595184002" table:style-name="ce122">
            <text:p>3.4<text:s/></text:p>
          </table:table-cell>
          <table:table-cell office:value-type="string" table:style-name="ce124">
            <text:p>C15</text:p>
          </table:table-cell>
          <table:table-cell office:value-type="string" table:style-name="ce117">
            <text:p><text:span text:style-name="T13">食道癌</text:span></text:p>
          </table:table-cell>
          <table:table-cell office:value-type="float" office:value="1801" table:style-name="ce118">
            <text:p>1,801</text:p>
          </table:table-cell>
          <table:table-cell office:value-type="float" office:value="15.407021469868299" table:style-name="ce119">
            <text:p>15.4</text:p>
          </table:table-cell>
          <table:table-cell office:value-type="float" office:value="9.4781574106897999" table:style-name="ce120">
            <text:p>9.5</text:p>
          </table:table-cell>
          <table:table-cell office:value-type="float" office:value="5.9537190082644997" table:style-name="ce123">
            <text:p>6.0<text:s/></text:p>
          </table:table-cell>
          <table:table-cell office:value-type="string" table:style-name="ce124">
            <text:p>C25</text:p>
          </table:table-cell>
          <table:table-cell office:value-type="string" table:style-name="ce117">
            <text:p><text:span text:style-name="T13">胰臟癌</text:span></text:p>
          </table:table-cell>
          <table:table-cell office:value-type="float" office:value="1101" table:style-name="ce118">
            <text:p>1,101</text:p>
          </table:table-cell>
          <table:table-cell office:value-type="float" office:value="9.2577776473523006" table:style-name="ce119">
            <text:p>9.3</text:p>
          </table:table-cell>
          <table:table-cell office:value-type="float" office:value="4.6692422470241004" table:style-name="ce120">
            <text:p>4.7</text:p>
          </table:table-cell>
          <table:table-cell office:value-type="float" office:value="5.5296067500376997" table:style-name="ce123">
            <text:p>5.5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6" table:style-name="ce33">
            <text:p>6</text:p>
          </table:table-cell>
          <table:table-cell office:value-type="string" table:style-name="ce124">
            <text:p>C00-C06, C09-C10, C12-C14</text:p>
          </table:table-cell>
          <table:table-cell office:value-type="string" table:style-name="ce117">
            <text:p><text:span text:style-name="T13">口腔癌</text:span></text:p>
          </table:table-cell>
          <table:table-cell office:value-type="float" office:value="3380" table:style-name="ce118">
            <text:p>3,380</text:p>
          </table:table-cell>
          <table:table-cell office:value-type="float" office:value="14.332857331225799" table:style-name="ce119">
            <text:p>14.3</text:p>
          </table:table-cell>
          <table:table-cell office:value-type="float" office:value="8.6063371884134003" table:style-name="ce120">
            <text:p>8.6</text:p>
          </table:table-cell>
          <table:table-cell table:style-name="ce121"/>
          <table:table-cell office:value-type="float" office:value="6.7383026654174003" table:style-name="ce122">
            <text:p>6.7<text:s/></text:p>
          </table:table-cell>
          <table:table-cell office:value-type="string" table:style-name="ce124">
            <text:p>C61</text:p>
          </table:table-cell>
          <table:table-cell office:value-type="string" table:style-name="ce117">
            <text:p><text:span text:style-name="T13">前列腺</text:span><text:span text:style-name="T12">(</text:span><text:span text:style-name="T13">攝護腺</text:span><text:span text:style-name="T12">)</text:span><text:span text:style-name="T13">癌</text:span></text:p>
          </table:table-cell>
          <table:table-cell office:value-type="float" office:value="1730" table:style-name="ce118">
            <text:p>1,730</text:p>
          </table:table-cell>
          <table:table-cell office:value-type="float" office:value="14.7996375029829" table:style-name="ce119">
            <text:p>14.8</text:p>
          </table:table-cell>
          <table:table-cell office:value-type="float" office:value="7.8037010060113996" table:style-name="ce120">
            <text:p>7.8</text:p>
          </table:table-cell>
          <table:table-cell office:value-type="float" office:value="5.7190082644627998" table:style-name="ce123">
            <text:p>5.7<text:s/></text:p>
          </table:table-cell>
          <table:table-cell office:value-type="string" table:style-name="ce124">
            <text:p>C16</text:p>
          </table:table-cell>
          <table:table-cell office:value-type="string" table:style-name="ce117">
            <text:p><text:span text:style-name="T13">胃癌</text:span></text:p>
          </table:table-cell>
          <table:table-cell office:value-type="float" office:value="906" table:style-name="ce118">
            <text:p>906</text:p>
          </table:table-cell>
          <table:table-cell office:value-type="float" office:value="7.6181167561318999" table:style-name="ce119">
            <text:p>7.6</text:p>
          </table:table-cell>
          <table:table-cell office:value-type="float" office:value="3.8143991428806001" table:style-name="ce120">
            <text:p>3.8</text:p>
          </table:table-cell>
          <table:table-cell office:value-type="float" office:value="4.5502486062980001" table:style-name="ce123">
            <text:p>4.6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7" table:style-name="ce33">
            <text:p>7</text:p>
          </table:table-cell>
          <table:table-cell office:value-type="string" table:style-name="ce124">
            <text:p>C25</text:p>
          </table:table-cell>
          <table:table-cell office:value-type="string" table:style-name="ce117">
            <text:p><text:span text:style-name="T13">胰臟癌</text:span></text:p>
          </table:table-cell>
          <table:table-cell office:value-type="float" office:value="2450" table:style-name="ce118">
            <text:p>2,450</text:p>
          </table:table-cell>
          <table:table-cell office:value-type="float" office:value="10.3892013199714" table:style-name="ce119">
            <text:p>10.4</text:p>
          </table:table-cell>
          <table:table-cell office:value-type="float" office:value="5.6721010550182998" table:style-name="ce120">
            <text:p>5.7</text:p>
          </table:table-cell>
          <table:table-cell table:style-name="ce121"/>
          <table:table-cell office:value-type="float" office:value="4.8842726420925002" table:style-name="ce122">
            <text:p>4.9<text:s/></text:p>
          </table:table-cell>
          <table:table-cell office:value-type="string" table:style-name="ce124">
            <text:p>C16</text:p>
          </table:table-cell>
          <table:table-cell office:value-type="string" table:style-name="ce117">
            <text:p><text:span text:style-name="T13">胃癌</text:span></text:p>
          </table:table-cell>
          <table:table-cell office:value-type="float" office:value="1433" table:style-name="ce118">
            <text:p>1,433</text:p>
          </table:table-cell>
          <table:table-cell office:value-type="float" office:value="12.2588904865749" table:style-name="ce119">
            <text:p>12.3</text:p>
          </table:table-cell>
          <table:table-cell office:value-type="float" office:value="6.9316211300077004" table:style-name="ce120">
            <text:p>6.9</text:p>
          </table:table-cell>
          <table:table-cell office:value-type="float" office:value="4.7371900826445996" table:style-name="ce123">
            <text:p>4.7<text:s/></text:p>
          </table:table-cell>
          <table:table-cell office:value-type="string" table:style-name="ce124">
            <text:p>C56, C57.0-C57.4</text:p>
          </table:table-cell>
          <table:table-cell office:value-type="string" table:style-name="ce117">
            <text:p><text:span text:style-name="T13">卵巢癌</text:span></text:p>
          </table:table-cell>
          <table:table-cell office:value-type="float" office:value="724" table:style-name="ce118">
            <text:p>724</text:p>
          </table:table-cell>
          <table:table-cell office:value-type="float" office:value="6.0877665909927998" table:style-name="ce119">
            <text:p>6.1</text:p>
          </table:table-cell>
          <table:table-cell office:value-type="float" office:value="3.6312271725998002" table:style-name="ce120">
            <text:p>3.6</text:p>
          </table:table-cell>
          <table:table-cell office:value-type="float" office:value="3.6361810054744002" table:style-name="ce123">
            <text:p>3.6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8" table:style-name="ce33">
            <text:p>8</text:p>
          </table:table-cell>
          <table:table-cell office:value-type="string" table:style-name="ce124">
            <text:p>C16</text:p>
          </table:table-cell>
          <table:table-cell office:value-type="string" table:style-name="ce117">
            <text:p><text:span text:style-name="T13">胃癌</text:span></text:p>
          </table:table-cell>
          <table:table-cell office:value-type="float" office:value="2339" table:style-name="ce118">
            <text:p>2,339</text:p>
          </table:table-cell>
          <table:table-cell office:value-type="float" office:value="9.9185068928216005" table:style-name="ce119">
            <text:p>9.9</text:p>
          </table:table-cell>
          <table:table-cell office:value-type="float" office:value="5.2337279739304998" table:style-name="ce120">
            <text:p>5.2</text:p>
          </table:table-cell>
          <table:table-cell table:style-name="ce121"/>
          <table:table-cell office:value-type="float" office:value="4.6629851876956003" table:style-name="ce122">
            <text:p>4.7<text:s/></text:p>
          </table:table-cell>
          <table:table-cell office:value-type="string" table:style-name="ce124">
            <text:p>C25</text:p>
          </table:table-cell>
          <table:table-cell office:value-type="string" table:style-name="ce117">
            <text:p><text:span text:style-name="T13">胰臟癌</text:span></text:p>
          </table:table-cell>
          <table:table-cell office:value-type="float" office:value="1349" table:style-name="ce118">
            <text:p>1,349</text:p>
          </table:table-cell>
          <table:table-cell office:value-type="float" office:value="11.540295370823101" table:style-name="ce119">
            <text:p>11.5</text:p>
          </table:table-cell>
          <table:table-cell office:value-type="float" office:value="6.7980968352818998" table:style-name="ce120">
            <text:p>6.8</text:p>
          </table:table-cell>
          <table:table-cell office:value-type="float" office:value="4.4595041322314" table:style-name="ce123">
            <text:p>4.5<text:s/></text:p>
          </table:table-cell>
          <table:table-cell office:value-type="string" table:style-name="ce124">
            <text:p>C53, C55</text:p>
          </table:table-cell>
          <table:table-cell office:value-type="string" table:style-name="ce117">
            <text:p><text:span text:style-name="T13">子宮頸及部位未明示子宮癌</text:span></text:p>
          </table:table-cell>
          <table:table-cell office:value-type="float" office:value="668" table:style-name="ce118">
            <text:p>668</text:p>
          </table:table-cell>
          <table:table-cell office:value-type="float" office:value="5.6168896171039" table:style-name="ce119">
            <text:p>5.6</text:p>
          </table:table-cell>
          <table:table-cell office:value-type="float" office:value="3.0938455804138001" table:style-name="ce120">
            <text:p>3.1</text:p>
          </table:table-cell>
          <table:table-cell office:value-type="float" office:value="3.3549294359902002" table:style-name="ce123">
            <text:p>3.4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9" table:style-name="ce33">
            <text:p>9</text:p>
          </table:table-cell>
          <table:table-cell office:value-type="string" table:style-name="ce124">
            <text:p>C15</text:p>
          </table:table-cell>
          <table:table-cell office:value-type="string" table:style-name="ce117">
            <text:p><text:span text:style-name="T13">食道癌</text:span></text:p>
          </table:table-cell>
          <table:table-cell office:value-type="float" office:value="1954" table:style-name="ce118">
            <text:p>1,954</text:p>
          </table:table-cell>
          <table:table-cell office:value-type="float" office:value="8.2859181139690001" table:style-name="ce119">
            <text:p>8.3</text:p>
          </table:table-cell>
          <table:table-cell office:value-type="float" office:value="4.8974551822669001" table:style-name="ce120">
            <text:p>4.9</text:p>
          </table:table-cell>
          <table:table-cell table:style-name="ce121"/>
          <table:table-cell office:value-type="float" office:value="3.8954566296525002" table:style-name="ce122">
            <text:p>3.9<text:s/></text:p>
          </table:table-cell>
          <table:table-cell office:value-type="string" table:style-name="ce124">
            <text:p>C82-C85</text:p>
          </table:table-cell>
          <table:table-cell office:value-type="string" table:style-name="ce117">
            <text:p><text:span text:style-name="T13">非何杰金氏淋巴瘤</text:span></text:p>
          </table:table-cell>
          <table:table-cell office:value-type="float" office:value="748" table:style-name="ce118">
            <text:p>748</text:p>
          </table:table-cell>
          <table:table-cell office:value-type="float" office:value="6.3989184116943001" table:style-name="ce119">
            <text:p>6.4</text:p>
          </table:table-cell>
          <table:table-cell office:value-type="float" office:value="3.8099817196902999" table:style-name="ce120">
            <text:p>3.8</text:p>
          </table:table-cell>
          <table:table-cell office:value-type="float" office:value="2.4727272727273002" table:style-name="ce123">
            <text:p>2.5<text:s/></text:p>
          </table:table-cell>
          <table:table-cell office:value-type="string" table:style-name="ce124">
            <text:p>C82-C85</text:p>
          </table:table-cell>
          <table:table-cell office:value-type="string" table:style-name="ce117">
            <text:p><text:span text:style-name="T13">非何杰金氏淋巴瘤</text:span></text:p>
          </table:table-cell>
          <table:table-cell office:value-type="float" office:value="546" table:style-name="ce118">
            <text:p>546</text:p>
          </table:table-cell>
          <table:table-cell office:value-type="float" office:value="4.5910504954171998" table:style-name="ce119">
            <text:p>4.6</text:p>
          </table:table-cell>
          <table:table-cell office:value-type="float" office:value="2.2746313385026999" table:style-name="ce120">
            <text:p>2.3</text:p>
          </table:table-cell>
          <table:table-cell office:value-type="float" office:value="2.7422028024710001" table:style-name="ce123">
            <text:p>2.7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0" table:style-name="ce33">
            <text:p>10</text:p>
          </table:table-cell>
          <table:table-cell office:value-type="string" table:style-name="ce124">
            <text:p>C56, C57.0-C57.4</text:p>
          </table:table-cell>
          <table:table-cell office:value-type="string" table:style-name="ce117">
            <text:p><text:span text:style-name="T13">卵巢癌</text:span></text:p>
          </table:table-cell>
          <table:table-cell office:value-type="float" office:value="724" table:style-name="ce118">
            <text:p>724</text:p>
          </table:table-cell>
          <table:table-cell office:value-type="float" office:value="6.0877665909927998" table:style-name="ce119">
            <text:p>6.1</text:p>
          </table:table-cell>
          <table:table-cell office:value-type="float" office:value="3.6312271725998002" table:style-name="ce120">
            <text:p>3.6</text:p>
          </table:table-cell>
          <table:table-cell office:value-type="string" table:style-name="ce121">
            <text:p>(1)</text:p>
          </table:table-cell>
          <table:table-cell office:value-type="float" office:value="1.4433524052550999" table:style-name="ce122">
            <text:p>1.4<text:s/></text:p>
          </table:table-cell>
          <table:table-cell office:value-type="string" table:style-name="ce124">
            <text:p>C91-C95</text:p>
          </table:table-cell>
          <table:table-cell office:value-type="string" table:style-name="ce117">
            <text:p><text:span text:style-name="T13">白血病</text:span></text:p>
          </table:table-cell>
          <table:table-cell office:value-type="float" office:value="717" table:style-name="ce118">
            <text:p>717</text:p>
          </table:table-cell>
          <table:table-cell office:value-type="float" office:value="6.1337225951669003" table:style-name="ce119">
            <text:p>6.1</text:p>
          </table:table-cell>
          <table:table-cell office:value-type="float" office:value="3.9078495706112002" table:style-name="ce120">
            <text:p>3.9</text:p>
          </table:table-cell>
          <table:table-cell office:value-type="float" office:value="2.3702479338843001" table:style-name="ce123">
            <text:p>2.4<text:s/></text:p>
          </table:table-cell>
          <table:table-cell office:value-type="string" table:style-name="ce124">
            <text:p>C91-C95</text:p>
          </table:table-cell>
          <table:table-cell office:value-type="string" table:style-name="ce117">
            <text:p><text:span text:style-name="T13">白血病</text:span></text:p>
          </table:table-cell>
          <table:table-cell office:value-type="float" office:value="459" table:style-name="ce118">
            <text:p>459</text:p>
          </table:table-cell>
          <table:table-cell office:value-type="float" office:value="3.8595094824112" table:style-name="ce119">
            <text:p>3.9</text:p>
          </table:table-cell>
          <table:table-cell office:value-type="float" office:value="2.1600286492866001" table:style-name="ce120">
            <text:p>2.2</text:p>
          </table:table-cell>
          <table:table-cell office:value-type="float" office:value="2.3052583998795" table:style-name="ce123">
            <text:p>2.3<text:s/></text:p>
          </table:table-cell>
          <table:table-cell table:number-columns-repeated="16364" table:style-name="ce104"/>
        </table:table-row>
        <table:table-row table:style-name="ro17">
          <table:table-cell table:style-name="ce33"/>
          <table:table-cell table:style-name="ce125"/>
          <table:table-cell office:value-type="string" table:style-name="ce126">
            <text:p><text:span text:style-name="T13">其他</text:span></text:p>
          </table:table-cell>
          <table:table-cell office:value-type="float" office:value="11038" table:style-name="ce127">
            <text:p>11,038</text:p>
          </table:table-cell>
          <table:table-cell office:value-type="float" office:value="46.806532314221947" table:style-name="ce128">
            <text:p>46.8</text:p>
          </table:table-cell>
          <table:table-cell office:value-type="float" office:value="26.4570106140315" table:style-name="ce129">
            <text:p>26.5</text:p>
          </table:table-cell>
          <table:table-cell table:style-name="ce130"/>
          <table:table-cell office:value-type="float" office:value="22.005143438129224" table:style-name="ce131">
            <text:p>22.0<text:s/></text:p>
          </table:table-cell>
          <table:table-cell table:style-name="ce125"/>
          <table:table-cell office:value-type="string" table:style-name="ce126">
            <text:p><text:span text:style-name="T13">其他</text:span></text:p>
          </table:table-cell>
          <table:table-cell office:value-type="float" office:value="4366" table:style-name="ce127">
            <text:p>4,366</text:p>
          </table:table-cell>
          <table:table-cell office:value-type="float" office:value="37.349836611574233" table:style-name="ce128">
            <text:p>37.3</text:p>
          </table:table-cell>
          <table:table-cell office:value-type="float" office:value="22.5751340800071" table:style-name="ce129">
            <text:p>22.6</text:p>
          </table:table-cell>
          <table:table-cell office:value-type="float" office:value="14.433057851239669" table:style-name="ce132">
            <text:p>14.4<text:s/></text:p>
          </table:table-cell>
          <table:table-cell table:style-name="ce125"/>
          <table:table-cell office:value-type="string" table:style-name="ce126">
            <text:p><text:span text:style-name="T13">其他</text:span></text:p>
          </table:table-cell>
          <table:table-cell office:value-type="float" office:value="3930" table:style-name="ce127">
            <text:p>3,930</text:p>
          </table:table-cell>
          <table:table-cell office:value-type="float" office:value="33.045473346135019" table:style-name="ce128">
            <text:p>33.0</text:p>
          </table:table-cell>
          <table:table-cell office:value-type="float" office:value="17.323685835328199" table:style-name="ce129">
            <text:p>17.3</text:p>
          </table:table-cell>
          <table:table-cell office:value-type="float" office:value="19.73783335844508" table:style-name="ce132">
            <text:p>19.7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1" table:style-name="ce42">
            <text:p>11</text:p>
          </table:table-cell>
          <table:table-cell office:value-type="string" table:style-name="ce124">
            <text:p>C53, C55</text:p>
          </table:table-cell>
          <table:table-cell office:value-type="string" table:style-name="ce133">
            <text:p><text:span text:style-name="T13">子宮頸及部位未明示子宮癌</text:span></text:p>
          </table:table-cell>
          <table:table-cell office:value-type="float" office:value="668" table:style-name="ce118">
            <text:p>668</text:p>
          </table:table-cell>
          <table:table-cell office:value-type="float" office:value="5.6168896171039" table:style-name="ce119">
            <text:p>5.6</text:p>
          </table:table-cell>
          <table:table-cell office:value-type="float" office:value="3.0938455804138001" table:style-name="ce120">
            <text:p>3.1</text:p>
          </table:table-cell>
          <table:table-cell office:value-type="string" table:style-name="ce121">
            <text:p>(1)</text:p>
          </table:table-cell>
          <table:table-cell office:value-type="float" office:value="1.3317118877215" table:style-name="ce122">
            <text:p>1.3<text:s/></text:p>
          </table:table-cell>
          <table:table-cell office:value-type="string" table:style-name="ce124">
            <text:p>C67</text:p>
          </table:table-cell>
          <table:table-cell office:value-type="string" table:style-name="ce133">
            <text:p><text:span text:style-name="T13">膀胱癌</text:span></text:p>
          </table:table-cell>
          <table:table-cell office:value-type="float" office:value="712" table:style-name="ce118">
            <text:p>712</text:p>
          </table:table-cell>
          <table:table-cell office:value-type="float" office:value="6.0909490763722003" table:style-name="ce119">
            <text:p>6.1</text:p>
          </table:table-cell>
          <table:table-cell office:value-type="float" office:value="3.3353688675096" table:style-name="ce120">
            <text:p>3.3</text:p>
          </table:table-cell>
          <table:table-cell office:value-type="float" office:value="2.3537190082645001" table:style-name="ce123">
            <text:p>2.4<text:s/></text:p>
          </table:table-cell>
          <table:table-cell office:value-type="string" table:style-name="ce124">
            <text:p>C54</text:p>
          </table:table-cell>
          <table:table-cell office:value-type="string" table:style-name="ce133">
            <text:p><text:span text:style-name="T13">子宮體癌</text:span></text:p>
          </table:table-cell>
          <table:table-cell office:value-type="float" office:value="444" table:style-name="ce118">
            <text:p>444</text:p>
          </table:table-cell>
          <table:table-cell office:value-type="float" office:value="3.7333817215481" table:style-name="ce119">
            <text:p>3.7</text:p>
          </table:table-cell>
          <table:table-cell office:value-type="float" office:value="2.1587879905910001" table:style-name="ce120">
            <text:p>2.2</text:p>
          </table:table-cell>
          <table:table-cell office:value-type="float" office:value="2.2299231580533001" table:style-name="ce123">
            <text:p>2.2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2" table:style-name="ce33">
            <text:p>12</text:p>
          </table:table-cell>
          <table:table-cell office:value-type="string" table:style-name="ce124">
            <text:p>C82-C85</text:p>
          </table:table-cell>
          <table:table-cell office:value-type="string" table:style-name="ce117">
            <text:p><text:span text:style-name="T13">非何杰金氏淋巴瘤</text:span></text:p>
          </table:table-cell>
          <table:table-cell office:value-type="float" office:value="1294" table:style-name="ce118">
            <text:p>1,294</text:p>
          </table:table-cell>
          <table:table-cell office:value-type="float" office:value="5.4871944930787002" table:style-name="ce119">
            <text:p>5.5</text:p>
          </table:table-cell>
          <table:table-cell office:value-type="float" office:value="2.9877609806918" table:style-name="ce120">
            <text:p>3.0</text:p>
          </table:table-cell>
          <table:table-cell table:style-name="ce121"/>
          <table:table-cell office:value-type="float" office:value="2.5796933872929002" table:style-name="ce122">
            <text:p>2.6<text:s/></text:p>
          </table:table-cell>
          <table:table-cell office:value-type="string" table:style-name="ce124">
            <text:p>C11</text:p>
          </table:table-cell>
          <table:table-cell office:value-type="string" table:style-name="ce117">
            <text:p><text:span text:style-name="T13">鼻咽癌</text:span></text:p>
          </table:table-cell>
          <table:table-cell office:value-type="float" office:value="487" table:style-name="ce118">
            <text:p>487</text:p>
          </table:table-cell>
          <table:table-cell office:value-type="float" office:value="4.1661407306085003" table:style-name="ce119">
            <text:p>4.2</text:p>
          </table:table-cell>
          <table:table-cell office:value-type="float" office:value="2.6443498664364999" table:style-name="ce120">
            <text:p>2.6</text:p>
          </table:table-cell>
          <table:table-cell office:value-type="float" office:value="1.6099173553718999" table:style-name="ce123">
            <text:p>1.6<text:s/></text:p>
          </table:table-cell>
          <table:table-cell office:value-type="string" table:style-name="ce124">
            <text:p>C67</text:p>
          </table:table-cell>
          <table:table-cell office:value-type="string" table:style-name="ce117">
            <text:p><text:span text:style-name="T13">膀胱癌</text:span></text:p>
          </table:table-cell>
          <table:table-cell office:value-type="float" office:value="353" table:style-name="ce118">
            <text:p>353</text:p>
          </table:table-cell>
          <table:table-cell office:value-type="float" office:value="2.9682066389784998" table:style-name="ce119">
            <text:p>3.0</text:p>
          </table:table-cell>
          <table:table-cell office:value-type="float" office:value="1.3072041753575001" table:style-name="ce120">
            <text:p>1.3</text:p>
          </table:table-cell>
          <table:table-cell office:value-type="float" office:value="1.7728893576414999" table:style-name="ce123">
            <text:p>1.8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3" table:style-name="ce33">
            <text:p>13</text:p>
          </table:table-cell>
          <table:table-cell office:value-type="string" table:style-name="ce124">
            <text:p>C91-C95</text:p>
          </table:table-cell>
          <table:table-cell office:value-type="string" table:style-name="ce117">
            <text:p><text:span text:style-name="T13">白血病</text:span></text:p>
          </table:table-cell>
          <table:table-cell office:value-type="float" office:value="1176" table:style-name="ce118">
            <text:p>1,176</text:p>
          </table:table-cell>
          <table:table-cell office:value-type="float" office:value="4.9868166335861996" table:style-name="ce119">
            <text:p>5.0</text:p>
          </table:table-cell>
          <table:table-cell office:value-type="float" office:value="2.9796954996420002" table:style-name="ce120">
            <text:p>3.0</text:p>
          </table:table-cell>
          <table:table-cell table:style-name="ce121"/>
          <table:table-cell office:value-type="float" office:value="2.3444508682044001" table:style-name="ce122">
            <text:p>2.3<text:s/></text:p>
          </table:table-cell>
          <table:table-cell office:value-type="string" table:style-name="ce124">
            <text:p>C71</text:p>
          </table:table-cell>
          <table:table-cell office:value-type="string" table:style-name="ce117">
            <text:p><text:span text:style-name="T13">腦癌</text:span></text:p>
          </table:table-cell>
          <table:table-cell office:value-type="float" office:value="360" table:style-name="ce118">
            <text:p>360</text:p>
          </table:table-cell>
          <table:table-cell office:value-type="float" office:value="3.0796933532219" table:style-name="ce119">
            <text:p>3.1</text:p>
          </table:table-cell>
          <table:table-cell office:value-type="float" office:value="2.1361524608251998" table:style-name="ce120">
            <text:p>2.1</text:p>
          </table:table-cell>
          <table:table-cell office:value-type="float" office:value="1.1900826446281001" table:style-name="ce123">
            <text:p>1.2<text:s/></text:p>
          </table:table-cell>
          <table:table-cell office:value-type="string" table:style-name="ce124">
            <text:p>C23-C24</text:p>
          </table:table-cell>
          <table:table-cell office:value-type="string" table:style-name="ce117">
            <text:p><text:span text:style-name="T13">膽囊和其他膽道癌</text:span></text:p>
          </table:table-cell>
          <table:table-cell office:value-type="float" office:value="314" table:style-name="ce118">
            <text:p>314</text:p>
          </table:table-cell>
          <table:table-cell office:value-type="float" office:value="2.6402744607345001" table:style-name="ce119">
            <text:p>2.6</text:p>
          </table:table-cell>
          <table:table-cell office:value-type="float" office:value="1.260905183694" table:style-name="ce120">
            <text:p>1.3</text:p>
          </table:table-cell>
          <table:table-cell office:value-type="float" office:value="1.5770177288936" table:style-name="ce123">
            <text:p>1.6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4" table:style-name="ce33">
            <text:p>14</text:p>
          </table:table-cell>
          <table:table-cell office:value-type="string" table:style-name="ce124">
            <text:p>C67</text:p>
          </table:table-cell>
          <table:table-cell office:value-type="string" table:style-name="ce117">
            <text:p><text:span text:style-name="T13">膀胱癌</text:span></text:p>
          </table:table-cell>
          <table:table-cell office:value-type="float" office:value="1065" table:style-name="ce118">
            <text:p>1,065</text:p>
          </table:table-cell>
          <table:table-cell office:value-type="float" office:value="4.5161222064365001" table:style-name="ce119">
            <text:p>4.5</text:p>
          </table:table-cell>
          <table:table-cell office:value-type="float" office:value="2.2281708420658002" table:style-name="ce120">
            <text:p>2.2</text:p>
          </table:table-cell>
          <table:table-cell table:style-name="ce121"/>
          <table:table-cell office:value-type="float" office:value="2.1231634138075002" table:style-name="ce122">
            <text:p>2.1<text:s/></text:p>
          </table:table-cell>
          <table:table-cell office:value-type="string" table:style-name="ce124">
            <text:p>C64</text:p>
          </table:table-cell>
          <table:table-cell office:value-type="string" table:style-name="ce117">
            <text:p><text:span text:style-name="T13">腎臟癌</text:span></text:p>
          </table:table-cell>
          <table:table-cell office:value-type="float" office:value="334" table:style-name="ce118">
            <text:p>334</text:p>
          </table:table-cell>
          <table:table-cell office:value-type="float" office:value="2.8572710554891998" table:style-name="ce119">
            <text:p>2.9</text:p>
          </table:table-cell>
          <table:table-cell office:value-type="float" office:value="1.6919821174742999" table:style-name="ce120">
            <text:p>1.7</text:p>
          </table:table-cell>
          <table:table-cell office:value-type="float" office:value="1.1041322314049999" table:style-name="ce123">
            <text:p>1.1<text:s/></text:p>
          </table:table-cell>
          <table:table-cell office:value-type="string" table:style-name="ce124">
            <text:p>C71</text:p>
          </table:table-cell>
          <table:table-cell office:value-type="string" table:style-name="ce117">
            <text:p><text:span text:style-name="T13">腦癌</text:span></text:p>
          </table:table-cell>
          <table:table-cell office:value-type="float" office:value="270" table:style-name="ce118">
            <text:p>270</text:p>
          </table:table-cell>
          <table:table-cell office:value-type="float" office:value="2.270299695536" table:style-name="ce119">
            <text:p>2.3</text:p>
          </table:table-cell>
          <table:table-cell office:value-type="float" office:value="1.4244767044733" table:style-name="ce120">
            <text:p>1.4</text:p>
          </table:table-cell>
          <table:table-cell office:value-type="float" office:value="1.3560343528703001" table:style-name="ce123">
            <text:p>1.4<text:s/></text:p>
          </table:table-cell>
          <table:table-cell table:number-columns-repeated="16364" table:style-name="ce104"/>
        </table:table-row>
        <table:table-row table:style-name="ro17">
          <table:table-cell office:value-type="float" office:value="15" table:style-name="ce48">
            <text:p>15</text:p>
          </table:table-cell>
          <table:table-cell office:value-type="string" table:style-name="ce125">
            <text:p>C54</text:p>
          </table:table-cell>
          <table:table-cell office:value-type="string" table:style-name="ce126">
            <text:p><text:span text:style-name="T13">子宮體癌</text:span></text:p>
          </table:table-cell>
          <table:table-cell office:value-type="float" office:value="444" table:style-name="ce127">
            <text:p>444</text:p>
          </table:table-cell>
          <table:table-cell office:value-type="float" office:value="3.7333817215481" table:style-name="ce128">
            <text:p>3.7</text:p>
          </table:table-cell>
          <table:table-cell office:value-type="float" office:value="2.1587879905910001" table:style-name="ce129">
            <text:p>2.2</text:p>
          </table:table-cell>
          <table:table-cell office:value-type="string" table:style-name="ce130">
            <text:p>(1)</text:p>
          </table:table-cell>
          <table:table-cell office:value-type="float" office:value="0.88514981758739997" table:style-name="ce131">
            <text:p>0.9<text:s/></text:p>
          </table:table-cell>
          <table:table-cell office:value-type="string" table:style-name="ce125">
            <text:p>C23-C24</text:p>
          </table:table-cell>
          <table:table-cell office:value-type="string" table:style-name="ce126">
            <text:p><text:span text:style-name="T13">膽囊和其他膽道癌</text:span></text:p>
          </table:table-cell>
          <table:table-cell office:value-type="float" office:value="312" table:style-name="ce127">
            <text:p>312</text:p>
          </table:table-cell>
          <table:table-cell office:value-type="float" office:value="2.6690675727922999" table:style-name="ce128">
            <text:p>2.7</text:p>
          </table:table-cell>
          <table:table-cell office:value-type="float" office:value="1.5504404928327" table:style-name="ce129">
            <text:p>1.6</text:p>
          </table:table-cell>
          <table:table-cell office:value-type="float" office:value="1.0314049586777001" table:style-name="ce132">
            <text:p>1.0<text:s/></text:p>
          </table:table-cell>
          <table:table-cell office:value-type="string" table:style-name="ce125">
            <text:p>C45-C49</text:p>
          </table:table-cell>
          <table:table-cell office:value-type="string" table:style-name="ce126">
            <text:p><text:span text:style-name="T13">間皮和軟組織癌</text:span></text:p>
          </table:table-cell>
          <table:table-cell office:value-type="float" office:value="247" table:style-name="ce127">
            <text:p>247</text:p>
          </table:table-cell>
          <table:table-cell office:value-type="float" office:value="2.0769037955459" table:style-name="ce128">
            <text:p>2.1</text:p>
          </table:table-cell>
          <table:table-cell office:value-type="float" office:value="1.2268772221022" table:style-name="ce129">
            <text:p>1.2</text:p>
          </table:table-cell>
          <table:table-cell office:value-type="float" office:value="1.2405203154035001" table:style-name="ce132">
            <text:p>1.2<text:s/></text:p>
          </table:table-cell>
          <table:table-cell table:number-columns-repeated="16364" table:style-name="ce104"/>
        </table:table-row>
        <table:table-row table:style-name="ro19">
          <table:table-cell office:value-type="string" table:style-name="ce134">
            <text:p>附註: 1. 109年年中人口數計 23,582,179 人,男性 11,689,476,女性 11,892,703 人</text:p>
          </table:table-cell>
          <table:table-cell table:style-name="ce17"/>
          <table:table-cell table:number-columns-repeated="4" table:style-name="ce55"/>
          <table:table-cell table:style-name="ce135"/>
          <table:table-cell table:style-name="ce136"/>
          <table:table-cell table:number-columns-repeated="5" table:style-name="ce55"/>
          <table:table-cell table:style-name="ce136"/>
          <table:table-cell table:number-columns-repeated="5" table:style-name="ce55"/>
          <table:table-cell office:value-type="string" table:style-name="ce137">
            <text:p><text:s/></text:p>
          </table:table-cell>
          <table:table-cell table:number-columns-repeated="16364" table:style-name="ce55"/>
        </table:table-row>
        <table:table-row table:style-name="ro19">
          <table:table-cell office:value-type="string" table:style-name="ce134">
            <text:p><text:span text:style-name="T14">附註:<text:s/></text:span><text:span text:style-name="T11">2. (1)每十萬女性人口死亡率。</text:span></text:p>
          </table:table-cell>
          <table:table-cell table:style-name="ce17"/>
          <table:table-cell table:number-columns-repeated="4" table:style-name="ce55"/>
          <table:table-cell table:style-name="ce135"/>
          <table:table-cell table:style-name="ce136"/>
          <table:table-cell table:number-columns-repeated="5" table:style-name="ce55"/>
          <table:table-cell table:style-name="ce136"/>
          <table:table-cell table:number-columns-repeated="5" table:style-name="ce55"/>
          <table:table-cell table:style-name="ce137"/>
          <table:table-cell table:number-columns-repeated="16364" table:style-name="ce55"/>
        </table:table-row>
        <table:table-row table:style-name="ro19">
          <table:table-cell office:value-type="string" table:style-name="ce134">
            <text:p><text:span text:style-name="T14">附註: 2.</text:span><text:span text:style-name="T11"><text:s/>(2)每十萬男性人口死亡率。</text:span></text:p>
          </table:table-cell>
          <table:table-cell table:style-name="ce17"/>
          <table:table-cell table:number-columns-repeated="4" table:style-name="ce55"/>
          <table:table-cell table:style-name="ce135"/>
          <table:table-cell table:style-name="ce136"/>
          <table:table-cell table:number-columns-repeated="5" table:style-name="ce55"/>
          <table:table-cell table:style-name="ce136"/>
          <table:table-cell table:number-columns-repeated="5" table:style-name="ce55"/>
          <table:table-cell table:style-name="ce137"/>
          <table:table-cell table:number-columns-repeated="16364" table:style-name="ce55"/>
        </table:table-row>
        <table:table-row table:style-name="ro19">
          <table:table-cell office:value-type="string" table:style-name="ce138">
            <text:p>附註: 3. 標準化死亡率係以2000年WHO之世界標準人口數為準</text:p>
          </table:table-cell>
          <table:table-cell table:style-name="ce17"/>
          <table:table-cell table:number-columns-repeated="4" table:style-name="ce55"/>
          <table:table-cell table:style-name="ce135"/>
          <table:table-cell table:style-name="ce136"/>
          <table:table-cell table:number-columns-repeated="5" table:style-name="ce55"/>
          <table:table-cell table:style-name="ce136"/>
          <table:table-cell table:number-columns-repeated="5" table:style-name="ce55"/>
          <table:table-cell table:style-name="ce137"/>
          <table:table-cell table:number-columns-repeated="16364" table:style-name="ce55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Print_Area" table:cell-range-address="表3.$A$1:表3.$T$29" table:base-cell-address="表3.$A$1"/>
        </table:named-expressions>
      </table:table>
      <table:table table:name="表4" table:style-name="ta2">
        <table:table-column table:style-name="co28" table:default-cell-style-name="ce141"/>
        <table:table-column table:style-name="co29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3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3" table:default-cell-style-name="ce141"/>
        <table:table-column table:style-name="co26" table:number-columns-repeated="4" table:default-cell-style-name="ce141"/>
        <table:table-column table:style-name="co33" table:default-cell-style-name="ce141"/>
        <table:table-column table:style-name="co34" table:default-cell-style-name="ce141"/>
        <table:table-column table:style-name="co35" table:default-cell-style-name="ce141"/>
        <table:table-column table:style-name="co3" table:number-columns-repeated="16365" table:default-cell-style-name="ce141"/>
        <table:table-row table:style-name="ro3">
          <table:table-cell office:value-type="string" table:number-columns-spanned="17" table:number-rows-spanned="1" table:style-name="ce389">
            <text:p>表4　主要死亡原因－與上年比較</text:p>
          </table:table-cell>
          <table:covered-table-cell table:number-columns-repeated="16"/>
          <table:table-cell table:number-columns-repeated="16367" table:style-name="ce141"/>
        </table:table-row>
        <table:table-row table:style-name="ro20">
          <table:table-cell table:style-name="ce142"/>
          <table:table-cell table:number-columns-repeated="13" table:style-name="ce143"/>
          <table:table-cell table:number-columns-repeated="16370" table:style-name="ce141"/>
        </table:table-row>
        <table:table-row table:style-name="ro21">
          <table:table-cell office:value-type="string" table:style-name="ce144">
            <text:p><text:s/></text:p>
          </table:table-cell>
          <table:table-cell table:number-columns-repeated="13" table:style-name="ce143"/>
          <table:table-cell table:number-columns-repeated="16370" table:style-name="ce141"/>
        </table:table-row>
        <table:table-row table:style-name="ro21">
          <table:table-cell table:number-columns-repeated="13" table:style-name="ce141"/>
          <table:table-cell table:style-name="ce145"/>
          <table:table-cell table:number-columns-repeated="2" table:style-name="ce141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7" table:style-name="ce141"/>
        </table:table-row>
        <table:table-row table:style-name="ro22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死亡原因</text:span></text:p>
          </table:table-cell>
          <table:table-cell office:value-type="string" table:number-columns-spanned="5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4"/>
          <table:table-cell office:value-type="string" table:number-columns-spanned="5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4"/>
          <table:table-cell office:value-type="string" table:number-columns-spanned="2" table:number-rows-spanned="1" table:style-name="ce393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3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4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7" table:style-name="ce146"/>
        </table:table-row>
        <table:table-row table:style-name="ro22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88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88">
            <text:p><text:span text:style-name="T11">每十萬人口增減數</text:span></text:p>
          </table:table-cell>
          <table:table-cell office:value-type="string" table:number-columns-spanned="1" table:number-rows-spanned="2" table:style-name="ce388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88">
            <text:p><text:span text:style-name="T11">每十萬人口增減數</text:span></text:p>
          </table:table-cell>
          <table:covered-table-cell/>
          <table:table-cell table:number-columns-repeated="16367" table:style-name="ce146"/>
        </table:table-row>
        <table:table-row table:style-name="ro23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46"/>
        </table:table-row>
        <table:table-row table:style-name="ro24">
          <table:table-cell office:value-type="string" table:style-name="ce34">
            <text:p>A00-Y98</text:p>
          </table:table-cell>
          <table:table-cell office:value-type="string" table:style-name="ce151">
            <text:p><text:span text:style-name="T10">所有死亡原因</text:span></text:p>
          </table:table-cell>
          <table:table-cell table:style-name="ce152"/>
          <table:table-cell office:value-type="float" office:value="173067" table:style-name="ce153">
            <text:p>173,067</text:p>
          </table:table-cell>
          <table:table-cell office:value-type="float" office:value="733.88894075244195" table:style-name="ce154">
            <text:p>733.9</text:p>
          </table:table-cell>
          <table:table-cell office:value-type="float" office:value="390.76692383787298" table:style-name="ce154">
            <text:p>390.8</text:p>
          </table:table-cell>
          <table:table-cell office:value-type="float" office:value="100" table:style-name="ce155">
            <text:p>100.0</text:p>
          </table:table-cell>
          <table:table-cell table:style-name="ce156"/>
          <table:table-cell office:value-type="float" office:value="175424" table:style-name="ce157">
            <text:p>175,424</text:p>
          </table:table-cell>
          <table:table-cell office:value-type="float" office:value="743.44720458984398" table:style-name="ce154">
            <text:p>743.4</text:p>
          </table:table-cell>
          <table:table-cell office:value-type="float" office:value="408.20446777343801" table:style-name="ce154">
            <text:p>408.2</text:p>
          </table:table-cell>
          <table:table-cell office:value-type="float" office:value="100" table:style-name="ce158">
            <text:p>100.0<text:s/></text:p>
          </table:table-cell>
          <table:table-cell office:value-type="float" office:value="-1.2856681386911983" table:formula="of:=(([.E8]/[.J8])-1)*100" table:style-name="ce159">
            <text:p>-1.3</text:p>
          </table:table-cell>
          <table:table-cell office:value-type="float" office:value="-9.5582638374020235" table:formula="of:=[.E8]-[.J8]" table:style-name="ce159">
            <text:p>-9.6</text:p>
          </table:table-cell>
          <table:table-cell office:value-type="float" office:value="-4.2717670462252837" table:formula="of:=(([.F8]/[.K8])-1)*100" table:style-name="ce159">
            <text:p>-4.3</text:p>
          </table:table-cell>
          <table:table-cell office:value-type="float" office:value="-17.437543935565031" table:formula="of:=[.F8]-[.K8]" table:style-name="ce159">
            <text:p>-17.4</text:p>
          </table:table-cell>
          <table:table-cell office:value-type="float" office:value="-1.3436017876687316" table:formula="of:=[.D8]/[.I8]*100-100" table:style-name="ce159">
            <text:p>-1.3</text:p>
          </table:table-cell>
          <table:table-cell table:style-name="ce160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C00-C97</text:p>
          </table:table-cell>
          <table:table-cell office:value-type="string" table:style-name="ce163">
            <text:p><text:span text:style-name="T9">惡性腫瘤</text:span></text:p>
          </table:table-cell>
          <table:table-cell office:value-type="float" office:value="1" table:style-name="ce152">
            <text:p>1</text:p>
          </table:table-cell>
          <table:table-cell office:value-type="float" office:value="50161" table:style-name="ce153">
            <text:p>50,161</text:p>
          </table:table-cell>
          <table:table-cell office:value-type="float" office:value="212.707235677993" table:style-name="ce154">
            <text:p>212.7</text:p>
          </table:table-cell>
          <table:table-cell office:value-type="float" office:value="117.299067398559" table:style-name="ce154">
            <text:p>117.3</text:p>
          </table:table-cell>
          <table:table-cell office:value-type="float" office:value="28.983572835953701" table:style-name="ce155">
            <text:p>29.0</text:p>
          </table:table-cell>
          <table:table-cell office:value-type="float" office:value="1" table:style-name="ce164">
            <text:p>1</text:p>
          </table:table-cell>
          <table:table-cell office:value-type="float" office:value="50232" table:style-name="ce165">
            <text:p>50,232</text:p>
          </table:table-cell>
          <table:table-cell office:value-type="float" office:value="212.88330078125" table:style-name="ce154">
            <text:p>212.9</text:p>
          </table:table-cell>
          <table:table-cell office:value-type="float" office:value="121.332359313965" table:style-name="ce154">
            <text:p>121.3</text:p>
          </table:table-cell>
          <table:table-cell office:value-type="float" office:value="28.634622400583702" table:style-name="ce166">
            <text:p>28.6<text:s/></text:p>
          </table:table-cell>
          <table:table-cell office:value-type="float" office:value="-8.2704985600501324E-2" table:formula="of:=(([.E9]/[.J9])-1)*100" table:style-name="ce159">
            <text:p>-0.1</text:p>
          </table:table-cell>
          <table:table-cell office:value-type="float" office:value="-0.17606510325700242" table:formula="of:=[.E9]-[.J9]" table:style-name="ce159">
            <text:p>-0.2</text:p>
          </table:table-cell>
          <table:table-cell office:value-type="float" office:value="-3.3241683737223582" table:formula="of:=(([.F9]/[.K9])-1)*100" table:style-name="ce159">
            <text:p>-3.3</text:p>
          </table:table-cell>
          <table:table-cell office:value-type="float" office:value="-4.0332919154059965" table:formula="of:=[.F9]-[.K9]" table:style-name="ce159">
            <text:p>-4.0</text:p>
          </table:table-cell>
          <table:table-cell office:value-type="float" office:value="-0.14134416308328923" table:formula="of:=[.D9]/[.I9]*100-100" table:style-name="ce159">
            <text:p>-0.1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5">
          <table:table-cell office:value-type="string" table:style-name="ce34">
            <text:p>I01-I02.0, I05-I09, I20-I25, I27, I30-I52</text:p>
          </table:table-cell>
          <table:table-cell office:value-type="string" table:style-name="ce151">
            <text:p><text:span text:style-name="T10">心臟疾病（高血壓性疾病除外）</text:span></text:p>
          </table:table-cell>
          <table:table-cell office:value-type="float" office:value="2" table:style-name="ce152">
            <text:p>2</text:p>
          </table:table-cell>
          <table:table-cell office:value-type="float" office:value="20457" table:style-name="ce153">
            <text:p>20,457</text:p>
          </table:table-cell>
          <table:table-cell office:value-type="float" office:value="86.747710776593394" table:style-name="ce154">
            <text:p>86.7</text:p>
          </table:table-cell>
          <table:table-cell office:value-type="float" office:value="43.7668168731647" table:style-name="ce154">
            <text:p>43.8</text:p>
          </table:table-cell>
          <table:table-cell office:value-type="float" office:value="11.820277695921201" table:style-name="ce155">
            <text:p>11.8</text:p>
          </table:table-cell>
          <table:table-cell office:value-type="float" office:value="2" table:style-name="ce164">
            <text:p>2</text:p>
          </table:table-cell>
          <table:table-cell office:value-type="float" office:value="19859" table:style-name="ce165">
            <text:p>19,859</text:p>
          </table:table-cell>
          <table:table-cell office:value-type="float" office:value="84.1624755859375" table:style-name="ce154">
            <text:p>84.2</text:p>
          </table:table-cell>
          <table:table-cell office:value-type="float" office:value="43.604709625244098" table:style-name="ce154">
            <text:p>43.6</text:p>
          </table:table-cell>
          <table:table-cell office:value-type="float" office:value="11.3205718715797" table:style-name="ce166">
            <text:p>11.3<text:s/></text:p>
          </table:table-cell>
          <table:table-cell office:value-type="float" office:value="3.0717195194860158" table:formula="of:=(([.E10]/[.J10])-1)*100" table:style-name="ce159">
            <text:p>3.1</text:p>
          </table:table-cell>
          <table:table-cell office:value-type="float" office:value="2.5852351906558937" table:formula="of:=[.E10]-[.J10]" table:style-name="ce159">
            <text:p>2.6</text:p>
          </table:table-cell>
          <table:table-cell office:value-type="float" office:value="0.37176545679082906" table:formula="of:=(([.F10]/[.K10])-1)*100" table:style-name="ce159">
            <text:p>0.4</text:p>
          </table:table-cell>
          <table:table-cell office:value-type="float" office:value="0.16210724792060205" table:formula="of:=[.F10]-[.K10]" table:style-name="ce159">
            <text:p>0.2</text:p>
          </table:table-cell>
          <table:table-cell office:value-type="float" office:value="3.0112291656176069" table:formula="of:=[.D10]/[.I10]*100-100" table:style-name="ce159">
            <text:p>3.0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J12-J18</text:p>
          </table:table-cell>
          <table:table-cell office:value-type="string" table:style-name="ce151">
            <text:p><text:span text:style-name="T10">肺炎</text:span></text:p>
          </table:table-cell>
          <table:table-cell office:value-type="float" office:value="3" table:style-name="ce152">
            <text:p>3</text:p>
          </table:table-cell>
          <table:table-cell office:value-type="float" office:value="13736" table:style-name="ce153">
            <text:p>13,736</text:p>
          </table:table-cell>
          <table:table-cell office:value-type="float" office:value="58.247375237194497" table:style-name="ce154">
            <text:p>58.2</text:p>
          </table:table-cell>
          <table:table-cell office:value-type="float" office:value="26.395457527037799" table:style-name="ce154">
            <text:p>26.4</text:p>
          </table:table-cell>
          <table:table-cell office:value-type="float" office:value="7.9368105993632998" table:style-name="ce155">
            <text:p>7.9</text:p>
          </table:table-cell>
          <table:table-cell office:value-type="float" office:value="3" table:style-name="ce164">
            <text:p>3</text:p>
          </table:table-cell>
          <table:table-cell office:value-type="float" office:value="15185" table:style-name="ce168">
            <text:p>15,185</text:p>
          </table:table-cell>
          <table:table-cell office:value-type="float" office:value="64.354057312011705" table:style-name="ce154">
            <text:p>64.4</text:p>
          </table:table-cell>
          <table:table-cell office:value-type="float" office:value="30.02659034729" table:style-name="ce154">
            <text:p>30.0</text:p>
          </table:table-cell>
          <table:table-cell office:value-type="float" office:value="8.6561701933600901" table:style-name="ce166">
            <text:p>8.7<text:s/></text:p>
          </table:table-cell>
          <table:table-cell office:value-type="float" office:value="-9.4891951337424008" table:formula="of:=(([.E11]/[.J11])-1)*100" table:style-name="ce159">
            <text:p>-9.5</text:p>
          </table:table-cell>
          <table:table-cell office:value-type="float" office:value="-6.1066820748172077" table:formula="of:=[.E11]-[.J11]" table:style-name="ce159">
            <text:p>-6.1</text:p>
          </table:table-cell>
          <table:table-cell office:value-type="float" office:value="-12.093057447596356" table:formula="of:=(([.F11]/[.K11])-1)*100" table:style-name="ce159">
            <text:p>-12.1</text:p>
          </table:table-cell>
          <table:table-cell office:value-type="float" office:value="-3.6311328202522013" table:formula="of:=[.F11]-[.K11]" table:style-name="ce159">
            <text:p>-3.6</text:p>
          </table:table-cell>
          <table:table-cell office:value-type="float" office:value="-9.5423114916035559" table:formula="of:=[.D11]/[.I11]*100-100" table:style-name="ce159">
            <text:p>-9.5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I60-I69</text:p>
          </table:table-cell>
          <table:table-cell office:value-type="string" table:style-name="ce151">
            <text:p><text:span text:style-name="T10">腦血管疾病</text:span></text:p>
          </table:table-cell>
          <table:table-cell office:value-type="float" office:value="4" table:style-name="ce152">
            <text:p>4</text:p>
          </table:table-cell>
          <table:table-cell office:value-type="float" office:value="11821" table:style-name="ce153">
            <text:p>11,821</text:p>
          </table:table-cell>
          <table:table-cell office:value-type="float" office:value="50.126836246278103" table:style-name="ce154">
            <text:p>50.1</text:p>
          </table:table-cell>
          <table:table-cell office:value-type="float" office:value="25.237254916482101" table:style-name="ce154">
            <text:p>25.2</text:p>
          </table:table-cell>
          <table:table-cell office:value-type="float" office:value="6.8303027151334001" table:style-name="ce155">
            <text:p>6.8</text:p>
          </table:table-cell>
          <table:table-cell office:value-type="float" office:value="4" table:style-name="ce164">
            <text:p>4</text:p>
          </table:table-cell>
          <table:table-cell office:value-type="float" office:value="12176" table:style-name="ce165">
            <text:p>12,176</text:p>
          </table:table-cell>
          <table:table-cell office:value-type="float" office:value="51.6019096374512" table:style-name="ce154">
            <text:p>51.6</text:p>
          </table:table-cell>
          <table:table-cell office:value-type="float" office:value="26.675807952880898" table:style-name="ce154">
            <text:p>26.7</text:p>
          </table:table-cell>
          <table:table-cell office:value-type="float" office:value="6.9408974826705601" table:style-name="ce166">
            <text:p>6.9<text:s/></text:p>
          </table:table-cell>
          <table:table-cell office:value-type="float" office:value="-2.8585635716522617" table:formula="of:=(([.E12]/[.J12])-1)*100" table:style-name="ce159">
            <text:p>-2.9</text:p>
          </table:table-cell>
          <table:table-cell office:value-type="float" office:value="-1.4750733911730975" table:formula="of:=[.E12]-[.J12]" table:style-name="ce159">
            <text:p>-1.5</text:p>
          </table:table-cell>
          <table:table-cell office:value-type="float" office:value="-5.392725269801768" table:formula="of:=(([.F12]/[.K12])-1)*100" table:style-name="ce159">
            <text:p>-5.4</text:p>
          </table:table-cell>
          <table:table-cell office:value-type="float" office:value="-1.4385530363987975" table:formula="of:=[.F12]-[.K12]" table:style-name="ce159">
            <text:p>-1.4</text:p>
          </table:table-cell>
          <table:table-cell office:value-type="float" office:value="-2.9155716162943577" table:formula="of:=[.D12]/[.I12]*100-100" table:style-name="ce159">
            <text:p>-2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E10-E14</text:p>
          </table:table-cell>
          <table:table-cell office:value-type="string" table:style-name="ce151">
            <text:p><text:span text:style-name="T10">糖尿病</text:span></text:p>
          </table:table-cell>
          <table:table-cell office:value-type="float" office:value="5" table:style-name="ce152">
            <text:p>5</text:p>
          </table:table-cell>
          <table:table-cell office:value-type="float" office:value="10311" table:style-name="ce153">
            <text:p>10,311</text:p>
          </table:table-cell>
          <table:table-cell office:value-type="float" office:value="43.723695840908" table:style-name="ce154">
            <text:p>43.7</text:p>
          </table:table-cell>
          <table:table-cell office:value-type="float" office:value="22.008434572898398" table:style-name="ce154">
            <text:p>22.0</text:p>
          </table:table-cell>
          <table:table-cell office:value-type="float" office:value="5.9578082476729" table:style-name="ce155">
            <text:p>6.0</text:p>
          </table:table-cell>
          <table:table-cell office:value-type="float" office:value="5" table:style-name="ce164">
            <text:p>5</text:p>
          </table:table-cell>
          <table:table-cell office:value-type="float" office:value="9996" table:style-name="ce165">
            <text:p>9,996</text:p>
          </table:table-cell>
          <table:table-cell office:value-type="float" office:value="42.363063812255902" table:style-name="ce154">
            <text:p>42.4</text:p>
          </table:table-cell>
          <table:table-cell office:value-type="float" office:value="22.261459350585898" table:style-name="ce154">
            <text:p>22.3</text:p>
          </table:table-cell>
          <table:table-cell office:value-type="float" office:value="5.6981940897482701" table:style-name="ce166">
            <text:p>5.7<text:s/></text:p>
          </table:table-cell>
          <table:table-cell office:value-type="float" office:value="3.211835750790204" table:formula="of:=(([.E13]/[.J13])-1)*100" table:style-name="ce159">
            <text:p>3.2</text:p>
          </table:table-cell>
          <table:table-cell office:value-type="float" office:value="1.3606320286520983" table:formula="of:=[.E13]-[.J13]" table:style-name="ce159">
            <text:p>1.4</text:p>
          </table:table-cell>
          <table:table-cell office:value-type="float" office:value="-1.1366046300142485" table:formula="of:=(([.F13]/[.K13])-1)*100" table:style-name="ce159">
            <text:p>-1.1</text:p>
          </table:table-cell>
          <table:table-cell office:value-type="float" office:value="-0.25302477768750009" table:formula="of:=[.F13]-[.K13]" table:style-name="ce159">
            <text:p>-0.3</text:p>
          </table:table-cell>
          <table:table-cell office:value-type="float" office:value="3.1512605042016872" table:formula="of:=[.D13]/[.I13]*100-100" table:style-name="ce159">
            <text:p>3.2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V01-X59, Y85-Y86</text:p>
          </table:table-cell>
          <table:table-cell office:value-type="string" table:style-name="ce151">
            <text:p><text:span text:style-name="T10">事故傷害</text:span></text:p>
          </table:table-cell>
          <table:table-cell office:value-type="float" office:value="6" table:style-name="ce152">
            <text:p>6</text:p>
          </table:table-cell>
          <table:table-cell office:value-type="float" office:value="6767" table:style-name="ce153">
            <text:p>6,767</text:p>
          </table:table-cell>
          <table:table-cell office:value-type="float" office:value="28.695398094794299" table:style-name="ce154">
            <text:p>28.7</text:p>
          </table:table-cell>
          <table:table-cell office:value-type="float" office:value="20.2518691082179" table:style-name="ce154">
            <text:p>20.3</text:p>
          </table:table-cell>
          <table:table-cell office:value-type="float" office:value="3.9100463982156999" table:style-name="ce155">
            <text:p>3.9</text:p>
          </table:table-cell>
          <table:table-cell office:value-type="float" office:value="6" table:style-name="ce164">
            <text:p>6</text:p>
          </table:table-cell>
          <table:table-cell office:value-type="float" office:value="6640" table:style-name="ce165">
            <text:p>6,640</text:p>
          </table:table-cell>
          <table:table-cell office:value-type="float" office:value="28.140331268310501" table:style-name="ce154">
            <text:p>28.1</text:p>
          </table:table-cell>
          <table:table-cell office:value-type="float" office:value="20.034517288208001" table:style-name="ce154">
            <text:p>20.0</text:p>
          </table:table-cell>
          <table:table-cell office:value-type="float" office:value="3.7851149215614699" table:style-name="ce166">
            <text:p>3.8<text:s/></text:p>
          </table:table-cell>
          <table:table-cell office:value-type="float" office:value="1.9724957079978456" table:formula="of:=(([.E14]/[.J14])-1)*100" table:style-name="ce159">
            <text:p>2.0</text:p>
          </table:table-cell>
          <table:table-cell office:value-type="float" office:value="0.55506682648379879" table:formula="of:=[.E14]-[.J14]" table:style-name="ce159">
            <text:p>0.6</text:p>
          </table:table-cell>
          <table:table-cell office:value-type="float" office:value="1.0848867326483047" table:formula="of:=(([.F14]/[.K14])-1)*100" table:style-name="ce159">
            <text:p>1.1</text:p>
          </table:table-cell>
          <table:table-cell office:value-type="float" office:value="0.21735182000989894" table:formula="of:=[.F14]-[.K14]" table:style-name="ce159">
            <text:p>0.2</text:p>
          </table:table-cell>
          <table:table-cell office:value-type="float" office:value="1.9126506024096415" table:formula="of:=[.D14]/[.I14]*100-100" table:style-name="ce159">
            <text:p>1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I10-I15</text:p>
          </table:table-cell>
          <table:table-cell office:value-type="string" table:style-name="ce151">
            <text:p><text:span text:style-name="T10">高血壓性疾病</text:span></text:p>
          </table:table-cell>
          <table:table-cell office:value-type="float" office:value="7" table:style-name="ce152">
            <text:p>7</text:p>
          </table:table-cell>
          <table:table-cell office:value-type="float" office:value="6706" table:style-name="ce153">
            <text:p>6,706</text:p>
          </table:table-cell>
          <table:table-cell office:value-type="float" office:value="28.436728184378701" table:style-name="ce154">
            <text:p>28.4</text:p>
          </table:table-cell>
          <table:table-cell office:value-type="float" office:value="13.443573174183999" table:style-name="ce154">
            <text:p>13.4</text:p>
          </table:table-cell>
          <table:table-cell office:value-type="float" office:value="3.8747999329738998" table:style-name="ce155">
            <text:p>3.9</text:p>
          </table:table-cell>
          <table:table-cell office:value-type="float" office:value="8" table:style-name="ce164">
            <text:p>8</text:p>
          </table:table-cell>
          <table:table-cell office:value-type="float" office:value="6255" table:style-name="ce165">
            <text:p>6,255</text:p>
          </table:table-cell>
          <table:table-cell office:value-type="float" office:value="26.508701324462901" table:style-name="ce154">
            <text:p>26.5</text:p>
          </table:table-cell>
          <table:table-cell office:value-type="float" office:value="12.9344158172607" table:style-name="ce154">
            <text:p>12.9</text:p>
          </table:table-cell>
          <table:table-cell office:value-type="float" office:value="3.5656466618022602" table:style-name="ce166">
            <text:p>3.6<text:s/></text:p>
          </table:table-cell>
          <table:table-cell office:value-type="float" office:value="7.2731848924510123" table:formula="of:=(([.E15]/[.J15])-1)*100" table:style-name="ce159">
            <text:p>7.3</text:p>
          </table:table-cell>
          <table:table-cell office:value-type="float" office:value="1.9280268599157999" table:formula="of:=[.E15]-[.J15]" table:style-name="ce159">
            <text:p>1.9</text:p>
          </table:table-cell>
          <table:table-cell office:value-type="float" office:value="3.9364542173125461" table:formula="of:=(([.F15]/[.K15])-1)*100" table:style-name="ce159">
            <text:p>3.9</text:p>
          </table:table-cell>
          <table:table-cell office:value-type="float" office:value="0.50915735692329989" table:formula="of:=[.F15]-[.K15]" table:style-name="ce159">
            <text:p>0.5</text:p>
          </table:table-cell>
          <table:table-cell office:value-type="float" office:value="7.210231814548365" table:formula="of:=[.D15]/[.I15]*100-100" table:style-name="ce159">
            <text:p>7.2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J40-J47</text:p>
          </table:table-cell>
          <table:table-cell office:value-type="string" table:style-name="ce151">
            <text:p><text:span text:style-name="T10">慢性下呼吸道疾病</text:span></text:p>
          </table:table-cell>
          <table:table-cell office:value-type="float" office:value="8" table:style-name="ce152">
            <text:p>8</text:p>
          </table:table-cell>
          <table:table-cell office:value-type="float" office:value="5657" table:style-name="ce153">
            <text:p>5,657</text:p>
          </table:table-cell>
          <table:table-cell office:value-type="float" office:value="23.9884538232971" table:style-name="ce154">
            <text:p>24.0</text:p>
          </table:table-cell>
          <table:table-cell office:value-type="float" office:value="10.986978918943" table:style-name="ce154">
            <text:p>11.0</text:p>
          </table:table-cell>
          <table:table-cell office:value-type="float" office:value="3.2686762929964002" table:style-name="ce155">
            <text:p>3.3</text:p>
          </table:table-cell>
          <table:table-cell office:value-type="float" office:value="7" table:style-name="ce164">
            <text:p>7</text:p>
          </table:table-cell>
          <table:table-cell office:value-type="float" office:value="6301" table:style-name="ce165">
            <text:p>6,301</text:p>
          </table:table-cell>
          <table:table-cell office:value-type="float" office:value="26.703649520873999" table:style-name="ce154">
            <text:p>26.7</text:p>
          </table:table-cell>
          <table:table-cell office:value-type="float" office:value="12.573321342468301" table:style-name="ce154">
            <text:p>12.6</text:p>
          </table:table-cell>
          <table:table-cell office:value-type="float" office:value="3.5918688434877799" table:style-name="ce166">
            <text:p>3.6<text:s/></text:p>
          </table:table-cell>
          <table:table-cell office:value-type="float" office:value="-10.167882466606127" table:formula="of:=(([.E16]/[.J16])-1)*100" table:style-name="ce159">
            <text:p>-10.2</text:p>
          </table:table-cell>
          <table:table-cell office:value-type="float" office:value="-2.7151956975768989" table:formula="of:=[.E16]-[.J16]" table:style-name="ce159">
            <text:p>-2.7</text:p>
          </table:table-cell>
          <table:table-cell office:value-type="float" office:value="-12.616733322222407" table:formula="of:=(([.F16]/[.K16])-1)*100" table:style-name="ce159">
            <text:p>-12.6</text:p>
          </table:table-cell>
          <table:table-cell office:value-type="float" office:value="-1.5863424235253003" table:formula="of:=[.F16]-[.K16]" table:style-name="ce159">
            <text:p>-1.6</text:p>
          </table:table-cell>
          <table:table-cell office:value-type="float" office:value="-10.220599904777018" table:formula="of:=[.D16]/[.I16]*100-100" table:style-name="ce159">
            <text:p>-10.2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N00-N07, N17-N19, N25-N27</text:p>
          </table:table-cell>
          <table:table-cell office:value-type="string" table:style-name="ce151">
            <text:p><text:span text:style-name="T10">腎炎、腎病症候群及腎病變</text:span></text:p>
          </table:table-cell>
          <table:table-cell office:value-type="float" office:value="9" table:style-name="ce152">
            <text:p>9</text:p>
          </table:table-cell>
          <table:table-cell office:value-type="float" office:value="5096" table:style-name="ce153">
            <text:p>5,096</text:p>
          </table:table-cell>
          <table:table-cell office:value-type="float" office:value="21.609538745540402" table:style-name="ce154">
            <text:p>21.6</text:p>
          </table:table-cell>
          <table:table-cell office:value-type="float" office:value="10.4811953966458" table:style-name="ce154">
            <text:p>10.5</text:p>
          </table:table-cell>
          <table:table-cell office:value-type="float" office:value="2.9445243749531" table:style-name="ce155">
            <text:p>2.9</text:p>
          </table:table-cell>
          <table:table-cell office:value-type="float" office:value="9" table:style-name="ce164">
            <text:p>9</text:p>
          </table:table-cell>
          <table:table-cell office:value-type="float" office:value="5049" table:style-name="ce165">
            <text:p>5,049</text:p>
          </table:table-cell>
          <table:table-cell office:value-type="float" office:value="21.397670745849599" table:style-name="ce154">
            <text:p>21.4</text:p>
          </table:table-cell>
          <table:table-cell office:value-type="float" office:value="10.732453346252401" table:style-name="ce154">
            <text:p>10.7</text:p>
          </table:table-cell>
          <table:table-cell office:value-type="float" office:value="2.87816946369938" table:style-name="ce166">
            <text:p>2.9<text:s/></text:p>
          </table:table-cell>
          <table:table-cell office:value-type="float" office:value="0.99014515274704618" table:formula="of:=(([.E17]/[.J17])-1)*100" table:style-name="ce159">
            <text:p>1.0</text:p>
          </table:table-cell>
          <table:table-cell office:value-type="float" office:value="0.21186799969080283" table:formula="of:=[.E17]-[.J17]" table:style-name="ce159">
            <text:p>0.2</text:p>
          </table:table-cell>
          <table:table-cell office:value-type="float" office:value="-2.3411045126446872" table:formula="of:=(([.F17]/[.K17])-1)*100" table:style-name="ce159">
            <text:p>-2.3</text:p>
          </table:table-cell>
          <table:table-cell office:value-type="float" office:value="-0.25125794960660031" table:formula="of:=[.F17]-[.K17]" table:style-name="ce159">
            <text:p>-0.3</text:p>
          </table:table-cell>
          <table:table-cell office:value-type="float" office:value="0.93087740146565068" table:formula="of:=[.D17]/[.I17]*100-100" table:style-name="ce159">
            <text:p>0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K70, K73-K74</text:p>
          </table:table-cell>
          <table:table-cell office:value-type="string" table:style-name="ce151">
            <text:p><text:span text:style-name="T10">慢性肝病及肝硬化</text:span></text:p>
          </table:table-cell>
          <table:table-cell office:value-type="float" office:value="10" table:style-name="ce152">
            <text:p>10</text:p>
          </table:table-cell>
          <table:table-cell office:value-type="float" office:value="3964" table:style-name="ce153">
            <text:p>3,964</text:p>
          </table:table-cell>
          <table:table-cell office:value-type="float" office:value="16.809303686680199" table:style-name="ce154">
            <text:p>16.8</text:p>
          </table:table-cell>
          <table:table-cell office:value-type="float" office:value="10.316806195598399" table:style-name="ce154">
            <text:p>10.3</text:p>
          </table:table-cell>
          <table:table-cell office:value-type="float" office:value="2.2904424298103998" table:style-name="ce155">
            <text:p>2.3</text:p>
          </table:table-cell>
          <table:table-cell office:value-type="float" office:value="10" table:style-name="ce164">
            <text:p>10</text:p>
          </table:table-cell>
          <table:table-cell office:value-type="float" office:value="4240" table:style-name="ce165">
            <text:p>4,240</text:p>
          </table:table-cell>
          <table:table-cell office:value-type="float" office:value="17.9691276550293" table:style-name="ce154">
            <text:p>18.0</text:p>
          </table:table-cell>
          <table:table-cell office:value-type="float" office:value="11.1872301101685" table:style-name="ce154">
            <text:p>11.2</text:p>
          </table:table-cell>
          <table:table-cell office:value-type="float" office:value="2.4170010944910598" table:style-name="ce166">
            <text:p>2.4<text:s/></text:p>
          </table:table-cell>
          <table:table-cell office:value-type="float" office:value="-6.4545368624196016" table:formula="of:=(([.E18]/[.J18])-1)*100" table:style-name="ce159">
            <text:p>-6.5</text:p>
          </table:table-cell>
          <table:table-cell office:value-type="float" office:value="-1.1598239683491016" table:formula="of:=[.E18]-[.J18]" table:style-name="ce159">
            <text:p>-1.2</text:p>
          </table:table-cell>
          <table:table-cell office:value-type="float" office:value="-7.7805131922596189" table:formula="of:=(([.F18]/[.K18])-1)*100" table:style-name="ce159">
            <text:p>-7.8</text:p>
          </table:table-cell>
          <table:table-cell office:value-type="float" office:value="-0.87042391457010027" table:formula="of:=[.F18]-[.K18]" table:style-name="ce159">
            <text:p>-0.9</text:p>
          </table:table-cell>
          <table:table-cell office:value-type="float" office:value="-6.5094339622641542" table:formula="of:=[.D18]/[.I18]*100-100" table:style-name="ce159">
            <text:p>-6.5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6">
          <table:table-cell table:style-name="ce39"/>
          <table:table-cell table:style-name="ce151"/>
          <table:table-cell table:style-name="ce152"/>
          <table:table-cell table:style-name="ce169"/>
          <table:table-cell table:number-columns-repeated="2" table:style-name="ce154"/>
          <table:table-cell table:style-name="ce170"/>
          <table:table-cell table:style-name="ce171"/>
          <table:table-cell table:style-name="ce172"/>
          <table:table-cell table:number-columns-repeated="2" table:style-name="ce173"/>
          <table:table-cell table:style-name="ce174"/>
          <table:table-cell table:number-columns-repeated="5" table:style-name="ce159"/>
          <table:table-cell table:style-name="ce167"/>
          <table:table-cell table:number-columns-repeated="16366" table:style-name="ce162"/>
        </table:table-row>
        <table:table-row table:style-name="ro24">
          <table:table-cell office:value-type="string" table:style-name="ce43">
            <text:p>X60-X84, Y87.0</text:p>
          </table:table-cell>
          <table:table-cell office:value-type="string" table:style-name="ce175">
            <text:p><text:span text:style-name="T10">蓄意自我傷害（自殺）</text:span></text:p>
          </table:table-cell>
          <table:table-cell office:value-type="float" office:value="11" table:style-name="ce176">
            <text:p>11</text:p>
          </table:table-cell>
          <table:table-cell office:value-type="float" office:value="3656" table:style-name="ce177">
            <text:p>3,656</text:p>
          </table:table-cell>
          <table:table-cell office:value-type="float" office:value="15.5032326635981" table:style-name="ce178">
            <text:p>15.5</text:p>
          </table:table-cell>
          <table:table-cell office:value-type="float" office:value="11.8305103075049" table:style-name="ce178">
            <text:p>11.8</text:p>
          </table:table-cell>
          <table:table-cell office:value-type="float" office:value="2.1124766708846998" table:style-name="ce179">
            <text:p>2.1</text:p>
          </table:table-cell>
          <table:table-cell office:value-type="float" office:value="11" table:style-name="ce156">
            <text:p>11</text:p>
          </table:table-cell>
          <table:table-cell office:value-type="float" office:value="3864" table:style-name="ce180">
            <text:p>3,864</text:p>
          </table:table-cell>
          <table:table-cell office:value-type="float" office:value="16.375638961791999" table:style-name="ce154">
            <text:p>16.4</text:p>
          </table:table-cell>
          <table:table-cell office:value-type="float" office:value="12.5734148025513" table:style-name="ce154">
            <text:p>12.6</text:p>
          </table:table-cell>
          <table:table-cell office:value-type="float" office:value="2.2026632615833601" table:style-name="ce166">
            <text:p>2.2<text:s/></text:p>
          </table:table-cell>
          <table:table-cell office:value-type="float" office:value="-5.3274641693641271" table:formula="of:=(([.E20]/[.J20])-1)*100" table:style-name="ce181">
            <text:p>-5.3</text:p>
          </table:table-cell>
          <table:table-cell office:value-type="float" office:value="-0.87240629819389959" table:formula="of:=[.E20]-[.J20]" table:style-name="ce182">
            <text:p>-0.9</text:p>
          </table:table-cell>
          <table:table-cell office:value-type="float" office:value="-5.9085340515104505" table:formula="of:=(([.F20]/[.K20])-1)*100" table:style-name="ce182">
            <text:p>-5.9</text:p>
          </table:table-cell>
          <table:table-cell office:value-type="float" office:value="-0.74290449504639966" table:formula="of:=[.F20]-[.K20]" table:style-name="ce182">
            <text:p>-0.7</text:p>
          </table:table-cell>
          <table:table-cell office:value-type="float" office:value="-5.3830227743271166" table:formula="of:=[.D20]/[.I20]*100-100" table:style-name="ce182">
            <text:p>-5.4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F01-F03</text:p>
          </table:table-cell>
          <table:table-cell office:value-type="string" table:style-name="ce409">
            <text:p>血管性及未明示之失智症</text:p>
          </table:table-cell>
          <table:table-cell office:value-type="float" office:value="12" table:style-name="ce152">
            <text:p>12</text:p>
          </table:table-cell>
          <table:table-cell office:value-type="float" office:value="2885" table:style-name="ce153">
            <text:p>2,885</text:p>
          </table:table-cell>
          <table:table-cell office:value-type="float" office:value="12.233814615558099" table:style-name="ce154">
            <text:p>12.2</text:p>
          </table:table-cell>
          <table:table-cell office:value-type="float" office:value="5.0388086518276998" table:style-name="ce154">
            <text:p>5.0</text:p>
          </table:table-cell>
          <table:table-cell office:value-type="float" office:value="1.6669844626646999" table:style-name="ce155">
            <text:p>1.7</text:p>
          </table:table-cell>
          <table:table-cell office:value-type="float" office:value="13" table:style-name="ce164">
            <text:p>13</text:p>
          </table:table-cell>
          <table:table-cell office:value-type="float" office:value="2625" table:style-name="ce183">
            <text:p>2,625</text:p>
          </table:table-cell>
          <table:table-cell office:value-type="float" office:value="11.124753952026399" table:style-name="ce154">
            <text:p>11.1</text:p>
          </table:table-cell>
          <table:table-cell office:value-type="float" office:value="4.7362475395202601" table:style-name="ce154">
            <text:p>4.7</text:p>
          </table:table-cell>
          <table:table-cell office:value-type="float" office:value="1.4963744983582601" table:style-name="ce166">
            <text:p>1.5<text:s/></text:p>
          </table:table-cell>
          <table:table-cell office:value-type="float" office:value="9.9693051038641798" table:formula="of:=(([.E21]/[.J21])-1)*100" table:style-name="ce184">
            <text:p>10.0</text:p>
          </table:table-cell>
          <table:table-cell office:value-type="float" office:value="1.1090606635317002" table:formula="of:=[.E21]-[.J21]" table:style-name="ce159">
            <text:p>1.1</text:p>
          </table:table-cell>
          <table:table-cell office:value-type="float" office:value="6.3882031034654618" table:formula="of:=(([.F21]/[.K21])-1)*100" table:style-name="ce159">
            <text:p>6.4</text:p>
          </table:table-cell>
          <table:table-cell office:value-type="float" office:value="0.30256111230743965" table:formula="of:=[.F21]-[.K21]" table:style-name="ce159">
            <text:p>0.3</text:p>
          </table:table-cell>
          <table:table-cell office:value-type="float" office:value="9.904761904761898" table:formula="of:=[.D21]/[.I21]*100-100" table:style-name="ce159">
            <text:p>9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R54</text:p>
          </table:table-cell>
          <table:table-cell office:value-type="string" table:style-name="ce151">
            <text:p><text:span text:style-name="T10">衰老</text:span><text:span text:style-name="T5">/</text:span><text:span text:style-name="T10">老邁</text:span></text:p>
          </table:table-cell>
          <table:table-cell office:value-type="float" office:value="13" table:style-name="ce152">
            <text:p>13</text:p>
          </table:table-cell>
          <table:table-cell office:value-type="float" office:value="2385" table:style-name="ce153">
            <text:p>2,385</text:p>
          </table:table-cell>
          <table:table-cell office:value-type="float" office:value="10.113569448217" table:style-name="ce154">
            <text:p>10.1</text:p>
          </table:table-cell>
          <table:table-cell office:value-type="float" office:value="4.0096002933200996" table:style-name="ce154">
            <text:p>4.0</text:p>
          </table:table-cell>
          <table:table-cell office:value-type="float" office:value="1.3780790098632001" table:style-name="ce155">
            <text:p>1.4</text:p>
          </table:table-cell>
          <table:table-cell office:value-type="float" office:value="14" table:style-name="ce164">
            <text:p>14</text:p>
          </table:table-cell>
          <table:table-cell office:value-type="float" office:value="2199" table:style-name="ce165">
            <text:p>2,199</text:p>
          </table:table-cell>
          <table:table-cell office:value-type="float" office:value="9.3193655014038104" table:style-name="ce154">
            <text:p>9.3</text:p>
          </table:table-cell>
          <table:table-cell office:value-type="float" office:value="3.86264944076538" table:style-name="ce154">
            <text:p>3.9</text:p>
          </table:table-cell>
          <table:table-cell office:value-type="float" office:value="1.2535342940532701" table:style-name="ce166">
            <text:p>1.3<text:s/></text:p>
          </table:table-cell>
          <table:table-cell office:value-type="float" office:value="8.5220817521703083" table:formula="of:=(([.E22]/[.J22])-1)*100" table:style-name="ce184">
            <text:p>8.5</text:p>
          </table:table-cell>
          <table:table-cell office:value-type="float" office:value="0.79420394681318918" table:formula="of:=[.E22]-[.J22]" table:style-name="ce159">
            <text:p>0.8</text:p>
          </table:table-cell>
          <table:table-cell office:value-type="float" office:value="3.8044056238663249" table:formula="of:=(([.F22]/[.K22])-1)*100" table:style-name="ce159">
            <text:p>3.8</text:p>
          </table:table-cell>
          <table:table-cell office:value-type="float" office:value="0.14695085255471962" table:formula="of:=[.F22]-[.K22]" table:style-name="ce159">
            <text:p>0.1</text:p>
          </table:table-cell>
          <table:table-cell office:value-type="float" office:value="8.4583901773533512" table:formula="of:=[.D22]/[.I22]*100-100" table:style-name="ce159">
            <text:p>8.5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A40-A41</text:p>
          </table:table-cell>
          <table:table-cell office:value-type="string" table:style-name="ce151">
            <text:p><text:span text:style-name="T10">敗血症</text:span></text:p>
          </table:table-cell>
          <table:table-cell office:value-type="float" office:value="14" table:style-name="ce152">
            <text:p>14</text:p>
          </table:table-cell>
          <table:table-cell office:value-type="float" office:value="1931" table:style-name="ce153">
            <text:p>1,931</text:p>
          </table:table-cell>
          <table:table-cell office:value-type="float" office:value="8.1883868362713006" table:style-name="ce154">
            <text:p>8.2</text:p>
          </table:table-cell>
          <table:table-cell office:value-type="float" office:value="4.0417828406594998" table:style-name="ce154">
            <text:p>4.0</text:p>
          </table:table-cell>
          <table:table-cell office:value-type="float" office:value="1.1157528587195" table:style-name="ce155">
            <text:p>1.1</text:p>
          </table:table-cell>
          <table:table-cell office:value-type="float" office:value="12" table:style-name="ce164">
            <text:p>12</text:p>
          </table:table-cell>
          <table:table-cell office:value-type="float" office:value="2925" table:style-name="ce168">
            <text:p>2,925</text:p>
          </table:table-cell>
          <table:table-cell office:value-type="float" office:value="12.396155357360801" table:style-name="ce154">
            <text:p>12.4</text:p>
          </table:table-cell>
          <table:table-cell office:value-type="float" office:value="6.1454124450683603" table:style-name="ce154">
            <text:p>6.1</text:p>
          </table:table-cell>
          <table:table-cell office:value-type="float" office:value="1.66738872674206" table:style-name="ce166">
            <text:p>1.7<text:s/></text:p>
          </table:table-cell>
          <table:table-cell office:value-type="float" office:value="-33.944141548620877" table:formula="of:=(([.E23]/[.J23])-1)*100" table:style-name="ce184">
            <text:p>-33.9</text:p>
          </table:table-cell>
          <table:table-cell office:value-type="float" office:value="-4.2077685210895002" table:formula="of:=[.E23]-[.J23]" table:style-name="ce159">
            <text:p>-4.2</text:p>
          </table:table-cell>
          <table:table-cell office:value-type="float" office:value="-34.230893747367674" table:formula="of:=(([.F23]/[.K23])-1)*100" table:style-name="ce159">
            <text:p>-34.2</text:p>
          </table:table-cell>
          <table:table-cell office:value-type="float" office:value="-2.1036296044088605" table:formula="of:=[.F23]-[.K23]" table:style-name="ce159">
            <text:p>-2.1</text:p>
          </table:table-cell>
          <table:table-cell office:value-type="float" office:value="-33.98290598290599" table:formula="of:=[.D23]/[.I23]*100-100" table:style-name="ce159">
            <text:p>-34.0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5">
          <table:table-cell office:value-type="string" table:style-name="ce185">
            <text:p>D00-D48</text:p>
          </table:table-cell>
          <table:table-cell office:value-type="string" table:style-name="ce186">
            <text:p><text:span text:style-name="T10">原位與良性腫瘤（惡性腫瘤除外）</text:span></text:p>
          </table:table-cell>
          <table:table-cell office:value-type="float" office:value="15" table:style-name="ce187">
            <text:p>15</text:p>
          </table:table-cell>
          <table:table-cell office:value-type="float" office:value="1514" table:style-name="ce188">
            <text:p>1,514</text:p>
          </table:table-cell>
          <table:table-cell office:value-type="float" office:value="6.4201023667088002" table:style-name="ce173">
            <text:p>6.4</text:p>
          </table:table-cell>
          <table:table-cell office:value-type="float" office:value="3.2155325921926998" table:style-name="ce173">
            <text:p>3.2</text:p>
          </table:table-cell>
          <table:table-cell office:value-type="float" office:value="0.87480571108299998" table:style-name="ce189">
            <text:p>0.9</text:p>
          </table:table-cell>
          <table:table-cell office:value-type="float" office:value="15" table:style-name="ce171">
            <text:p>15</text:p>
          </table:table-cell>
          <table:table-cell office:value-type="float" office:value="1447" table:style-name="ce188">
            <text:p>1,447</text:p>
          </table:table-cell>
          <table:table-cell office:value-type="float" office:value="6.1323885917663601" table:style-name="ce173">
            <text:p>6.1</text:p>
          </table:table-cell>
          <table:table-cell office:value-type="float" office:value="3.2632920742034899" table:style-name="ce173">
            <text:p>3.3</text:p>
          </table:table-cell>
          <table:table-cell office:value-type="float" office:value="0.82485862823786904" table:style-name="ce174">
            <text:p>0.8<text:s/></text:p>
          </table:table-cell>
          <table:table-cell office:value-type="float" office:value="4.6917081433609509" table:formula="of:=(([.E24]/[.J24])-1)*100" table:style-name="ce190">
            <text:p>4.7</text:p>
          </table:table-cell>
          <table:table-cell office:value-type="float" office:value="0.2877137749424401" table:formula="of:=[.E24]-[.J24]" table:style-name="ce191">
            <text:p>0.3</text:p>
          </table:table-cell>
          <table:table-cell office:value-type="float" office:value="-1.4635368494389955" table:formula="of:=(([.F24]/[.K24])-1)*100" table:style-name="ce191">
            <text:p>-1.5</text:p>
          </table:table-cell>
          <table:table-cell office:value-type="float" office:value="-4.7759482010790055E-2" table:formula="of:=[.F24]-[.K24]" table:style-name="ce191">
            <text:p>-0.0</text:p>
          </table:table-cell>
          <table:table-cell office:value-type="float" office:value="4.6302695231513553" table:formula="of:=[.D24]/[.I24]*100-100" table:style-name="ce191">
            <text:p>4.6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7">
          <table:table-cell office:value-type="string" table:style-name="ce192">
            <text:p>附註: 1. 109年年中人口數計 23,582,179人,男性 11,689,476,女性 11,892,703人</text:p>
          </table:table-cell>
          <table:table-cell table:number-columns-repeated="11" table:style-name="ce193"/>
          <table:table-cell table:style-name="ce194"/>
          <table:table-cell office:value-type="string" table:style-name="ce195">
            <text:p><text:s/></text:p>
          </table:table-cell>
          <table:table-cell table:number-columns-repeated="2" table:style-name="ce194"/>
          <table:table-cell office:value-type="float" office:value="0" table:style-name="ce196">
            <text:p>0</text:p>
          </table:table-cell>
          <table:table-cell table:number-columns-repeated="16367" table:style-name="ce193"/>
        </table:table-row>
        <table:table-row table:style-name="ro27">
          <table:table-cell office:value-type="string" table:style-name="ce192">
            <text:p><text:s text:c="6"/>2. 108年年中人口數計 23,596,027人,男性 11,709,050,女性 11,886,977人</text:p>
          </table:table-cell>
          <table:table-cell table:number-columns-repeated="11" table:style-name="ce193"/>
          <table:table-cell table:style-name="ce194"/>
          <table:table-cell office:value-type="string" table:style-name="ce195">
            <text:p><text:s/></text:p>
          </table:table-cell>
          <table:table-cell table:number-columns-repeated="2" table:style-name="ce194"/>
          <table:table-cell office:value-type="float" office:value="0" table:style-name="ce196">
            <text:p>0</text:p>
          </table:table-cell>
          <table:table-cell table:number-columns-repeated="16367" table:style-name="ce193"/>
        </table:table-row>
        <table:table-row table:style-name="ro27">
          <table:table-cell office:value-type="string" table:style-name="ce17">
            <text:p><text:s text:c="6"/>3. 標準化死亡率係以2000年WHO之世界標準人口數為準</text:p>
          </table:table-cell>
          <table:table-cell table:number-columns-repeated="11" table:style-name="ce197"/>
          <table:table-cell table:style-name="ce194"/>
          <table:table-cell table:style-name="ce197"/>
          <table:table-cell table:number-columns-repeated="2" table:style-name="ce194"/>
          <table:table-cell office:value-type="float" office:value="0" table:style-name="ce196">
            <text:p>0</text:p>
          </table:table-cell>
          <table:table-cell table:number-columns-repeated="16367" table:style-name="ce198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表4.$A$1:表4.$Q$27" table:base-cell-address="表4.$A$1"/>
        </table:named-expressions>
      </table:table>
      <table:table table:name="表5" table:style-name="ta2">
        <table:table-column table:style-name="co28" table:default-cell-style-name="ce141"/>
        <table:table-column table:style-name="co29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3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3" table:default-cell-style-name="ce141"/>
        <table:table-column table:style-name="co26" table:number-columns-repeated="4" table:default-cell-style-name="ce141"/>
        <table:table-column table:style-name="co35" table:default-cell-style-name="ce141"/>
        <table:table-column table:style-name="co34" table:default-cell-style-name="ce141"/>
        <table:table-column table:style-name="co3" table:number-columns-repeated="16366" table:default-cell-style-name="ce141"/>
        <table:table-row table:style-name="ro3">
          <table:table-cell office:value-type="string" table:number-columns-spanned="17" table:number-rows-spanned="1" table:style-name="ce389">
            <text:p>表5　男性主要死亡原因－與上年比較</text:p>
          </table:table-cell>
          <table:covered-table-cell table:number-columns-repeated="16"/>
          <table:table-cell table:number-columns-repeated="16367" table:style-name="ce141"/>
        </table:table-row>
        <table:table-row table:style-name="ro20">
          <table:table-cell table:style-name="ce142"/>
          <table:table-cell table:number-columns-repeated="13" table:style-name="ce143"/>
          <table:table-cell table:number-columns-repeated="16370" table:style-name="ce141"/>
        </table:table-row>
        <table:table-row table:style-name="ro2">
          <table:table-cell office:value-type="string" table:style-name="ce144">
            <text:p><text:s/></text:p>
          </table:table-cell>
          <table:table-cell table:number-columns-repeated="13" table:style-name="ce143"/>
          <table:table-cell table:number-columns-repeated="16370" table:style-name="ce141"/>
        </table:table-row>
        <table:table-row table:style-name="ro21">
          <table:table-cell table:number-columns-repeated="13" table:style-name="ce141"/>
          <table:table-cell table:style-name="ce145"/>
          <table:table-cell table:number-columns-repeated="2" table:style-name="ce141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7" table:style-name="ce141"/>
        </table:table-row>
        <table:table-row table:style-name="ro22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死亡原因</text:span></text:p>
          </table:table-cell>
          <table:table-cell office:value-type="string" table:number-columns-spanned="5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4"/>
          <table:table-cell office:value-type="string" table:number-columns-spanned="5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4"/>
          <table:table-cell office:value-type="string" table:number-columns-spanned="2" table:number-rows-spanned="1" table:style-name="ce391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1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4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7" table:style-name="ce146"/>
        </table:table-row>
        <table:table-row table:style-name="ro22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covered-table-cell/>
          <table:table-cell table:number-columns-repeated="16367" table:style-name="ce146"/>
        </table:table-row>
        <table:table-row table:style-name="ro23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46"/>
        </table:table-row>
        <table:table-row table:style-name="ro24">
          <table:table-cell office:value-type="string" table:style-name="ce34">
            <text:p>A00-Y98</text:p>
          </table:table-cell>
          <table:table-cell office:value-type="string" table:style-name="ce151">
            <text:p><text:span text:style-name="T10">所有死亡原因</text:span></text:p>
          </table:table-cell>
          <table:table-cell table:style-name="ce152"/>
          <table:table-cell office:value-type="float" office:value="101385" table:style-name="ce153">
            <text:p>101,385</text:p>
          </table:table-cell>
          <table:table-cell office:value-type="float" office:value="867.31864060111195" table:style-name="ce154">
            <text:p>867.3</text:p>
          </table:table-cell>
          <table:table-cell office:value-type="float" office:value="510.96229202292801" table:style-name="ce154">
            <text:p>511.0</text:p>
          </table:table-cell>
          <table:table-cell office:value-type="float" office:value="100" table:style-name="ce155">
            <text:p>100.0</text:p>
          </table:table-cell>
          <table:table-cell table:style-name="ce199"/>
          <table:table-cell office:value-type="float" office:value="103004" table:style-name="ce157">
            <text:p>103,004</text:p>
          </table:table-cell>
          <table:table-cell office:value-type="float" office:value="879.69567871093795" table:style-name="ce178">
            <text:p>879.7</text:p>
          </table:table-cell>
          <table:table-cell office:value-type="float" office:value="531.68310546875" table:style-name="ce178">
            <text:p>531.7</text:p>
          </table:table-cell>
          <table:table-cell office:value-type="float" office:value="100" table:style-name="ce179">
            <text:p>100.0</text:p>
          </table:table-cell>
          <table:table-cell office:value-type="float" office:value="-1.4069681606214912" table:formula="of:=(([.E8]/[.J8])-1)*100" table:style-name="ce159">
            <text:p>-1.4</text:p>
          </table:table-cell>
          <table:table-cell office:value-type="float" office:value="-12.377038109826003" table:formula="of:=[.E8]-[.J8]" table:style-name="ce159">
            <text:p>-12.4</text:p>
          </table:table-cell>
          <table:table-cell office:value-type="float" office:value="-3.8972111832580869" table:formula="of:=(([.F8]/[.K8])-1)*100" table:style-name="ce159">
            <text:p>-3.9</text:p>
          </table:table-cell>
          <table:table-cell office:value-type="float" office:value="-20.720813445821989" table:formula="of:=[.F8]-[.K8]" table:style-name="ce159">
            <text:p>-20.7</text:p>
          </table:table-cell>
          <table:table-cell office:value-type="float" office:value="-1.5717836200535942" table:formula="of:=[.D8]/[.I8]*100-100" table:style-name="ce159">
            <text:p>-1.6</text:p>
          </table:table-cell>
          <table:table-cell table:style-name="ce160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C00-C97</text:p>
          </table:table-cell>
          <table:table-cell office:value-type="string" table:style-name="ce163">
            <text:p><text:span text:style-name="T9">惡性腫瘤</text:span></text:p>
          </table:table-cell>
          <table:table-cell office:value-type="float" office:value="1" table:style-name="ce152">
            <text:p>1</text:p>
          </table:table-cell>
          <table:table-cell office:value-type="float" office:value="30250" table:style-name="ce153">
            <text:p>30,250</text:p>
          </table:table-cell>
          <table:table-cell office:value-type="float" office:value="258.77978870822699" table:style-name="ce154">
            <text:p>258.8</text:p>
          </table:table-cell>
          <table:table-cell office:value-type="float" office:value="152.59231043901701" table:style-name="ce154">
            <text:p>152.6</text:p>
          </table:table-cell>
          <table:table-cell office:value-type="float" office:value="29.836760862060501" table:style-name="ce155">
            <text:p>29.8</text:p>
          </table:table-cell>
          <table:table-cell office:value-type="float" office:value="1" table:style-name="ce164">
            <text:p>1</text:p>
          </table:table-cell>
          <table:table-cell office:value-type="float" office:value="30543" table:style-name="ce165">
            <text:p>30,543</text:p>
          </table:table-cell>
          <table:table-cell office:value-type="float" office:value="260.84951782226602" table:style-name="ce154">
            <text:p>260.8</text:p>
          </table:table-cell>
          <table:table-cell office:value-type="float" office:value="158.80192565918" table:style-name="ce154">
            <text:p>158.8</text:p>
          </table:table-cell>
          <table:table-cell office:value-type="float" office:value="29.652246514698501" table:style-name="ce166">
            <text:p>29.7<text:s/></text:p>
          </table:table-cell>
          <table:table-cell office:value-type="float" office:value="-0.79345713625174064" table:formula="of:=(([.E9]/[.J9])-1)*100" table:style-name="ce159">
            <text:p>-0.8</text:p>
          </table:table-cell>
          <table:table-cell office:value-type="float" office:value="-2.0697291140390348" table:formula="of:=[.E9]-[.J9]" table:style-name="ce159">
            <text:p>-2.1</text:p>
          </table:table-cell>
          <table:table-cell office:value-type="float" office:value="-3.91028962299238" table:formula="of:=(([.F9]/[.K9])-1)*100" table:style-name="ce159">
            <text:p>-3.9</text:p>
          </table:table-cell>
          <table:table-cell office:value-type="float" office:value="-6.2096152201629877" table:formula="of:=[.F9]-[.K9]" table:style-name="ce159">
            <text:p>-6.2</text:p>
          </table:table-cell>
          <table:table-cell office:value-type="float" office:value="-0.95930327734669163" table:formula="of:=[.D9]/[.I9]*100-100" table:style-name="ce159">
            <text:p>-1.0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5">
          <table:table-cell office:value-type="string" table:style-name="ce34">
            <text:p>I01-I02.0, I05-I09, I20-I25, I27, I30-I52</text:p>
          </table:table-cell>
          <table:table-cell office:value-type="string" table:style-name="ce151">
            <text:p><text:span text:style-name="T10">心臟疾病（高血壓性疾病除外）</text:span></text:p>
          </table:table-cell>
          <table:table-cell office:value-type="float" office:value="2" table:style-name="ce152">
            <text:p>2</text:p>
          </table:table-cell>
          <table:table-cell office:value-type="float" office:value="11809" table:style-name="ce153">
            <text:p>11,809</text:p>
          </table:table-cell>
          <table:table-cell office:value-type="float" office:value="101.02249668943701" table:style-name="ce154">
            <text:p>101.0</text:p>
          </table:table-cell>
          <table:table-cell office:value-type="float" office:value="57.863680231024603" table:style-name="ce154">
            <text:p>57.9</text:p>
          </table:table-cell>
          <table:table-cell office:value-type="float" office:value="11.647679637027201" table:style-name="ce155">
            <text:p>11.6</text:p>
          </table:table-cell>
          <table:table-cell office:value-type="float" office:value="2" table:style-name="ce164">
            <text:p>2</text:p>
          </table:table-cell>
          <table:table-cell office:value-type="float" office:value="11375" table:style-name="ce165">
            <text:p>11,375</text:p>
          </table:table-cell>
          <table:table-cell office:value-type="float" office:value="97.147079467773395" table:style-name="ce154">
            <text:p>97.1</text:p>
          </table:table-cell>
          <table:table-cell office:value-type="float" office:value="56.925220489502003" table:style-name="ce154">
            <text:p>56.9</text:p>
          </table:table-cell>
          <table:table-cell office:value-type="float" office:value="11.043260455904599" table:style-name="ce166">
            <text:p>11.0<text:s/></text:p>
          </table:table-cell>
          <table:table-cell office:value-type="float" office:value="3.9892266889497208" table:formula="of:=(([.E10]/[.J10])-1)*100" table:style-name="ce159">
            <text:p>4.0</text:p>
          </table:table-cell>
          <table:table-cell office:value-type="float" office:value="3.8754172216636107" table:formula="of:=[.E10]-[.J10]" table:style-name="ce159">
            <text:p>3.9</text:p>
          </table:table-cell>
          <table:table-cell office:value-type="float" office:value="1.6485834107496711" table:formula="of:=(([.F10]/[.K10])-1)*100" table:style-name="ce159">
            <text:p>1.6</text:p>
          </table:table-cell>
          <table:table-cell office:value-type="float" office:value="0.9384597415225997" table:formula="of:=[.F10]-[.K10]" table:style-name="ce159">
            <text:p>0.9</text:p>
          </table:table-cell>
          <table:table-cell office:value-type="float" office:value="3.815384615384616" table:formula="of:=[.D10]/[.I10]*100-100" table:style-name="ce159">
            <text:p>3.8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J12-J18</text:p>
          </table:table-cell>
          <table:table-cell office:value-type="string" table:style-name="ce151">
            <text:p><text:span text:style-name="T10">肺炎</text:span></text:p>
          </table:table-cell>
          <table:table-cell office:value-type="float" office:value="3" table:style-name="ce152">
            <text:p>3</text:p>
          </table:table-cell>
          <table:table-cell office:value-type="float" office:value="8220" table:style-name="ce153">
            <text:p>8,220</text:p>
          </table:table-cell>
          <table:table-cell office:value-type="float" office:value="70.319664898566202" table:style-name="ce154">
            <text:p>70.3</text:p>
          </table:table-cell>
          <table:table-cell office:value-type="float" office:value="36.5486940955603" table:style-name="ce154">
            <text:p>36.5</text:p>
          </table:table-cell>
          <table:table-cell office:value-type="float" office:value="8.1077082408639995" table:style-name="ce155">
            <text:p>8.1</text:p>
          </table:table-cell>
          <table:table-cell office:value-type="float" office:value="3" table:style-name="ce164">
            <text:p>3</text:p>
          </table:table-cell>
          <table:table-cell office:value-type="float" office:value="8935" table:style-name="ce165">
            <text:p>8,935</text:p>
          </table:table-cell>
          <table:table-cell office:value-type="float" office:value="76.308502197265597" table:style-name="ce154">
            <text:p>76.3</text:p>
          </table:table-cell>
          <table:table-cell office:value-type="float" office:value="40.383697509765597" table:style-name="ce154">
            <text:p>40.4</text:p>
          </table:table-cell>
          <table:table-cell office:value-type="float" office:value="8.6744204108578309" table:style-name="ce166">
            <text:p>8.7<text:s/></text:p>
          </table:table-cell>
          <table:table-cell office:value-type="float" office:value="-7.8481913892342048" table:formula="of:=(([.E11]/[.J11])-1)*100" table:style-name="ce159">
            <text:p>-7.8</text:p>
          </table:table-cell>
          <table:table-cell office:value-type="float" office:value="-5.9888372986993943" table:formula="of:=[.E11]-[.J11]" table:style-name="ce159">
            <text:p>-6.0</text:p>
          </table:table-cell>
          <table:table-cell office:value-type="float" office:value="-9.4964147680581146" table:formula="of:=(([.F11]/[.K11])-1)*100" table:style-name="ce159">
            <text:p>-9.5</text:p>
          </table:table-cell>
          <table:table-cell office:value-type="float" office:value="-3.8350034142052962" table:formula="of:=[.F11]-[.K11]" table:style-name="ce159">
            <text:p>-3.8</text:p>
          </table:table-cell>
          <table:table-cell office:value-type="float" office:value="-8.0022383883603823" table:formula="of:=[.D11]/[.I11]*100-100" table:style-name="ce159">
            <text:p>-8.0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I60-I69</text:p>
          </table:table-cell>
          <table:table-cell office:value-type="string" table:style-name="ce151">
            <text:p><text:span text:style-name="T10">腦血管疾病</text:span></text:p>
          </table:table-cell>
          <table:table-cell office:value-type="float" office:value="4" table:style-name="ce152">
            <text:p>4</text:p>
          </table:table-cell>
          <table:table-cell office:value-type="float" office:value="6933" table:style-name="ce153">
            <text:p>6,933</text:p>
          </table:table-cell>
          <table:table-cell office:value-type="float" office:value="59.309761160797997" table:style-name="ce154">
            <text:p>59.3</text:p>
          </table:table-cell>
          <table:table-cell office:value-type="float" office:value="33.658483491206802" table:style-name="ce154">
            <text:p>33.7</text:p>
          </table:table-cell>
          <table:table-cell office:value-type="float" office:value="6.8382896878236004" table:style-name="ce155">
            <text:p>6.8</text:p>
          </table:table-cell>
          <table:table-cell office:value-type="float" office:value="4" table:style-name="ce164">
            <text:p>4</text:p>
          </table:table-cell>
          <table:table-cell office:value-type="float" office:value="7009" table:style-name="ce168">
            <text:p>7,009</text:p>
          </table:table-cell>
          <table:table-cell office:value-type="float" office:value="59.859683990478501" table:style-name="ce154">
            <text:p>59.9</text:p>
          </table:table-cell>
          <table:table-cell office:value-type="float" office:value="34.738147735595703" table:style-name="ce154">
            <text:p>34.7</text:p>
          </table:table-cell>
          <table:table-cell office:value-type="float" office:value="6.8045901130053199" table:style-name="ce166">
            <text:p>6.8<text:s/></text:p>
          </table:table-cell>
          <table:table-cell office:value-type="float" office:value="-0.91868648983842727" table:formula="of:=(([.E12]/[.J12])-1)*100" table:style-name="ce159">
            <text:p>-0.9</text:p>
          </table:table-cell>
          <table:table-cell office:value-type="float" office:value="-0.54992282968050432" table:formula="of:=[.E12]-[.J12]" table:style-name="ce159">
            <text:p>-0.5</text:p>
          </table:table-cell>
          <table:table-cell office:value-type="float" office:value="-3.1080075213180791" table:formula="of:=(([.F12]/[.K12])-1)*100" table:style-name="ce159">
            <text:p>-3.1</text:p>
          </table:table-cell>
          <table:table-cell office:value-type="float" office:value="-1.0796642443889013" table:formula="of:=[.F12]-[.K12]" table:style-name="ce159">
            <text:p>-1.1</text:p>
          </table:table-cell>
          <table:table-cell office:value-type="float" office:value="-1.0843201597945438" table:formula="of:=[.D12]/[.I12]*100-100" table:style-name="ce159">
            <text:p>-1.1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E10-E14</text:p>
          </table:table-cell>
          <table:table-cell office:value-type="string" table:style-name="ce151">
            <text:p><text:span text:style-name="T10">糖尿病</text:span></text:p>
          </table:table-cell>
          <table:table-cell office:value-type="float" office:value="5" table:style-name="ce152">
            <text:p>5</text:p>
          </table:table-cell>
          <table:table-cell office:value-type="float" office:value="5260" table:style-name="ce153">
            <text:p>5,260</text:p>
          </table:table-cell>
          <table:table-cell office:value-type="float" office:value="44.997741772075202" table:style-name="ce154">
            <text:p>45.0</text:p>
          </table:table-cell>
          <table:table-cell office:value-type="float" office:value="25.6098548362401" table:style-name="ce154">
            <text:p>25.6</text:p>
          </table:table-cell>
          <table:table-cell office:value-type="float" office:value="5.1881442027912996" table:style-name="ce155">
            <text:p>5.2</text:p>
          </table:table-cell>
          <table:table-cell office:value-type="float" office:value="5" table:style-name="ce164">
            <text:p>5</text:p>
          </table:table-cell>
          <table:table-cell office:value-type="float" office:value="5044" table:style-name="ce165">
            <text:p>5,044</text:p>
          </table:table-cell>
          <table:table-cell office:value-type="float" office:value="43.077793121337898" table:style-name="ce154">
            <text:p>43.1</text:p>
          </table:table-cell>
          <table:table-cell office:value-type="float" office:value="25.380054473876999" table:style-name="ce154">
            <text:p>25.4</text:p>
          </table:table-cell>
          <table:table-cell office:value-type="float" office:value="4.89689720787542" table:style-name="ce166">
            <text:p>4.9<text:s/></text:p>
          </table:table-cell>
          <table:table-cell office:value-type="float" office:value="4.4569336347601407" table:formula="of:=(([.E13]/[.J13])-1)*100" table:style-name="ce159">
            <text:p>4.5</text:p>
          </table:table-cell>
          <table:table-cell office:value-type="float" office:value="1.9199486507373038" table:formula="of:=[.E13]-[.J13]" table:style-name="ce159">
            <text:p>1.9</text:p>
          </table:table-cell>
          <table:table-cell office:value-type="float" office:value="0.90543683662944741" table:formula="of:=(([.F13]/[.K13])-1)*100" table:style-name="ce159">
            <text:p>0.9</text:p>
          </table:table-cell>
          <table:table-cell office:value-type="float" office:value="0.22980036236310042" table:formula="of:=[.F13]-[.K13]" table:style-name="ce159">
            <text:p>0.2</text:p>
          </table:table-cell>
          <table:table-cell office:value-type="float" office:value="4.2823156225218213" table:formula="of:=[.D13]/[.I13]*100-100" table:style-name="ce159">
            <text:p>4.3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V01-X59, Y85-Y86</text:p>
          </table:table-cell>
          <table:table-cell office:value-type="string" table:style-name="ce151">
            <text:p><text:span text:style-name="T10">事故傷害</text:span></text:p>
          </table:table-cell>
          <table:table-cell office:value-type="float" office:value="6" table:style-name="ce152">
            <text:p>6</text:p>
          </table:table-cell>
          <table:table-cell office:value-type="float" office:value="4743" table:style-name="ce153">
            <text:p>4,743</text:p>
          </table:table-cell>
          <table:table-cell office:value-type="float" office:value="40.574959928698298" table:style-name="ce154">
            <text:p>40.6</text:p>
          </table:table-cell>
          <table:table-cell office:value-type="float" office:value="29.943557601629099" table:style-name="ce154">
            <text:p>29.9</text:p>
          </table:table-cell>
          <table:table-cell office:value-type="float" office:value="4.6782068353307" table:style-name="ce155">
            <text:p>4.7</text:p>
          </table:table-cell>
          <table:table-cell office:value-type="float" office:value="6" table:style-name="ce164">
            <text:p>6</text:p>
          </table:table-cell>
          <table:table-cell office:value-type="float" office:value="4701" table:style-name="ce165">
            <text:p>4,701</text:p>
          </table:table-cell>
          <table:table-cell office:value-type="float" office:value="40.148433685302699" table:style-name="ce154">
            <text:p>40.1</text:p>
          </table:table-cell>
          <table:table-cell office:value-type="float" office:value="30.035528182983398" table:style-name="ce154">
            <text:p>30.0</text:p>
          </table:table-cell>
          <table:table-cell office:value-type="float" office:value="4.5639004310512199" table:style-name="ce166">
            <text:p>4.6<text:s/></text:p>
          </table:table-cell>
          <table:table-cell office:value-type="float" office:value="1.0623733088539922" table:formula="of:=(([.E14]/[.J14])-1)*100" table:style-name="ce159">
            <text:p>1.1</text:p>
          </table:table-cell>
          <table:table-cell office:value-type="float" office:value="0.42652624339559964" table:formula="of:=[.E14]-[.J14]" table:style-name="ce159">
            <text:p>0.4</text:p>
          </table:table-cell>
          <table:table-cell office:value-type="float" office:value="-0.30620597311954434" table:formula="of:=(([.F14]/[.K14])-1)*100" table:style-name="ce159">
            <text:p>-0.3</text:p>
          </table:table-cell>
          <table:table-cell office:value-type="float" office:value="-9.1970581354299696E-2" table:formula="of:=[.F14]-[.K14]" table:style-name="ce159">
            <text:p>-0.1</text:p>
          </table:table-cell>
          <table:table-cell office:value-type="float" office:value="0.89342693044032728" table:formula="of:=[.D14]/[.I14]*100-100" table:style-name="ce159">
            <text:p>0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J40-J47</text:p>
          </table:table-cell>
          <table:table-cell office:value-type="string" table:style-name="ce151">
            <text:p><text:span text:style-name="T10">慢性下呼吸道疾病</text:span></text:p>
          </table:table-cell>
          <table:table-cell office:value-type="float" office:value="7" table:style-name="ce152">
            <text:p>7</text:p>
          </table:table-cell>
          <table:table-cell office:value-type="float" office:value="4097" table:style-name="ce153">
            <text:p>4,097</text:p>
          </table:table-cell>
          <table:table-cell office:value-type="float" office:value="35.048621300416798" table:style-name="ce154">
            <text:p>35.0</text:p>
          </table:table-cell>
          <table:table-cell office:value-type="float" office:value="18.205450406612901" table:style-name="ce154">
            <text:p>18.2</text:p>
          </table:table-cell>
          <table:table-cell office:value-type="float" office:value="4.0410317108053002" table:style-name="ce155">
            <text:p>4.0</text:p>
          </table:table-cell>
          <table:table-cell office:value-type="float" office:value="7" table:style-name="ce164">
            <text:p>7</text:p>
          </table:table-cell>
          <table:table-cell office:value-type="float" office:value="4546" table:style-name="ce165">
            <text:p>4,546</text:p>
          </table:table-cell>
          <table:table-cell office:value-type="float" office:value="38.824672698974602" table:style-name="ce154">
            <text:p>38.8</text:p>
          </table:table-cell>
          <table:table-cell office:value-type="float" office:value="20.600528717041001" table:style-name="ce154">
            <text:p>20.6</text:p>
          </table:table-cell>
          <table:table-cell office:value-type="float" office:value="4.4134208380257096" table:style-name="ce166">
            <text:p>4.4<text:s/></text:p>
          </table:table-cell>
          <table:table-cell office:value-type="float" office:value="-9.7259065848030559" table:formula="of:=(([.E15]/[.J15])-1)*100" table:style-name="ce159">
            <text:p>-9.7</text:p>
          </table:table-cell>
          <table:table-cell office:value-type="float" office:value="-3.7760513985578044" table:formula="of:=[.E15]-[.J15]" table:style-name="ce159">
            <text:p>-3.8</text:p>
          </table:table-cell>
          <table:table-cell office:value-type="float" office:value="-11.62629534089027" table:formula="of:=(([.F15]/[.K15])-1)*100" table:style-name="ce159">
            <text:p>-11.6</text:p>
          </table:table-cell>
          <table:table-cell office:value-type="float" office:value="-2.3950783104281008" table:formula="of:=[.F15]-[.K15]" table:style-name="ce159">
            <text:p>-2.4</text:p>
          </table:table-cell>
          <table:table-cell office:value-type="float" office:value="-9.8768147822261341" table:formula="of:=[.D15]/[.I15]*100-100" table:style-name="ce159">
            <text:p>-9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I10-I15</text:p>
          </table:table-cell>
          <table:table-cell office:value-type="string" table:style-name="ce151">
            <text:p><text:span text:style-name="T10">高血壓性疾病</text:span></text:p>
          </table:table-cell>
          <table:table-cell office:value-type="float" office:value="8" table:style-name="ce152">
            <text:p>8</text:p>
          </table:table-cell>
          <table:table-cell office:value-type="float" office:value="3410" table:style-name="ce153">
            <text:p>3,410</text:p>
          </table:table-cell>
          <table:table-cell office:value-type="float" office:value="29.171539818018399" table:style-name="ce154">
            <text:p>29.2</text:p>
          </table:table-cell>
          <table:table-cell office:value-type="float" office:value="16.014895358705399" table:style-name="ce154">
            <text:p>16.0</text:p>
          </table:table-cell>
          <table:table-cell office:value-type="float" office:value="3.3634166789958999" table:style-name="ce155">
            <text:p>3.4</text:p>
          </table:table-cell>
          <table:table-cell office:value-type="float" office:value="8" table:style-name="ce164">
            <text:p>8</text:p>
          </table:table-cell>
          <table:table-cell office:value-type="float" office:value="3104" table:style-name="ce165">
            <text:p>3,104</text:p>
          </table:table-cell>
          <table:table-cell office:value-type="float" office:value="26.5094108581543" table:style-name="ce154">
            <text:p>26.5</text:p>
          </table:table-cell>
          <table:table-cell office:value-type="float" office:value="14.8764591217041" table:style-name="ce154">
            <text:p>14.9</text:p>
          </table:table-cell>
          <table:table-cell office:value-type="float" office:value="3.0134752048464102" table:style-name="ce166">
            <text:p>3.0<text:s/></text:p>
          </table:table-cell>
          <table:table-cell office:value-type="float" office:value="10.042203405079553" table:formula="of:=(([.E16]/[.J16])-1)*100" table:style-name="ce159">
            <text:p>10.0</text:p>
          </table:table-cell>
          <table:table-cell office:value-type="float" office:value="2.6621289598640985" table:formula="of:=[.E16]-[.J16]" table:style-name="ce159">
            <text:p>2.7</text:p>
          </table:table-cell>
          <table:table-cell office:value-type="float" office:value="7.6526021930875432" table:formula="of:=(([.F16]/[.K16])-1)*100" table:style-name="ce159">
            <text:p>7.7</text:p>
          </table:table-cell>
          <table:table-cell office:value-type="float" office:value="1.138436237001299" table:formula="of:=[.F16]-[.K16]" table:style-name="ce159">
            <text:p>1.1</text:p>
          </table:table-cell>
          <table:table-cell office:value-type="float" office:value="9.8582474226804209" table:formula="of:=[.D16]/[.I16]*100-100" table:style-name="ce159">
            <text:p>9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K70, K73-K74</text:p>
          </table:table-cell>
          <table:table-cell office:value-type="string" table:style-name="ce151">
            <text:p><text:span text:style-name="T10">慢性肝病及肝硬化</text:span></text:p>
          </table:table-cell>
          <table:table-cell office:value-type="float" office:value="9" table:style-name="ce152">
            <text:p>9</text:p>
          </table:table-cell>
          <table:table-cell office:value-type="float" office:value="2872" table:style-name="ce153">
            <text:p>2,872</text:p>
          </table:table-cell>
          <table:table-cell office:value-type="float" office:value="24.569109195703401" table:style-name="ce154">
            <text:p>24.6</text:p>
          </table:table-cell>
          <table:table-cell office:value-type="float" office:value="16.280081855275299" table:style-name="ce154">
            <text:p>16.3</text:p>
          </table:table-cell>
          <table:table-cell office:value-type="float" office:value="2.8327661882921999" table:style-name="ce155">
            <text:p>2.8</text:p>
          </table:table-cell>
          <table:table-cell office:value-type="float" office:value="9" table:style-name="ce164">
            <text:p>9</text:p>
          </table:table-cell>
          <table:table-cell office:value-type="float" office:value="3011" table:style-name="ce165">
            <text:p>3,011</text:p>
          </table:table-cell>
          <table:table-cell office:value-type="float" office:value="25.715152740478501" table:style-name="ce154">
            <text:p>25.7</text:p>
          </table:table-cell>
          <table:table-cell office:value-type="float" office:value="17.3080940246582" table:style-name="ce154">
            <text:p>17.3</text:p>
          </table:table-cell>
          <table:table-cell office:value-type="float" office:value="2.9231874490311101" table:style-name="ce166">
            <text:p>2.9<text:s/></text:p>
          </table:table-cell>
          <table:table-cell office:value-type="float" office:value="-4.4566857383316343" table:formula="of:=(([.E17]/[.J17])-1)*100" table:style-name="ce159">
            <text:p>-4.5</text:p>
          </table:table-cell>
          <table:table-cell office:value-type="float" office:value="-1.1460435447751003" table:formula="of:=[.E17]-[.J17]" table:style-name="ce159">
            <text:p>-1.1</text:p>
          </table:table-cell>
          <table:table-cell office:value-type="float" office:value="-5.9394880101664054" table:formula="of:=(([.F17]/[.K17])-1)*100" table:style-name="ce159">
            <text:p>-5.9</text:p>
          </table:table-cell>
          <table:table-cell office:value-type="float" office:value="-1.028012169382901" table:formula="of:=[.F17]-[.K17]" table:style-name="ce159">
            <text:p>-1.0</text:p>
          </table:table-cell>
          <table:table-cell office:value-type="float" office:value="-4.6164065094652926" table:formula="of:=[.D17]/[.I17]*100-100" table:style-name="ce159">
            <text:p>-4.6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N00-N07, N17-N19, N25-N27</text:p>
          </table:table-cell>
          <table:table-cell office:value-type="string" table:style-name="ce151">
            <text:p><text:span text:style-name="T10">腎炎、腎病症候群及腎病變</text:span></text:p>
          </table:table-cell>
          <table:table-cell office:value-type="float" office:value="10" table:style-name="ce152">
            <text:p>10</text:p>
          </table:table-cell>
          <table:table-cell office:value-type="float" office:value="2549" table:style-name="ce153">
            <text:p>2,549</text:p>
          </table:table-cell>
          <table:table-cell office:value-type="float" office:value="21.805939881562701" table:style-name="ce154">
            <text:p>21.8</text:p>
          </table:table-cell>
          <table:table-cell office:value-type="float" office:value="11.953894682479399" table:style-name="ce154">
            <text:p>12.0</text:p>
          </table:table-cell>
          <table:table-cell office:value-type="float" office:value="2.5141786260295" table:style-name="ce155">
            <text:p>2.5</text:p>
          </table:table-cell>
          <table:table-cell office:value-type="float" office:value="10" table:style-name="ce164">
            <text:p>10</text:p>
          </table:table-cell>
          <table:table-cell office:value-type="float" office:value="2583" table:style-name="ce183">
            <text:p>2,583</text:p>
          </table:table-cell>
          <table:table-cell office:value-type="float" office:value="22.059860229492202" table:style-name="ce154">
            <text:p>22.1</text:p>
          </table:table-cell>
          <table:table-cell office:value-type="float" office:value="12.405553817749" table:style-name="ce154">
            <text:p>12.4</text:p>
          </table:table-cell>
          <table:table-cell office:value-type="float" office:value="2.5076696050638798" table:style-name="ce166">
            <text:p>2.5<text:s/></text:p>
          </table:table-cell>
          <table:table-cell office:value-type="float" office:value="-1.1510514812330119" table:formula="of:=(([.E18]/[.J18])-1)*100" table:style-name="ce159">
            <text:p>-1.2</text:p>
          </table:table-cell>
          <table:table-cell office:value-type="float" office:value="-0.25392034792950113" table:formula="of:=[.E18]-[.J18]" table:style-name="ce159">
            <text:p>-0.3</text:p>
          </table:table-cell>
          <table:table-cell office:value-type="float" office:value="-3.6407817168420009" table:formula="of:=(([.F18]/[.K18])-1)*100" table:style-name="ce159">
            <text:p>-3.6</text:p>
          </table:table-cell>
          <table:table-cell office:value-type="float" office:value="-0.45165913526960111" table:formula="of:=[.F18]-[.K18]" table:style-name="ce159">
            <text:p>-0.5</text:p>
          </table:table-cell>
          <table:table-cell office:value-type="float" office:value="-1.316298877274491" table:formula="of:=[.D18]/[.I18]*100-100" table:style-name="ce159">
            <text:p>-1.3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19">
          <table:table-cell table:style-name="ce39"/>
          <table:table-cell table:style-name="ce151"/>
          <table:table-cell table:style-name="ce152"/>
          <table:table-cell table:style-name="ce169"/>
          <table:table-cell table:number-columns-repeated="2" table:style-name="ce154"/>
          <table:table-cell table:style-name="ce189"/>
          <table:table-cell table:style-name="ce200"/>
          <table:table-cell table:style-name="ce201"/>
          <table:table-cell table:number-columns-repeated="2" table:style-name="ce202"/>
          <table:table-cell table:style-name="ce174"/>
          <table:table-cell table:number-columns-repeated="5" table:style-name="ce159"/>
          <table:table-cell table:style-name="ce167"/>
          <table:table-cell table:number-columns-repeated="16366" table:style-name="ce162"/>
        </table:table-row>
        <table:table-row table:style-name="ro24">
          <table:table-cell office:value-type="string" table:style-name="ce43">
            <text:p>X60-X84, Y87.0</text:p>
          </table:table-cell>
          <table:table-cell office:value-type="string" table:style-name="ce175">
            <text:p><text:span text:style-name="T10">蓄意自我傷害（自殺）</text:span></text:p>
          </table:table-cell>
          <table:table-cell office:value-type="float" office:value="11" table:style-name="ce176">
            <text:p>11</text:p>
          </table:table-cell>
          <table:table-cell office:value-type="float" office:value="2404" table:style-name="ce177">
            <text:p>2,404</text:p>
          </table:table-cell>
          <table:table-cell office:value-type="float" office:value="20.565507836515" table:style-name="ce178">
            <text:p>20.6</text:p>
          </table:table-cell>
          <table:table-cell office:value-type="float" office:value="15.5671258389402" table:style-name="ce178">
            <text:p>15.6</text:p>
          </table:table-cell>
          <table:table-cell office:value-type="float" office:value="2.3711594417319999" table:style-name="ce179">
            <text:p>2.4</text:p>
          </table:table-cell>
          <table:table-cell office:value-type="float" office:value="11" table:style-name="ce156">
            <text:p>11</text:p>
          </table:table-cell>
          <table:table-cell office:value-type="float" office:value="2554" table:style-name="ce180">
            <text:p>2,554</text:p>
          </table:table-cell>
          <table:table-cell office:value-type="float" office:value="21.812189102172901" table:style-name="ce178">
            <text:p>21.8</text:p>
          </table:table-cell>
          <table:table-cell office:value-type="float" office:value="16.919582366943398" table:style-name="ce178">
            <text:p>16.9</text:p>
          </table:table-cell>
          <table:table-cell office:value-type="float" office:value="2.4795153586268501" table:style-name="ce166">
            <text:p>2.5<text:s/></text:p>
          </table:table-cell>
          <table:table-cell office:value-type="float" office:value="-5.7155256623632962" table:formula="of:=(([.E20]/[.J20])-1)*100" table:style-name="ce181">
            <text:p>-5.7</text:p>
          </table:table-cell>
          <table:table-cell office:value-type="float" office:value="-1.2466812656579016" table:formula="of:=[.E20]-[.J20]" table:style-name="ce182">
            <text:p>-1.2</text:p>
          </table:table-cell>
          <table:table-cell office:value-type="float" office:value="-7.9934391917708236" table:formula="of:=(([.F20]/[.K20])-1)*100" table:style-name="ce182">
            <text:p>-8.0</text:p>
          </table:table-cell>
          <table:table-cell office:value-type="float" office:value="-1.3524565280031986" table:formula="of:=[.F20]-[.K20]" table:style-name="ce182">
            <text:p>-1.4</text:p>
          </table:table-cell>
          <table:table-cell office:value-type="float" office:value="-5.8731401722787808" table:formula="of:=[.D20]/[.I20]*100-100" table:style-name="ce182">
            <text:p>-5.9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F01-F03</text:p>
          </table:table-cell>
          <table:table-cell office:value-type="string" table:style-name="ce409">
            <text:p>血管性及未明示之失智症</text:p>
          </table:table-cell>
          <table:table-cell office:value-type="float" office:value="12" table:style-name="ce152">
            <text:p>12</text:p>
          </table:table-cell>
          <table:table-cell office:value-type="float" office:value="1267" table:style-name="ce153">
            <text:p>1,267</text:p>
          </table:table-cell>
          <table:table-cell office:value-type="float" office:value="10.838809662589201" table:style-name="ce154">
            <text:p>10.8</text:p>
          </table:table-cell>
          <table:table-cell office:value-type="float" office:value="5.1599378684249997" table:style-name="ce154">
            <text:p>5.2</text:p>
          </table:table-cell>
          <table:table-cell office:value-type="float" office:value="1.2496917689994" table:style-name="ce155">
            <text:p>1.2</text:p>
          </table:table-cell>
          <table:table-cell office:value-type="float" office:value="13" table:style-name="ce164">
            <text:p>13</text:p>
          </table:table-cell>
          <table:table-cell office:value-type="float" office:value="1178" table:style-name="ce165">
            <text:p>1,178</text:p>
          </table:table-cell>
          <table:table-cell office:value-type="float" office:value="10.060594558715801" table:style-name="ce154">
            <text:p>10.1</text:p>
          </table:table-cell>
          <table:table-cell office:value-type="float" office:value="4.91070508956909" table:style-name="ce154">
            <text:p>4.9</text:p>
          </table:table-cell>
          <table:table-cell office:value-type="float" office:value="1.1436449069939001" table:style-name="ce166">
            <text:p>1.1<text:s/></text:p>
          </table:table-cell>
          <table:table-cell office:value-type="float" office:value="7.7352794542267622" table:formula="of:=(([.E21]/[.J21])-1)*100" table:style-name="ce184">
            <text:p>7.7</text:p>
          </table:table-cell>
          <table:table-cell office:value-type="float" office:value="0.77821510387339998" table:formula="of:=[.E21]-[.J21]" table:style-name="ce159">
            <text:p>0.8</text:p>
          </table:table-cell>
          <table:table-cell office:value-type="float" office:value="5.0752951828711756" table:formula="of:=(([.F21]/[.K21])-1)*100" table:style-name="ce159">
            <text:p>5.1</text:p>
          </table:table-cell>
          <table:table-cell office:value-type="float" office:value="0.24923277885590966" table:formula="of:=[.F21]-[.K21]" table:style-name="ce159">
            <text:p>0.2</text:p>
          </table:table-cell>
          <table:table-cell office:value-type="float" office:value="7.555178268251268" table:formula="of:=[.D21]/[.I21]*100-100" table:style-name="ce159">
            <text:p>7.6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R54</text:p>
          </table:table-cell>
          <table:table-cell office:value-type="string" table:style-name="ce151">
            <text:p><text:span text:style-name="T10">衰老</text:span><text:span text:style-name="T5">/</text:span><text:span text:style-name="T10">老邁</text:span></text:p>
          </table:table-cell>
          <table:table-cell office:value-type="float" office:value="13" table:style-name="ce152">
            <text:p>13</text:p>
          </table:table-cell>
          <table:table-cell office:value-type="float" office:value="1061" table:style-name="ce153">
            <text:p>1,061</text:p>
          </table:table-cell>
          <table:table-cell office:value-type="float" office:value="9.0765406882456006" table:style-name="ce154">
            <text:p>9.1</text:p>
          </table:table-cell>
          <table:table-cell office:value-type="float" office:value="4.2475577066934003" table:style-name="ce154">
            <text:p>4.2</text:p>
          </table:table-cell>
          <table:table-cell office:value-type="float" office:value="1.0465058933767" table:style-name="ce155">
            <text:p>1.0</text:p>
          </table:table-cell>
          <table:table-cell office:value-type="float" office:value="14" table:style-name="ce164">
            <text:p>14</text:p>
          </table:table-cell>
          <table:table-cell office:value-type="float" office:value="1015" table:style-name="ce165">
            <text:p>1,015</text:p>
          </table:table-cell>
          <table:table-cell office:value-type="float" office:value="8.6685085296630895" table:style-name="ce154">
            <text:p>8.7</text:p>
          </table:table-cell>
          <table:table-cell office:value-type="float" office:value="4.1803746223449698" table:style-name="ce154">
            <text:p>4.2</text:p>
          </table:table-cell>
          <table:table-cell office:value-type="float" office:value="0.985398625296105" table:style-name="ce166">
            <text:p>1.0<text:s/></text:p>
          </table:table-cell>
          <table:table-cell office:value-type="float" office:value="4.7070630107388212" table:formula="of:=(([.E22]/[.J22])-1)*100" table:style-name="ce184">
            <text:p>4.7</text:p>
          </table:table-cell>
          <table:table-cell office:value-type="float" office:value="0.40803215858251107" table:formula="of:=[.E22]-[.J22]" table:style-name="ce159">
            <text:p>0.4</text:p>
          </table:table-cell>
          <table:table-cell office:value-type="float" office:value="1.6071067886912038" table:formula="of:=(([.F22]/[.K22])-1)*100" table:style-name="ce159">
            <text:p>1.6</text:p>
          </table:table-cell>
          <table:table-cell office:value-type="float" office:value="6.7183084348430455E-2" table:formula="of:=[.F22]-[.K22]" table:style-name="ce159">
            <text:p>0.1</text:p>
          </table:table-cell>
          <table:table-cell office:value-type="float" office:value="4.5320197044334805" table:formula="of:=[.D22]/[.I22]*100-100" table:style-name="ce159">
            <text:p>4.5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4">
          <table:table-cell office:value-type="string" table:style-name="ce34">
            <text:p>A40-A41</text:p>
          </table:table-cell>
          <table:table-cell office:value-type="string" table:style-name="ce151">
            <text:p><text:span text:style-name="T10">敗血症</text:span></text:p>
          </table:table-cell>
          <table:table-cell office:value-type="float" office:value="14" table:style-name="ce152">
            <text:p>14</text:p>
          </table:table-cell>
          <table:table-cell office:value-type="float" office:value="1016" table:style-name="ce153">
            <text:p>1,016</text:p>
          </table:table-cell>
          <table:table-cell office:value-type="float" office:value="8.6915790190929005" table:style-name="ce154">
            <text:p>8.7</text:p>
          </table:table-cell>
          <table:table-cell office:value-type="float" office:value="4.8247561787831001" table:style-name="ce154">
            <text:p>4.8</text:p>
          </table:table-cell>
          <table:table-cell office:value-type="float" office:value="1.0021206292844" table:style-name="ce155">
            <text:p>1.0</text:p>
          </table:table-cell>
          <table:table-cell office:value-type="float" office:value="12" table:style-name="ce164">
            <text:p>12</text:p>
          </table:table-cell>
          <table:table-cell office:value-type="float" office:value="1642" table:style-name="ce165">
            <text:p>1,642</text:p>
          </table:table-cell>
          <table:table-cell office:value-type="float" office:value="14.023341178894" table:style-name="ce154">
            <text:p>14.0</text:p>
          </table:table-cell>
          <table:table-cell office:value-type="float" office:value="7.82724857330322" table:style-name="ce154">
            <text:p>7.8</text:p>
          </table:table-cell>
          <table:table-cell office:value-type="float" office:value="1.5941128499864099" table:style-name="ce166">
            <text:p>1.6<text:s/></text:p>
          </table:table-cell>
          <table:table-cell office:value-type="float" office:value="-38.020626409815463" table:formula="of:=(([.E23]/[.J23])-1)*100" table:style-name="ce184">
            <text:p>-38.0</text:p>
          </table:table-cell>
          <table:table-cell office:value-type="float" office:value="-5.3317621598010998" table:formula="of:=[.E23]-[.J23]" table:style-name="ce159">
            <text:p>-5.3</text:p>
          </table:table-cell>
          <table:table-cell office:value-type="float" office:value="-38.359486943609632" table:formula="of:=(([.F23]/[.K23])-1)*100" table:style-name="ce159">
            <text:p>-38.4</text:p>
          </table:table-cell>
          <table:table-cell office:value-type="float" office:value="-3.0024923945201198" table:formula="of:=[.F23]-[.K23]" table:style-name="ce159">
            <text:p>-3.0</text:p>
          </table:table-cell>
          <table:table-cell office:value-type="float" office:value="-38.124238733252135" table:formula="of:=[.D23]/[.I23]*100-100" table:style-name="ce159">
            <text:p>-38.1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5">
          <table:table-cell office:value-type="string" table:style-name="ce185">
            <text:p>D00-D48</text:p>
          </table:table-cell>
          <table:table-cell office:value-type="string" table:style-name="ce186">
            <text:p><text:span text:style-name="T10">原位與良性腫瘤（惡性腫瘤除外）</text:span></text:p>
          </table:table-cell>
          <table:table-cell office:value-type="float" office:value="15" table:style-name="ce187">
            <text:p>15</text:p>
          </table:table-cell>
          <table:table-cell office:value-type="float" office:value="860" table:style-name="ce203">
            <text:p>860</text:p>
          </table:table-cell>
          <table:table-cell office:value-type="float" office:value="7.3570452326967004" table:style-name="ce173">
            <text:p>7.4</text:p>
          </table:table-cell>
          <table:table-cell office:value-type="float" office:value="4.0644929530075" table:style-name="ce173">
            <text:p>4.1</text:p>
          </table:table-cell>
          <table:table-cell office:value-type="float" office:value="0.84825171376440001" table:style-name="ce189">
            <text:p>0.8</text:p>
          </table:table-cell>
          <table:table-cell office:value-type="float" office:value="15" table:style-name="ce171">
            <text:p>15</text:p>
          </table:table-cell>
          <table:table-cell office:value-type="float" office:value="814" table:style-name="ce188">
            <text:p>814</text:p>
          </table:table-cell>
          <table:table-cell office:value-type="float" office:value="6.9518880844116202" table:style-name="ce173">
            <text:p>7.0</text:p>
          </table:table-cell>
          <table:table-cell office:value-type="float" office:value="4.0205240249633798" table:style-name="ce173">
            <text:p>4.0</text:p>
          </table:table-cell>
          <table:table-cell office:value-type="float" office:value="0.79026057240495495" table:style-name="ce174">
            <text:p>0.8<text:s/></text:p>
          </table:table-cell>
          <table:table-cell office:value-type="float" office:value="5.8280159773223872" table:formula="of:=(([.E24]/[.J24])-1)*100" table:style-name="ce190">
            <text:p>5.8</text:p>
          </table:table-cell>
          <table:table-cell office:value-type="float" office:value="0.4051571482850802" table:formula="of:=[.E24]-[.J24]" table:style-name="ce191">
            <text:p>0.4</text:p>
          </table:table-cell>
          <table:table-cell office:value-type="float" office:value="1.0936118717639332" table:formula="of:=(([.F24]/[.K24])-1)*100" table:style-name="ce191">
            <text:p>1.1</text:p>
          </table:table-cell>
          <table:table-cell office:value-type="float" office:value="4.3968928044120226E-2" table:formula="of:=[.F24]-[.K24]" table:style-name="ce191">
            <text:p>0.0</text:p>
          </table:table-cell>
          <table:table-cell office:value-type="float" office:value="5.6511056511056523" table:formula="of:=[.D24]/[.I24]*100-100" table:style-name="ce191">
            <text:p>5.7</text:p>
          </table:table-cell>
          <table:table-cell table:style-name="ce167"/>
          <table:table-cell table:number-columns-repeated="2" table:style-name="ce161"/>
          <table:table-cell table:number-columns-repeated="16364" table:style-name="ce162"/>
        </table:table-row>
        <table:table-row table:style-name="ro27">
          <table:table-cell office:value-type="string" table:style-name="ce192">
            <text:p>附註: 1. 109年年中人口數計 23,582,179人,男性 11,689,476,女性 11,892,703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92">
            <text:p><text:s text:c="6"/>2. 108年年中人口數計 23,596,027人,男性 11,709,050,女性 11,886,977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7">
            <text:p><text:s text:c="6"/>3. 標準化死亡率係以2000年WHO之世界標準人口數為準</text:p>
          </table:table-cell>
          <table:table-cell table:number-columns-repeated="15" table:style-name="ce197"/>
          <table:table-cell table:number-columns-repeated="16368" table:style-name="ce198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表5.$A$1:表5.$Q$27" table:base-cell-address="表5.$A$1"/>
        </table:named-expressions>
      </table:table>
      <table:table table:name="表6" table:style-name="ta2">
        <table:table-column table:style-name="co28" table:default-cell-style-name="ce141"/>
        <table:table-column table:style-name="co29" table:default-cell-style-name="ce141"/>
        <table:table-column table:style-name="co30" table:default-cell-style-name="ce162"/>
        <table:table-column table:style-name="co31" table:default-cell-style-name="ce162"/>
        <table:table-column table:style-name="co32" table:number-columns-repeated="3" table:default-cell-style-name="ce162"/>
        <table:table-column table:style-name="co30" table:default-cell-style-name="ce162"/>
        <table:table-column table:style-name="co31" table:default-cell-style-name="ce162"/>
        <table:table-column table:style-name="co32" table:number-columns-repeated="3" table:default-cell-style-name="ce162"/>
        <table:table-column table:style-name="co26" table:number-columns-repeated="4" table:default-cell-style-name="ce162"/>
        <table:table-column table:style-name="co36" table:default-cell-style-name="ce162"/>
        <table:table-column table:style-name="co34" table:default-cell-style-name="ce162"/>
        <table:table-column table:style-name="co3" table:number-columns-repeated="16366" table:default-cell-style-name="ce162"/>
        <table:table-row table:style-name="ro3">
          <table:table-cell office:value-type="string" table:number-columns-spanned="17" table:number-rows-spanned="1" table:style-name="ce389">
            <text:p>表6　女性主要死亡原因－與上年比較</text:p>
          </table:table-cell>
          <table:covered-table-cell table:number-columns-repeated="16"/>
          <table:table-cell table:number-columns-repeated="16367" table:style-name="ce141"/>
        </table:table-row>
        <table:table-row table:style-name="ro20">
          <table:table-cell table:style-name="ce142"/>
          <table:table-cell table:number-columns-repeated="13" table:style-name="ce143"/>
          <table:table-cell table:number-columns-repeated="16370" table:style-name="ce141"/>
        </table:table-row>
        <table:table-row table:style-name="ro2">
          <table:table-cell office:value-type="string" table:style-name="ce144">
            <text:p><text:s/></text:p>
          </table:table-cell>
          <table:table-cell table:number-columns-repeated="13" table:style-name="ce143"/>
          <table:table-cell table:number-columns-repeated="16370" table:style-name="ce141"/>
        </table:table-row>
        <table:table-row table:style-name="ro14">
          <table:table-cell table:number-columns-repeated="13" table:style-name="ce141"/>
          <table:table-cell table:style-name="ce145"/>
          <table:table-cell table:number-columns-repeated="2" table:style-name="ce141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7" table:style-name="ce141"/>
        </table:table-row>
        <table:table-row table:style-name="ro5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死亡原因</text:span></text:p>
          </table:table-cell>
          <table:table-cell office:value-type="string" table:number-columns-spanned="5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4"/>
          <table:table-cell office:value-type="string" table:number-columns-spanned="5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4"/>
          <table:table-cell office:value-type="string" table:number-columns-spanned="2" table:number-rows-spanned="1" table:style-name="ce391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1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4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7" table:style-name="ce146"/>
        </table:table-row>
        <table:table-row table:style-name="ro5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covered-table-cell/>
          <table:table-cell table:number-columns-repeated="16367" table:style-name="ce146"/>
        </table:table-row>
        <table:table-row table:style-name="ro28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46"/>
        </table:table-row>
        <table:table-row table:style-name="ro24">
          <table:table-cell office:value-type="string" table:style-name="ce34">
            <text:p>A00-Y98</text:p>
          </table:table-cell>
          <table:table-cell office:value-type="string" table:style-name="ce151">
            <text:p><text:span text:style-name="T10">所有死亡原因</text:span></text:p>
          </table:table-cell>
          <table:table-cell table:style-name="ce152"/>
          <table:table-cell office:value-type="float" office:value="71682" table:style-name="ce153">
            <text:p>71,682</text:p>
          </table:table-cell>
          <table:table-cell office:value-type="float" office:value="602.739343612634" table:style-name="ce154">
            <text:p>602.7</text:p>
          </table:table-cell>
          <table:table-cell office:value-type="float" office:value="284.27172812634399" table:style-name="ce154">
            <text:p>284.3</text:p>
          </table:table-cell>
          <table:table-cell office:value-type="float" office:value="100" table:style-name="ce154">
            <text:p>100.0</text:p>
          </table:table-cell>
          <table:table-cell table:style-name="ce199"/>
          <table:table-cell office:value-type="float" office:value="72420" table:style-name="ce157">
            <text:p>72,420</text:p>
          </table:table-cell>
          <table:table-cell office:value-type="float" office:value="609.23815917968795" table:style-name="ce178">
            <text:p>609.2</text:p>
          </table:table-cell>
          <table:table-cell office:value-type="float" office:value="297.82162475585898" table:style-name="ce178">
            <text:p>297.8</text:p>
          </table:table-cell>
          <table:table-cell office:value-type="float" office:value="100" table:style-name="ce158">
            <text:p>100.0<text:s/></text:p>
          </table:table-cell>
          <table:table-cell office:value-type="float" office:value="-1.0667118382414409" table:formula="of:=(([.E8]/[.J8])-1)*100" table:style-name="ce159">
            <text:p>-1.1</text:p>
          </table:table-cell>
          <table:table-cell office:value-type="float" office:value="-6.4988155670539527" table:formula="of:=[.E8]-[.J8]" table:style-name="ce159">
            <text:p>-6.5</text:p>
          </table:table-cell>
          <table:table-cell office:value-type="float" office:value="-4.5496684938921454" table:formula="of:=(([.F8]/[.K8])-1)*100" table:style-name="ce159">
            <text:p>-4.5</text:p>
          </table:table-cell>
          <table:table-cell office:value-type="float" office:value="-13.54989662951499" table:formula="of:=[.F8]-[.K8]" table:style-name="ce159">
            <text:p>-13.5</text:p>
          </table:table-cell>
          <table:table-cell office:value-type="float" office:value="-1.0190555095277603" table:formula="of:=[.D8]/[.I8]*100-100" table:style-name="ce159">
            <text:p>-1.0</text:p>
          </table:table-cell>
          <table:table-cell table:style-name="ce160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C00-C97</text:p>
          </table:table-cell>
          <table:table-cell office:value-type="string" table:style-name="ce163">
            <text:p><text:span text:style-name="T9">惡性腫瘤</text:span></text:p>
          </table:table-cell>
          <table:table-cell office:value-type="float" office:value="1" table:style-name="ce152">
            <text:p>1</text:p>
          </table:table-cell>
          <table:table-cell office:value-type="float" office:value="19911" table:style-name="ce153">
            <text:p>19,911</text:p>
          </table:table-cell>
          <table:table-cell office:value-type="float" office:value="167.421989769693" table:style-name="ce154">
            <text:p>167.4</text:p>
          </table:table-cell>
          <table:table-cell office:value-type="float" office:value="86.710038251275705" table:style-name="ce154">
            <text:p>86.7</text:p>
          </table:table-cell>
          <table:table-cell office:value-type="float" office:value="27.7768477442036" table:style-name="ce154">
            <text:p>27.8</text:p>
          </table:table-cell>
          <table:table-cell office:value-type="float" office:value="1" table:style-name="ce164">
            <text:p>1</text:p>
          </table:table-cell>
          <table:table-cell office:value-type="float" office:value="19689" table:style-name="ce165">
            <text:p>19,689</text:p>
          </table:table-cell>
          <table:table-cell office:value-type="float" office:value="165.63504028320301" table:style-name="ce154">
            <text:p>165.6</text:p>
          </table:table-cell>
          <table:table-cell office:value-type="float" office:value="88.467765808105497" table:style-name="ce154">
            <text:p>88.5</text:p>
          </table:table-cell>
          <table:table-cell office:value-type="float" office:value="27.1872410936205" table:style-name="ce166">
            <text:p>27.2<text:s/></text:p>
          </table:table-cell>
          <table:table-cell office:value-type="float" office:value="1.0788474971447304" table:formula="of:=(([.E9]/[.J9])-1)*100" table:style-name="ce159">
            <text:p>1.1</text:p>
          </table:table-cell>
          <table:table-cell office:value-type="float" office:value="1.7869494864899877" table:formula="of:=[.E9]-[.J9]" table:style-name="ce159">
            <text:p>1.8</text:p>
          </table:table-cell>
          <table:table-cell office:value-type="float" office:value="-1.9868565016578632" table:formula="of:=(([.F9]/[.K9])-1)*100" table:style-name="ce159">
            <text:p>-2.0</text:p>
          </table:table-cell>
          <table:table-cell office:value-type="float" office:value="-1.7577275568297921" table:formula="of:=[.F9]-[.K9]" table:style-name="ce159">
            <text:p>-1.8</text:p>
          </table:table-cell>
          <table:table-cell office:value-type="float" office:value="1.1275331403321616" table:formula="of:=[.D9]/[.I9]*100-100" table:style-name="ce159">
            <text:p>1.1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5">
          <table:table-cell office:value-type="string" table:style-name="ce34">
            <text:p>I01-I02.0, I05-I09, I20-I25, I27, I30-I52</text:p>
          </table:table-cell>
          <table:table-cell office:value-type="string" table:style-name="ce151">
            <text:p><text:span text:style-name="T10">心臟疾病（高血壓性疾病除外）</text:span></text:p>
          </table:table-cell>
          <table:table-cell office:value-type="float" office:value="2" table:style-name="ce152">
            <text:p>2</text:p>
          </table:table-cell>
          <table:table-cell office:value-type="float" office:value="8648" table:style-name="ce153">
            <text:p>8,648</text:p>
          </table:table-cell>
          <table:table-cell office:value-type="float" office:value="72.716858396278795" table:style-name="ce154">
            <text:p>72.7</text:p>
          </table:table-cell>
          <table:table-cell office:value-type="float" office:value="30.978852311254698" table:style-name="ce154">
            <text:p>31.0</text:p>
          </table:table-cell>
          <table:table-cell office:value-type="float" office:value="12.0643955246784" table:style-name="ce154">
            <text:p>12.1</text:p>
          </table:table-cell>
          <table:table-cell office:value-type="float" office:value="2" table:style-name="ce164">
            <text:p>2</text:p>
          </table:table-cell>
          <table:table-cell office:value-type="float" office:value="8484" table:style-name="ce165">
            <text:p>8,484</text:p>
          </table:table-cell>
          <table:table-cell office:value-type="float" office:value="71.372222900390597" table:style-name="ce154">
            <text:p>71.4</text:p>
          </table:table-cell>
          <table:table-cell office:value-type="float" office:value="31.422447204589801" table:style-name="ce154">
            <text:p>31.4</text:p>
          </table:table-cell>
          <table:table-cell office:value-type="float" office:value="11.7149958574979" table:style-name="ce166">
            <text:p>11.7<text:s/></text:p>
          </table:table-cell>
          <table:table-cell office:value-type="float" office:value="1.8839759240297349" table:formula="of:=(([.E10]/[.J10])-1)*100" table:style-name="ce159">
            <text:p>1.9</text:p>
          </table:table-cell>
          <table:table-cell office:value-type="float" office:value="1.3446354958881983" table:formula="of:=[.E10]-[.J10]" table:style-name="ce159">
            <text:p>1.3</text:p>
          </table:table-cell>
          <table:table-cell office:value-type="float" office:value="-1.411713385806268" table:formula="of:=(([.F10]/[.K10])-1)*100" table:style-name="ce159">
            <text:p>-1.4</text:p>
          </table:table-cell>
          <table:table-cell office:value-type="float" office:value="-0.44359489333510282" table:formula="of:=[.F10]-[.K10]" table:style-name="ce159">
            <text:p>-0.4</text:p>
          </table:table-cell>
          <table:table-cell office:value-type="float" office:value="1.9330504479019339" table:formula="of:=[.D10]/[.I10]*100-100" table:style-name="ce159">
            <text:p>1.9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J12-J18</text:p>
          </table:table-cell>
          <table:table-cell office:value-type="string" table:style-name="ce151">
            <text:p><text:span text:style-name="T10">肺炎</text:span></text:p>
          </table:table-cell>
          <table:table-cell office:value-type="float" office:value="3" table:style-name="ce152">
            <text:p>3</text:p>
          </table:table-cell>
          <table:table-cell office:value-type="float" office:value="5516" table:style-name="ce153">
            <text:p>5,516</text:p>
          </table:table-cell>
          <table:table-cell office:value-type="float" office:value="46.381381928061302" table:style-name="ce154">
            <text:p>46.4</text:p>
          </table:table-cell>
          <table:table-cell office:value-type="float" office:value="18.119343223406201" table:style-name="ce154">
            <text:p>18.1</text:p>
          </table:table-cell>
          <table:table-cell office:value-type="float" office:value="7.6950977930302997" table:style-name="ce154">
            <text:p>7.7</text:p>
          </table:table-cell>
          <table:table-cell office:value-type="float" office:value="3" table:style-name="ce164">
            <text:p>3</text:p>
          </table:table-cell>
          <table:table-cell office:value-type="float" office:value="6250" table:style-name="ce165">
            <text:p>6,250</text:p>
          </table:table-cell>
          <table:table-cell office:value-type="float" office:value="52.578548431396499" table:style-name="ce154">
            <text:p>52.6</text:p>
          </table:table-cell>
          <table:table-cell office:value-type="float" office:value="21.454818725585898" table:style-name="ce154">
            <text:p>21.5</text:p>
          </table:table-cell>
          <table:table-cell office:value-type="float" office:value="8.6302126484396595" table:style-name="ce166">
            <text:p>8.6<text:s/></text:p>
          </table:table-cell>
          <table:table-cell office:value-type="float" office:value="-11.786492187819031" table:formula="of:=(([.E11]/[.J11])-1)*100" table:style-name="ce159">
            <text:p>-11.8</text:p>
          </table:table-cell>
          <table:table-cell office:value-type="float" office:value="-6.1971665033351968" table:formula="of:=[.E11]-[.J11]" table:style-name="ce159">
            <text:p>-6.2</text:p>
          </table:table-cell>
          <table:table-cell office:value-type="float" office:value="-15.546509829989773" table:formula="of:=(([.F11]/[.K11])-1)*100" table:style-name="ce159">
            <text:p>-15.5</text:p>
          </table:table-cell>
          <table:table-cell office:value-type="float" office:value="-3.3354755021796976" table:formula="of:=[.F11]-[.K11]" table:style-name="ce159">
            <text:p>-3.3</text:p>
          </table:table-cell>
          <table:table-cell office:value-type="float" office:value="-11.744" table:formula="of:=[.D11]/[.I11]*100-100" table:style-name="ce159">
            <text:p>-11.7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E10-E14</text:p>
          </table:table-cell>
          <table:table-cell office:value-type="string" table:style-name="ce151">
            <text:p><text:span text:style-name="T10">糖尿病</text:span></text:p>
          </table:table-cell>
          <table:table-cell office:value-type="float" office:value="4" table:style-name="ce152">
            <text:p>4</text:p>
          </table:table-cell>
          <table:table-cell office:value-type="float" office:value="5051" table:style-name="ce153">
            <text:p>5,051</text:p>
          </table:table-cell>
          <table:table-cell office:value-type="float" office:value="42.471421341304797" table:style-name="ce154">
            <text:p>42.5</text:p>
          </table:table-cell>
          <table:table-cell office:value-type="float" office:value="18.594982880382201" table:style-name="ce154">
            <text:p>18.6</text:p>
          </table:table-cell>
          <table:table-cell office:value-type="float" office:value="7.0463993750174003" table:style-name="ce154">
            <text:p>7.0</text:p>
          </table:table-cell>
          <table:table-cell office:value-type="float" office:value="5" table:style-name="ce164">
            <text:p>5</text:p>
          </table:table-cell>
          <table:table-cell office:value-type="float" office:value="4952" table:style-name="ce165">
            <text:p>4,952</text:p>
          </table:table-cell>
          <table:table-cell office:value-type="float" office:value="41.659034729003899" table:style-name="ce154">
            <text:p>41.7</text:p>
          </table:table-cell>
          <table:table-cell office:value-type="float" office:value="19.248950958251999" table:style-name="ce154">
            <text:p>19.2</text:p>
          </table:table-cell>
          <table:table-cell office:value-type="float" office:value="6.8378900856117104" table:style-name="ce166">
            <text:p>6.8<text:s/></text:p>
          </table:table-cell>
          <table:table-cell office:value-type="float" office:value="1.9500850597848673" table:formula="of:=(([.E12]/[.J12])-1)*100" table:style-name="ce159">
            <text:p>2.0</text:p>
          </table:table-cell>
          <table:table-cell office:value-type="float" office:value="0.81238661230089804" table:formula="of:=[.E12]-[.J12]" table:style-name="ce159">
            <text:p>0.8</text:p>
          </table:table-cell>
          <table:table-cell office:value-type="float" office:value="-3.3974219129559557" table:formula="of:=(([.F12]/[.K12])-1)*100" table:style-name="ce159">
            <text:p>-3.4</text:p>
          </table:table-cell>
          <table:table-cell office:value-type="float" office:value="-0.65396807786979849" table:formula="of:=[.F12]-[.K12]" table:style-name="ce159">
            <text:p>-0.7</text:p>
          </table:table-cell>
          <table:table-cell office:value-type="float" office:value="1.999192245557353" table:formula="of:=[.D12]/[.I12]*100-100" table:style-name="ce159">
            <text:p>2.0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I60-I69</text:p>
          </table:table-cell>
          <table:table-cell office:value-type="string" table:style-name="ce151">
            <text:p><text:span text:style-name="T10">腦血管疾病</text:span></text:p>
          </table:table-cell>
          <table:table-cell office:value-type="float" office:value="5" table:style-name="ce152">
            <text:p>5</text:p>
          </table:table-cell>
          <table:table-cell office:value-type="float" office:value="4888" table:style-name="ce153">
            <text:p>4,888</text:p>
          </table:table-cell>
          <table:table-cell office:value-type="float" office:value="41.100833006592403" table:style-name="ce154">
            <text:p>41.1</text:p>
          </table:table-cell>
          <table:table-cell office:value-type="float" office:value="17.872063109997399" table:style-name="ce154">
            <text:p>17.9</text:p>
          </table:table-cell>
          <table:table-cell office:value-type="float" office:value="6.8190061661226" table:style-name="ce154">
            <text:p>6.8</text:p>
          </table:table-cell>
          <table:table-cell office:value-type="float" office:value="4" table:style-name="ce164">
            <text:p>4</text:p>
          </table:table-cell>
          <table:table-cell office:value-type="float" office:value="5167" table:style-name="ce165">
            <text:p>5,167</text:p>
          </table:table-cell>
          <table:table-cell office:value-type="float" office:value="43.467739105224602" table:style-name="ce154">
            <text:p>43.5</text:p>
          </table:table-cell>
          <table:table-cell office:value-type="float" office:value="19.543697357177699" table:style-name="ce154">
            <text:p>19.5</text:p>
          </table:table-cell>
          <table:table-cell office:value-type="float" office:value="7.1347694007180298" table:style-name="ce166">
            <text:p>7.1<text:s/></text:p>
          </table:table-cell>
          <table:table-cell office:value-type="float" office:value="-5.4452017688394356" table:formula="of:=(([.E13]/[.J13])-1)*100" table:style-name="ce159">
            <text:p>-5.4</text:p>
          </table:table-cell>
          <table:table-cell office:value-type="float" office:value="-2.3669060986321995" table:formula="of:=[.E13]-[.J13]" table:style-name="ce159">
            <text:p>-2.4</text:p>
          </table:table-cell>
          <table:table-cell office:value-type="float" office:value="-8.5533162770061502" table:formula="of:=(([.F13]/[.K13])-1)*100" table:style-name="ce159">
            <text:p>-8.6</text:p>
          </table:table-cell>
          <table:table-cell office:value-type="float" office:value="-1.6716342471803003" table:formula="of:=[.F13]-[.K13]" table:style-name="ce159">
            <text:p>-1.7</text:p>
          </table:table-cell>
          <table:table-cell office:value-type="float" office:value="-5.3996516353783619" table:formula="of:=[.D13]/[.I13]*100-100" table:style-name="ce159">
            <text:p>-5.4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I10-I15</text:p>
          </table:table-cell>
          <table:table-cell office:value-type="string" table:style-name="ce151">
            <text:p><text:span text:style-name="T10">高血壓性疾病</text:span></text:p>
          </table:table-cell>
          <table:table-cell office:value-type="float" office:value="6" table:style-name="ce152">
            <text:p>6</text:p>
          </table:table-cell>
          <table:table-cell office:value-type="float" office:value="3296" table:style-name="ce153">
            <text:p>3,296</text:p>
          </table:table-cell>
          <table:table-cell office:value-type="float" office:value="27.714473320320899" table:style-name="ce154">
            <text:p>27.7</text:p>
          </table:table-cell>
          <table:table-cell office:value-type="float" office:value="10.9701254990657" table:style-name="ce154">
            <text:p>11.0</text:p>
          </table:table-cell>
          <table:table-cell office:value-type="float" office:value="4.5980859909043001" table:style-name="ce154">
            <text:p>4.6</text:p>
          </table:table-cell>
          <table:table-cell office:value-type="float" office:value="6" table:style-name="ce164">
            <text:p>6</text:p>
          </table:table-cell>
          <table:table-cell office:value-type="float" office:value="3151" table:style-name="ce165">
            <text:p>3,151</text:p>
          </table:table-cell>
          <table:table-cell office:value-type="float" office:value="26.508001327514599" table:style-name="ce154">
            <text:p>26.5</text:p>
          </table:table-cell>
          <table:table-cell office:value-type="float" office:value="11.0526628494263" table:style-name="ce154">
            <text:p>11.1</text:p>
          </table:table-cell>
          <table:table-cell office:value-type="float" office:value="4.35100800883734" table:style-name="ce166">
            <text:p>4.4<text:s/></text:p>
          </table:table-cell>
          <table:table-cell office:value-type="float" office:value="4.5513502806189043" table:formula="of:=(([.E14]/[.J14])-1)*100" table:style-name="ce159">
            <text:p>4.6</text:p>
          </table:table-cell>
          <table:table-cell office:value-type="float" office:value="1.2064719928062999" table:formula="of:=[.E14]-[.J14]" table:style-name="ce159">
            <text:p>1.2</text:p>
          </table:table-cell>
          <table:table-cell office:value-type="float" office:value="-0.74676439049150556" table:formula="of:=(([.F14]/[.K14])-1)*100" table:style-name="ce159">
            <text:p>-0.7</text:p>
          </table:table-cell>
          <table:table-cell office:value-type="float" office:value="-8.2537350360599504E-2" table:formula="of:=[.F14]-[.K14]" table:style-name="ce159">
            <text:p>-0.1</text:p>
          </table:table-cell>
          <table:table-cell office:value-type="float" office:value="4.6017137416693146" table:formula="of:=[.D14]/[.I14]*100-100" table:style-name="ce159">
            <text:p>4.6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N00-N07, N17-N19, N25-N27</text:p>
          </table:table-cell>
          <table:table-cell office:value-type="string" table:style-name="ce151">
            <text:p><text:span text:style-name="T10">腎炎、腎病症候群及腎病變</text:span></text:p>
          </table:table-cell>
          <table:table-cell office:value-type="float" office:value="7" table:style-name="ce152">
            <text:p>7</text:p>
          </table:table-cell>
          <table:table-cell office:value-type="float" office:value="2547" table:style-name="ce153">
            <text:p>2,547</text:p>
          </table:table-cell>
          <table:table-cell office:value-type="float" office:value="21.4164937945562" table:style-name="ce154">
            <text:p>21.4</text:p>
          </table:table-cell>
          <table:table-cell office:value-type="float" office:value="9.1706121008094001" table:style-name="ce154">
            <text:p>9.2</text:p>
          </table:table-cell>
          <table:table-cell office:value-type="float" office:value="3.5531932702771001" table:style-name="ce154">
            <text:p>3.6</text:p>
          </table:table-cell>
          <table:table-cell office:value-type="float" office:value="7" table:style-name="ce164">
            <text:p>7</text:p>
          </table:table-cell>
          <table:table-cell office:value-type="float" office:value="2466" table:style-name="ce165">
            <text:p>2,466</text:p>
          </table:table-cell>
          <table:table-cell office:value-type="float" office:value="20.7453918457031" table:style-name="ce154">
            <text:p>20.7</text:p>
          </table:table-cell>
          <table:table-cell office:value-type="float" office:value="9.2400646209716797" table:style-name="ce154">
            <text:p>9.2</text:p>
          </table:table-cell>
          <table:table-cell office:value-type="float" office:value="3.4051367025683499" table:style-name="ce166">
            <text:p>3.4<text:s/></text:p>
          </table:table-cell>
          <table:table-cell office:value-type="float" office:value="3.2349446751573474" table:formula="of:=(([.E15]/[.J15])-1)*100" table:style-name="ce159">
            <text:p>3.2</text:p>
          </table:table-cell>
          <table:table-cell office:value-type="float" office:value="0.67110194885309937" table:formula="of:=[.E15]-[.J15]" table:style-name="ce159">
            <text:p>0.7</text:p>
          </table:table-cell>
          <table:table-cell office:value-type="float" office:value="-0.75164539439093181" table:formula="of:=(([.F15]/[.K15])-1)*100" table:style-name="ce159">
            <text:p>-0.8</text:p>
          </table:table-cell>
          <table:table-cell office:value-type="float" office:value="-6.9452520162279541E-2" table:formula="of:=[.F15]-[.K15]" table:style-name="ce159">
            <text:p>-0.1</text:p>
          </table:table-cell>
          <table:table-cell office:value-type="float" office:value="3.2846715328467013" table:formula="of:=[.D15]/[.I15]*100-100" table:style-name="ce159">
            <text:p>3.3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V01-X59, Y85-Y86</text:p>
          </table:table-cell>
          <table:table-cell office:value-type="string" table:style-name="ce151">
            <text:p><text:span text:style-name="T10">事故傷害</text:span></text:p>
          </table:table-cell>
          <table:table-cell office:value-type="float" office:value="8" table:style-name="ce152">
            <text:p>8</text:p>
          </table:table-cell>
          <table:table-cell office:value-type="float" office:value="2024" table:style-name="ce153">
            <text:p>2,024</text:p>
          </table:table-cell>
          <table:table-cell office:value-type="float" office:value="17.018839199129101" table:style-name="ce154">
            <text:p>17.0</text:p>
          </table:table-cell>
          <table:table-cell office:value-type="float" office:value="11.0643374279867" table:style-name="ce154">
            <text:p>11.1</text:p>
          </table:table-cell>
          <table:table-cell office:value-type="float" office:value="2.8235819313077002" table:style-name="ce154">
            <text:p>2.8</text:p>
          </table:table-cell>
          <table:table-cell office:value-type="float" office:value="8" table:style-name="ce164">
            <text:p>8</text:p>
          </table:table-cell>
          <table:table-cell office:value-type="float" office:value="1939" table:style-name="ce165">
            <text:p>1,939</text:p>
          </table:table-cell>
          <table:table-cell office:value-type="float" office:value="16.311969757080099" table:style-name="ce154">
            <text:p>16.3</text:p>
          </table:table-cell>
          <table:table-cell office:value-type="float" office:value="10.518227577209499" table:style-name="ce154">
            <text:p>10.5</text:p>
          </table:table-cell>
          <table:table-cell office:value-type="float" office:value="2.6774371720519201" table:style-name="ce166">
            <text:p>2.7<text:s/></text:p>
          </table:table-cell>
          <table:table-cell office:value-type="float" office:value="4.3334401214309981" table:formula="of:=(([.E16]/[.J16])-1)*100" table:style-name="ce159">
            <text:p>4.3</text:p>
          </table:table-cell>
          <table:table-cell office:value-type="float" office:value="0.70686944204900115" table:formula="of:=[.E16]-[.J16]" table:style-name="ce159">
            <text:p>0.7</text:p>
          </table:table-cell>
          <table:table-cell office:value-type="float" office:value="5.1920330375860191" table:formula="of:=(([.F16]/[.K16])-1)*100" table:style-name="ce159">
            <text:p>5.2</text:p>
          </table:table-cell>
          <table:table-cell office:value-type="float" office:value="0.54610985077720109" table:formula="of:=[.F16]-[.K16]" table:style-name="ce159">
            <text:p>0.5</text:p>
          </table:table-cell>
          <table:table-cell office:value-type="float" office:value="4.3837029396596137" table:formula="of:=[.D16]/[.I16]*100-100" table:style-name="ce159">
            <text:p>4.4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F01-F03</text:p>
          </table:table-cell>
          <table:table-cell office:value-type="string" table:style-name="ce409">
            <text:p>血管性及未明示之失智症</text:p>
          </table:table-cell>
          <table:table-cell office:value-type="float" office:value="9" table:style-name="ce152">
            <text:p>9</text:p>
          </table:table-cell>
          <table:table-cell office:value-type="float" office:value="1618" table:style-name="ce153">
            <text:p>1,618</text:p>
          </table:table-cell>
          <table:table-cell office:value-type="float" office:value="13.6049811384342" table:style-name="ce154">
            <text:p>13.6</text:p>
          </table:table-cell>
          <table:table-cell office:value-type="float" office:value="4.9282519726052998" table:style-name="ce154">
            <text:p>4.9</text:p>
          </table:table-cell>
          <table:table-cell office:value-type="float" office:value="2.2571914846126" table:style-name="ce154">
            <text:p>2.3</text:p>
          </table:table-cell>
          <table:table-cell office:value-type="float" office:value="10" table:style-name="ce164">
            <text:p>10</text:p>
          </table:table-cell>
          <table:table-cell office:value-type="float" office:value="1447" table:style-name="ce165">
            <text:p>1,447</text:p>
          </table:table-cell>
          <table:table-cell office:value-type="float" office:value="12.172986030578601" table:style-name="ce154">
            <text:p>12.2</text:p>
          </table:table-cell>
          <table:table-cell office:value-type="float" office:value="4.5940284729003897" table:style-name="ce154">
            <text:p>4.6</text:p>
          </table:table-cell>
          <table:table-cell office:value-type="float" office:value="1.9980668323667501" table:style-name="ce166">
            <text:p>2.0<text:s/></text:p>
          </table:table-cell>
          <table:table-cell office:value-type="float" office:value="11.763712734561761" table:formula="of:=(([.E17]/[.J17])-1)*100" table:style-name="ce159">
            <text:p>11.8</text:p>
          </table:table-cell>
          <table:table-cell office:value-type="float" office:value="1.4319951078555988" table:formula="of:=[.E17]-[.J17]" table:style-name="ce159">
            <text:p>1.4</text:p>
          </table:table-cell>
          <table:table-cell office:value-type="float" office:value="7.2751725784124588" table:formula="of:=(([.F17]/[.K17])-1)*100" table:style-name="ce159">
            <text:p>7.3</text:p>
          </table:table-cell>
          <table:table-cell office:value-type="float" office:value="0.33422349970491005" table:formula="of:=[.F17]-[.K17]" table:style-name="ce159">
            <text:p>0.3</text:p>
          </table:table-cell>
          <table:table-cell office:value-type="float" office:value="11.817553559087756" table:formula="of:=[.D17]/[.I17]*100-100" table:style-name="ce159">
            <text:p>11.8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J40-J47</text:p>
          </table:table-cell>
          <table:table-cell office:value-type="string" table:style-name="ce151">
            <text:p><text:span text:style-name="T10">慢性下呼吸道疾病</text:span></text:p>
          </table:table-cell>
          <table:table-cell office:value-type="float" office:value="10" table:style-name="ce152">
            <text:p>10</text:p>
          </table:table-cell>
          <table:table-cell office:value-type="float" office:value="1560" table:style-name="ce153">
            <text:p>1,560</text:p>
          </table:table-cell>
          <table:table-cell office:value-type="float" office:value="13.117287129763501" table:style-name="ce154">
            <text:p>13.1</text:p>
          </table:table-cell>
          <table:table-cell office:value-type="float" office:value="5.2726426852371997" table:style-name="ce154">
            <text:p>5.3</text:p>
          </table:table-cell>
          <table:table-cell office:value-type="float" office:value="2.1762785636561" table:style-name="ce154">
            <text:p>2.2</text:p>
          </table:table-cell>
          <table:table-cell office:value-type="float" office:value="9" table:style-name="ce164">
            <text:p>9</text:p>
          </table:table-cell>
          <table:table-cell office:value-type="float" office:value="1755" table:style-name="ce165">
            <text:p>1,755</text:p>
          </table:table-cell>
          <table:table-cell office:value-type="float" office:value="14.764056205749499" table:style-name="ce154">
            <text:p>14.8</text:p>
          </table:table-cell>
          <table:table-cell office:value-type="float" office:value="6.1206569671630904" table:style-name="ce154">
            <text:p>6.1</text:p>
          </table:table-cell>
          <table:table-cell office:value-type="float" office:value="2.4233637116818598" table:style-name="ce166">
            <text:p>2.4<text:s/></text:p>
          </table:table-cell>
          <table:table-cell office:value-type="float" office:value="-11.153906846715367" table:formula="of:=(([.E18]/[.J18])-1)*100" table:style-name="ce159">
            <text:p>-11.2</text:p>
          </table:table-cell>
          <table:table-cell office:value-type="float" office:value="-1.6467690759859988" table:formula="of:=[.E18]-[.J18]" table:style-name="ce159">
            <text:p>-1.6</text:p>
          </table:table-cell>
          <table:table-cell office:value-type="float" office:value="-13.854955219275144" table:formula="of:=(([.F18]/[.K18])-1)*100" table:style-name="ce159">
            <text:p>-13.9</text:p>
          </table:table-cell>
          <table:table-cell office:value-type="float" office:value="-0.84801428192589068" table:formula="of:=[.F18]-[.K18]" table:style-name="ce159">
            <text:p>-0.8</text:p>
          </table:table-cell>
          <table:table-cell office:value-type="float" office:value="-11.111111111111114" table:formula="of:=[.D18]/[.I18]*100-100" table:style-name="ce159">
            <text:p>-11.1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9">
          <table:table-cell table:style-name="ce39"/>
          <table:table-cell table:style-name="ce151"/>
          <table:table-cell table:style-name="ce152"/>
          <table:table-cell table:style-name="ce169"/>
          <table:table-cell table:number-columns-repeated="3" table:style-name="ce154"/>
          <table:table-cell table:style-name="ce206"/>
          <table:table-cell table:style-name="ce207"/>
          <table:table-cell table:number-columns-repeated="2" table:style-name="ce208"/>
          <table:table-cell table:style-name="ce174"/>
          <table:table-cell table:number-columns-repeated="5" table:style-name="ce159"/>
          <table:table-cell table:style-name="ce167"/>
          <table:table-cell table:number-columns-repeated="2" table:style-name="ce162"/>
          <table:table-cell table:number-columns-repeated="16364" table:style-name="ce205"/>
        </table:table-row>
        <table:table-row table:style-name="ro24">
          <table:table-cell office:value-type="string" table:style-name="ce43">
            <text:p>R54</text:p>
          </table:table-cell>
          <table:table-cell office:value-type="string" table:style-name="ce175">
            <text:p><text:span text:style-name="T10">衰老</text:span><text:span text:style-name="T5">/</text:span><text:span text:style-name="T10">老邁</text:span></text:p>
          </table:table-cell>
          <table:table-cell office:value-type="float" office:value="11" table:style-name="ce176">
            <text:p>11</text:p>
          </table:table-cell>
          <table:table-cell office:value-type="float" office:value="1324" table:style-name="ce177">
            <text:p>1,324</text:p>
          </table:table-cell>
          <table:table-cell office:value-type="float" office:value="11.1328770255172" table:style-name="ce178">
            <text:p>11.1</text:p>
          </table:table-cell>
          <table:table-cell office:value-type="float" office:value="3.8211764649856002" table:style-name="ce178">
            <text:p>3.8</text:p>
          </table:table-cell>
          <table:table-cell office:value-type="float" office:value="1.8470466783851001" table:style-name="ce178">
            <text:p>1.8</text:p>
          </table:table-cell>
          <table:table-cell office:value-type="float" office:value="14" table:style-name="ce156">
            <text:p>14</text:p>
          </table:table-cell>
          <table:table-cell office:value-type="float" office:value="1184" table:style-name="ce209">
            <text:p>1,184</text:p>
          </table:table-cell>
          <table:table-cell office:value-type="float" office:value="9.9604806900024396" table:style-name="ce178">
            <text:p>10.0</text:p>
          </table:table-cell>
          <table:table-cell office:value-type="float" office:value="3.6091725826263401" table:style-name="ce178">
            <text:p>3.6</text:p>
          </table:table-cell>
          <table:table-cell office:value-type="float" office:value="1.6349074841204101" table:style-name="ce166">
            <text:p>1.6<text:s/></text:p>
          </table:table-cell>
          <table:table-cell office:value-type="float" office:value="11.770479477878215" table:formula="of:=(([.E20]/[.J20])-1)*100" table:style-name="ce181">
            <text:p>11.8</text:p>
          </table:table-cell>
          <table:table-cell office:value-type="float" office:value="1.17239633551476" table:formula="of:=[.E20]-[.J20]" table:style-name="ce182">
            <text:p>1.2</text:p>
          </table:table-cell>
          <table:table-cell office:value-type="float" office:value="5.8740300582962979" table:formula="of:=(([.F20]/[.K20])-1)*100" table:style-name="ce182">
            <text:p>5.9</text:p>
          </table:table-cell>
          <table:table-cell office:value-type="float" office:value="0.21200388235926004" table:formula="of:=[.F20]-[.K20]" table:style-name="ce182">
            <text:p>0.2</text:p>
          </table:table-cell>
          <table:table-cell office:value-type="float" office:value="11.824324324324323" table:formula="of:=[.D20]/[.I20]*100-100" table:style-name="ce182">
            <text:p>11.8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X60-X84, Y87.0</text:p>
          </table:table-cell>
          <table:table-cell office:value-type="string" table:style-name="ce151">
            <text:p><text:span text:style-name="T10">蓄意自我傷害（自殺）</text:span></text:p>
          </table:table-cell>
          <table:table-cell office:value-type="float" office:value="12" table:style-name="ce152">
            <text:p>12</text:p>
          </table:table-cell>
          <table:table-cell office:value-type="float" office:value="1252" table:style-name="ce153">
            <text:p>1,252</text:p>
          </table:table-cell>
          <table:table-cell office:value-type="float" office:value="10.527463773374301" table:style-name="ce154">
            <text:p>10.5</text:p>
          </table:table-cell>
          <table:table-cell office:value-type="float" office:value="8.3084764161545994" table:style-name="ce154">
            <text:p>8.3</text:p>
          </table:table-cell>
          <table:table-cell office:value-type="float" office:value="1.7466030523702001" table:style-name="ce154">
            <text:p>1.7</text:p>
          </table:table-cell>
          <table:table-cell office:value-type="float" office:value="11" table:style-name="ce164">
            <text:p>11</text:p>
          </table:table-cell>
          <table:table-cell office:value-type="float" office:value="1310" table:style-name="ce165">
            <text:p>1,310</text:p>
          </table:table-cell>
          <table:table-cell office:value-type="float" office:value="11.020463943481399" table:style-name="ce154">
            <text:p>11.0</text:p>
          </table:table-cell>
          <table:table-cell office:value-type="float" office:value="8.3834762573242205" table:style-name="ce154">
            <text:p>8.4</text:p>
          </table:table-cell>
          <table:table-cell office:value-type="float" office:value="1.80889257111295" table:style-name="ce166">
            <text:p>1.8<text:s/></text:p>
          </table:table-cell>
          <table:table-cell office:value-type="float" office:value="-4.4734974193051835" table:formula="of:=(([.E21]/[.J21])-1)*100" table:style-name="ce184">
            <text:p>-4.5</text:p>
          </table:table-cell>
          <table:table-cell office:value-type="float" office:value="-0.49300017010709851" table:formula="of:=[.E21]-[.J21]" table:style-name="ce159">
            <text:p>-0.5</text:p>
          </table:table-cell>
          <table:table-cell office:value-type="float" office:value="-0.89461506023944537" table:formula="of:=(([.F21]/[.K21])-1)*100" table:style-name="ce159">
            <text:p>-0.9</text:p>
          </table:table-cell>
          <table:table-cell office:value-type="float" office:value="-7.4999841169621106E-2" table:formula="of:=[.F21]-[.K21]" table:style-name="ce159">
            <text:p>-0.1</text:p>
          </table:table-cell>
          <table:table-cell office:value-type="float" office:value="-4.4274809160305324" table:formula="of:=[.D21]/[.I21]*100-100" table:style-name="ce159">
            <text:p>-4.4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K70, K73-K74</text:p>
          </table:table-cell>
          <table:table-cell office:value-type="string" table:style-name="ce151">
            <text:p><text:span text:style-name="T10">慢性肝病及肝硬化</text:span></text:p>
          </table:table-cell>
          <table:table-cell office:value-type="float" office:value="13" table:style-name="ce152">
            <text:p>13</text:p>
          </table:table-cell>
          <table:table-cell office:value-type="float" office:value="1092" table:style-name="ce153">
            <text:p>1,092</text:p>
          </table:table-cell>
          <table:table-cell office:value-type="float" office:value="9.1821009908345008" table:style-name="ce154">
            <text:p>9.2</text:p>
          </table:table-cell>
          <table:table-cell office:value-type="float" office:value="4.6035356335215996" table:style-name="ce154">
            <text:p>4.6</text:p>
          </table:table-cell>
          <table:table-cell office:value-type="float" office:value="1.5233949945592999" table:style-name="ce154">
            <text:p>1.5</text:p>
          </table:table-cell>
          <table:table-cell office:value-type="float" office:value="13" table:style-name="ce164">
            <text:p>13</text:p>
          </table:table-cell>
          <table:table-cell office:value-type="float" office:value="1229" table:style-name="ce165">
            <text:p>1,229</text:p>
          </table:table-cell>
          <table:table-cell office:value-type="float" office:value="10.3390455245972" table:style-name="ce154">
            <text:p>10.3</text:p>
          </table:table-cell>
          <table:table-cell office:value-type="float" office:value="5.2919950485229501" table:style-name="ce154">
            <text:p>5.3</text:p>
          </table:table-cell>
          <table:table-cell office:value-type="float" office:value="1.6970450151891701" table:style-name="ce166">
            <text:p>1.7<text:s/></text:p>
          </table:table-cell>
          <table:table-cell office:value-type="float" office:value="-11.190051644615162" table:formula="of:=(([.E22]/[.J22])-1)*100" table:style-name="ce184">
            <text:p>-11.2</text:p>
          </table:table-cell>
          <table:table-cell office:value-type="float" office:value="-1.1569445337626991" table:formula="of:=[.E22]-[.J22]" table:style-name="ce159">
            <text:p>-1.2</text:p>
          </table:table-cell>
          <table:table-cell office:value-type="float" office:value="-13.009449341671376" table:formula="of:=(([.F22]/[.K22])-1)*100" table:style-name="ce159">
            <text:p>-13.0</text:p>
          </table:table-cell>
          <table:table-cell office:value-type="float" office:value="-0.68845941500135055" table:formula="of:=[.F22]-[.K22]" table:style-name="ce159">
            <text:p>-0.7</text:p>
          </table:table-cell>
          <table:table-cell office:value-type="float" office:value="-11.14727420667208" table:formula="of:=[.D22]/[.I22]*100-100" table:style-name="ce159">
            <text:p>-11.1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4">
          <table:table-cell office:value-type="string" table:style-name="ce34">
            <text:p>A40-A41</text:p>
          </table:table-cell>
          <table:table-cell office:value-type="string" table:style-name="ce151">
            <text:p><text:span text:style-name="T10">敗血症</text:span></text:p>
          </table:table-cell>
          <table:table-cell office:value-type="float" office:value="14" table:style-name="ce152">
            <text:p>14</text:p>
          </table:table-cell>
          <table:table-cell office:value-type="float" office:value="915" table:style-name="ce153">
            <text:p>915</text:p>
          </table:table-cell>
          <table:table-cell office:value-type="float" office:value="7.6937934126498" table:style-name="ce154">
            <text:p>7.7</text:p>
          </table:table-cell>
          <table:table-cell office:value-type="float" office:value="3.3515344891496999" table:style-name="ce154">
            <text:p>3.4</text:p>
          </table:table-cell>
          <table:table-cell office:value-type="float" office:value="1.276471080606" table:style-name="ce154">
            <text:p>1.3</text:p>
          </table:table-cell>
          <table:table-cell office:value-type="float" office:value="12" table:style-name="ce164">
            <text:p>12</text:p>
          </table:table-cell>
          <table:table-cell office:value-type="float" office:value="1283" table:style-name="ce165">
            <text:p>1,283</text:p>
          </table:table-cell>
          <table:table-cell office:value-type="float" office:value="10.79332447052" table:style-name="ce154">
            <text:p>10.8</text:p>
          </table:table-cell>
          <table:table-cell office:value-type="float" office:value="4.6867232322692898" table:style-name="ce154">
            <text:p>4.7</text:p>
          </table:table-cell>
          <table:table-cell office:value-type="float" office:value="1.77161005247169" table:style-name="ce166">
            <text:p>1.8<text:s/></text:p>
          </table:table-cell>
          <table:table-cell office:value-type="float" office:value="-28.717111825332452" table:formula="of:=(([.E23]/[.J23])-1)*100" table:style-name="ce184">
            <text:p>-28.7</text:p>
          </table:table-cell>
          <table:table-cell office:value-type="float" office:value="-3.0995310578702" table:formula="of:=[.E23]-[.J23]" table:style-name="ce159">
            <text:p>-3.1</text:p>
          </table:table-cell>
          <table:table-cell office:value-type="float" office:value="-28.488747403014404" table:formula="of:=(([.F23]/[.K23])-1)*100" table:style-name="ce159">
            <text:p>-28.5</text:p>
          </table:table-cell>
          <table:table-cell office:value-type="float" office:value="-1.3351887431195899" table:formula="of:=[.F23]-[.K23]" table:style-name="ce159">
            <text:p>-1.3</text:p>
          </table:table-cell>
          <table:table-cell office:value-type="float" office:value="-28.682774746687457" table:formula="of:=[.D23]/[.I23]*100-100" table:style-name="ce159">
            <text:p>-28.7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5">
          <table:table-cell office:value-type="string" table:style-name="ce185">
            <text:p>M00-M99</text:p>
          </table:table-cell>
          <table:table-cell office:value-type="string" table:style-name="ce186">
            <text:p><text:span text:style-name="T10">骨骼肌肉系統及結締組織之疾病</text:span></text:p>
          </table:table-cell>
          <table:table-cell office:value-type="float" office:value="15" table:style-name="ce187">
            <text:p>15</text:p>
          </table:table-cell>
          <table:table-cell office:value-type="float" office:value="671" table:style-name="ce203">
            <text:p>671</text:p>
          </table:table-cell>
          <table:table-cell office:value-type="float" office:value="5.6421151692764999" table:style-name="ce173">
            <text:p>5.6</text:p>
          </table:table-cell>
          <table:table-cell office:value-type="float" office:value="2.8391302335283002" table:style-name="ce173">
            <text:p>2.8</text:p>
          </table:table-cell>
          <table:table-cell office:value-type="float" office:value="0.93607879244439995" table:style-name="ce173">
            <text:p>0.9</text:p>
          </table:table-cell>
          <table:table-cell office:value-type="float" office:value="15" table:style-name="ce171">
            <text:p>15</text:p>
          </table:table-cell>
          <table:table-cell office:value-type="float" office:value="672" table:style-name="ce210">
            <text:p>672</text:p>
          </table:table-cell>
          <table:table-cell office:value-type="float" office:value="5.6532454490661603" table:style-name="ce173">
            <text:p>5.7</text:p>
          </table:table-cell>
          <table:table-cell office:value-type="float" office:value="3.1108424663543701" table:style-name="ce173">
            <text:p>3.1</text:p>
          </table:table-cell>
          <table:table-cell office:value-type="float" office:value="0.92792046396023198" table:style-name="ce174">
            <text:p>0.9<text:s/></text:p>
          </table:table-cell>
          <table:table-cell office:value-type="float" office:value="-0.19688300976741235" table:formula="of:=(([.E24]/[.J24])-1)*100" table:style-name="ce190">
            <text:p>-0.2</text:p>
          </table:table-cell>
          <table:table-cell office:value-type="float" office:value="-1.1130279789660413E-2" table:formula="of:=[.E24]-[.J24]" table:style-name="ce191">
            <text:p>-0.0</text:p>
          </table:table-cell>
          <table:table-cell office:value-type="float" office:value="-8.7343616967043847" table:formula="of:=(([.F24]/[.K24])-1)*100" table:style-name="ce191">
            <text:p>-8.7</text:p>
          </table:table-cell>
          <table:table-cell office:value-type="float" office:value="-0.27171223282606993" table:formula="of:=[.F24]-[.K24]" table:style-name="ce191">
            <text:p>-0.3</text:p>
          </table:table-cell>
          <table:table-cell office:value-type="float" office:value="-0.1488095238095184" table:formula="of:=[.D24]/[.I24]*100-100" table:style-name="ce191">
            <text:p>-0.1</text:p>
          </table:table-cell>
          <table:table-cell table:style-name="ce167"/>
          <table:table-cell table:number-columns-repeated="2" table:style-name="ce161"/>
          <table:table-cell table:number-columns-repeated="16364" table:style-name="ce205"/>
        </table:table-row>
        <table:table-row table:style-name="ro27">
          <table:table-cell office:value-type="string" table:style-name="ce192">
            <text:p>附註: 1. 109年年中人口數計 23,582,179人,男性 11,689,476,女性 11,892,703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92">
            <text:p><text:s text:c="6"/>2. 108年年中人口數計 23,596,027人,男性 11,709,050,女性 11,886,977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7">
            <text:p><text:s text:c="6"/>3. 標準化死亡率係以2000年WHO之世界標準人口數為準</text:p>
          </table:table-cell>
          <table:table-cell table:style-name="ce197"/>
          <table:table-cell table:number-columns-repeated="14" table:style-name="ce211"/>
          <table:table-cell table:number-columns-repeated="16368" table:style-name="ce212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表6.$A$1:表6.$Q$27" table:base-cell-address="表6.$A$1"/>
        </table:named-expressions>
      </table:table>
      <table:table table:name="表7" table:style-name="ta2">
        <table:table-column table:style-name="co28" table:default-cell-style-name="ce141"/>
        <table:table-column table:style-name="co37" table:default-cell-style-name="ce141"/>
        <table:table-column table:style-name="co30" table:default-cell-style-name="ce162"/>
        <table:table-column table:style-name="co38" table:default-cell-style-name="ce162"/>
        <table:table-column table:style-name="co32" table:number-columns-repeated="2" table:default-cell-style-name="ce162"/>
        <table:table-column table:style-name="co34" table:default-cell-style-name="ce253"/>
        <table:table-column table:style-name="co32" table:default-cell-style-name="ce162"/>
        <table:table-column table:style-name="co39" table:default-cell-style-name="ce254"/>
        <table:table-column table:style-name="co38" table:default-cell-style-name="ce146"/>
        <table:table-column table:style-name="co32" table:default-cell-style-name="ce146"/>
        <table:table-column table:style-name="co32" table:default-cell-style-name="ce205"/>
        <table:table-column table:style-name="co34" table:default-cell-style-name="ce253"/>
        <table:table-column table:style-name="co32" table:default-cell-style-name="ce205"/>
        <table:table-column table:style-name="co10" table:default-cell-style-name="ce254"/>
        <table:table-column table:style-name="co10" table:default-cell-style-name="ce146"/>
        <table:table-column table:style-name="co10" table:number-columns-repeated="2" table:default-cell-style-name="ce219"/>
        <table:table-column table:style-name="co33" table:default-cell-style-name="ce219"/>
        <table:table-column table:style-name="co40" table:default-cell-style-name="ce141"/>
        <table:table-column table:style-name="co3" table:number-columns-repeated="16364" table:default-cell-style-name="ce141"/>
        <table:table-row table:style-name="ro3">
          <table:table-cell office:value-type="string" table:number-columns-spanned="19" table:number-rows-spanned="1" table:style-name="ce389">
            <text:p>表7　主要癌症死亡原因－與上年比較</text:p>
          </table:table-cell>
          <table:covered-table-cell table:number-columns-repeated="18"/>
          <table:table-cell table:number-columns-repeated="16365"/>
        </table:table-row>
        <table:table-row table:style-name="ro20">
          <table:table-cell table:style-name="ce213"/>
          <table:table-cell table:style-name="ce143"/>
          <table:table-cell table:number-columns-repeated="4" table:style-name="ce214"/>
          <table:table-cell table:style-name="ce215"/>
          <table:table-cell table:style-name="ce214"/>
          <table:table-cell table:style-name="ce216"/>
          <table:table-cell table:number-columns-repeated="2" table:style-name="ce217"/>
          <table:table-cell table:style-name="ce218"/>
          <table:table-cell table:style-name="ce215"/>
          <table:table-cell table:style-name="ce218"/>
          <table:table-cell table:style-name="ce216"/>
          <table:table-cell table:style-name="ce217"/>
          <table:table-cell table:number-columns-repeated="3" table:style-name="ce219"/>
          <table:table-cell table:number-columns-repeated="16365"/>
        </table:table-row>
        <table:table-row table:style-name="ro16">
          <table:table-cell office:value-type="string" table:style-name="ce220">
            <text:p><text:s/></text:p>
          </table:table-cell>
          <table:table-cell table:style-name="ce143"/>
          <table:table-cell table:number-columns-repeated="4" table:style-name="ce214"/>
          <table:table-cell table:style-name="ce215"/>
          <table:table-cell table:style-name="ce214"/>
          <table:table-cell table:style-name="ce216"/>
          <table:table-cell table:number-columns-repeated="3" table:style-name="ce214"/>
          <table:table-cell table:style-name="ce215"/>
          <table:table-cell table:number-columns-repeated="2" table:style-name="ce218"/>
          <table:table-cell table:style-name="ce217"/>
          <table:table-cell table:number-columns-repeated="3" table:style-name="ce219"/>
          <table:table-cell table:number-columns-repeated="16365"/>
        </table:table-row>
        <table:table-row table:style-name="ro17">
          <table:table-cell table:number-columns-repeated="2" table:style-name="ce141"/>
          <table:table-cell table:number-columns-repeated="4" table:style-name="ce214"/>
          <table:table-cell table:style-name="ce215"/>
          <table:table-cell table:style-name="ce214"/>
          <table:table-cell table:style-name="ce216"/>
          <table:table-cell table:number-columns-repeated="3" table:style-name="ce214"/>
          <table:table-cell table:style-name="ce215"/>
          <table:table-cell table:number-columns-repeated="2" table:style-name="ce218"/>
          <table:table-cell table:style-name="ce217"/>
          <table:table-cell table:number-columns-repeated="2" table:style-name="ce219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5"/>
        </table:table-row>
        <table:table-row table:style-name="ro5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癌症死亡原因</text:span></text:p>
          </table:table-cell>
          <table:table-cell office:value-type="string" table:number-columns-spanned="6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5"/>
          <table:table-cell office:value-type="string" table:number-columns-spanned="6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5"/>
          <table:table-cell office:value-type="string" table:number-columns-spanned="2" table:number-rows-spanned="1" table:style-name="ce391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1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4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5" table:style-name="ce221"/>
        </table:table-row>
        <table:table-row table:style-name="ro5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3" table:number-rows-spanned="1" table:style-name="ce380">
            <text:p><text:span text:style-name="T11">每十萬人口</text:span></text:p>
          </table:table-cell>
          <table:covered-table-cell table:number-columns-repeated="2"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3" table:number-rows-spanned="1" table:style-name="ce380">
            <text:p><text:span text:style-name="T11">每十萬人口</text:span></text:p>
          </table:table-cell>
          <table:covered-table-cell table:number-columns-repeated="2"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covered-table-cell/>
          <table:table-cell table:number-columns-repeated="16365" table:style-name="ce221"/>
        </table:table-row>
        <table:table-row table:style-name="ro30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number-columns-spanned="2" table:number-rows-spanned="1" table:style-name="ce396">
            <text:p><text:span text:style-name="T11">標準化</text:span><text:span text:style-name="T11"/></text:p>
            <text:p><text:span text:style-name="T11">死亡率</text:span></text:p>
          </table:table-cell>
          <table:covered-table-cell/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number-columns-spanned="2" table:number-rows-spanned="1" table:style-name="ce396">
            <text:p><text:span text:style-name="T11">標準化</text:span><text:span text:style-name="T11"/></text:p>
            <text:p><text:span text:style-name="T11">死亡率</text:span></text:p>
          </table:table-cell>
          <table:covered-table-cell/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5" table:style-name="ce221"/>
        </table:table-row>
        <table:table-row table:style-name="ro24">
          <table:table-cell office:value-type="string" table:style-name="ce222">
            <text:p>C00-C97</text:p>
          </table:table-cell>
          <table:table-cell office:value-type="string" table:style-name="ce223">
            <text:p><text:span text:style-name="T10">惡性腫瘤</text:span></text:p>
          </table:table-cell>
          <table:table-cell table:style-name="ce224"/>
          <table:table-cell office:value-type="float" office:value="50161" table:style-name="ce225">
            <text:p>50,161</text:p>
          </table:table-cell>
          <table:table-cell office:value-type="float" office:value="212.707235677993" table:style-name="ce226">
            <text:p>212.7</text:p>
          </table:table-cell>
          <table:table-cell office:value-type="float" office:value="117.299067398559" table:style-name="ce227">
            <text:p>117.3</text:p>
          </table:table-cell>
          <table:table-cell table:style-name="ce228"/>
          <table:table-cell office:value-type="float" office:value="100" table:style-name="ce229">
            <text:p>100.0<text:s/></text:p>
          </table:table-cell>
          <table:table-cell table:style-name="ce199"/>
          <table:table-cell office:value-type="float" office:value="50232" table:style-name="ce225">
            <text:p>50,232</text:p>
          </table:table-cell>
          <table:table-cell office:value-type="float" office:value="212.88330078125" table:style-name="ce226">
            <text:p>212.9</text:p>
          </table:table-cell>
          <table:table-cell office:value-type="float" office:value="121.332359313965" table:style-name="ce227">
            <text:p>121.3</text:p>
          </table:table-cell>
          <table:table-cell table:style-name="ce228"/>
          <table:table-cell office:value-type="float" office:value="100" table:style-name="ce230">
            <text:p>100.0<text:s/></text:p>
          </table:table-cell>
          <table:table-cell office:value-type="float" office:value="-8.2704985600501324E-2" table:formula="of:=(([.E8]/[.K8])-1)*100" table:style-name="ce181">
            <text:p>-0.1</text:p>
          </table:table-cell>
          <table:table-cell office:value-type="float" office:value="-0.17606510325700242" table:formula="of:=[.E8]-[.K8]" table:style-name="ce159">
            <text:p>-0.2</text:p>
          </table:table-cell>
          <table:table-cell office:value-type="float" office:value="-3.3241683737223582" table:formula="of:=(([.F8]/[.L8])-1)*100" table:style-name="ce182">
            <text:p>-3.3</text:p>
          </table:table-cell>
          <table:table-cell office:value-type="float" office:value="-4.0332919154059965" table:formula="of:=[.F8]-[.L8]" table:style-name="ce159">
            <text:p>-4.0</text:p>
          </table:table-cell>
          <table:table-cell office:value-type="float" office:value="-0.14134416308328923" table:formula="of:=[.D8]/[.J8]*100-100" table:style-name="ce159">
            <text:p>-0.1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3">
            <text:p>C33-C34</text:p>
          </table:table-cell>
          <table:table-cell office:value-type="string" table:style-name="ce231">
            <text:p><text:span text:style-name="T9">氣管、支氣管和肺癌</text:span></text:p>
          </table:table-cell>
          <table:table-cell office:value-type="float" office:value="1" table:style-name="ce232">
            <text:p>1</text:p>
          </table:table-cell>
          <table:table-cell office:value-type="float" office:value="9629" table:style-name="ce233">
            <text:p>9,629</text:p>
          </table:table-cell>
          <table:table-cell office:value-type="float" office:value="40.831681432654797" table:style-name="ce234">
            <text:p>40.8</text:p>
          </table:table-cell>
          <table:table-cell office:value-type="float" office:value="21.827663664548702" table:style-name="ce235">
            <text:p>21.8</text:p>
          </table:table-cell>
          <table:table-cell table:style-name="ce236"/>
          <table:table-cell office:value-type="float" office:value="19.196188273758501" table:style-name="ce237">
            <text:p>19.2<text:s/></text:p>
          </table:table-cell>
          <table:table-cell office:value-type="float" office:value="1" table:style-name="ce164">
            <text:p>1</text:p>
          </table:table-cell>
          <table:table-cell office:value-type="float" office:value="9701" table:style-name="ce233">
            <text:p>9,701</text:p>
          </table:table-cell>
          <table:table-cell office:value-type="float" office:value="41.1128540039063" table:style-name="ce234">
            <text:p>41.1</text:p>
          </table:table-cell>
          <table:table-cell office:value-type="float" office:value="22.8293972015381" table:style-name="ce235">
            <text:p>22.8</text:p>
          </table:table-cell>
          <table:table-cell table:style-name="ce236"/>
          <table:table-cell office:value-type="float" office:value="19.312391281127901" table:style-name="ce166">
            <text:p>19.3<text:s/></text:p>
          </table:table-cell>
          <table:table-cell office:value-type="float" office:value="-0.68390428751258225" table:formula="of:=(([.E9]/[.K9])-1)*100" table:style-name="ce184">
            <text:p>-0.7</text:p>
          </table:table-cell>
          <table:table-cell office:value-type="float" office:value="-0.28117257125150275" table:formula="of:=[.E9]-[.K9]" table:style-name="ce159">
            <text:p>-0.3</text:p>
          </table:table-cell>
          <table:table-cell office:value-type="float" office:value="-4.3879105880286096" table:formula="of:=(([.F9]/[.L9])-1)*100" table:style-name="ce159">
            <text:p>-4.4</text:p>
          </table:table-cell>
          <table:table-cell office:value-type="float" office:value="-1.0017335369893985" table:formula="of:=[.F9]-[.L9]" table:style-name="ce159">
            <text:p>-1.0</text:p>
          </table:table-cell>
          <table:table-cell office:value-type="float" office:value="-0.74219152664673516" table:formula="of:=[.D9]/[.J9]*100-100" table:style-name="ce159">
            <text:p>-0.7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3">
            <text:p>C22</text:p>
          </table:table-cell>
          <table:table-cell office:value-type="string" table:style-name="ce238">
            <text:p><text:span text:style-name="T10">肝和肝內膽管癌</text:span></text:p>
          </table:table-cell>
          <table:table-cell office:value-type="float" office:value="2" table:style-name="ce232">
            <text:p>2</text:p>
          </table:table-cell>
          <table:table-cell office:value-type="float" office:value="7773" table:style-name="ce233">
            <text:p>7,773</text:p>
          </table:table-cell>
          <table:table-cell office:value-type="float" office:value="32.961331371484597" table:style-name="ce234">
            <text:p>33.0</text:p>
          </table:table-cell>
          <table:table-cell office:value-type="float" office:value="17.971560018315401" table:style-name="ce235">
            <text:p>18.0</text:p>
          </table:table-cell>
          <table:table-cell table:style-name="ce236"/>
          <table:table-cell office:value-type="float" office:value="15.4961025497897" table:style-name="ce237">
            <text:p>15.5<text:s/></text:p>
          </table:table-cell>
          <table:table-cell office:value-type="float" office:value="2" table:style-name="ce164">
            <text:p>2</text:p>
          </table:table-cell>
          <table:table-cell office:value-type="float" office:value="7881" table:style-name="ce233">
            <text:p>7,881</text:p>
          </table:table-cell>
          <table:table-cell office:value-type="float" office:value="33.399692535400398" table:style-name="ce234">
            <text:p>33.4</text:p>
          </table:table-cell>
          <table:table-cell office:value-type="float" office:value="18.838323593139599" table:style-name="ce235">
            <text:p>18.8</text:p>
          </table:table-cell>
          <table:table-cell table:style-name="ce236"/>
          <table:table-cell office:value-type="float" office:value="15.689202308654799" table:style-name="ce166">
            <text:p>15.7<text:s/></text:p>
          </table:table-cell>
          <table:table-cell office:value-type="float" office:value="-1.3124706565821875" table:formula="of:=(([.E10]/[.K10])-1)*100" table:style-name="ce184">
            <text:p>-1.3</text:p>
          </table:table-cell>
          <table:table-cell office:value-type="float" office:value="-0.43836116391580049" table:formula="of:=[.E10]-[.K10]" table:style-name="ce159">
            <text:p>-0.4</text:p>
          </table:table-cell>
          <table:table-cell office:value-type="float" office:value="-4.6010653258968803" table:formula="of:=(([.F10]/[.L10])-1)*100" table:style-name="ce159">
            <text:p>-4.6</text:p>
          </table:table-cell>
          <table:table-cell office:value-type="float" office:value="-0.86676357482419775" table:formula="of:=[.F10]-[.L10]" table:style-name="ce159">
            <text:p>-0.9</text:p>
          </table:table-cell>
          <table:table-cell office:value-type="float" office:value="-1.3703844689760132" table:formula="of:=[.D10]/[.J10]*100-100" table:style-name="ce159">
            <text:p>-1.4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18-C21</text:p>
          </table:table-cell>
          <table:table-cell office:value-type="string" table:style-name="ce238">
            <text:p><text:span text:style-name="T10">結腸、直腸和肛門癌</text:span></text:p>
          </table:table-cell>
          <table:table-cell office:value-type="float" office:value="3" table:style-name="ce232">
            <text:p>3</text:p>
          </table:table-cell>
          <table:table-cell office:value-type="float" office:value="6489" table:style-name="ce233">
            <text:p>6,489</text:p>
          </table:table-cell>
          <table:table-cell office:value-type="float" office:value="27.5165417817527" table:style-name="ce234">
            <text:p>27.5</text:p>
          </table:table-cell>
          <table:table-cell office:value-type="float" office:value="14.615321750504901" table:style-name="ce235">
            <text:p>14.6</text:p>
          </table:table-cell>
          <table:table-cell table:style-name="ce236"/>
          <table:table-cell office:value-type="float" office:value="12.936344969199199" table:style-name="ce237">
            <text:p>12.9<text:s/></text:p>
          </table:table-cell>
          <table:table-cell office:value-type="float" office:value="3" table:style-name="ce164">
            <text:p>3</text:p>
          </table:table-cell>
          <table:table-cell office:value-type="float" office:value="6436" table:style-name="ce233">
            <text:p>6,436</text:p>
          </table:table-cell>
          <table:table-cell office:value-type="float" office:value="27.275779724121101" table:style-name="ce234">
            <text:p>27.3</text:p>
          </table:table-cell>
          <table:table-cell office:value-type="float" office:value="14.937324523925801" table:style-name="ce235">
            <text:p>14.9</text:p>
          </table:table-cell>
          <table:table-cell table:style-name="ce236"/>
          <table:table-cell office:value-type="float" office:value="12.812549591064499" table:style-name="ce166">
            <text:p>12.8<text:s/></text:p>
          </table:table-cell>
          <table:table-cell office:value-type="float" office:value="0.88269541720444877" table:formula="of:=(([.E11]/[.K11])-1)*100" table:style-name="ce184">
            <text:p>0.9</text:p>
          </table:table-cell>
          <table:table-cell office:value-type="float" office:value="0.24076205763159919" table:formula="of:=[.E11]-[.K11]" table:style-name="ce159">
            <text:p>0.2</text:p>
          </table:table-cell>
          <table:table-cell office:value-type="float" office:value="-2.1556924260775934" table:formula="of:=(([.F11]/[.L11])-1)*100" table:style-name="ce159">
            <text:p>-2.2</text:p>
          </table:table-cell>
          <table:table-cell office:value-type="float" office:value="-0.32200277342090011" table:formula="of:=[.F11]-[.L11]" table:style-name="ce159">
            <text:p>-0.3</text:p>
          </table:table-cell>
          <table:table-cell office:value-type="float" office:value="0.82349285270353789" table:formula="of:=[.D11]/[.J11]*100-100" table:style-name="ce159">
            <text:p>0.8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50</text:p>
          </table:table-cell>
          <table:table-cell office:value-type="string" table:style-name="ce238">
            <text:p><text:span text:style-name="T10">女性乳癌</text:span></text:p>
          </table:table-cell>
          <table:table-cell office:value-type="float" office:value="4" table:style-name="ce232">
            <text:p>4</text:p>
          </table:table-cell>
          <table:table-cell office:value-type="float" office:value="2655" table:style-name="ce233">
            <text:p>2,655</text:p>
          </table:table-cell>
          <table:table-cell office:value-type="float" office:value="22.324613672770599" table:style-name="ce234">
            <text:p>22.3</text:p>
          </table:table-cell>
          <table:table-cell office:value-type="float" office:value="12.789031198259" table:style-name="ce235">
            <text:p>12.8</text:p>
          </table:table-cell>
          <table:table-cell office:value-type="string" table:style-name="ce236">
            <text:p>(1)</text:p>
          </table:table-cell>
          <table:table-cell office:value-type="float" office:value="5.2929566794919998" table:style-name="ce237">
            <text:p>5.3<text:s/></text:p>
          </table:table-cell>
          <table:table-cell office:value-type="float" office:value="4" table:style-name="ce164">
            <text:p>4</text:p>
          </table:table-cell>
          <table:table-cell office:value-type="float" office:value="2633" table:style-name="ce233">
            <text:p>2,633</text:p>
          </table:table-cell>
          <table:table-cell office:value-type="float" office:value="22.150291442871101" table:style-name="ce234">
            <text:p>22.2</text:p>
          </table:table-cell>
          <table:table-cell office:value-type="float" office:value="13.1057538986206" table:style-name="ce235">
            <text:p>13.1</text:p>
          </table:table-cell>
          <table:table-cell office:value-type="string" table:style-name="ce236">
            <text:p>(1)</text:p>
          </table:table-cell>
          <table:table-cell office:value-type="float" office:value="5.2416787147521999" table:style-name="ce166">
            <text:p>5.2<text:s/></text:p>
          </table:table-cell>
          <table:table-cell office:value-type="float" office:value="0.78699745486012773" table:formula="of:=(([.E12]/[.K12])-1)*100" table:style-name="ce184">
            <text:p>0.8</text:p>
          </table:table-cell>
          <table:table-cell office:value-type="float" office:value="0.17432222989949864" table:formula="of:=[.E12]-[.K12]" table:style-name="ce159">
            <text:p>0.2</text:p>
          </table:table-cell>
          <table:table-cell office:value-type="float" office:value="-2.4166690662101864" table:formula="of:=(([.F12]/[.L12])-1)*100" table:style-name="ce159">
            <text:p>-2.4</text:p>
          </table:table-cell>
          <table:table-cell office:value-type="float" office:value="-0.31672270036160022" table:formula="of:=[.F12]-[.L12]" table:style-name="ce159">
            <text:p>-0.3</text:p>
          </table:table-cell>
          <table:table-cell office:value-type="float" office:value="0.83554880364602013" table:formula="of:=[.D12]/[.J12]*100-100" table:style-name="ce159">
            <text:p>0.8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61</text:p>
          </table:table-cell>
          <table:table-cell office:value-type="string" table:style-name="ce238">
            <text:p><text:span text:style-name="T10">前列腺</text:span><text:span text:style-name="T5">(</text:span><text:span text:style-name="T10">攝護腺</text:span><text:span text:style-name="T5">)</text:span><text:span text:style-name="T10">癌</text:span></text:p>
          </table:table-cell>
          <table:table-cell office:value-type="float" office:value="5" table:style-name="ce232">
            <text:p>5</text:p>
          </table:table-cell>
          <table:table-cell office:value-type="float" office:value="1730" table:style-name="ce233">
            <text:p>1,730</text:p>
          </table:table-cell>
          <table:table-cell office:value-type="float" office:value="14.7996375029829" table:style-name="ce234">
            <text:p>14.8</text:p>
          </table:table-cell>
          <table:table-cell office:value-type="float" office:value="7.8037010060113996" table:style-name="ce235">
            <text:p>7.8</text:p>
          </table:table-cell>
          <table:table-cell office:value-type="string" table:style-name="ce236">
            <text:p>(2)</text:p>
          </table:table-cell>
          <table:table-cell office:value-type="float" office:value="3.4488945595184002" table:style-name="ce237">
            <text:p>3.4<text:s/></text:p>
          </table:table-cell>
          <table:table-cell office:value-type="float" office:value="6" table:style-name="ce164">
            <text:p>6</text:p>
          </table:table-cell>
          <table:table-cell office:value-type="float" office:value="1538" table:style-name="ce233">
            <text:p>1,538</text:p>
          </table:table-cell>
          <table:table-cell office:value-type="float" office:value="13.135139465331999" table:style-name="ce234">
            <text:p>13.1</text:p>
          </table:table-cell>
          <table:table-cell office:value-type="float" office:value="7.1009225845336896" table:style-name="ce235">
            <text:p>7.1</text:p>
          </table:table-cell>
          <table:table-cell office:value-type="string" table:style-name="ce236">
            <text:p>(2)</text:p>
          </table:table-cell>
          <table:table-cell office:value-type="float" office:value="3.0617933273315399" table:style-name="ce166">
            <text:p>3.1<text:s/></text:p>
          </table:table-cell>
          <table:table-cell office:value-type="float" office:value="12.672100224318639" table:formula="of:=(([.E13]/[.K13])-1)*100" table:style-name="ce184">
            <text:p>12.7</text:p>
          </table:table-cell>
          <table:table-cell office:value-type="float" office:value="1.6644980376509011" table:formula="of:=[.E13]-[.K13]" table:style-name="ce159">
            <text:p>1.7</text:p>
          </table:table-cell>
          <table:table-cell office:value-type="float" office:value="9.8970015953759436" table:formula="of:=(([.F13]/[.L13])-1)*100" table:style-name="ce159">
            <text:p>9.9</text:p>
          </table:table-cell>
          <table:table-cell office:value-type="float" office:value="0.70277842147770997" table:formula="of:=[.F13]-[.L13]" table:style-name="ce159">
            <text:p>0.7</text:p>
          </table:table-cell>
          <table:table-cell office:value-type="float" office:value="12.483745123537076" table:formula="of:=[.D13]/[.J13]*100-100" table:style-name="ce159">
            <text:p>12.5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00-C06, C09-C10, C12-C14</text:p>
          </table:table-cell>
          <table:table-cell office:value-type="string" table:style-name="ce238">
            <text:p><text:span text:style-name="T10">口腔癌</text:span></text:p>
          </table:table-cell>
          <table:table-cell office:value-type="float" office:value="6" table:style-name="ce232">
            <text:p>6</text:p>
          </table:table-cell>
          <table:table-cell office:value-type="float" office:value="3380" table:style-name="ce233">
            <text:p>3,380</text:p>
          </table:table-cell>
          <table:table-cell office:value-type="float" office:value="14.332857331225799" table:style-name="ce234">
            <text:p>14.3</text:p>
          </table:table-cell>
          <table:table-cell office:value-type="float" office:value="8.6063371884134003" table:style-name="ce235">
            <text:p>8.6</text:p>
          </table:table-cell>
          <table:table-cell table:style-name="ce236"/>
          <table:table-cell office:value-type="float" office:value="6.7383026654174003" table:style-name="ce237">
            <text:p>6.7<text:s/></text:p>
          </table:table-cell>
          <table:table-cell office:value-type="float" office:value="5" table:style-name="ce164">
            <text:p>5</text:p>
          </table:table-cell>
          <table:table-cell office:value-type="float" office:value="3425" table:style-name="ce233">
            <text:p>3,425</text:p>
          </table:table-cell>
          <table:table-cell office:value-type="float" office:value="14.5151557922363" table:style-name="ce234">
            <text:p>14.5</text:p>
          </table:table-cell>
          <table:table-cell office:value-type="float" office:value="8.9427833557128906" table:style-name="ce235">
            <text:p>8.9</text:p>
          </table:table-cell>
          <table:table-cell table:style-name="ce236"/>
          <table:table-cell office:value-type="float" office:value="6.8183627128601101" table:style-name="ce166">
            <text:p>6.8<text:s/></text:p>
          </table:table-cell>
          <table:table-cell office:value-type="float" office:value="-1.2559180460743335" table:formula="of:=(([.E14]/[.K14])-1)*100" table:style-name="ce184">
            <text:p>-1.3</text:p>
          </table:table-cell>
          <table:table-cell office:value-type="float" office:value="-0.18229846101050029" table:formula="of:=[.E14]-[.K14]" table:style-name="ce159">
            <text:p>-0.2</text:p>
          </table:table-cell>
          <table:table-cell office:value-type="float" office:value="-3.7622086314386571" table:formula="of:=(([.F14]/[.L14])-1)*100" table:style-name="ce159">
            <text:p>-3.8</text:p>
          </table:table-cell>
          <table:table-cell office:value-type="float" office:value="-0.33644616729949028" table:formula="of:=[.F14]-[.L14]" table:style-name="ce159">
            <text:p>-0.3</text:p>
          </table:table-cell>
          <table:table-cell office:value-type="float" office:value="-1.3138686131386947" table:formula="of:=[.D14]/[.J14]*100-100" table:style-name="ce159">
            <text:p>-1.3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25</text:p>
          </table:table-cell>
          <table:table-cell office:value-type="string" table:style-name="ce238">
            <text:p><text:span text:style-name="T10">胰臟癌</text:span></text:p>
          </table:table-cell>
          <table:table-cell office:value-type="float" office:value="7" table:style-name="ce232">
            <text:p>7</text:p>
          </table:table-cell>
          <table:table-cell office:value-type="float" office:value="2450" table:style-name="ce233">
            <text:p>2,450</text:p>
          </table:table-cell>
          <table:table-cell office:value-type="float" office:value="10.3892013199714" table:style-name="ce234">
            <text:p>10.4</text:p>
          </table:table-cell>
          <table:table-cell office:value-type="float" office:value="5.6721010550182998" table:style-name="ce235">
            <text:p>5.7</text:p>
          </table:table-cell>
          <table:table-cell table:style-name="ce236"/>
          <table:table-cell office:value-type="float" office:value="4.8842726420925002" table:style-name="ce237">
            <text:p>4.9<text:s/></text:p>
          </table:table-cell>
          <table:table-cell office:value-type="float" office:value="7" table:style-name="ce164">
            <text:p>7</text:p>
          </table:table-cell>
          <table:table-cell office:value-type="float" office:value="2497" table:style-name="ce233">
            <text:p>2,497</text:p>
          </table:table-cell>
          <table:table-cell office:value-type="float" office:value="10.5822906494141" table:style-name="ce234">
            <text:p>10.6</text:p>
          </table:table-cell>
          <table:table-cell office:value-type="float" office:value="5.9348735809326199" table:style-name="ce235">
            <text:p>5.9</text:p>
          </table:table-cell>
          <table:table-cell table:style-name="ce236"/>
          <table:table-cell office:value-type="float" office:value="4.9709348678588903" table:style-name="ce166">
            <text:p>5.0<text:s/></text:p>
          </table:table-cell>
          <table:table-cell office:value-type="float" office:value="-1.8246458714814229" table:formula="of:=(([.E15]/[.K15])-1)*100" table:style-name="ce184">
            <text:p>-1.8</text:p>
          </table:table-cell>
          <table:table-cell office:value-type="float" office:value="-0.19308932944269941" table:formula="of:=[.E15]-[.K15]" table:style-name="ce159">
            <text:p>-0.2</text:p>
          </table:table-cell>
          <table:table-cell office:value-type="float" office:value="-4.4276010656494442" table:formula="of:=(([.F15]/[.L15])-1)*100" table:style-name="ce159">
            <text:p>-4.4</text:p>
          </table:table-cell>
          <table:table-cell office:value-type="float" office:value="-0.2627725259143201" table:formula="of:=[.F15]-[.L15]" table:style-name="ce159">
            <text:p>-0.3</text:p>
          </table:table-cell>
          <table:table-cell office:value-type="float" office:value="-1.8822587104525468" table:formula="of:=[.D15]/[.J15]*100-100" table:style-name="ce159">
            <text:p>-1.9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16</text:p>
          </table:table-cell>
          <table:table-cell office:value-type="string" table:style-name="ce238">
            <text:p><text:span text:style-name="T10">胃癌</text:span></text:p>
          </table:table-cell>
          <table:table-cell office:value-type="float" office:value="8" table:style-name="ce232">
            <text:p>8</text:p>
          </table:table-cell>
          <table:table-cell office:value-type="float" office:value="2339" table:style-name="ce233">
            <text:p>2,339</text:p>
          </table:table-cell>
          <table:table-cell office:value-type="float" office:value="9.9185068928216005" table:style-name="ce234">
            <text:p>9.9</text:p>
          </table:table-cell>
          <table:table-cell office:value-type="float" office:value="5.2337279739304998" table:style-name="ce235">
            <text:p>5.2</text:p>
          </table:table-cell>
          <table:table-cell table:style-name="ce236"/>
          <table:table-cell office:value-type="float" office:value="4.6629851876956003" table:style-name="ce237">
            <text:p>4.7<text:s/></text:p>
          </table:table-cell>
          <table:table-cell office:value-type="float" office:value="8" table:style-name="ce164">
            <text:p>8</text:p>
          </table:table-cell>
          <table:table-cell office:value-type="float" office:value="2379" table:style-name="ce233">
            <text:p>2,379</text:p>
          </table:table-cell>
          <table:table-cell office:value-type="float" office:value="10.082205772399901" table:style-name="ce234">
            <text:p>10.1</text:p>
          </table:table-cell>
          <table:table-cell office:value-type="float" office:value="5.4754171371459996" table:style-name="ce235">
            <text:p>5.5</text:p>
          </table:table-cell>
          <table:table-cell table:style-name="ce236"/>
          <table:table-cell office:value-type="float" office:value="4.7360248565673801" table:style-name="ce166">
            <text:p>4.7<text:s/></text:p>
          </table:table-cell>
          <table:table-cell office:value-type="float" office:value="-1.6236415252149139" table:formula="of:=(([.E16]/[.K16])-1)*100" table:style-name="ce184">
            <text:p>-1.6</text:p>
          </table:table-cell>
          <table:table-cell office:value-type="float" office:value="-0.16369887957830009" table:formula="of:=[.E16]-[.K16]" table:style-name="ce159">
            <text:p>-0.2</text:p>
          </table:table-cell>
          <table:table-cell office:value-type="float" office:value="-4.4140776339367189" table:formula="of:=(([.F16]/[.L16])-1)*100" table:style-name="ce159">
            <text:p>-4.4</text:p>
          </table:table-cell>
          <table:table-cell office:value-type="float" office:value="-0.24168916321549982" table:formula="of:=[.F16]-[.L16]" table:style-name="ce159">
            <text:p>-0.2</text:p>
          </table:table-cell>
          <table:table-cell office:value-type="float" office:value="-1.6813787305590608" table:formula="of:=[.D16]/[.J16]*100-100" table:style-name="ce159">
            <text:p>-1.7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15</text:p>
          </table:table-cell>
          <table:table-cell office:value-type="string" table:style-name="ce238">
            <text:p><text:span text:style-name="T10">食道癌</text:span></text:p>
          </table:table-cell>
          <table:table-cell office:value-type="float" office:value="9" table:style-name="ce232">
            <text:p>9</text:p>
          </table:table-cell>
          <table:table-cell office:value-type="float" office:value="1954" table:style-name="ce233">
            <text:p>1,954</text:p>
          </table:table-cell>
          <table:table-cell office:value-type="float" office:value="8.2859181139690001" table:style-name="ce234">
            <text:p>8.3</text:p>
          </table:table-cell>
          <table:table-cell office:value-type="float" office:value="4.8974551822669001" table:style-name="ce235">
            <text:p>4.9</text:p>
          </table:table-cell>
          <table:table-cell table:style-name="ce236"/>
          <table:table-cell office:value-type="float" office:value="3.8954566296525002" table:style-name="ce237">
            <text:p>3.9<text:s/></text:p>
          </table:table-cell>
          <table:table-cell office:value-type="float" office:value="9" table:style-name="ce164">
            <text:p>9</text:p>
          </table:table-cell>
          <table:table-cell office:value-type="float" office:value="1983" table:style-name="ce233">
            <text:p>1,983</text:p>
          </table:table-cell>
          <table:table-cell office:value-type="float" office:value="8.4039573669433594" table:style-name="ce234">
            <text:p>8.4</text:p>
          </table:table-cell>
          <table:table-cell office:value-type="float" office:value="5.0667595863342303" table:style-name="ce235">
            <text:p>5.1</text:p>
          </table:table-cell>
          <table:table-cell table:style-name="ce236"/>
          <table:table-cell office:value-type="float" office:value="3.94768285751343" table:style-name="ce166">
            <text:p>3.9<text:s/></text:p>
          </table:table-cell>
          <table:table-cell office:value-type="float" office:value="-1.404567489105335" table:formula="of:=(([.E17]/[.K17])-1)*100" table:style-name="ce184">
            <text:p>-1.4</text:p>
          </table:table-cell>
          <table:table-cell office:value-type="float" office:value="-0.11803925297435924" table:formula="of:=[.E17]-[.K17]" table:style-name="ce159">
            <text:p>-0.1</text:p>
          </table:table-cell>
          <table:table-cell office:value-type="float" office:value="-3.3414730101654744" table:formula="of:=(([.F17]/[.L17])-1)*100" table:style-name="ce159">
            <text:p>-3.3</text:p>
          </table:table-cell>
          <table:table-cell office:value-type="float" office:value="-0.16930440406733016" table:formula="of:=[.F17]-[.L17]" table:style-name="ce159">
            <text:p>-0.2</text:p>
          </table:table-cell>
          <table:table-cell office:value-type="float" office:value="-1.462430660615226" table:formula="of:=[.D17]/[.J17]*100-100" table:style-name="ce159">
            <text:p>-1.5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56, C57.0-C57.4</text:p>
          </table:table-cell>
          <table:table-cell office:value-type="string" table:style-name="ce238">
            <text:p><text:span text:style-name="T10">卵巢癌</text:span></text:p>
          </table:table-cell>
          <table:table-cell office:value-type="float" office:value="10" table:style-name="ce232">
            <text:p>10</text:p>
          </table:table-cell>
          <table:table-cell office:value-type="float" office:value="724" table:style-name="ce233">
            <text:p>724</text:p>
          </table:table-cell>
          <table:table-cell office:value-type="float" office:value="6.0877665909927998" table:style-name="ce234">
            <text:p>6.1</text:p>
          </table:table-cell>
          <table:table-cell office:value-type="float" office:value="3.6312271725998002" table:style-name="ce235">
            <text:p>3.6</text:p>
          </table:table-cell>
          <table:table-cell office:value-type="string" table:style-name="ce236">
            <text:p>(1)</text:p>
          </table:table-cell>
          <table:table-cell office:value-type="float" office:value="1.4433524052550999" table:style-name="ce237">
            <text:p>1.4<text:s/></text:p>
          </table:table-cell>
          <table:table-cell office:value-type="float" office:value="10" table:style-name="ce164">
            <text:p>10</text:p>
          </table:table-cell>
          <table:table-cell office:value-type="float" office:value="683" table:style-name="ce233">
            <text:p>683</text:p>
          </table:table-cell>
          <table:table-cell office:value-type="float" office:value="5.7457838058471697" table:style-name="ce234">
            <text:p>5.7</text:p>
          </table:table-cell>
          <table:table-cell office:value-type="float" office:value="3.4525220394134499" table:style-name="ce235">
            <text:p>3.5</text:p>
          </table:table-cell>
          <table:table-cell office:value-type="string" table:style-name="ce236">
            <text:p>(1)</text:p>
          </table:table-cell>
          <table:table-cell office:value-type="float" office:value="1.3596910238266" table:style-name="ce166">
            <text:p>1.4<text:s/></text:p>
          </table:table-cell>
          <table:table-cell office:value-type="float" office:value="5.9518909290950495" table:formula="of:=(([.E18]/[.K18])-1)*100" table:style-name="ce184">
            <text:p>6.0</text:p>
          </table:table-cell>
          <table:table-cell office:value-type="float" office:value="0.34198278514563007" table:formula="of:=[.E18]-[.K18]" table:style-name="ce159">
            <text:p>0.3</text:p>
          </table:table-cell>
          <table:table-cell office:value-type="float" office:value="5.1760750879003892" table:formula="of:=(([.F18]/[.L18])-1)*100" table:style-name="ce159">
            <text:p>5.2</text:p>
          </table:table-cell>
          <table:table-cell office:value-type="float" office:value="0.17870513318635028" table:formula="of:=[.F18]-[.L18]" table:style-name="ce159">
            <text:p>0.2</text:p>
          </table:table-cell>
          <table:table-cell office:value-type="float" office:value="6.0029282576866621" table:formula="of:=[.D18]/[.J18]*100-100" table:style-name="ce159">
            <text:p>6.0</text:p>
          </table:table-cell>
          <table:table-cell table:number-columns-repeated="16365" table:style-name="ce219"/>
        </table:table-row>
        <table:table-row table:style-name="ro26"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246"/>
          <table:table-cell table:style-name="ce200"/>
          <table:table-cell table:style-name="ce247"/>
          <table:table-cell table:style-name="ce248"/>
          <table:table-cell table:style-name="ce249"/>
          <table:table-cell table:style-name="ce245"/>
          <table:table-cell table:style-name="ce174"/>
          <table:table-cell table:style-name="ce190"/>
          <table:table-cell table:number-columns-repeated="4" table:style-name="ce191"/>
          <table:table-cell table:number-columns-repeated="16365" table:style-name="ce219"/>
        </table:table-row>
        <table:table-row table:style-name="ro25">
          <table:table-cell office:value-type="string" table:style-name="ce81">
            <text:p>C53, C55</text:p>
          </table:table-cell>
          <table:table-cell office:value-type="string" table:style-name="ce250">
            <text:p><text:span text:style-name="T10">子宮頸及部位未明示子宮癌</text:span></text:p>
          </table:table-cell>
          <table:table-cell office:value-type="float" office:value="11" table:style-name="ce232">
            <text:p>11</text:p>
          </table:table-cell>
          <table:table-cell office:value-type="float" office:value="668" table:style-name="ce233">
            <text:p>668</text:p>
          </table:table-cell>
          <table:table-cell office:value-type="float" office:value="5.6168896171039" table:style-name="ce234">
            <text:p>5.6</text:p>
          </table:table-cell>
          <table:table-cell office:value-type="float" office:value="3.0938455804138001" table:style-name="ce235">
            <text:p>3.1</text:p>
          </table:table-cell>
          <table:table-cell office:value-type="string" table:style-name="ce236">
            <text:p>(1)</text:p>
          </table:table-cell>
          <table:table-cell office:value-type="float" office:value="1.3317118877215" table:style-name="ce237">
            <text:p>1.3<text:s/></text:p>
          </table:table-cell>
          <table:table-cell office:value-type="float" office:value="11" table:style-name="ce164">
            <text:p>11</text:p>
          </table:table-cell>
          <table:table-cell office:value-type="float" office:value="674" table:style-name="ce233">
            <text:p>674</text:p>
          </table:table-cell>
          <table:table-cell office:value-type="float" office:value="5.6700706481933603" table:style-name="ce234">
            <text:p>5.7</text:p>
          </table:table-cell>
          <table:table-cell office:value-type="float" office:value="3.2304115295410201" table:style-name="ce235">
            <text:p>3.2</text:p>
          </table:table-cell>
          <table:table-cell office:value-type="string" table:style-name="ce236">
            <text:p>(1)</text:p>
          </table:table-cell>
          <table:table-cell office:value-type="float" office:value="1.34177422523499" table:style-name="ce166">
            <text:p>1.3<text:s/></text:p>
          </table:table-cell>
          <table:table-cell office:value-type="float" office:value="-0.93792536970249696" table:formula="of:=(([.E20]/[.K20])-1)*100" table:style-name="ce184">
            <text:p>-0.9</text:p>
          </table:table-cell>
          <table:table-cell office:value-type="float" office:value="-5.3181031089460262E-2" table:formula="of:=[.E20]-[.K20]" table:style-name="ce159">
            <text:p>-0.1</text:p>
          </table:table-cell>
          <table:table-cell office:value-type="float" office:value="-4.2275093398587371" table:formula="of:=(([.F20]/[.L20])-1)*100" table:style-name="ce159">
            <text:p>-4.2</text:p>
          </table:table-cell>
          <table:table-cell office:value-type="float" office:value="-0.13656594912721998" table:formula="of:=[.F20]-[.L20]" table:style-name="ce159">
            <text:p>-0.1</text:p>
          </table:table-cell>
          <table:table-cell office:value-type="float" office:value="-0.8902077151335277" table:formula="of:=[.D20]/[.J20]*100-100" table:style-name="ce159">
            <text:p>-0.9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82-C85</text:p>
          </table:table-cell>
          <table:table-cell office:value-type="string" table:style-name="ce238">
            <text:p><text:span text:style-name="T10">非何杰金氏淋巴瘤</text:span></text:p>
          </table:table-cell>
          <table:table-cell office:value-type="float" office:value="12" table:style-name="ce232">
            <text:p>12</text:p>
          </table:table-cell>
          <table:table-cell office:value-type="float" office:value="1294" table:style-name="ce233">
            <text:p>1,294</text:p>
          </table:table-cell>
          <table:table-cell office:value-type="float" office:value="5.4871944930787002" table:style-name="ce234">
            <text:p>5.5</text:p>
          </table:table-cell>
          <table:table-cell office:value-type="float" office:value="2.9877609806918" table:style-name="ce235">
            <text:p>3.0</text:p>
          </table:table-cell>
          <table:table-cell table:style-name="ce236"/>
          <table:table-cell office:value-type="float" office:value="2.5796933872929002" table:style-name="ce237">
            <text:p>2.6<text:s/></text:p>
          </table:table-cell>
          <table:table-cell office:value-type="float" office:value="12" table:style-name="ce164">
            <text:p>12</text:p>
          </table:table-cell>
          <table:table-cell office:value-type="float" office:value="1275" table:style-name="ce233">
            <text:p>1,275</text:p>
          </table:table-cell>
          <table:table-cell office:value-type="float" office:value="5.4034519195556596" table:style-name="ce234">
            <text:p>5.4</text:p>
          </table:table-cell>
          <table:table-cell office:value-type="float" office:value="3.0285007953643799" table:style-name="ce235">
            <text:p>3.0</text:p>
          </table:table-cell>
          <table:table-cell table:style-name="ce236"/>
          <table:table-cell office:value-type="float" office:value="2.5382225513458301" table:style-name="ce166">
            <text:p>2.5<text:s/></text:p>
          </table:table-cell>
          <table:table-cell office:value-type="float" office:value="1.5497976991331708" table:formula="of:=(([.E21]/[.K21])-1)*100" table:style-name="ce184">
            <text:p>1.5</text:p>
          </table:table-cell>
          <table:table-cell office:value-type="float" office:value="8.3742573523040598E-2" table:formula="of:=[.E21]-[.K21]" table:style-name="ce159">
            <text:p>0.1</text:p>
          </table:table-cell>
          <table:table-cell office:value-type="float" office:value="-1.3452139334068858" table:formula="of:=(([.F21]/[.L21])-1)*100" table:style-name="ce159">
            <text:p>-1.3</text:p>
          </table:table-cell>
          <table:table-cell office:value-type="float" office:value="-4.0739814672579922E-2" table:formula="of:=[.F21]-[.L21]" table:style-name="ce159">
            <text:p>-0.0</text:p>
          </table:table-cell>
          <table:table-cell office:value-type="float" office:value="1.4901960784313673" table:formula="of:=[.D21]/[.J21]*100-100" table:style-name="ce159">
            <text:p>1.5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91-C95</text:p>
          </table:table-cell>
          <table:table-cell office:value-type="string" table:style-name="ce238">
            <text:p><text:span text:style-name="T10">白血病</text:span></text:p>
          </table:table-cell>
          <table:table-cell office:value-type="float" office:value="13" table:style-name="ce232">
            <text:p>13</text:p>
          </table:table-cell>
          <table:table-cell office:value-type="float" office:value="1176" table:style-name="ce233">
            <text:p>1,176</text:p>
          </table:table-cell>
          <table:table-cell office:value-type="float" office:value="4.9868166335861996" table:style-name="ce234">
            <text:p>5.0</text:p>
          </table:table-cell>
          <table:table-cell office:value-type="float" office:value="2.9796954996420002" table:style-name="ce235">
            <text:p>3.0</text:p>
          </table:table-cell>
          <table:table-cell table:style-name="ce236"/>
          <table:table-cell office:value-type="float" office:value="2.3444508682044001" table:style-name="ce237">
            <text:p>2.3<text:s/></text:p>
          </table:table-cell>
          <table:table-cell office:value-type="float" office:value="13" table:style-name="ce164">
            <text:p>13</text:p>
          </table:table-cell>
          <table:table-cell office:value-type="float" office:value="1123" table:style-name="ce233">
            <text:p>1,123</text:p>
          </table:table-cell>
          <table:table-cell office:value-type="float" office:value="4.7592759132385298" table:style-name="ce234">
            <text:p>4.8</text:p>
          </table:table-cell>
          <table:table-cell office:value-type="float" office:value="2.9722855091095002" table:style-name="ce235">
            <text:p>3.0</text:p>
          </table:table-cell>
          <table:table-cell table:style-name="ce236"/>
          <table:table-cell office:value-type="float" office:value="2.2356266975402801" table:style-name="ce166">
            <text:p>2.2<text:s/></text:p>
          </table:table-cell>
          <table:table-cell office:value-type="float" office:value="4.7809945146221944" table:formula="of:=(([.E22]/[.K22])-1)*100" table:style-name="ce184">
            <text:p>4.8</text:p>
          </table:table-cell>
          <table:table-cell office:value-type="float" office:value="0.22754072034766981" table:formula="of:=[.E22]-[.K22]" table:style-name="ce159">
            <text:p>0.2</text:p>
          </table:table-cell>
          <table:table-cell office:value-type="float" office:value="0.249302784331773" table:formula="of:=(([.F22]/[.L22])-1)*100" table:style-name="ce159">
            <text:p>0.2</text:p>
          </table:table-cell>
          <table:table-cell office:value-type="float" office:value="7.4099905325000215E-3" table:formula="of:=[.F22]-[.L22]" table:style-name="ce159">
            <text:p>0.0</text:p>
          </table:table-cell>
          <table:table-cell office:value-type="float" office:value="4.7195013357079318" table:formula="of:=[.D22]/[.J22]*100-100" table:style-name="ce159">
            <text:p>4.7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81">
            <text:p>C67</text:p>
          </table:table-cell>
          <table:table-cell office:value-type="string" table:style-name="ce238">
            <text:p><text:span text:style-name="T10">膀胱癌</text:span></text:p>
          </table:table-cell>
          <table:table-cell office:value-type="float" office:value="14" table:style-name="ce232">
            <text:p>14</text:p>
          </table:table-cell>
          <table:table-cell office:value-type="float" office:value="1065" table:style-name="ce233">
            <text:p>1,065</text:p>
          </table:table-cell>
          <table:table-cell office:value-type="float" office:value="4.5161222064365001" table:style-name="ce234">
            <text:p>4.5</text:p>
          </table:table-cell>
          <table:table-cell office:value-type="float" office:value="2.2281708420658002" table:style-name="ce235">
            <text:p>2.2</text:p>
          </table:table-cell>
          <table:table-cell table:style-name="ce236"/>
          <table:table-cell office:value-type="float" office:value="2.1231634138075002" table:style-name="ce237">
            <text:p>2.1<text:s/></text:p>
          </table:table-cell>
          <table:table-cell office:value-type="float" office:value="14" table:style-name="ce164">
            <text:p>14</text:p>
          </table:table-cell>
          <table:table-cell office:value-type="float" office:value="1086" table:style-name="ce233">
            <text:p>1,086</text:p>
          </table:table-cell>
          <table:table-cell office:value-type="float" office:value="4.6024699211120597" table:style-name="ce234">
            <text:p>4.6</text:p>
          </table:table-cell>
          <table:table-cell office:value-type="float" office:value="2.3413567543029798" table:style-name="ce235">
            <text:p>2.3</text:p>
          </table:table-cell>
          <table:table-cell table:style-name="ce236"/>
          <table:table-cell office:value-type="float" office:value="2.1619684696197501" table:style-name="ce166">
            <text:p>2.2<text:s/></text:p>
          </table:table-cell>
          <table:table-cell office:value-type="float" office:value="-1.8761168710624831" table:formula="of:=(([.E23]/[.K23])-1)*100" table:style-name="ce184">
            <text:p>-1.9</text:p>
          </table:table-cell>
          <table:table-cell office:value-type="float" office:value="-8.6347714675559573E-2" table:formula="of:=[.E23]-[.K23]" table:style-name="ce159">
            <text:p>-0.1</text:p>
          </table:table-cell>
          <table:table-cell office:value-type="float" office:value="-4.8342018801348807" table:formula="of:=(([.F23]/[.L23])-1)*100" table:style-name="ce159">
            <text:p>-4.8</text:p>
          </table:table-cell>
          <table:table-cell office:value-type="float" office:value="-0.11318591223717966" table:formula="of:=[.F23]-[.L23]" table:style-name="ce159">
            <text:p>-0.1</text:p>
          </table:table-cell>
          <table:table-cell office:value-type="float" office:value="-1.9337016574585704" table:formula="of:=[.D23]/[.J23]*100-100" table:style-name="ce159">
            <text:p>-1.9</text:p>
          </table:table-cell>
          <table:table-cell table:number-columns-repeated="16365" table:style-name="ce219"/>
        </table:table-row>
        <table:table-row table:style-name="ro24">
          <table:table-cell office:value-type="string" table:style-name="ce239">
            <text:p>C54</text:p>
          </table:table-cell>
          <table:table-cell office:value-type="string" table:style-name="ce240">
            <text:p><text:span text:style-name="T10">子宮體癌</text:span></text:p>
          </table:table-cell>
          <table:table-cell office:value-type="float" office:value="15" table:style-name="ce241">
            <text:p>15</text:p>
          </table:table-cell>
          <table:table-cell office:value-type="float" office:value="444" table:style-name="ce242">
            <text:p>444</text:p>
          </table:table-cell>
          <table:table-cell office:value-type="float" office:value="3.7333817215481" table:style-name="ce243">
            <text:p>3.7</text:p>
          </table:table-cell>
          <table:table-cell office:value-type="float" office:value="2.1587879905910001" table:style-name="ce244">
            <text:p>2.2</text:p>
          </table:table-cell>
          <table:table-cell office:value-type="string" table:style-name="ce245">
            <text:p>(1)</text:p>
          </table:table-cell>
          <table:table-cell office:value-type="float" office:value="0.88514981758739997" table:style-name="ce246">
            <text:p>0.9<text:s/></text:p>
          </table:table-cell>
          <table:table-cell office:value-type="float" office:value="15" table:style-name="ce171">
            <text:p>15</text:p>
          </table:table-cell>
          <table:table-cell office:value-type="float" office:value="392" table:style-name="ce242">
            <text:p>392</text:p>
          </table:table-cell>
          <table:table-cell office:value-type="float" office:value="3.2977266311645499" table:style-name="ce243">
            <text:p>3.3</text:p>
          </table:table-cell>
          <table:table-cell office:value-type="float" office:value="1.9277025461196899" table:style-name="ce244">
            <text:p>1.9</text:p>
          </table:table-cell>
          <table:table-cell office:value-type="string" table:style-name="ce245">
            <text:p>(1)</text:p>
          </table:table-cell>
          <table:table-cell office:value-type="float" office:value="0.78037905693054199" table:style-name="ce174">
            <text:p>0.8<text:s/></text:p>
          </table:table-cell>
          <table:table-cell office:value-type="float" office:value="13.210770300560171" table:formula="of:=(([.E24]/[.K24])-1)*100" table:style-name="ce190">
            <text:p>13.2</text:p>
          </table:table-cell>
          <table:table-cell office:value-type="float" office:value="0.4356550903835501" table:formula="of:=[.E24]-[.K24]" table:style-name="ce191">
            <text:p>0.4</text:p>
          </table:table-cell>
          <table:table-cell office:value-type="float" office:value="11.987609029020918" table:formula="of:=(([.F24]/[.L24])-1)*100" table:style-name="ce191">
            <text:p>12.0</text:p>
          </table:table-cell>
          <table:table-cell office:value-type="float" office:value="0.23108544447131019" table:formula="of:=[.F24]-[.L24]" table:style-name="ce191">
            <text:p>0.2</text:p>
          </table:table-cell>
          <table:table-cell office:value-type="float" office:value="13.265306122448976" table:formula="of:=[.D24]/[.J24]*100-100" table:style-name="ce191">
            <text:p>13.3</text:p>
          </table:table-cell>
          <table:table-cell table:number-columns-repeated="16365" table:style-name="ce219"/>
        </table:table-row>
        <table:table-row table:style-name="ro27">
          <table:table-cell office:value-type="string" table:style-name="ce192">
            <text:p>附註: 1. 109年年中人口數計 23,582,179人,男性 11,689,476,女性 11,892,703人</text:p>
          </table:table-cell>
          <table:table-cell table:style-name="ce193"/>
          <table:table-cell table:number-columns-repeated="4" table:style-name="ce192"/>
          <table:table-cell table:style-name="ce251"/>
          <table:table-cell table:number-columns-repeated="5" table:style-name="ce192"/>
          <table:table-cell table:style-name="ce251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92">
            <text:p><text:s text:c="6"/>2. 108年年中人口數計 23,596,027人,男性 11,709,050,女性 11,886,977人</text:p>
          </table:table-cell>
          <table:table-cell table:style-name="ce193"/>
          <table:table-cell table:number-columns-repeated="4" table:style-name="ce192"/>
          <table:table-cell table:style-name="ce251"/>
          <table:table-cell table:number-columns-repeated="5" table:style-name="ce192"/>
          <table:table-cell table:style-name="ce251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7">
          <table:table-cell office:value-type="string" table:style-name="ce17">
            <text:p><text:s text:c="6"/>3. 標準化死亡率係以2000年WHO之世界標準人口數為準。</text:p>
          </table:table-cell>
          <table:table-cell table:style-name="ce197"/>
          <table:table-cell table:number-columns-repeated="4" table:style-name="ce192"/>
          <table:table-cell table:style-name="ce251"/>
          <table:table-cell table:number-columns-repeated="5" table:style-name="ce192"/>
          <table:table-cell table:style-name="ce251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2">
          <table:table-cell office:value-type="string" table:style-name="ce252">
            <text:p><text:s text:c="6"/>4. (1)每十萬女性人口死亡率；(2) 每十萬男性人口死亡率。</text:p>
          </table:table-cell>
          <table:table-cell table:style-name="ce197"/>
          <table:table-cell table:number-columns-repeated="4" table:style-name="ce192"/>
          <table:table-cell table:style-name="ce251"/>
          <table:table-cell table:number-columns-repeated="5" table:style-name="ce192"/>
          <table:table-cell table:style-name="ce251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number-rows-repeated="1048548" table:style-name="ro2">
          <table:table-cell table:number-columns-repeated="16384"/>
        </table:table-row>
        <table:named-expressions>
          <table:named-range table:name="Print_Area" table:cell-range-address="表7.$A$1:表7.$S$28" table:base-cell-address="表7.$A$1"/>
        </table:named-expressions>
      </table:table>
      <table:table table:name="表8" table:style-name="ta2">
        <table:table-column table:style-name="co41" table:default-cell-style-name="ce6"/>
        <table:table-column table:style-name="co37" table:default-cell-style-name="ce6"/>
        <table:table-column table:style-name="co42" table:default-cell-style-name="ce6"/>
        <table:table-column table:style-name="co3" table:number-columns-repeated="4" table:default-cell-style-name="ce6"/>
        <table:table-column table:style-name="co42" table:default-cell-style-name="ce6"/>
        <table:table-column table:style-name="co3" table:number-columns-repeated="16376" table:default-cell-style-name="ce6"/>
        <table:table-row table:style-name="ro3">
          <table:table-cell office:value-type="string" table:number-columns-spanned="17" table:number-rows-spanned="1" table:style-name="ce389">
            <text:p>表8　男性主要癌症死亡原因－與上年比較</text:p>
          </table:table-cell>
          <table:covered-table-cell table:number-columns-repeated="16"/>
          <table:table-cell table:number-columns-repeated="16367" table:style-name="ce58"/>
        </table:table-row>
        <table:table-row table:style-name="ro20">
          <table:table-cell table:style-name="ce255"/>
          <table:table-cell table:style-name="ce145"/>
          <table:table-cell table:number-columns-repeated="6" table:style-name="ce256"/>
          <table:table-cell table:number-columns-repeated="2" table:style-name="ce257"/>
          <table:table-cell table:style-name="ce258"/>
          <table:table-cell table:style-name="ce259"/>
          <table:table-cell table:style-name="ce257"/>
          <table:table-cell table:style-name="ce259"/>
          <table:table-cell table:number-columns-repeated="3" table:style-name="ce219"/>
          <table:table-cell table:number-columns-repeated="16367" table:style-name="ce58"/>
        </table:table-row>
        <table:table-row table:style-name="ro1">
          <table:table-cell office:value-type="string" table:style-name="ce144">
            <text:p><text:s/></text:p>
          </table:table-cell>
          <table:table-cell table:style-name="ce145"/>
          <table:table-cell table:number-columns-repeated="4" table:style-name="ce256"/>
          <table:table-cell table:style-name="ce257"/>
          <table:table-cell table:style-name="ce256"/>
          <table:table-cell table:number-columns-repeated="2" table:style-name="ce257"/>
          <table:table-cell table:number-columns-repeated="2" table:style-name="ce256"/>
          <table:table-cell table:style-name="ce257"/>
          <table:table-cell table:style-name="ce259"/>
          <table:table-cell table:number-columns-repeated="3" table:style-name="ce219"/>
          <table:table-cell table:number-columns-repeated="16367" table:style-name="ce58"/>
        </table:table-row>
        <table:table-row table:style-name="ro21">
          <table:table-cell table:number-columns-repeated="2" table:style-name="ce141"/>
          <table:table-cell table:number-columns-repeated="12" table:style-name="ce145"/>
          <table:table-cell table:number-columns-repeated="2" table:style-name="ce141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7" table:style-name="ce58"/>
        </table:table-row>
        <table:table-row table:style-name="ro31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癌症死亡原因</text:span></text:p>
          </table:table-cell>
          <table:table-cell office:value-type="string" table:number-columns-spanned="5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4"/>
          <table:table-cell office:value-type="string" table:number-columns-spanned="5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4"/>
          <table:table-cell office:value-type="string" table:number-columns-spanned="2" table:number-rows-spanned="1" table:style-name="ce391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1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7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7" table:style-name="ce58"/>
        </table:table-row>
        <table:table-row table:style-name="ro31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covered-table-cell/>
          <table:table-cell table:number-columns-repeated="16367" table:style-name="ce58"/>
        </table:table-row>
        <table:table-row table:style-name="ro30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58"/>
        </table:table-row>
        <table:table-row table:style-name="ro24">
          <table:table-cell office:value-type="string" table:style-name="ce222">
            <text:p>C00-C97</text:p>
          </table:table-cell>
          <table:table-cell office:value-type="string" table:style-name="ce223">
            <text:p><text:span text:style-name="T10">惡性腫瘤</text:span></text:p>
          </table:table-cell>
          <table:table-cell table:style-name="ce224"/>
          <table:table-cell office:value-type="float" office:value="30250" table:style-name="ce225">
            <text:p>30,250</text:p>
          </table:table-cell>
          <table:table-cell office:value-type="float" office:value="258.77978870822699" table:style-name="ce226">
            <text:p>258.8</text:p>
          </table:table-cell>
          <table:table-cell office:value-type="float" office:value="152.59231043901701" table:style-name="ce227">
            <text:p>152.6</text:p>
          </table:table-cell>
          <table:table-cell office:value-type="float" office:value="100" table:style-name="ce260">
            <text:p>100.0<text:s/></text:p>
          </table:table-cell>
          <table:table-cell table:style-name="ce199"/>
          <table:table-cell office:value-type="float" office:value="30543" table:style-name="ce225">
            <text:p>30,543</text:p>
          </table:table-cell>
          <table:table-cell office:value-type="float" office:value="260.84951782226602" table:style-name="ce226">
            <text:p>260.8</text:p>
          </table:table-cell>
          <table:table-cell office:value-type="float" office:value="158.80192565918" table:style-name="ce227">
            <text:p>158.8</text:p>
          </table:table-cell>
          <table:table-cell office:value-type="float" office:value="100" table:style-name="ce158">
            <text:p>100.0<text:s/></text:p>
          </table:table-cell>
          <table:table-cell office:value-type="float" office:value="-0.79345713625174596" table:formula="of:=([.E8]/[.J8])*100-100" table:style-name="ce181">
            <text:p>-0.8</text:p>
          </table:table-cell>
          <table:table-cell office:value-type="float" office:value="-2.0697291140390348" table:formula="of:=[.E8]-[.J8]" table:style-name="ce182">
            <text:p>-2.1</text:p>
          </table:table-cell>
          <table:table-cell office:value-type="float" office:value="-3.91028962299238" table:formula="of:=([.F8]/[.K8])*100-100" table:style-name="ce182">
            <text:p>-3.9</text:p>
          </table:table-cell>
          <table:table-cell office:value-type="float" office:value="-6.2096152201629877" table:formula="of:=[.F8]-[.K8]" table:style-name="ce182">
            <text:p>-6.2</text:p>
          </table:table-cell>
          <table:table-cell office:value-type="float" office:value="-0.95930327734669163" table:formula="of:=[.D8]/[.I8]*100-100" table:style-name="ce182">
            <text:p>-1.0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3">
            <text:p>C33-C34</text:p>
          </table:table-cell>
          <table:table-cell office:value-type="string" table:style-name="ce231">
            <text:p><text:span text:style-name="T9">氣管、支氣管和肺癌</text:span></text:p>
          </table:table-cell>
          <table:table-cell office:value-type="float" office:value="1" table:style-name="ce232">
            <text:p>1</text:p>
          </table:table-cell>
          <table:table-cell office:value-type="float" office:value="6037" table:style-name="ce233">
            <text:p>6,037</text:p>
          </table:table-cell>
          <table:table-cell office:value-type="float" office:value="51.6447465927791" table:style-name="ce234">
            <text:p>51.6</text:p>
          </table:table-cell>
          <table:table-cell office:value-type="float" office:value="29.7199183044069" table:style-name="ce235">
            <text:p>29.7</text:p>
          </table:table-cell>
          <table:table-cell office:value-type="float" office:value="19.957024793388399" table:style-name="ce261">
            <text:p>20.0<text:s/></text:p>
          </table:table-cell>
          <table:table-cell office:value-type="float" office:value="1" table:style-name="ce164">
            <text:p>1</text:p>
          </table:table-cell>
          <table:table-cell office:value-type="float" office:value="6190" table:style-name="ce233">
            <text:p>6,190</text:p>
          </table:table-cell>
          <table:table-cell office:value-type="float" office:value="52.8650932312012" table:style-name="ce234">
            <text:p>52.9</text:p>
          </table:table-cell>
          <table:table-cell office:value-type="float" office:value="31.5880641937256" table:style-name="ce235">
            <text:p>31.6</text:p>
          </table:table-cell>
          <table:table-cell office:value-type="float" office:value="20.2665100097656" table:style-name="ce166">
            <text:p>20.3<text:s/></text:p>
          </table:table-cell>
          <table:table-cell office:value-type="float" office:value="-2.3084166958431638" table:formula="of:=([.E9]/[.J9])*100-100" table:style-name="ce184">
            <text:p>-2.3</text:p>
          </table:table-cell>
          <table:table-cell office:value-type="float" office:value="-1.2203466384221002" table:formula="of:=[.E9]-[.J9]" table:style-name="ce159">
            <text:p>-1.2</text:p>
          </table:table-cell>
          <table:table-cell office:value-type="float" office:value="-5.9140879221391884" table:formula="of:=([.F9]/[.K9])*100-100" table:style-name="ce159">
            <text:p>-5.9</text:p>
          </table:table-cell>
          <table:table-cell office:value-type="float" office:value="-1.8681458893187006" table:formula="of:=[.F9]-[.K9]" table:style-name="ce159">
            <text:p>-1.9</text:p>
          </table:table-cell>
          <table:table-cell office:value-type="float" office:value="-2.4717285945072689" table:formula="of:=[.D9]/[.I9]*100-100" table:style-name="ce159">
            <text:p>-2.5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3">
            <text:p>C22</text:p>
          </table:table-cell>
          <table:table-cell office:value-type="string" table:style-name="ce238">
            <text:p><text:span text:style-name="T10">肝和肝內膽管癌</text:span></text:p>
          </table:table-cell>
          <table:table-cell office:value-type="float" office:value="2" table:style-name="ce232">
            <text:p>2</text:p>
          </table:table-cell>
          <table:table-cell office:value-type="float" office:value="5296" table:style-name="ce233">
            <text:p>5,296</text:p>
          </table:table-cell>
          <table:table-cell office:value-type="float" office:value="45.3057111073974" table:style-name="ce234">
            <text:p>45.3</text:p>
          </table:table-cell>
          <table:table-cell office:value-type="float" office:value="26.832410932252099" table:style-name="ce235">
            <text:p>26.8</text:p>
          </table:table-cell>
          <table:table-cell office:value-type="float" office:value="17.507438016528901" table:style-name="ce261">
            <text:p>17.5<text:s/></text:p>
          </table:table-cell>
          <table:table-cell office:value-type="float" office:value="2" table:style-name="ce164">
            <text:p>2</text:p>
          </table:table-cell>
          <table:table-cell office:value-type="float" office:value="5363" table:style-name="ce233">
            <text:p>5,363</text:p>
          </table:table-cell>
          <table:table-cell office:value-type="float" office:value="45.802181243896499" table:style-name="ce234">
            <text:p>45.8</text:p>
          </table:table-cell>
          <table:table-cell office:value-type="float" office:value="28.054851531982401" table:style-name="ce235">
            <text:p>28.1</text:p>
          </table:table-cell>
          <table:table-cell office:value-type="float" office:value="17.558851242065401" table:style-name="ce166">
            <text:p>17.6<text:s/></text:p>
          </table:table-cell>
          <table:table-cell office:value-type="float" office:value="-1.0839443079258615" table:formula="of:=([.E10]/[.J10])*100-100" table:style-name="ce184">
            <text:p>-1.1</text:p>
          </table:table-cell>
          <table:table-cell office:value-type="float" office:value="-0.49647013649909866" table:formula="of:=[.E10]-[.J10]" table:style-name="ce159">
            <text:p>-0.5</text:p>
          </table:table-cell>
          <table:table-cell office:value-type="float" office:value="-4.3573233611189437" table:formula="of:=([.F10]/[.K10])*100-100" table:style-name="ce159">
            <text:p>-4.4</text:p>
          </table:table-cell>
          <table:table-cell office:value-type="float" office:value="-1.2224405997303016" table:formula="of:=[.F10]-[.K10]" table:style-name="ce159">
            <text:p>-1.2</text:p>
          </table:table-cell>
          <table:table-cell office:value-type="float" office:value="-1.2493007644974909" table:formula="of:=[.D10]/[.I10]*100-100" table:style-name="ce159">
            <text:p>-1.2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18-C21</text:p>
          </table:table-cell>
          <table:table-cell office:value-type="string" table:style-name="ce238">
            <text:p><text:span text:style-name="T10">結腸、直腸和肛門癌</text:span></text:p>
          </table:table-cell>
          <table:table-cell office:value-type="float" office:value="3" table:style-name="ce232">
            <text:p>3</text:p>
          </table:table-cell>
          <table:table-cell office:value-type="float" office:value="3636" table:style-name="ce233">
            <text:p>3,636</text:p>
          </table:table-cell>
          <table:table-cell office:value-type="float" office:value="31.104902867541" table:style-name="ce234">
            <text:p>31.1</text:p>
          </table:table-cell>
          <table:table-cell office:value-type="float" office:value="17.9352784930045" table:style-name="ce235">
            <text:p>17.9</text:p>
          </table:table-cell>
          <table:table-cell office:value-type="float" office:value="12.019834710743799" table:style-name="ce261">
            <text:p>12.0<text:s/></text:p>
          </table:table-cell>
          <table:table-cell office:value-type="float" office:value="3" table:style-name="ce164">
            <text:p>3</text:p>
          </table:table-cell>
          <table:table-cell office:value-type="float" office:value="3661" table:style-name="ce233">
            <text:p>3,661</text:p>
          </table:table-cell>
          <table:table-cell office:value-type="float" office:value="31.266414642333999" table:style-name="ce234">
            <text:p>31.3</text:p>
          </table:table-cell>
          <table:table-cell office:value-type="float" office:value="18.641801834106399" table:style-name="ce235">
            <text:p>18.6</text:p>
          </table:table-cell>
          <table:table-cell office:value-type="float" office:value="11.9863796234131" table:style-name="ce166">
            <text:p>12.0<text:s/></text:p>
          </table:table-cell>
          <table:table-cell office:value-type="float" office:value="-0.51656634328105611" table:formula="of:=([.E11]/[.J11])*100-100" table:style-name="ce184">
            <text:p>-0.5</text:p>
          </table:table-cell>
          <table:table-cell office:value-type="float" office:value="-0.16151177479299861" table:formula="of:=[.E11]-[.J11]" table:style-name="ce159">
            <text:p>-0.2</text:p>
          </table:table-cell>
          <table:table-cell office:value-type="float" office:value="-3.7899949124513768" table:formula="of:=([.F11]/[.K11])*100-100" table:style-name="ce159">
            <text:p>-3.8</text:p>
          </table:table-cell>
          <table:table-cell office:value-type="float" office:value="-0.7065233411018994" table:formula="of:=[.F11]-[.K11]" table:style-name="ce159">
            <text:p>-0.7</text:p>
          </table:table-cell>
          <table:table-cell office:value-type="float" office:value="-0.68287353182189747" table:formula="of:=[.D11]/[.I11]*100-100" table:style-name="ce159">
            <text:p>-0.7</text:p>
          </table:table-cell>
          <table:table-cell table:number-columns-repeated="16367" table:style-name="ce58"/>
        </table:table-row>
        <table:table-row table:style-name="ro32">
          <table:table-cell office:value-type="string" table:style-name="ce81">
            <text:p>C00-C06, C09-C10, C12-C14</text:p>
          </table:table-cell>
          <table:table-cell office:value-type="string" table:style-name="ce238">
            <text:p><text:span text:style-name="T10">口腔癌</text:span></text:p>
          </table:table-cell>
          <table:table-cell office:value-type="float" office:value="4" table:style-name="ce232">
            <text:p>4</text:p>
          </table:table-cell>
          <table:table-cell office:value-type="float" office:value="3137" table:style-name="ce233">
            <text:p>3,137</text:p>
          </table:table-cell>
          <table:table-cell office:value-type="float" office:value="26.8361056918251" table:style-name="ce234">
            <text:p>26.8</text:p>
          </table:table-cell>
          <table:table-cell office:value-type="float" office:value="16.800160957053599" table:style-name="ce235">
            <text:p>16.8</text:p>
          </table:table-cell>
          <table:table-cell office:value-type="float" office:value="10.370247933884301" table:style-name="ce261">
            <text:p>10.4<text:s/></text:p>
          </table:table-cell>
          <table:table-cell office:value-type="float" office:value="4" table:style-name="ce164">
            <text:p>4</text:p>
          </table:table-cell>
          <table:table-cell office:value-type="float" office:value="3154" table:style-name="ce233">
            <text:p>3,154</text:p>
          </table:table-cell>
          <table:table-cell office:value-type="float" office:value="26.936429977416999" table:style-name="ce234">
            <text:p>26.9</text:p>
          </table:table-cell>
          <table:table-cell office:value-type="float" office:value="17.298059463501001" table:style-name="ce235">
            <text:p>17.3</text:p>
          </table:table-cell>
          <table:table-cell office:value-type="float" office:value="10.3264245986938" table:style-name="ce166">
            <text:p>10.3<text:s/></text:p>
          </table:table-cell>
          <table:table-cell office:value-type="float" office:value="-0.37244833734837357" table:formula="of:=([.E12]/[.J12])*100-100" table:style-name="ce184">
            <text:p>-0.4</text:p>
          </table:table-cell>
          <table:table-cell office:value-type="float" office:value="-0.1003242855918991" table:formula="of:=[.E12]-[.J12]" table:style-name="ce159">
            <text:p>-0.1</text:p>
          </table:table-cell>
          <table:table-cell office:value-type="float" office:value="-2.8783489124775627" table:formula="of:=([.F12]/[.K12])*100-100" table:style-name="ce159">
            <text:p>-2.9</text:p>
          </table:table-cell>
          <table:table-cell office:value-type="float" office:value="-0.49789850644740241" table:formula="of:=[.F12]-[.K12]" table:style-name="ce159">
            <text:p>-0.5</text:p>
          </table:table-cell>
          <table:table-cell office:value-type="float" office:value="-0.53899809765377427" table:formula="of:=[.D12]/[.I12]*100-100" table:style-name="ce159">
            <text:p>-0.5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15</text:p>
          </table:table-cell>
          <table:table-cell office:value-type="string" table:style-name="ce238">
            <text:p><text:span text:style-name="T10">食道癌</text:span></text:p>
          </table:table-cell>
          <table:table-cell office:value-type="float" office:value="5" table:style-name="ce232">
            <text:p>5</text:p>
          </table:table-cell>
          <table:table-cell office:value-type="float" office:value="1801" table:style-name="ce233">
            <text:p>1,801</text:p>
          </table:table-cell>
          <table:table-cell office:value-type="float" office:value="15.407021469868299" table:style-name="ce234">
            <text:p>15.4</text:p>
          </table:table-cell>
          <table:table-cell office:value-type="float" office:value="9.4781574106897999" table:style-name="ce235">
            <text:p>9.5</text:p>
          </table:table-cell>
          <table:table-cell office:value-type="float" office:value="5.9537190082644997" table:style-name="ce261">
            <text:p>6.0<text:s/></text:p>
          </table:table-cell>
          <table:table-cell office:value-type="float" office:value="5" table:style-name="ce164">
            <text:p>5</text:p>
          </table:table-cell>
          <table:table-cell office:value-type="float" office:value="1841" table:style-name="ce233">
            <text:p>1,841</text:p>
          </table:table-cell>
          <table:table-cell office:value-type="float" office:value="15.7228813171387" table:style-name="ce234">
            <text:p>15.7</text:p>
          </table:table-cell>
          <table:table-cell office:value-type="float" office:value="9.9010934829711896" table:style-name="ce235">
            <text:p>9.9</text:p>
          </table:table-cell>
          <table:table-cell office:value-type="float" office:value="6.0275678634643599" table:style-name="ce166">
            <text:p>6.0<text:s/></text:p>
          </table:table-cell>
          <table:table-cell office:value-type="float" office:value="-2.0089183458129867" table:formula="of:=([.E13]/[.J13])*100-100" table:style-name="ce184">
            <text:p>-2.0</text:p>
          </table:table-cell>
          <table:table-cell office:value-type="float" office:value="-0.31585984727040106" table:formula="of:=[.E13]-[.J13]" table:style-name="ce159">
            <text:p>-0.3</text:p>
          </table:table-cell>
          <table:table-cell office:value-type="float" office:value="-4.2716097268326365" table:formula="of:=([.F13]/[.K13])*100-100" table:style-name="ce159">
            <text:p>-4.3</text:p>
          </table:table-cell>
          <table:table-cell office:value-type="float" office:value="-0.42293607228138974" table:formula="of:=[.F13]-[.K13]" table:style-name="ce159">
            <text:p>-0.4</text:p>
          </table:table-cell>
          <table:table-cell office:value-type="float" office:value="-2.1727322107550293" table:formula="of:=[.D13]/[.I13]*100-100" table:style-name="ce159">
            <text:p>-2.2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61</text:p>
          </table:table-cell>
          <table:table-cell office:value-type="string" table:style-name="ce238">
            <text:p><text:span text:style-name="T10">前列腺</text:span><text:span text:style-name="T5">(</text:span><text:span text:style-name="T10">攝護腺</text:span><text:span text:style-name="T5">)</text:span><text:span text:style-name="T10">癌</text:span></text:p>
          </table:table-cell>
          <table:table-cell office:value-type="float" office:value="6" table:style-name="ce232">
            <text:p>6</text:p>
          </table:table-cell>
          <table:table-cell office:value-type="float" office:value="1730" table:style-name="ce233">
            <text:p>1,730</text:p>
          </table:table-cell>
          <table:table-cell office:value-type="float" office:value="14.7996375029829" table:style-name="ce234">
            <text:p>14.8</text:p>
          </table:table-cell>
          <table:table-cell office:value-type="float" office:value="7.8037010060113996" table:style-name="ce235">
            <text:p>7.8</text:p>
          </table:table-cell>
          <table:table-cell office:value-type="float" office:value="5.7190082644627998" table:style-name="ce261">
            <text:p>5.7<text:s/></text:p>
          </table:table-cell>
          <table:table-cell office:value-type="float" office:value="6" table:style-name="ce164">
            <text:p>6</text:p>
          </table:table-cell>
          <table:table-cell office:value-type="float" office:value="1538" table:style-name="ce233">
            <text:p>1,538</text:p>
          </table:table-cell>
          <table:table-cell office:value-type="float" office:value="13.135139465331999" table:style-name="ce234">
            <text:p>13.1</text:p>
          </table:table-cell>
          <table:table-cell office:value-type="float" office:value="7.1009225845336896" table:style-name="ce235">
            <text:p>7.1</text:p>
          </table:table-cell>
          <table:table-cell office:value-type="float" office:value="5.0355238914489702" table:style-name="ce166">
            <text:p>5.0<text:s/></text:p>
          </table:table-cell>
          <table:table-cell office:value-type="float" office:value="12.67210022431864" table:formula="of:=([.E14]/[.J14])*100-100" table:style-name="ce184">
            <text:p>12.7</text:p>
          </table:table-cell>
          <table:table-cell office:value-type="float" office:value="1.6644980376509011" table:formula="of:=[.E14]-[.J14]" table:style-name="ce159">
            <text:p>1.7</text:p>
          </table:table-cell>
          <table:table-cell office:value-type="float" office:value="9.89700159537594" table:formula="of:=([.F14]/[.K14])*100-100" table:style-name="ce159">
            <text:p>9.9</text:p>
          </table:table-cell>
          <table:table-cell office:value-type="float" office:value="0.70277842147770997" table:formula="of:=[.F14]-[.K14]" table:style-name="ce159">
            <text:p>0.7</text:p>
          </table:table-cell>
          <table:table-cell office:value-type="float" office:value="12.483745123537076" table:formula="of:=[.D14]/[.I14]*100-100" table:style-name="ce159">
            <text:p>12.5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16</text:p>
          </table:table-cell>
          <table:table-cell office:value-type="string" table:style-name="ce238">
            <text:p><text:span text:style-name="T10">胃癌</text:span></text:p>
          </table:table-cell>
          <table:table-cell office:value-type="float" office:value="7" table:style-name="ce232">
            <text:p>7</text:p>
          </table:table-cell>
          <table:table-cell office:value-type="float" office:value="1433" table:style-name="ce233">
            <text:p>1,433</text:p>
          </table:table-cell>
          <table:table-cell office:value-type="float" office:value="12.2588904865749" table:style-name="ce234">
            <text:p>12.3</text:p>
          </table:table-cell>
          <table:table-cell office:value-type="float" office:value="6.9316211300077004" table:style-name="ce235">
            <text:p>6.9</text:p>
          </table:table-cell>
          <table:table-cell office:value-type="float" office:value="4.7371900826445996" table:style-name="ce261">
            <text:p>4.7<text:s/></text:p>
          </table:table-cell>
          <table:table-cell office:value-type="float" office:value="7" table:style-name="ce164">
            <text:p>7</text:p>
          </table:table-cell>
          <table:table-cell office:value-type="float" office:value="1436" table:style-name="ce233">
            <text:p>1,436</text:p>
          </table:table-cell>
          <table:table-cell office:value-type="float" office:value="12.2640180587769" table:style-name="ce234">
            <text:p>12.3</text:p>
          </table:table-cell>
          <table:table-cell office:value-type="float" office:value="7.1691122055053702" table:style-name="ce235">
            <text:p>7.2</text:p>
          </table:table-cell>
          <table:table-cell office:value-type="float" office:value="4.7015681266784703" table:style-name="ce166">
            <text:p>4.7<text:s/></text:p>
          </table:table-cell>
          <table:table-cell office:value-type="float" office:value="-4.1809887896647524E-2" table:formula="of:=([.E15]/[.J15])*100-100" table:style-name="ce184">
            <text:p>-0.0</text:p>
          </table:table-cell>
          <table:table-cell office:value-type="float" office:value="-5.1275722019994419E-3" table:formula="of:=[.E15]-[.J15]" table:style-name="ce159">
            <text:p>-0.0</text:p>
          </table:table-cell>
          <table:table-cell office:value-type="float" office:value="-3.3126985418821135" table:formula="of:=([.F15]/[.K15])*100-100" table:style-name="ce159">
            <text:p>-3.3</text:p>
          </table:table-cell>
          <table:table-cell office:value-type="float" office:value="-0.23749107549766979" table:formula="of:=[.F15]-[.K15]" table:style-name="ce159">
            <text:p>-0.2</text:p>
          </table:table-cell>
          <table:table-cell office:value-type="float" office:value="-0.20891364902506382" table:formula="of:=[.D15]/[.I15]*100-100" table:style-name="ce159">
            <text:p>-0.2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25</text:p>
          </table:table-cell>
          <table:table-cell office:value-type="string" table:style-name="ce238">
            <text:p><text:span text:style-name="T10">胰臟癌</text:span></text:p>
          </table:table-cell>
          <table:table-cell office:value-type="float" office:value="8" table:style-name="ce232">
            <text:p>8</text:p>
          </table:table-cell>
          <table:table-cell office:value-type="float" office:value="1349" table:style-name="ce233">
            <text:p>1,349</text:p>
          </table:table-cell>
          <table:table-cell office:value-type="float" office:value="11.540295370823101" table:style-name="ce234">
            <text:p>11.5</text:p>
          </table:table-cell>
          <table:table-cell office:value-type="float" office:value="6.7980968352818998" table:style-name="ce235">
            <text:p>6.8</text:p>
          </table:table-cell>
          <table:table-cell office:value-type="float" office:value="4.4595041322314" table:style-name="ce261">
            <text:p>4.5<text:s/></text:p>
          </table:table-cell>
          <table:table-cell office:value-type="float" office:value="8" table:style-name="ce164">
            <text:p>8</text:p>
          </table:table-cell>
          <table:table-cell office:value-type="float" office:value="1360" table:style-name="ce233">
            <text:p>1,360</text:p>
          </table:table-cell>
          <table:table-cell office:value-type="float" office:value="11.614948272705099" table:style-name="ce234">
            <text:p>11.6</text:p>
          </table:table-cell>
          <table:table-cell office:value-type="float" office:value="7.0121574401855504" table:style-name="ce235">
            <text:p>7.0</text:p>
          </table:table-cell>
          <table:table-cell office:value-type="float" office:value="4.4527387619018599" table:style-name="ce166">
            <text:p>4.5<text:s/></text:p>
          </table:table-cell>
          <table:table-cell office:value-type="float" office:value="-0.64273124708985563" table:formula="of:=([.E16]/[.J16])*100-100" table:style-name="ce184">
            <text:p>-0.6</text:p>
          </table:table-cell>
          <table:table-cell office:value-type="float" office:value="-7.4652901881998801E-2" table:formula="of:=[.E16]-[.J16]" table:style-name="ce159">
            <text:p>-0.1</text:p>
          </table:table-cell>
          <table:table-cell office:value-type="float" office:value="-3.0527067700577248" table:formula="of:=([.F16]/[.K16])*100-100" table:style-name="ce159">
            <text:p>-3.1</text:p>
          </table:table-cell>
          <table:table-cell office:value-type="float" office:value="-0.21406060490365064" table:formula="of:=[.F16]-[.K16]" table:style-name="ce159">
            <text:p>-0.2</text:p>
          </table:table-cell>
          <table:table-cell office:value-type="float" office:value="-0.80882352941176805" table:formula="of:=[.D16]/[.I16]*100-100" table:style-name="ce159">
            <text:p>-0.8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82-C85</text:p>
          </table:table-cell>
          <table:table-cell office:value-type="string" table:style-name="ce238">
            <text:p><text:span text:style-name="T10">非何杰金氏淋巴瘤</text:span></text:p>
          </table:table-cell>
          <table:table-cell office:value-type="float" office:value="9" table:style-name="ce232">
            <text:p>9</text:p>
          </table:table-cell>
          <table:table-cell office:value-type="float" office:value="748" table:style-name="ce233">
            <text:p>748</text:p>
          </table:table-cell>
          <table:table-cell office:value-type="float" office:value="6.3989184116943001" table:style-name="ce234">
            <text:p>6.4</text:p>
          </table:table-cell>
          <table:table-cell office:value-type="float" office:value="3.8099817196902999" table:style-name="ce235">
            <text:p>3.8</text:p>
          </table:table-cell>
          <table:table-cell office:value-type="float" office:value="2.4727272727273002" table:style-name="ce261">
            <text:p>2.5<text:s/></text:p>
          </table:table-cell>
          <table:table-cell office:value-type="float" office:value="9" table:style-name="ce164">
            <text:p>9</text:p>
          </table:table-cell>
          <table:table-cell office:value-type="float" office:value="735" table:style-name="ce233">
            <text:p>735</text:p>
          </table:table-cell>
          <table:table-cell office:value-type="float" office:value="6.2771959304809597" table:style-name="ce234">
            <text:p>6.3</text:p>
          </table:table-cell>
          <table:table-cell office:value-type="float" office:value="3.8191683292388898" table:style-name="ce235">
            <text:p>3.8</text:p>
          </table:table-cell>
          <table:table-cell office:value-type="float" office:value="2.40644335746765" table:style-name="ce166">
            <text:p>2.4<text:s/></text:p>
          </table:table-cell>
          <table:table-cell office:value-type="float" office:value="1.9391219034963854" table:formula="of:=([.E17]/[.J17])*100-100" table:style-name="ce184">
            <text:p>1.9</text:p>
          </table:table-cell>
          <table:table-cell office:value-type="float" office:value="0.12172248121334039" table:formula="of:=[.E17]-[.J17]" table:style-name="ce159">
            <text:p>0.1</text:p>
          </table:table-cell>
          <table:table-cell office:value-type="float" office:value="-0.24053952998770001" table:formula="of:=([.F17]/[.K17])*100-100" table:style-name="ce159">
            <text:p>-0.2</text:p>
          </table:table-cell>
          <table:table-cell office:value-type="float" office:value="-9.1866095485899635E-3" table:formula="of:=[.F17]-[.K17]" table:style-name="ce159">
            <text:p>-0.0</text:p>
          </table:table-cell>
          <table:table-cell office:value-type="float" office:value="1.7687074829932072" table:formula="of:=[.D17]/[.I17]*100-100" table:style-name="ce159">
            <text:p>1.8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91-C95</text:p>
          </table:table-cell>
          <table:table-cell office:value-type="string" table:style-name="ce238">
            <text:p><text:span text:style-name="T10">白血病</text:span></text:p>
          </table:table-cell>
          <table:table-cell office:value-type="float" office:value="10" table:style-name="ce232">
            <text:p>10</text:p>
          </table:table-cell>
          <table:table-cell office:value-type="float" office:value="717" table:style-name="ce233">
            <text:p>717</text:p>
          </table:table-cell>
          <table:table-cell office:value-type="float" office:value="6.1337225951669003" table:style-name="ce234">
            <text:p>6.1</text:p>
          </table:table-cell>
          <table:table-cell office:value-type="float" office:value="3.9078495706112002" table:style-name="ce235">
            <text:p>3.9</text:p>
          </table:table-cell>
          <table:table-cell office:value-type="float" office:value="2.3702479338843001" table:style-name="ce261">
            <text:p>2.4<text:s/></text:p>
          </table:table-cell>
          <table:table-cell office:value-type="float" office:value="11" table:style-name="ce164">
            <text:p>11</text:p>
          </table:table-cell>
          <table:table-cell office:value-type="float" office:value="653" table:style-name="ce233">
            <text:p>653</text:p>
          </table:table-cell>
          <table:table-cell office:value-type="float" office:value="5.57688283920288" table:style-name="ce234">
            <text:p>5.6</text:p>
          </table:table-cell>
          <table:table-cell office:value-type="float" office:value="3.7280185222625701" table:style-name="ce235">
            <text:p>3.7</text:p>
          </table:table-cell>
          <table:table-cell office:value-type="float" office:value="2.1379694938659699" table:style-name="ce166">
            <text:p>2.1<text:s/></text:p>
          </table:table-cell>
          <table:table-cell office:value-type="float" office:value="9.9847849061790726" table:formula="of:=([.E18]/[.J18])*100-100" table:style-name="ce184">
            <text:p>10.0</text:p>
          </table:table-cell>
          <table:table-cell office:value-type="float" office:value="0.55683975596402036" table:formula="of:=[.E18]-[.J18]" table:style-name="ce159">
            <text:p>0.6</text:p>
          </table:table-cell>
          <table:table-cell office:value-type="float" office:value="4.8237702488529663" table:formula="of:=([.F18]/[.K18])*100-100" table:style-name="ce159">
            <text:p>4.8</text:p>
          </table:table-cell>
          <table:table-cell office:value-type="float" office:value="0.17983104834863006" table:formula="of:=[.F18]-[.K18]" table:style-name="ce159">
            <text:p>0.2</text:p>
          </table:table-cell>
          <table:table-cell office:value-type="float" office:value="9.8009188361408945" table:formula="of:=[.D18]/[.I18]*100-100" table:style-name="ce159">
            <text:p>9.8</text:p>
          </table:table-cell>
          <table:table-cell table:number-columns-repeated="16367" table:style-name="ce58"/>
        </table:table-row>
        <table:table-row table:style-name="ro15"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62"/>
          <table:table-cell table:style-name="ce206"/>
          <table:table-cell table:style-name="ce263"/>
          <table:table-cell table:style-name="ce264"/>
          <table:table-cell table:style-name="ce265"/>
          <table:table-cell table:style-name="ce174"/>
          <table:table-cell table:style-name="ce184"/>
          <table:table-cell table:number-columns-repeated="4" table:style-name="ce159"/>
          <table:table-cell table:number-columns-repeated="16367" table:style-name="ce58"/>
        </table:table-row>
        <table:table-row table:style-name="ro24">
          <table:table-cell office:value-type="string" table:style-name="ce81">
            <text:p>C67</text:p>
          </table:table-cell>
          <table:table-cell office:value-type="string" table:style-name="ce250">
            <text:p><text:span text:style-name="T10">膀胱癌</text:span></text:p>
          </table:table-cell>
          <table:table-cell office:value-type="float" office:value="11" table:style-name="ce232">
            <text:p>11</text:p>
          </table:table-cell>
          <table:table-cell office:value-type="float" office:value="712" table:style-name="ce233">
            <text:p>712</text:p>
          </table:table-cell>
          <table:table-cell office:value-type="float" office:value="6.0909490763722003" table:style-name="ce234">
            <text:p>6.1</text:p>
          </table:table-cell>
          <table:table-cell office:value-type="float" office:value="3.3353688675096" table:style-name="ce235">
            <text:p>3.3</text:p>
          </table:table-cell>
          <table:table-cell office:value-type="float" office:value="2.3537190082645001" table:style-name="ce261">
            <text:p>2.4<text:s/></text:p>
          </table:table-cell>
          <table:table-cell office:value-type="float" office:value="10" table:style-name="ce156">
            <text:p>10</text:p>
          </table:table-cell>
          <table:table-cell office:value-type="float" office:value="711" table:style-name="ce225">
            <text:p>711</text:p>
          </table:table-cell>
          <table:table-cell office:value-type="float" office:value="6.07222652435303" table:style-name="ce226">
            <text:p>6.1</text:p>
          </table:table-cell>
          <table:table-cell office:value-type="float" office:value="3.3945150375366202" table:style-name="ce227">
            <text:p>3.4</text:p>
          </table:table-cell>
          <table:table-cell office:value-type="float" office:value="2.3278656005859402" table:style-name="ce166">
            <text:p>2.3<text:s/></text:p>
          </table:table-cell>
          <table:table-cell office:value-type="float" office:value="0.30833092184690258" table:formula="of:=([.E20]/[.J20])*100-100" table:style-name="ce181">
            <text:p>0.3</text:p>
          </table:table-cell>
          <table:table-cell office:value-type="float" office:value="1.872255201917028E-2" table:formula="of:=[.E20]-[.J20]" table:style-name="ce182">
            <text:p>0.0</text:p>
          </table:table-cell>
          <table:table-cell office:value-type="float" office:value="-1.7424041246829347" table:formula="of:=([.F20]/[.K20])*100-100" table:style-name="ce182">
            <text:p>-1.7</text:p>
          </table:table-cell>
          <table:table-cell office:value-type="float" office:value="-5.9146170027020162E-2" table:formula="of:=[.F20]-[.K20]" table:style-name="ce182">
            <text:p>-0.1</text:p>
          </table:table-cell>
          <table:table-cell office:value-type="float" office:value="0.14064697609002508" table:formula="of:=[.D20]/[.I20]*100-100" table:style-name="ce182">
            <text:p>0.1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11</text:p>
          </table:table-cell>
          <table:table-cell office:value-type="string" table:style-name="ce238">
            <text:p><text:span text:style-name="T10">鼻咽癌</text:span></text:p>
          </table:table-cell>
          <table:table-cell office:value-type="float" office:value="12" table:style-name="ce232">
            <text:p>12</text:p>
          </table:table-cell>
          <table:table-cell office:value-type="float" office:value="487" table:style-name="ce233">
            <text:p>487</text:p>
          </table:table-cell>
          <table:table-cell office:value-type="float" office:value="4.1661407306085003" table:style-name="ce234">
            <text:p>4.2</text:p>
          </table:table-cell>
          <table:table-cell office:value-type="float" office:value="2.6443498664364999" table:style-name="ce235">
            <text:p>2.6</text:p>
          </table:table-cell>
          <table:table-cell office:value-type="float" office:value="1.6099173553718999" table:style-name="ce261">
            <text:p>1.6<text:s/></text:p>
          </table:table-cell>
          <table:table-cell office:value-type="float" office:value="12" table:style-name="ce164">
            <text:p>12</text:p>
          </table:table-cell>
          <table:table-cell office:value-type="float" office:value="536" table:style-name="ce233">
            <text:p>536</text:p>
          </table:table-cell>
          <table:table-cell office:value-type="float" office:value="4.5776557922363299" table:style-name="ce234">
            <text:p>4.6</text:p>
          </table:table-cell>
          <table:table-cell office:value-type="float" office:value="3.0150589942932098" table:style-name="ce235">
            <text:p>3.0</text:p>
          </table:table-cell>
          <table:table-cell office:value-type="float" office:value="1.7549029588699301" table:style-name="ce166">
            <text:p>1.8<text:s/></text:p>
          </table:table-cell>
          <table:table-cell office:value-type="float" office:value="-8.9896462360878218" table:formula="of:=([.E21]/[.J21])*100-100" table:style-name="ce184">
            <text:p>-9.0</text:p>
          </table:table-cell>
          <table:table-cell office:value-type="float" office:value="-0.41151506162782958" table:formula="of:=[.E21]-[.J21]" table:style-name="ce159">
            <text:p>-0.4</text:p>
          </table:table-cell>
          <table:table-cell office:value-type="float" office:value="-12.295252880901302" table:formula="of:=([.F21]/[.K21])*100-100" table:style-name="ce159">
            <text:p>-12.3</text:p>
          </table:table-cell>
          <table:table-cell office:value-type="float" office:value="-0.37070912785670984" table:formula="of:=[.F21]-[.K21]" table:style-name="ce159">
            <text:p>-0.4</text:p>
          </table:table-cell>
          <table:table-cell office:value-type="float" office:value="-9.141791044776113" table:formula="of:=[.D21]/[.I21]*100-100" table:style-name="ce159">
            <text:p>-9.1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71</text:p>
          </table:table-cell>
          <table:table-cell office:value-type="string" table:style-name="ce238">
            <text:p><text:span text:style-name="T10">腦癌</text:span></text:p>
          </table:table-cell>
          <table:table-cell office:value-type="float" office:value="13" table:style-name="ce232">
            <text:p>13</text:p>
          </table:table-cell>
          <table:table-cell office:value-type="float" office:value="360" table:style-name="ce233">
            <text:p>360</text:p>
          </table:table-cell>
          <table:table-cell office:value-type="float" office:value="3.0796933532219" table:style-name="ce234">
            <text:p>3.1</text:p>
          </table:table-cell>
          <table:table-cell office:value-type="float" office:value="2.1361524608251998" table:style-name="ce235">
            <text:p>2.1</text:p>
          </table:table-cell>
          <table:table-cell office:value-type="float" office:value="1.1900826446281001" table:style-name="ce261">
            <text:p>1.2<text:s/></text:p>
          </table:table-cell>
          <table:table-cell office:value-type="float" office:value="14" table:style-name="ce164">
            <text:p>14</text:p>
          </table:table-cell>
          <table:table-cell office:value-type="float" office:value="363" table:style-name="ce233">
            <text:p>363</text:p>
          </table:table-cell>
          <table:table-cell office:value-type="float" office:value="3.1001663208007799" table:style-name="ce234">
            <text:p>3.1</text:p>
          </table:table-cell>
          <table:table-cell office:value-type="float" office:value="2.2403526306152299" table:style-name="ce235">
            <text:p>2.2</text:p>
          </table:table-cell>
          <table:table-cell office:value-type="float" office:value="1.18848836421967" table:style-name="ce166">
            <text:p>1.2<text:s/></text:p>
          </table:table-cell>
          <table:table-cell office:value-type="float" office:value="-0.66038287821899644" table:formula="of:=([.E22]/[.J22])*100-100" table:style-name="ce184">
            <text:p>-0.7</text:p>
          </table:table-cell>
          <table:table-cell office:value-type="float" office:value="-2.0472967578879953E-2" table:formula="of:=[.E22]-[.J22]" table:style-name="ce159">
            <text:p>-0.0</text:p>
          </table:table-cell>
          <table:table-cell office:value-type="float" office:value="-4.651061103778801" table:formula="of:=([.F22]/[.K22])*100-100" table:style-name="ce159">
            <text:p>-4.7</text:p>
          </table:table-cell>
          <table:table-cell office:value-type="float" office:value="-0.10420016979003011" table:formula="of:=[.F22]-[.K22]" table:style-name="ce159">
            <text:p>-0.1</text:p>
          </table:table-cell>
          <table:table-cell office:value-type="float" office:value="-0.8264462809917319" table:formula="of:=[.D22]/[.I22]*100-100" table:style-name="ce159">
            <text:p>-0.8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81">
            <text:p>C64</text:p>
          </table:table-cell>
          <table:table-cell office:value-type="string" table:style-name="ce238">
            <text:p><text:span text:style-name="T10">腎臟癌</text:span></text:p>
          </table:table-cell>
          <table:table-cell office:value-type="float" office:value="14" table:style-name="ce232">
            <text:p>14</text:p>
          </table:table-cell>
          <table:table-cell office:value-type="float" office:value="334" table:style-name="ce233">
            <text:p>334</text:p>
          </table:table-cell>
          <table:table-cell office:value-type="float" office:value="2.8572710554891998" table:style-name="ce234">
            <text:p>2.9</text:p>
          </table:table-cell>
          <table:table-cell office:value-type="float" office:value="1.6919821174742999" table:style-name="ce235">
            <text:p>1.7</text:p>
          </table:table-cell>
          <table:table-cell office:value-type="float" office:value="1.1041322314049999" table:style-name="ce261">
            <text:p>1.1<text:s/></text:p>
          </table:table-cell>
          <table:table-cell office:value-type="float" office:value="13" table:style-name="ce164">
            <text:p>13</text:p>
          </table:table-cell>
          <table:table-cell office:value-type="float" office:value="379" table:style-name="ce233">
            <text:p>379</text:p>
          </table:table-cell>
          <table:table-cell office:value-type="float" office:value="3.2368125915527299" table:style-name="ce234">
            <text:p>3.2</text:p>
          </table:table-cell>
          <table:table-cell office:value-type="float" office:value="1.9182101488113401" table:style-name="ce235">
            <text:p>1.9</text:p>
          </table:table-cell>
          <table:table-cell office:value-type="float" office:value="1.24087357521057" table:style-name="ce166">
            <text:p>1.2<text:s/></text:p>
          </table:table-cell>
          <table:table-cell office:value-type="float" office:value="-11.725780388213963" table:formula="of:=([.E23]/[.J23])*100-100" table:style-name="ce184">
            <text:p>-11.7</text:p>
          </table:table-cell>
          <table:table-cell office:value-type="float" office:value="-0.37954153606353014" table:formula="of:=[.E23]-[.J23]" table:style-name="ce159">
            <text:p>-0.4</text:p>
          </table:table-cell>
          <table:table-cell office:value-type="float" office:value="-11.793704223555864" table:formula="of:=([.F23]/[.K23])*100-100" table:style-name="ce159">
            <text:p>-11.8</text:p>
          </table:table-cell>
          <table:table-cell office:value-type="float" office:value="-0.22622803133704017" table:formula="of:=[.F23]-[.K23]" table:style-name="ce159">
            <text:p>-0.2</text:p>
          </table:table-cell>
          <table:table-cell office:value-type="float" office:value="-11.873350923482846" table:formula="of:=[.D23]/[.I23]*100-100" table:style-name="ce159">
            <text:p>-11.9</text:p>
          </table:table-cell>
          <table:table-cell table:number-columns-repeated="16367" table:style-name="ce58"/>
        </table:table-row>
        <table:table-row table:style-name="ro24">
          <table:table-cell office:value-type="string" table:style-name="ce239">
            <text:p>C23-C24</text:p>
          </table:table-cell>
          <table:table-cell office:value-type="string" table:style-name="ce240">
            <text:p><text:span text:style-name="T10">膽囊和其他膽道癌</text:span></text:p>
          </table:table-cell>
          <table:table-cell office:value-type="float" office:value="15" table:style-name="ce241">
            <text:p>15</text:p>
          </table:table-cell>
          <table:table-cell office:value-type="float" office:value="312" table:style-name="ce242">
            <text:p>312</text:p>
          </table:table-cell>
          <table:table-cell office:value-type="float" office:value="2.6690675727922999" table:style-name="ce243">
            <text:p>2.7</text:p>
          </table:table-cell>
          <table:table-cell office:value-type="float" office:value="1.5504404928327" table:style-name="ce244">
            <text:p>1.6</text:p>
          </table:table-cell>
          <table:table-cell office:value-type="float" office:value="1.0314049586777001" table:style-name="ce262">
            <text:p>1.0<text:s/></text:p>
          </table:table-cell>
          <table:table-cell office:value-type="float" office:value="15" table:style-name="ce171">
            <text:p>15</text:p>
          </table:table-cell>
          <table:table-cell office:value-type="float" office:value="339" table:style-name="ce242">
            <text:p>339</text:p>
          </table:table-cell>
          <table:table-cell office:value-type="float" office:value="2.8951966762542698" table:style-name="ce243">
            <text:p>2.9</text:p>
          </table:table-cell>
          <table:table-cell office:value-type="float" office:value="1.70628309249878" table:style-name="ce244">
            <text:p>1.7</text:p>
          </table:table-cell>
          <table:table-cell office:value-type="float" office:value="1.1099106073379501" table:style-name="ce174">
            <text:p>1.1<text:s/></text:p>
          </table:table-cell>
          <table:table-cell office:value-type="float" office:value="-7.8104919543680182" table:formula="of:=([.E24]/[.J24])*100-100" table:style-name="ce190">
            <text:p>-7.8</text:p>
          </table:table-cell>
          <table:table-cell office:value-type="float" office:value="-0.2261291034619699" table:formula="of:=[.E24]-[.J24]" table:style-name="ce191">
            <text:p>-0.2</text:p>
          </table:table-cell>
          <table:table-cell office:value-type="float" office:value="-9.1334550726781742" table:formula="of:=([.F24]/[.K24])*100-100" table:style-name="ce191">
            <text:p>-9.1</text:p>
          </table:table-cell>
          <table:table-cell office:value-type="float" office:value="-0.15584259966607994" table:formula="of:=[.F24]-[.K24]" table:style-name="ce191">
            <text:p>-0.2</text:p>
          </table:table-cell>
          <table:table-cell office:value-type="float" office:value="-7.9646017699115106" table:formula="of:=[.D24]/[.I24]*100-100" table:style-name="ce191">
            <text:p>-8.0</text:p>
          </table:table-cell>
          <table:table-cell table:number-columns-repeated="16367" table:style-name="ce58"/>
        </table:table-row>
        <table:table-row table:style-name="ro27">
          <table:table-cell office:value-type="string" table:style-name="ce192">
            <text:p>附註: 1. 109年年中人口數計 23,582,179人,男性 11,689,476,女性 11,892,703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3" table:style-name="ce192"/>
          <table:table-cell table:number-columns-repeated="16367" table:style-name="ce266"/>
        </table:table-row>
        <table:table-row table:style-name="ro27">
          <table:table-cell office:value-type="string" table:style-name="ce192">
            <text:p><text:s text:c="6"/>2. 108年年中人口數計 23,596,027人,男性 11,709,050,女性 11,886,977人</text:p>
          </table:table-cell>
          <table:table-cell table:style-name="ce193"/>
          <table:table-cell table:number-columns-repeated="4" table:style-name="ce192"/>
          <table:table-cell table:style-name="ce266"/>
          <table:table-cell table:number-columns-repeated="6" table:style-name="ce192"/>
          <table:table-cell office:value-type="string" table:style-name="ce204">
            <text:p><text:s/></text:p>
          </table:table-cell>
          <table:table-cell table:number-columns-repeated="3" table:style-name="ce192"/>
          <table:table-cell table:number-columns-repeated="16367" table:style-name="ce266"/>
        </table:table-row>
        <table:table-row table:style-name="ro27">
          <table:table-cell office:value-type="string" table:style-name="ce17">
            <text:p><text:s text:c="6"/>3. 標準化死亡率係以2000年WHO之世界標準人口數為準。</text:p>
          </table:table-cell>
          <table:table-cell table:style-name="ce197"/>
          <table:table-cell table:number-columns-repeated="4" table:style-name="ce198"/>
          <table:table-cell table:style-name="ce192"/>
          <table:table-cell table:style-name="ce198"/>
          <table:table-cell table:number-columns-repeated="2" table:style-name="ce267"/>
          <table:table-cell table:style-name="ce192"/>
          <table:table-cell table:style-name="ce197"/>
          <table:table-cell table:style-name="ce267"/>
          <table:table-cell table:number-columns-repeated="4" table:style-name="ce197"/>
          <table:table-cell table:number-columns-repeated="16367" table:style-name="ce266"/>
        </table:table-row>
        <table:table-row table:style-name="ro1">
          <table:table-cell table:number-columns-repeated="16384" table:style-name="ce266"/>
        </table:table-row>
        <table:table-row table:number-rows-repeated="1048548" table:style-name="ro2">
          <table:table-cell table:number-columns-repeated="16384"/>
        </table:table-row>
        <table:named-expressions>
          <table:named-range table:name="Print_Area" table:cell-range-address="表8.$A$1:表8.$Q$27" table:base-cell-address="表8.$A$1"/>
        </table:named-expressions>
      </table:table>
      <table:table table:name="表9" table:style-name="ta2">
        <table:table-column table:style-name="co28" table:default-cell-style-name="ce141"/>
        <table:table-column table:style-name="co37" table:default-cell-style-name="ce141"/>
        <table:table-column table:style-name="co30" table:default-cell-style-name="ce162"/>
        <table:table-column table:style-name="co31" table:default-cell-style-name="ce162"/>
        <table:table-column table:style-name="co32" table:number-columns-repeated="3" table:default-cell-style-name="ce162"/>
        <table:table-column table:style-name="co30" table:default-cell-style-name="ce162"/>
        <table:table-column table:style-name="co31" table:default-cell-style-name="ce162"/>
        <table:table-column table:style-name="co32" table:number-columns-repeated="3" table:default-cell-style-name="ce162"/>
        <table:table-column table:style-name="co26" table:number-columns-repeated="2" table:default-cell-style-name="ce162"/>
        <table:table-column table:style-name="co26" table:number-columns-repeated="2" table:default-cell-style-name="ce141"/>
        <table:table-column table:style-name="co43" table:default-cell-style-name="ce141"/>
        <table:table-column table:style-name="co3" table:number-columns-repeated="16367" table:default-cell-style-name="ce141"/>
        <table:table-row table:style-name="ro3">
          <table:table-cell office:value-type="string" table:number-columns-spanned="17" table:number-rows-spanned="1" table:style-name="ce389">
            <text:p>表9　女性主要癌症死亡原因－與上年比較</text:p>
          </table:table-cell>
          <table:covered-table-cell table:number-columns-repeated="16"/>
          <table:table-cell table:number-columns-repeated="16367"/>
        </table:table-row>
        <table:table-row table:style-name="ro20">
          <table:table-cell table:style-name="ce142"/>
          <table:table-cell table:style-name="ce143"/>
          <table:table-cell table:number-columns-repeated="6" table:style-name="ce214"/>
          <table:table-cell table:number-columns-repeated="2" table:style-name="ce216"/>
          <table:table-cell table:style-name="ce217"/>
          <table:table-cell table:style-name="ce218"/>
          <table:table-cell table:style-name="ce216"/>
          <table:table-cell table:style-name="ce218"/>
          <table:table-cell table:number-columns-repeated="2" table:style-name="ce216"/>
          <table:table-cell table:style-name="ce217"/>
          <table:table-cell table:number-columns-repeated="16367"/>
        </table:table-row>
        <table:table-row table:style-name="ro33">
          <table:table-cell office:value-type="string" table:style-name="ce144">
            <text:p><text:s/></text:p>
          </table:table-cell>
          <table:table-cell table:style-name="ce143"/>
          <table:table-cell table:number-columns-repeated="4" table:style-name="ce214"/>
          <table:table-cell table:style-name="ce216"/>
          <table:table-cell table:style-name="ce214"/>
          <table:table-cell table:number-columns-repeated="2" table:style-name="ce216"/>
          <table:table-cell table:number-columns-repeated="2" table:style-name="ce214"/>
          <table:table-cell table:style-name="ce216"/>
          <table:table-cell table:number-columns-repeated="3" table:style-name="ce218"/>
          <table:table-cell table:style-name="ce217"/>
          <table:table-cell table:number-columns-repeated="16367"/>
        </table:table-row>
        <table:table-row table:style-name="ro5">
          <table:table-cell table:number-columns-repeated="2" table:style-name="ce141"/>
          <table:table-cell table:number-columns-repeated="12" table:style-name="ce143"/>
          <table:table-cell table:number-columns-repeated="2" table:style-name="ce141"/>
          <table:table-cell office:value-type="string" table:style-name="ce15">
            <text:p><text:span text:style-name="T10">單位：人、每十萬人口、</text:span><text:span text:style-name="T5">%</text:span></text:p>
          </table:table-cell>
          <table:table-cell table:number-columns-repeated="16367"/>
        </table:table-row>
        <table:table-row table:style-name="ro5">
          <table:table-cell office:value-type="string" table:number-columns-spanned="1" table:number-rows-spanned="3" table:style-name="ce390">
            <text:p>ICD-10</text:p>
            <text:p><text:span text:style-name="T11">國際死因</text:span><text:span text:style-name="T11"/></text:p>
            <text:p><text:span text:style-name="T11">分類號碼</text:span></text:p>
          </table:table-cell>
          <table:table-cell office:value-type="string" table:number-columns-spanned="1" table:number-rows-spanned="3" table:style-name="ce391">
            <text:p><text:span text:style-name="T11">癌症死亡原因</text:span></text:p>
          </table:table-cell>
          <table:table-cell office:value-type="string" table:number-columns-spanned="5" table:number-rows-spanned="1" table:style-name="ce392">
            <text:p><text:span text:style-name="T11">民國</text:span><text:span text:style-name="T3">109</text:span><text:span text:style-name="T11">年</text:span></text:p>
          </table:table-cell>
          <table:covered-table-cell table:number-columns-repeated="4"/>
          <table:table-cell office:value-type="string" table:number-columns-spanned="5" table:number-rows-spanned="1" table:style-name="ce392">
            <text:p><text:span text:style-name="T11">民國</text:span><text:span text:style-name="T3">108</text:span><text:span text:style-name="T11">年</text:span></text:p>
          </table:table-cell>
          <table:covered-table-cell table:number-columns-repeated="4"/>
          <table:table-cell office:value-type="string" table:number-columns-spanned="2" table:number-rows-spanned="1" table:style-name="ce391">
            <text:p><text:span text:style-name="T11">死亡率</text:span></text:p>
          </table:table-cell>
          <table:covered-table-cell/>
          <table:table-cell office:value-type="string" table:number-columns-spanned="2" table:number-rows-spanned="1" table:style-name="ce391">
            <text:p><text:span text:style-name="T11">標準化死亡率</text:span></text:p>
          </table:table-cell>
          <table:covered-table-cell/>
          <table:table-cell office:value-type="string" table:number-columns-spanned="1" table:number-rows-spanned="3" table:style-name="ce394">
            <text:p><text:span text:style-name="T11">死亡人數</text:span><text:span text:style-name="T11"/></text:p>
            <text:p><text:span text:style-name="T11">增減</text:span><text:span text:style-name="T11"/></text:p>
            <text:p><text:span text:style-name="T11">百分比</text:span></text:p>
          </table:table-cell>
          <table:table-cell table:number-columns-repeated="16367" table:style-name="ce221"/>
        </table:table-row>
        <table:table-row table:style-name="ro5">
          <table:covered-table-cell/>
          <table:covered-table-cell/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style-name="ce147">
            <text:p><text:span text:style-name="T11">順</text:span></text:p>
          </table:table-cell>
          <table:table-cell office:value-type="string" table:style-name="ce147">
            <text:p><text:span text:style-name="T11">死亡</text:span></text:p>
          </table:table-cell>
          <table:table-cell office:value-type="string" table:number-columns-spanned="2" table:number-rows-spanned="1" table:style-name="ce380">
            <text:p><text:span text:style-name="T11">每十萬人口</text:span></text:p>
          </table:table-cell>
          <table:covered-table-cell/>
          <table:table-cell office:value-type="string" table:style-name="ce147">
            <text:p><text:span text:style-name="T11">死亡人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table-cell office:value-type="string" table:number-columns-spanned="1" table:number-rows-spanned="2" table:style-name="ce395">
            <text:p><text:span text:style-name="T11">增減</text:span><text:span text:style-name="T11"/></text:p>
            <text:p><text:span text:style-name="T11">百分比</text:span></text:p>
          </table:table-cell>
          <table:table-cell office:value-type="string" table:number-columns-spanned="1" table:number-rows-spanned="2" table:style-name="ce395">
            <text:p><text:span text:style-name="T11">每十萬人口增減數</text:span></text:p>
          </table:table-cell>
          <table:covered-table-cell/>
          <table:table-cell table:number-columns-repeated="16367" table:style-name="ce146"/>
        </table:table-row>
        <table:table-row table:style-name="ro30">
          <table:covered-table-cell/>
          <table:covered-table-cell/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table-cell office:value-type="string" table:style-name="ce148">
            <text:p><text:span text:style-name="T11">位</text:span></text:p>
          </table:table-cell>
          <table:table-cell office:value-type="string" table:style-name="ce148">
            <text:p><text:span text:style-name="T11">人數</text:span></text:p>
          </table:table-cell>
          <table:table-cell office:value-type="string" table:style-name="ce22">
            <text:p><text:span text:style-name="T11">死亡率</text:span></text:p>
          </table:table-cell>
          <table:table-cell office:value-type="string" table:style-name="ce149">
            <text:p><text:span text:style-name="T11">標準化</text:span><text:span text:style-name="T11"/></text:p>
            <text:p><text:span text:style-name="T11">死亡率</text:span></text:p>
          </table:table-cell>
          <table:table-cell office:value-type="string" table:style-name="ce150">
            <text:p><text:span text:style-name="T11">結構比</text:span><text:span text:style-name="T11"/></text:p>
            <text:p><text:span text:style-name="T3">%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7" table:style-name="ce146"/>
        </table:table-row>
        <table:table-row table:style-name="ro24">
          <table:table-cell office:value-type="string" table:style-name="ce222">
            <text:p>C00-C97</text:p>
          </table:table-cell>
          <table:table-cell office:value-type="string" table:style-name="ce223">
            <text:p><text:span text:style-name="T10">惡性腫瘤</text:span></text:p>
          </table:table-cell>
          <table:table-cell table:style-name="ce224"/>
          <table:table-cell office:value-type="float" office:value="19911" table:style-name="ce225">
            <text:p>19,911</text:p>
          </table:table-cell>
          <table:table-cell office:value-type="float" office:value="167.421989769693" table:style-name="ce226">
            <text:p>167.4</text:p>
          </table:table-cell>
          <table:table-cell office:value-type="float" office:value="86.710038251275705" table:style-name="ce227">
            <text:p>86.7</text:p>
          </table:table-cell>
          <table:table-cell office:value-type="float" office:value="100" table:style-name="ce260">
            <text:p>100.0<text:s/></text:p>
          </table:table-cell>
          <table:table-cell table:style-name="ce199"/>
          <table:table-cell office:value-type="float" office:value="19689" table:style-name="ce225">
            <text:p>19,689</text:p>
          </table:table-cell>
          <table:table-cell office:value-type="float" office:value="165.63504028320301" table:style-name="ce226">
            <text:p>165.6</text:p>
          </table:table-cell>
          <table:table-cell office:value-type="float" office:value="88.467765808105497" table:style-name="ce227">
            <text:p>88.5</text:p>
          </table:table-cell>
          <table:table-cell office:value-type="float" office:value="100" table:style-name="ce158">
            <text:p>100.0<text:s/></text:p>
          </table:table-cell>
          <table:table-cell office:value-type="float" office:value="1.0788474971447357" table:formula="of:=([.E8]/[.J8])*100-100" table:style-name="ce181">
            <text:p>1.1</text:p>
          </table:table-cell>
          <table:table-cell office:value-type="float" office:value="1.7869494864899877" table:formula="of:=[.E8]-[.J8]" table:style-name="ce182">
            <text:p>1.8</text:p>
          </table:table-cell>
          <table:table-cell office:value-type="float" office:value="-1.9868565016578685" table:formula="of:=([.F8]/[.K8])*100-100" table:style-name="ce182">
            <text:p>-2.0</text:p>
          </table:table-cell>
          <table:table-cell office:value-type="float" office:value="-1.7577275568297921" table:formula="of:=[.F8]-[.K8]" table:style-name="ce182">
            <text:p>-1.8</text:p>
          </table:table-cell>
          <table:table-cell office:value-type="float" office:value="1.1275331403321616" table:formula="of:=[.D8]/[.I8]*100-100" table:style-name="ce182">
            <text:p>1.1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3">
            <text:p>C33-C34</text:p>
          </table:table-cell>
          <table:table-cell office:value-type="string" table:style-name="ce231">
            <text:p><text:span text:style-name="T9">氣管、支氣管和肺癌</text:span></text:p>
          </table:table-cell>
          <table:table-cell office:value-type="float" office:value="1" table:style-name="ce232">
            <text:p>1</text:p>
          </table:table-cell>
          <table:table-cell office:value-type="float" office:value="3592" table:style-name="ce233">
            <text:p>3,592</text:p>
          </table:table-cell>
          <table:table-cell office:value-type="float" office:value="30.203394468019599" table:style-name="ce234">
            <text:p>30.2</text:p>
          </table:table-cell>
          <table:table-cell office:value-type="float" office:value="15.149365186634" table:style-name="ce235">
            <text:p>15.1</text:p>
          </table:table-cell>
          <table:table-cell office:value-type="float" office:value="18.040279242629701" table:style-name="ce261">
            <text:p>18.0<text:s/></text:p>
          </table:table-cell>
          <table:table-cell office:value-type="float" office:value="1" table:style-name="ce164">
            <text:p>1</text:p>
          </table:table-cell>
          <table:table-cell office:value-type="float" office:value="3511" table:style-name="ce233">
            <text:p>3,511</text:p>
          </table:table-cell>
          <table:table-cell office:value-type="float" office:value="29.536525726318398" table:style-name="ce234">
            <text:p>29.5</text:p>
          </table:table-cell>
          <table:table-cell office:value-type="float" office:value="15.296119689941399" table:style-name="ce235">
            <text:p>15.3</text:p>
          </table:table-cell>
          <table:table-cell office:value-type="float" office:value="17.832292556762699" table:style-name="ce166">
            <text:p>17.8<text:s/></text:p>
          </table:table-cell>
          <table:table-cell office:value-type="float" office:value="2.2577765167112887" table:formula="of:=([.E9]/[.J9])*100-100" table:style-name="ce184">
            <text:p>2.3</text:p>
          </table:table-cell>
          <table:table-cell office:value-type="float" office:value="0.66686874170120092" table:formula="of:=[.E9]-[.J9]" table:style-name="ce159">
            <text:p>0.7</text:p>
          </table:table-cell>
          <table:table-cell office:value-type="float" office:value="-0.95942308429962964" table:formula="of:=([.F9]/[.K9])*100-100" table:style-name="ce159">
            <text:p>-1.0</text:p>
          </table:table-cell>
          <table:table-cell office:value-type="float" office:value="-0.14675450330739892" table:formula="of:=[.F9]-[.K9]" table:style-name="ce159">
            <text:p>-0.1</text:p>
          </table:table-cell>
          <table:table-cell office:value-type="float" office:value="2.3070350327542002" table:formula="of:=[.D9]/[.I9]*100-100" table:style-name="ce159">
            <text:p>2.3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3">
            <text:p>C18-C21</text:p>
          </table:table-cell>
          <table:table-cell office:value-type="string" table:style-name="ce238">
            <text:p><text:span text:style-name="T10">結腸、直腸和肛門癌</text:span></text:p>
          </table:table-cell>
          <table:table-cell office:value-type="float" office:value="2" table:style-name="ce232">
            <text:p>2</text:p>
          </table:table-cell>
          <table:table-cell office:value-type="float" office:value="2853" table:style-name="ce233">
            <text:p>2,853</text:p>
          </table:table-cell>
          <table:table-cell office:value-type="float" office:value="23.9895001161637" table:style-name="ce234">
            <text:p>24.0</text:p>
          </table:table-cell>
          <table:table-cell office:value-type="float" office:value="11.788505324475601" table:style-name="ce235">
            <text:p>11.8</text:p>
          </table:table-cell>
          <table:table-cell office:value-type="float" office:value="14.3287629953292" table:style-name="ce261">
            <text:p>14.3<text:s/></text:p>
          </table:table-cell>
          <table:table-cell office:value-type="float" office:value="2" table:style-name="ce164">
            <text:p>2</text:p>
          </table:table-cell>
          <table:table-cell office:value-type="float" office:value="2775" table:style-name="ce233">
            <text:p>2,775</text:p>
          </table:table-cell>
          <table:table-cell office:value-type="float" office:value="23.344875335693398" table:style-name="ce234">
            <text:p>23.3</text:p>
          </table:table-cell>
          <table:table-cell office:value-type="float" office:value="11.752103805541999" table:style-name="ce235">
            <text:p>11.8</text:p>
          </table:table-cell>
          <table:table-cell office:value-type="float" office:value="14.094163894653301" table:style-name="ce166">
            <text:p>14.1<text:s/></text:p>
          </table:table-cell>
          <table:table-cell office:value-type="float" office:value="2.7613117277379189" table:formula="of:=([.E10]/[.J10])*100-100" table:style-name="ce184">
            <text:p>2.8</text:p>
          </table:table-cell>
          <table:table-cell office:value-type="float" office:value="0.64462478047030203" table:formula="of:=[.E10]-[.J10]" table:style-name="ce159">
            <text:p>0.6</text:p>
          </table:table-cell>
          <table:table-cell office:value-type="float" office:value="0.30974470219055661" table:formula="of:=([.F10]/[.K10])*100-100" table:style-name="ce159">
            <text:p>0.3</text:p>
          </table:table-cell>
          <table:table-cell office:value-type="float" office:value="3.6401518933601551E-2" table:formula="of:=[.F10]-[.K10]" table:style-name="ce159">
            <text:p>0.0</text:p>
          </table:table-cell>
          <table:table-cell office:value-type="float" office:value="2.810810810810807" table:formula="of:=[.D10]/[.I10]*100-100" table:style-name="ce159">
            <text:p>2.8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50</text:p>
          </table:table-cell>
          <table:table-cell office:value-type="string" table:style-name="ce238">
            <text:p><text:span text:style-name="T10">女性乳癌</text:span></text:p>
          </table:table-cell>
          <table:table-cell office:value-type="float" office:value="3" table:style-name="ce232">
            <text:p>3</text:p>
          </table:table-cell>
          <table:table-cell office:value-type="float" office:value="2655" table:style-name="ce233">
            <text:p>2,655</text:p>
          </table:table-cell>
          <table:table-cell office:value-type="float" office:value="22.324613672770599" table:style-name="ce234">
            <text:p>22.3</text:p>
          </table:table-cell>
          <table:table-cell office:value-type="float" office:value="12.789031198259" table:style-name="ce235">
            <text:p>12.8</text:p>
          </table:table-cell>
          <table:table-cell office:value-type="float" office:value="13.334337803224299" table:style-name="ce261">
            <text:p>13.3<text:s/></text:p>
          </table:table-cell>
          <table:table-cell office:value-type="float" office:value="3" table:style-name="ce164">
            <text:p>3</text:p>
          </table:table-cell>
          <table:table-cell office:value-type="float" office:value="2633" table:style-name="ce233">
            <text:p>2,633</text:p>
          </table:table-cell>
          <table:table-cell office:value-type="float" office:value="22.150291442871101" table:style-name="ce234">
            <text:p>22.2</text:p>
          </table:table-cell>
          <table:table-cell office:value-type="float" office:value="13.1057538986206" table:style-name="ce235">
            <text:p>13.1</text:p>
          </table:table-cell>
          <table:table-cell office:value-type="float" office:value="13.3729496002197" table:style-name="ce166">
            <text:p>13.4<text:s/></text:p>
          </table:table-cell>
          <table:table-cell office:value-type="float" office:value="0.78699745486012773" table:formula="of:=([.E11]/[.J11])*100-100" table:style-name="ce184">
            <text:p>0.8</text:p>
          </table:table-cell>
          <table:table-cell office:value-type="float" office:value="0.17432222989949864" table:formula="of:=[.E11]-[.J11]" table:style-name="ce159">
            <text:p>0.2</text:p>
          </table:table-cell>
          <table:table-cell office:value-type="float" office:value="-2.41666906621019" table:formula="of:=([.F11]/[.K11])*100-100" table:style-name="ce159">
            <text:p>-2.4</text:p>
          </table:table-cell>
          <table:table-cell office:value-type="float" office:value="-0.31672270036160022" table:formula="of:=[.F11]-[.K11]" table:style-name="ce159">
            <text:p>-0.3</text:p>
          </table:table-cell>
          <table:table-cell office:value-type="float" office:value="0.83554880364602013" table:formula="of:=[.D11]/[.I11]*100-100" table:style-name="ce159">
            <text:p>0.8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22</text:p>
          </table:table-cell>
          <table:table-cell office:value-type="string" table:style-name="ce238">
            <text:p><text:span text:style-name="T10">肝和肝內膽管癌</text:span></text:p>
          </table:table-cell>
          <table:table-cell office:value-type="float" office:value="4" table:style-name="ce232">
            <text:p>4</text:p>
          </table:table-cell>
          <table:table-cell office:value-type="float" office:value="2477" table:style-name="ce233">
            <text:p>2,477</text:p>
          </table:table-cell>
          <table:table-cell office:value-type="float" office:value="20.827897577194999" table:style-name="ce234">
            <text:p>20.8</text:p>
          </table:table-cell>
          <table:table-cell office:value-type="float" office:value="10.016076575871301" table:style-name="ce235">
            <text:p>10.0</text:p>
          </table:table-cell>
          <table:table-cell office:value-type="float" office:value="12.440359600221001" table:style-name="ce261">
            <text:p>12.4<text:s/></text:p>
          </table:table-cell>
          <table:table-cell office:value-type="float" office:value="4" table:style-name="ce164">
            <text:p>4</text:p>
          </table:table-cell>
          <table:table-cell office:value-type="float" office:value="2518" table:style-name="ce233">
            <text:p>2,518</text:p>
          </table:table-cell>
          <table:table-cell office:value-type="float" office:value="21.182846069335898" table:style-name="ce234">
            <text:p>21.2</text:p>
          </table:table-cell>
          <table:table-cell office:value-type="float" office:value="10.498696327209499" table:style-name="ce235">
            <text:p>10.5</text:p>
          </table:table-cell>
          <table:table-cell office:value-type="float" office:value="12.788866996765099" table:style-name="ce166">
            <text:p>12.8<text:s/></text:p>
          </table:table-cell>
          <table:table-cell office:value-type="float" office:value="-1.6756411814497341" table:formula="of:=([.E12]/[.J12])*100-100" table:style-name="ce184">
            <text:p>-1.7</text:p>
          </table:table-cell>
          <table:table-cell office:value-type="float" office:value="-0.35494849214089896" table:formula="of:=[.E12]-[.J12]" table:style-name="ce159">
            <text:p>-0.4</text:p>
          </table:table-cell>
          <table:table-cell office:value-type="float" office:value="-4.5969493382468016" table:formula="of:=([.F12]/[.K12])*100-100" table:style-name="ce159">
            <text:p>-4.6</text:p>
          </table:table-cell>
          <table:table-cell office:value-type="float" office:value="-0.48261975133819845" table:formula="of:=[.F12]-[.K12]" table:style-name="ce159">
            <text:p>-0.5</text:p>
          </table:table-cell>
          <table:table-cell office:value-type="float" office:value="-1.6282764098490787" table:formula="of:=[.D12]/[.I12]*100-100" table:style-name="ce159">
            <text:p>-1.6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25</text:p>
          </table:table-cell>
          <table:table-cell office:value-type="string" table:style-name="ce238">
            <text:p><text:span text:style-name="T10">胰臟癌</text:span></text:p>
          </table:table-cell>
          <table:table-cell office:value-type="float" office:value="5" table:style-name="ce232">
            <text:p>5</text:p>
          </table:table-cell>
          <table:table-cell office:value-type="float" office:value="1101" table:style-name="ce233">
            <text:p>1,101</text:p>
          </table:table-cell>
          <table:table-cell office:value-type="float" office:value="9.2577776473523006" table:style-name="ce234">
            <text:p>9.3</text:p>
          </table:table-cell>
          <table:table-cell office:value-type="float" office:value="4.6692422470241004" table:style-name="ce235">
            <text:p>4.7</text:p>
          </table:table-cell>
          <table:table-cell office:value-type="float" office:value="5.5296067500376997" table:style-name="ce261">
            <text:p>5.5<text:s/></text:p>
          </table:table-cell>
          <table:table-cell office:value-type="float" office:value="5" table:style-name="ce164">
            <text:p>5</text:p>
          </table:table-cell>
          <table:table-cell office:value-type="float" office:value="1137" table:style-name="ce233">
            <text:p>1,137</text:p>
          </table:table-cell>
          <table:table-cell office:value-type="float" office:value="9.5650892257690394" table:style-name="ce234">
            <text:p>9.6</text:p>
          </table:table-cell>
          <table:table-cell office:value-type="float" office:value="4.9523167610168501" table:style-name="ce235">
            <text:p>5.0</text:p>
          </table:table-cell>
          <table:table-cell office:value-type="float" office:value="5.77479791641235" table:style-name="ce166">
            <text:p>5.8<text:s/></text:p>
          </table:table-cell>
          <table:table-cell office:value-type="float" office:value="-3.2128459145871773" table:formula="of:=([.E13]/[.J13])*100-100" table:style-name="ce184">
            <text:p>-3.2</text:p>
          </table:table-cell>
          <table:table-cell office:value-type="float" office:value="-0.30731157841673884" table:formula="of:=[.E13]-[.J13]" table:style-name="ce159">
            <text:p>-0.3</text:p>
          </table:table-cell>
          <table:table-cell office:value-type="float" office:value="-5.7160017755937531" table:formula="of:=([.F13]/[.K13])*100-100" table:style-name="ce159">
            <text:p>-5.7</text:p>
          </table:table-cell>
          <table:table-cell office:value-type="float" office:value="-0.28307451399274974" table:formula="of:=[.F13]-[.K13]" table:style-name="ce159">
            <text:p>-0.3</text:p>
          </table:table-cell>
          <table:table-cell office:value-type="float" office:value="-3.1662269129287637" table:formula="of:=[.D13]/[.I13]*100-100" table:style-name="ce159">
            <text:p>-3.2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16</text:p>
          </table:table-cell>
          <table:table-cell office:value-type="string" table:style-name="ce238">
            <text:p><text:span text:style-name="T10">胃癌</text:span></text:p>
          </table:table-cell>
          <table:table-cell office:value-type="float" office:value="6" table:style-name="ce232">
            <text:p>6</text:p>
          </table:table-cell>
          <table:table-cell office:value-type="float" office:value="906" table:style-name="ce233">
            <text:p>906</text:p>
          </table:table-cell>
          <table:table-cell office:value-type="float" office:value="7.6181167561318999" table:style-name="ce234">
            <text:p>7.6</text:p>
          </table:table-cell>
          <table:table-cell office:value-type="float" office:value="3.8143991428806001" table:style-name="ce235">
            <text:p>3.8</text:p>
          </table:table-cell>
          <table:table-cell office:value-type="float" office:value="4.5502486062980001" table:style-name="ce261">
            <text:p>4.6<text:s/></text:p>
          </table:table-cell>
          <table:table-cell office:value-type="float" office:value="6" table:style-name="ce164">
            <text:p>6</text:p>
          </table:table-cell>
          <table:table-cell office:value-type="float" office:value="943" table:style-name="ce233">
            <text:p>943</text:p>
          </table:table-cell>
          <table:table-cell office:value-type="float" office:value="7.9330515861511204" table:style-name="ce234">
            <text:p>7.9</text:p>
          </table:table-cell>
          <table:table-cell office:value-type="float" office:value="4.0391812324523899" table:style-name="ce235">
            <text:p>4.0</text:p>
          </table:table-cell>
          <table:table-cell office:value-type="float" office:value="4.7894763946533203" table:style-name="ce166">
            <text:p>4.8<text:s/></text:p>
          </table:table-cell>
          <table:table-cell office:value-type="float" office:value="-3.9699077536443639" table:formula="of:=([.E14]/[.J14])*100-100" table:style-name="ce184">
            <text:p>-4.0</text:p>
          </table:table-cell>
          <table:table-cell office:value-type="float" office:value="-0.31493483001922051" table:formula="of:=[.E14]-[.J14]" table:style-name="ce159">
            <text:p>-0.3</text:p>
          </table:table-cell>
          <table:table-cell office:value-type="float" office:value="-5.5650409485417782" table:formula="of:=([.F14]/[.K14])*100-100" table:style-name="ce159">
            <text:p>-5.6</text:p>
          </table:table-cell>
          <table:table-cell office:value-type="float" office:value="-0.2247820895717898" table:formula="of:=[.F14]-[.K14]" table:style-name="ce159">
            <text:p>-0.2</text:p>
          </table:table-cell>
          <table:table-cell office:value-type="float" office:value="-3.9236479321314874" table:formula="of:=[.D14]/[.I14]*100-100" table:style-name="ce159">
            <text:p>-3.9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56, C57.0-C57.4</text:p>
          </table:table-cell>
          <table:table-cell office:value-type="string" table:style-name="ce238">
            <text:p><text:span text:style-name="T10">卵巢癌</text:span></text:p>
          </table:table-cell>
          <table:table-cell office:value-type="float" office:value="7" table:style-name="ce232">
            <text:p>7</text:p>
          </table:table-cell>
          <table:table-cell office:value-type="float" office:value="724" table:style-name="ce233">
            <text:p>724</text:p>
          </table:table-cell>
          <table:table-cell office:value-type="float" office:value="6.0877665909927998" table:style-name="ce234">
            <text:p>6.1</text:p>
          </table:table-cell>
          <table:table-cell office:value-type="float" office:value="3.6312271725998002" table:style-name="ce235">
            <text:p>3.6</text:p>
          </table:table-cell>
          <table:table-cell office:value-type="float" office:value="3.6361810054744002" table:style-name="ce261">
            <text:p>3.6<text:s/></text:p>
          </table:table-cell>
          <table:table-cell office:value-type="float" office:value="7" table:style-name="ce164">
            <text:p>7</text:p>
          </table:table-cell>
          <table:table-cell office:value-type="float" office:value="683" table:style-name="ce233">
            <text:p>683</text:p>
          </table:table-cell>
          <table:table-cell office:value-type="float" office:value="5.7457838058471697" table:style-name="ce234">
            <text:p>5.7</text:p>
          </table:table-cell>
          <table:table-cell office:value-type="float" office:value="3.4525220394134499" table:style-name="ce235">
            <text:p>3.5</text:p>
          </table:table-cell>
          <table:table-cell office:value-type="float" office:value="3.4689421653747599" table:style-name="ce166">
            <text:p>3.5<text:s/></text:p>
          </table:table-cell>
          <table:table-cell office:value-type="float" office:value="5.9518909290950432" table:formula="of:=([.E15]/[.J15])*100-100" table:style-name="ce184">
            <text:p>6.0</text:p>
          </table:table-cell>
          <table:table-cell office:value-type="float" office:value="0.34198278514563007" table:formula="of:=[.E15]-[.J15]" table:style-name="ce159">
            <text:p>0.3</text:p>
          </table:table-cell>
          <table:table-cell office:value-type="float" office:value="5.1760750879003865" table:formula="of:=([.F15]/[.K15])*100-100" table:style-name="ce159">
            <text:p>5.2</text:p>
          </table:table-cell>
          <table:table-cell office:value-type="float" office:value="0.17870513318635028" table:formula="of:=[.F15]-[.K15]" table:style-name="ce159">
            <text:p>0.2</text:p>
          </table:table-cell>
          <table:table-cell office:value-type="float" office:value="6.0029282576866621" table:formula="of:=[.D15]/[.I15]*100-100" table:style-name="ce159">
            <text:p>6.0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53, C55</text:p>
          </table:table-cell>
          <table:table-cell office:value-type="string" table:style-name="ce238">
            <text:p><text:span text:style-name="T10">子宮頸及部位未明示子宮癌</text:span></text:p>
          </table:table-cell>
          <table:table-cell office:value-type="float" office:value="8" table:style-name="ce232">
            <text:p>8</text:p>
          </table:table-cell>
          <table:table-cell office:value-type="float" office:value="668" table:style-name="ce233">
            <text:p>668</text:p>
          </table:table-cell>
          <table:table-cell office:value-type="float" office:value="5.6168896171039" table:style-name="ce234">
            <text:p>5.6</text:p>
          </table:table-cell>
          <table:table-cell office:value-type="float" office:value="3.0938455804138001" table:style-name="ce235">
            <text:p>3.1</text:p>
          </table:table-cell>
          <table:table-cell office:value-type="float" office:value="3.3549294359902002" table:style-name="ce261">
            <text:p>3.4<text:s/></text:p>
          </table:table-cell>
          <table:table-cell office:value-type="float" office:value="8" table:style-name="ce164">
            <text:p>8</text:p>
          </table:table-cell>
          <table:table-cell office:value-type="float" office:value="674" table:style-name="ce233">
            <text:p>674</text:p>
          </table:table-cell>
          <table:table-cell office:value-type="float" office:value="5.6700706481933603" table:style-name="ce234">
            <text:p>5.7</text:p>
          </table:table-cell>
          <table:table-cell office:value-type="float" office:value="3.2304115295410201" table:style-name="ce235">
            <text:p>3.2</text:p>
          </table:table-cell>
          <table:table-cell office:value-type="float" office:value="3.4232313632965101" table:style-name="ce166">
            <text:p>3.4<text:s/></text:p>
          </table:table-cell>
          <table:table-cell office:value-type="float" office:value="-0.93792536970249785" table:formula="of:=([.E16]/[.J16])*100-100" table:style-name="ce184">
            <text:p>-0.9</text:p>
          </table:table-cell>
          <table:table-cell office:value-type="float" office:value="-5.3181031089460262E-2" table:formula="of:=[.E16]-[.J16]" table:style-name="ce159">
            <text:p>-0.1</text:p>
          </table:table-cell>
          <table:table-cell office:value-type="float" office:value="-4.2275093398587416" table:formula="of:=([.F16]/[.K16])*100-100" table:style-name="ce159">
            <text:p>-4.2</text:p>
          </table:table-cell>
          <table:table-cell office:value-type="float" office:value="-0.13656594912721998" table:formula="of:=[.F16]-[.K16]" table:style-name="ce159">
            <text:p>-0.1</text:p>
          </table:table-cell>
          <table:table-cell office:value-type="float" office:value="-0.8902077151335277" table:formula="of:=[.D16]/[.I16]*100-100" table:style-name="ce159">
            <text:p>-0.9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82-C85</text:p>
          </table:table-cell>
          <table:table-cell office:value-type="string" table:style-name="ce238">
            <text:p><text:span text:style-name="T10">非何杰金氏淋巴瘤</text:span></text:p>
          </table:table-cell>
          <table:table-cell office:value-type="float" office:value="9" table:style-name="ce232">
            <text:p>9</text:p>
          </table:table-cell>
          <table:table-cell office:value-type="float" office:value="546" table:style-name="ce233">
            <text:p>546</text:p>
          </table:table-cell>
          <table:table-cell office:value-type="float" office:value="4.5910504954171998" table:style-name="ce234">
            <text:p>4.6</text:p>
          </table:table-cell>
          <table:table-cell office:value-type="float" office:value="2.2746313385026999" table:style-name="ce235">
            <text:p>2.3</text:p>
          </table:table-cell>
          <table:table-cell office:value-type="float" office:value="2.7422028024710001" table:style-name="ce261">
            <text:p>2.7<text:s/></text:p>
          </table:table-cell>
          <table:table-cell office:value-type="float" office:value="9" table:style-name="ce164">
            <text:p>9</text:p>
          </table:table-cell>
          <table:table-cell office:value-type="float" office:value="540" table:style-name="ce233">
            <text:p>540</text:p>
          </table:table-cell>
          <table:table-cell office:value-type="float" office:value="4.54278659820557" table:style-name="ce234">
            <text:p>4.5</text:p>
          </table:table-cell>
          <table:table-cell office:value-type="float" office:value="2.3326160907745401" table:style-name="ce235">
            <text:p>2.3</text:p>
          </table:table-cell>
          <table:table-cell office:value-type="float" office:value="2.7426481246948198" table:style-name="ce166">
            <text:p>2.7<text:s/></text:p>
          </table:table-cell>
          <table:table-cell office:value-type="float" office:value="1.0624293298455711" table:formula="of:=([.E17]/[.J17])*100-100" table:style-name="ce184">
            <text:p>1.1</text:p>
          </table:table-cell>
          <table:table-cell office:value-type="float" office:value="4.8263897211629825E-2" table:formula="of:=[.E17]-[.J17]" table:style-name="ce159">
            <text:p>0.0</text:p>
          </table:table-cell>
          <table:table-cell office:value-type="float" office:value="-2.485824928549917" table:formula="of:=([.F17]/[.K17])*100-100" table:style-name="ce159">
            <text:p>-2.5</text:p>
          </table:table-cell>
          <table:table-cell office:value-type="float" office:value="-5.798475227184019E-2" table:formula="of:=[.F17]-[.K17]" table:style-name="ce159">
            <text:p>-0.1</text:p>
          </table:table-cell>
          <table:table-cell office:value-type="float" office:value="1.1111111111111143" table:formula="of:=[.D17]/[.I17]*100-100" table:style-name="ce159">
            <text:p>1.1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91-C95</text:p>
          </table:table-cell>
          <table:table-cell office:value-type="string" table:style-name="ce238">
            <text:p><text:span text:style-name="T10">白血病</text:span></text:p>
          </table:table-cell>
          <table:table-cell office:value-type="float" office:value="10" table:style-name="ce232">
            <text:p>10</text:p>
          </table:table-cell>
          <table:table-cell office:value-type="float" office:value="459" table:style-name="ce233">
            <text:p>459</text:p>
          </table:table-cell>
          <table:table-cell office:value-type="float" office:value="3.8595094824112" table:style-name="ce234">
            <text:p>3.9</text:p>
          </table:table-cell>
          <table:table-cell office:value-type="float" office:value="2.1600286492866001" table:style-name="ce235">
            <text:p>2.2</text:p>
          </table:table-cell>
          <table:table-cell office:value-type="float" office:value="2.3052583998795" table:style-name="ce261">
            <text:p>2.3<text:s/></text:p>
          </table:table-cell>
          <table:table-cell office:value-type="float" office:value="10" table:style-name="ce164">
            <text:p>10</text:p>
          </table:table-cell>
          <table:table-cell office:value-type="float" office:value="470" table:style-name="ce233">
            <text:p>470</text:p>
          </table:table-cell>
          <table:table-cell office:value-type="float" office:value="3.95390677452087" table:style-name="ce234">
            <text:p>4.0</text:p>
          </table:table-cell>
          <table:table-cell office:value-type="float" office:value="2.2961177825927699" table:style-name="ce235">
            <text:p>2.3</text:p>
          </table:table-cell>
          <table:table-cell office:value-type="float" office:value="2.3871197700500502" table:style-name="ce166">
            <text:p>2.4<text:s/></text:p>
          </table:table-cell>
          <table:table-cell office:value-type="float" office:value="-2.3874435461647749" table:formula="of:=([.E18]/[.J18])*100-100" table:style-name="ce184">
            <text:p>-2.4</text:p>
          </table:table-cell>
          <table:table-cell office:value-type="float" office:value="-9.4397292109670072E-2" table:formula="of:=[.E18]-[.J18]" table:style-name="ce159">
            <text:p>-0.1</text:p>
          </table:table-cell>
          <table:table-cell office:value-type="float" office:value="-5.926923014920348" table:formula="of:=([.F18]/[.K18])*100-100" table:style-name="ce159">
            <text:p>-5.9</text:p>
          </table:table-cell>
          <table:table-cell office:value-type="float" office:value="-0.13608913330616978" table:formula="of:=[.F18]-[.K18]" table:style-name="ce159">
            <text:p>-0.1</text:p>
          </table:table-cell>
          <table:table-cell office:value-type="float" office:value="-2.3404255319148888" table:formula="of:=[.D18]/[.I18]*100-100" table:style-name="ce159">
            <text:p>-2.3</text:p>
          </table:table-cell>
          <table:table-cell table:number-columns-repeated="16367" table:style-name="ce268"/>
        </table:table-row>
        <table:table-row table:style-name="ro34"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62"/>
          <table:table-cell table:style-name="ce206"/>
          <table:table-cell table:style-name="ce263"/>
          <table:table-cell table:style-name="ce264"/>
          <table:table-cell table:style-name="ce265"/>
          <table:table-cell table:style-name="ce174"/>
          <table:table-cell table:style-name="ce184"/>
          <table:table-cell table:number-columns-repeated="4" table:style-name="ce159"/>
          <table:table-cell table:number-columns-repeated="16367" table:style-name="ce268"/>
        </table:table-row>
        <table:table-row table:style-name="ro24">
          <table:table-cell office:value-type="string" table:style-name="ce81">
            <text:p>C54</text:p>
          </table:table-cell>
          <table:table-cell office:value-type="string" table:style-name="ce250">
            <text:p><text:span text:style-name="T10">子宮體癌</text:span></text:p>
          </table:table-cell>
          <table:table-cell office:value-type="float" office:value="11" table:style-name="ce232">
            <text:p>11</text:p>
          </table:table-cell>
          <table:table-cell office:value-type="float" office:value="444" table:style-name="ce233">
            <text:p>444</text:p>
          </table:table-cell>
          <table:table-cell office:value-type="float" office:value="3.7333817215481" table:style-name="ce234">
            <text:p>3.7</text:p>
          </table:table-cell>
          <table:table-cell office:value-type="float" office:value="2.1587879905910001" table:style-name="ce235">
            <text:p>2.2</text:p>
          </table:table-cell>
          <table:table-cell office:value-type="float" office:value="2.2299231580533001" table:style-name="ce261">
            <text:p>2.2<text:s/></text:p>
          </table:table-cell>
          <table:table-cell office:value-type="float" office:value="11" table:style-name="ce156">
            <text:p>11</text:p>
          </table:table-cell>
          <table:table-cell office:value-type="float" office:value="392" table:style-name="ce225">
            <text:p>392</text:p>
          </table:table-cell>
          <table:table-cell office:value-type="float" office:value="3.2977266311645499" table:style-name="ce226">
            <text:p>3.3</text:p>
          </table:table-cell>
          <table:table-cell office:value-type="float" office:value="1.9277025461196899" table:style-name="ce227">
            <text:p>1.9</text:p>
          </table:table-cell>
          <table:table-cell office:value-type="float" office:value="1.9909594058990501" table:style-name="ce166">
            <text:p>2.0<text:s/></text:p>
          </table:table-cell>
          <table:table-cell office:value-type="float" office:value="13.210770300560171" table:formula="of:=([.E20]/[.J20])*100-100" table:style-name="ce181">
            <text:p>13.2</text:p>
          </table:table-cell>
          <table:table-cell office:value-type="float" office:value="0.4356550903835501" table:formula="of:=[.E20]-[.J20]" table:style-name="ce182">
            <text:p>0.4</text:p>
          </table:table-cell>
          <table:table-cell office:value-type="float" office:value="11.987609029020916" table:formula="of:=([.F20]/[.K20])*100-100" table:style-name="ce182">
            <text:p>12.0</text:p>
          </table:table-cell>
          <table:table-cell office:value-type="float" office:value="0.23108544447131019" table:formula="of:=[.F20]-[.K20]" table:style-name="ce182">
            <text:p>0.2</text:p>
          </table:table-cell>
          <table:table-cell office:value-type="float" office:value="13.265306122448976" table:formula="of:=[.D20]/[.I20]*100-100" table:style-name="ce182">
            <text:p>13.3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67</text:p>
          </table:table-cell>
          <table:table-cell office:value-type="string" table:style-name="ce238">
            <text:p><text:span text:style-name="T10">膀胱癌</text:span></text:p>
          </table:table-cell>
          <table:table-cell office:value-type="float" office:value="12" table:style-name="ce232">
            <text:p>12</text:p>
          </table:table-cell>
          <table:table-cell office:value-type="float" office:value="353" table:style-name="ce233">
            <text:p>353</text:p>
          </table:table-cell>
          <table:table-cell office:value-type="float" office:value="2.9682066389784998" table:style-name="ce234">
            <text:p>3.0</text:p>
          </table:table-cell>
          <table:table-cell office:value-type="float" office:value="1.3072041753575001" table:style-name="ce235">
            <text:p>1.3</text:p>
          </table:table-cell>
          <table:table-cell office:value-type="float" office:value="1.7728893576414999" table:style-name="ce261">
            <text:p>1.8<text:s/></text:p>
          </table:table-cell>
          <table:table-cell office:value-type="float" office:value="12" table:style-name="ce164">
            <text:p>12</text:p>
          </table:table-cell>
          <table:table-cell office:value-type="float" office:value="375" table:style-name="ce233">
            <text:p>375</text:p>
          </table:table-cell>
          <table:table-cell office:value-type="float" office:value="3.15471291542053" table:style-name="ce234">
            <text:p>3.2</text:p>
          </table:table-cell>
          <table:table-cell office:value-type="float" office:value="1.46928799152374" table:style-name="ce235">
            <text:p>1.5</text:p>
          </table:table-cell>
          <table:table-cell office:value-type="float" office:value="1.9046168327331501" table:style-name="ce166">
            <text:p>1.9<text:s/></text:p>
          </table:table-cell>
          <table:table-cell office:value-type="float" office:value="-5.911988870060739" table:formula="of:=([.E21]/[.J21])*100-100" table:style-name="ce184">
            <text:p>-5.9</text:p>
          </table:table-cell>
          <table:table-cell office:value-type="float" office:value="-0.18650627644203022" table:formula="of:=[.E21]-[.J21]" table:style-name="ce159">
            <text:p>-0.2</text:p>
          </table:table-cell>
          <table:table-cell office:value-type="float" office:value="-11.031453132489659" table:formula="of:=([.F21]/[.K21])*100-100" table:style-name="ce159">
            <text:p>-11.0</text:p>
          </table:table-cell>
          <table:table-cell office:value-type="float" office:value="-0.1620838161662399" table:formula="of:=[.F21]-[.K21]" table:style-name="ce159">
            <text:p>-0.2</text:p>
          </table:table-cell>
          <table:table-cell office:value-type="float" office:value="-5.86666666666666" table:formula="of:=[.D21]/[.I21]*100-100" table:style-name="ce159">
            <text:p>-5.9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23-C24</text:p>
          </table:table-cell>
          <table:table-cell office:value-type="string" table:style-name="ce238">
            <text:p><text:span text:style-name="T10">膽囊和其他膽道癌</text:span></text:p>
          </table:table-cell>
          <table:table-cell office:value-type="float" office:value="13" table:style-name="ce232">
            <text:p>13</text:p>
          </table:table-cell>
          <table:table-cell office:value-type="float" office:value="314" table:style-name="ce233">
            <text:p>314</text:p>
          </table:table-cell>
          <table:table-cell office:value-type="float" office:value="2.6402744607345001" table:style-name="ce234">
            <text:p>2.6</text:p>
          </table:table-cell>
          <table:table-cell office:value-type="float" office:value="1.260905183694" table:style-name="ce235">
            <text:p>1.3</text:p>
          </table:table-cell>
          <table:table-cell office:value-type="float" office:value="1.5770177288936" table:style-name="ce261">
            <text:p>1.6<text:s/></text:p>
          </table:table-cell>
          <table:table-cell office:value-type="float" office:value="13" table:style-name="ce164">
            <text:p>13</text:p>
          </table:table-cell>
          <table:table-cell office:value-type="float" office:value="278" table:style-name="ce233">
            <text:p>278</text:p>
          </table:table-cell>
          <table:table-cell office:value-type="float" office:value="2.3386938571929901" table:style-name="ce234">
            <text:p>2.3</text:p>
          </table:table-cell>
          <table:table-cell office:value-type="float" office:value="1.1995713710784901" table:style-name="ce235">
            <text:p>1.2</text:p>
          </table:table-cell>
          <table:table-cell office:value-type="float" office:value="1.4119559526443499" table:style-name="ce166">
            <text:p>1.4<text:s/></text:p>
          </table:table-cell>
          <table:table-cell office:value-type="float" office:value="12.895257864297022" table:formula="of:=([.E22]/[.J22])*100-100" table:style-name="ce184">
            <text:p>12.9</text:p>
          </table:table-cell>
          <table:table-cell office:value-type="float" office:value="0.30158060354151006" table:formula="of:=[.E22]-[.J22]" table:style-name="ce159">
            <text:p>0.3</text:p>
          </table:table-cell>
          <table:table-cell office:value-type="float" office:value="5.1129773596019419" table:formula="of:=([.F22]/[.K22])*100-100" table:style-name="ce159">
            <text:p>5.1</text:p>
          </table:table-cell>
          <table:table-cell office:value-type="float" office:value="6.1333812615509853E-2" table:formula="of:=[.F22]-[.K22]" table:style-name="ce159">
            <text:p>0.1</text:p>
          </table:table-cell>
          <table:table-cell office:value-type="float" office:value="12.949640287769796" table:formula="of:=[.D22]/[.I22]*100-100" table:style-name="ce159">
            <text:p>12.9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81">
            <text:p>C71</text:p>
          </table:table-cell>
          <table:table-cell office:value-type="string" table:style-name="ce238">
            <text:p><text:span text:style-name="T10">腦癌</text:span></text:p>
          </table:table-cell>
          <table:table-cell office:value-type="float" office:value="14" table:style-name="ce232">
            <text:p>14</text:p>
          </table:table-cell>
          <table:table-cell office:value-type="float" office:value="270" table:style-name="ce233">
            <text:p>270</text:p>
          </table:table-cell>
          <table:table-cell office:value-type="float" office:value="2.270299695536" table:style-name="ce234">
            <text:p>2.3</text:p>
          </table:table-cell>
          <table:table-cell office:value-type="float" office:value="1.4244767044733" table:style-name="ce235">
            <text:p>1.4</text:p>
          </table:table-cell>
          <table:table-cell office:value-type="float" office:value="1.3560343528703001" table:style-name="ce261">
            <text:p>1.4<text:s/></text:p>
          </table:table-cell>
          <table:table-cell office:value-type="float" office:value="14" table:style-name="ce164">
            <text:p>14</text:p>
          </table:table-cell>
          <table:table-cell office:value-type="float" office:value="278" table:style-name="ce233">
            <text:p>278</text:p>
          </table:table-cell>
          <table:table-cell office:value-type="float" office:value="2.3386938571929901" table:style-name="ce234">
            <text:p>2.3</text:p>
          </table:table-cell>
          <table:table-cell office:value-type="float" office:value="1.6590877771377599" table:style-name="ce235">
            <text:p>1.7</text:p>
          </table:table-cell>
          <table:table-cell office:value-type="float" office:value="1.4119559526443499" table:style-name="ce166">
            <text:p>1.4<text:s/></text:p>
          </table:table-cell>
          <table:table-cell office:value-type="float" office:value="-2.9244597982174554" table:formula="of:=([.E23]/[.J23])*100-100" table:style-name="ce184">
            <text:p>-2.9</text:p>
          </table:table-cell>
          <table:table-cell office:value-type="float" office:value="-6.8394161656990082E-2" table:formula="of:=[.E23]-[.J23]" table:style-name="ce159">
            <text:p>-0.1</text:p>
          </table:table-cell>
          <table:table-cell office:value-type="float" office:value="-14.140968060726024" table:formula="of:=([.F23]/[.K23])*100-100" table:style-name="ce159">
            <text:p>-14.1</text:p>
          </table:table-cell>
          <table:table-cell office:value-type="float" office:value="-0.23461107266445991" table:formula="of:=[.F23]-[.K23]" table:style-name="ce159">
            <text:p>-0.2</text:p>
          </table:table-cell>
          <table:table-cell office:value-type="float" office:value="-2.8776978417266292" table:formula="of:=[.D23]/[.I23]*100-100" table:style-name="ce159">
            <text:p>-2.9</text:p>
          </table:table-cell>
          <table:table-cell table:number-columns-repeated="16367" table:style-name="ce268"/>
        </table:table-row>
        <table:table-row table:style-name="ro24">
          <table:table-cell office:value-type="string" table:style-name="ce239">
            <text:p>C45-C49</text:p>
          </table:table-cell>
          <table:table-cell office:value-type="string" table:style-name="ce240">
            <text:p><text:span text:style-name="T10">間皮和軟組織癌</text:span></text:p>
          </table:table-cell>
          <table:table-cell office:value-type="float" office:value="15" table:style-name="ce241">
            <text:p>15</text:p>
          </table:table-cell>
          <table:table-cell office:value-type="float" office:value="247" table:style-name="ce242">
            <text:p>247</text:p>
          </table:table-cell>
          <table:table-cell office:value-type="float" office:value="2.0769037955459" table:style-name="ce243">
            <text:p>2.1</text:p>
          </table:table-cell>
          <table:table-cell office:value-type="float" office:value="1.2268772221022" table:style-name="ce244">
            <text:p>1.2</text:p>
          </table:table-cell>
          <table:table-cell office:value-type="float" office:value="1.2405203154035001" table:style-name="ce262">
            <text:p>1.2<text:s/></text:p>
          </table:table-cell>
          <table:table-cell office:value-type="float" office:value="16" table:style-name="ce171">
            <text:p>16</text:p>
          </table:table-cell>
          <table:table-cell office:value-type="float" office:value="234" table:style-name="ce242">
            <text:p>234</text:p>
          </table:table-cell>
          <table:table-cell office:value-type="float" office:value="1.9685409069061299" table:style-name="ce243">
            <text:p>2.0</text:p>
          </table:table-cell>
          <table:table-cell office:value-type="float" office:value="1.1755166053771999" table:style-name="ce244">
            <text:p>1.2</text:p>
          </table:table-cell>
          <table:table-cell office:value-type="float" office:value="1.1884808540344201" table:style-name="ce174">
            <text:p>1.2<text:s/></text:p>
          </table:table-cell>
          <table:table-cell office:value-type="float" office:value="5.5047313601462804" table:formula="of:=([.E24]/[.J24])*100-100" table:style-name="ce190">
            <text:p>5.5</text:p>
          </table:table-cell>
          <table:table-cell office:value-type="float" office:value="0.10836288863977006" table:formula="of:=[.E24]-[.J24]" table:style-name="ce191">
            <text:p>0.1</text:p>
          </table:table-cell>
          <table:table-cell office:value-type="float" office:value="4.3691953384630722" table:formula="of:=([.F24]/[.K24])*100-100" table:style-name="ce191">
            <text:p>4.4</text:p>
          </table:table-cell>
          <table:table-cell office:value-type="float" office:value="5.136061672500003E-2" table:formula="of:=[.F24]-[.K24]" table:style-name="ce191">
            <text:p>0.1</text:p>
          </table:table-cell>
          <table:table-cell office:value-type="float" office:value="5.5555555555555571" table:formula="of:=[.D24]/[.I24]*100-100" table:style-name="ce191">
            <text:p>5.6</text:p>
          </table:table-cell>
          <table:table-cell table:number-columns-repeated="16367" table:style-name="ce268"/>
        </table:table-row>
        <table:table-row table:style-name="ro12">
          <table:table-cell office:value-type="string" table:style-name="ce192">
            <text:p>附註: 1. 109年年中人口數計 23,582,179人,男性 11,689,476,女性 11,892,703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12">
          <table:table-cell office:value-type="string" table:style-name="ce192">
            <text:p><text:s text:c="6"/>2. 108年年中人口數計 23,596,027人,男性 11,709,050,女性 11,886,977人</text:p>
          </table:table-cell>
          <table:table-cell table:style-name="ce193"/>
          <table:table-cell table:number-columns-repeated="11" table:style-name="ce192"/>
          <table:table-cell office:value-type="string" table:style-name="ce204">
            <text:p><text:s/></text:p>
          </table:table-cell>
          <table:table-cell table:number-columns-repeated="16370" table:style-name="ce192"/>
        </table:table-row>
        <table:table-row table:style-name="ro1">
          <table:table-cell office:value-type="string" table:style-name="ce17">
            <text:p><text:s text:c="6"/>3. 標準化死亡率係以2000年WHO之世界標準人口數為準。</text:p>
          </table:table-cell>
          <table:table-cell table:style-name="ce197"/>
          <table:table-cell table:number-columns-repeated="4" table:style-name="ce212"/>
          <table:table-cell table:style-name="ce269"/>
          <table:table-cell table:style-name="ce212"/>
          <table:table-cell table:number-columns-repeated="2" table:style-name="ce270"/>
          <table:table-cell table:number-columns-repeated="2" table:style-name="ce271"/>
          <table:table-cell table:style-name="ce269"/>
          <table:table-cell table:style-name="ce211"/>
          <table:table-cell table:number-columns-repeated="3" table:style-name="ce267"/>
          <table:table-cell table:number-columns-repeated="16367" table:style-name="ce197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表9.$A$1:表9.$Q$27" table:base-cell-address="表9.$A$1"/>
        </table:named-expressions>
      </table:table>
      <table:table table:name="表10" table:style-name="ta2">
        <table:table-column table:style-name="co44" table:default-cell-style-name="ce272"/>
        <table:table-column table:style-name="co39" table:default-cell-style-name="ce273"/>
        <table:table-column table:style-name="co28" table:number-columns-repeated="9" table:default-cell-style-name="ce272"/>
        <table:table-column table:style-name="co45" table:default-cell-style-name="ce272"/>
        <table:table-column table:style-name="co3" table:number-columns-repeated="3" table:default-cell-style-name="ce272"/>
        <table:table-column table:style-name="co46" table:default-cell-style-name="ce272"/>
        <table:table-column table:style-name="co47" table:default-cell-style-name="ce272"/>
        <table:table-column table:style-name="co3" table:number-columns-repeated="16367" table:default-cell-style-name="ce272"/>
        <table:table-row table:style-name="ro3">
          <table:table-cell office:value-type="string" table:number-columns-spanned="12" table:number-rows-spanned="1" table:style-name="ce399">
            <text:p>表10　歷年新生兒、嬰兒及孕產婦死亡概況</text:p>
          </table:table-cell>
          <table:covered-table-cell table:number-columns-repeated="11"/>
          <table:table-cell table:number-columns-repeated="16372" table:style-name="ce58"/>
        </table:table-row>
        <table:table-row table:number-rows-repeated="2" table:style-name="ro35" table:visibility="collapse">
          <table:table-cell table:style-name="ce272"/>
          <table:table-cell table:style-name="ce273"/>
          <table:table-cell table:number-columns-repeated="3" table:style-name="ce274"/>
          <table:table-cell table:style-name="ce275"/>
          <table:table-cell table:style-name="ce276"/>
          <table:table-cell table:style-name="ce274"/>
          <table:table-cell table:style-name="ce277"/>
          <table:table-cell table:number-columns-repeated="3" table:style-name="ce278"/>
          <table:table-cell table:number-columns-repeated="16372" table:style-name="ce58"/>
        </table:table-row>
        <table:table-row table:style-name="ro15">
          <table:table-cell table:style-name="ce272"/>
          <table:table-cell table:style-name="ce273"/>
          <table:table-cell table:style-name="ce272"/>
          <table:table-cell table:number-columns-repeated="2" table:style-name="ce279"/>
          <table:table-cell office:value-type="string" table:style-name="ce280">
            <text:p><text:s/></text:p>
          </table:table-cell>
          <table:table-cell table:number-columns-repeated="6" table:style-name="ce281"/>
          <table:table-cell table:number-columns-repeated="16372" table:style-name="ce58"/>
        </table:table-row>
        <table:table-row table:style-name="ro36">
          <table:table-cell table:style-name="ce282"/>
          <table:table-cell table:style-name="ce283"/>
          <table:table-cell office:value-type="string" table:number-columns-spanned="4" table:number-rows-spanned="1" table:style-name="ce400">
            <text:p>新 <text:s text:c="3"/>生 <text:s text:c="3"/>兒</text:p>
          </table:table-cell>
          <table:covered-table-cell table:number-columns-repeated="3"/>
          <table:table-cell office:value-type="string" table:number-columns-spanned="4" table:number-rows-spanned="1" table:style-name="ce400">
            <text:p>嬰 <text:s text:c="5"/>兒</text:p>
          </table:table-cell>
          <table:covered-table-cell table:number-columns-repeated="3"/>
          <table:table-cell office:value-type="string" table:number-columns-spanned="2" table:number-rows-spanned="1" table:style-name="ce401">
            <text:p>孕 產 婦</text:p>
          </table:table-cell>
          <table:covered-table-cell/>
          <table:table-cell table:number-columns-repeated="16372" table:style-name="ce284"/>
        </table:table-row>
        <table:table-row table:style-name="ro37">
          <table:table-cell office:value-type="string" table:style-name="ce285">
            <text:p><text:span text:style-name="T9">年</text:span><text:span text:style-name="T1"><text:s text:c="5"/></text:span><text:span text:style-name="T9">別</text:span></text:p>
          </table:table-cell>
          <table:table-cell table:style-name="ce286"/>
          <table:table-cell office:value-type="string" table:number-columns-spanned="1" table:number-rows-spanned="2" table:style-name="ce398">
            <text:p><text:span text:style-name="T9">計</text:span><text:span text:style-name="T1"><text:s/>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number-columns-spanned="1" table:number-rows-spanned="2" table:style-name="ce398">
            <text:p><text:span text:style-name="T9">男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number-columns-spanned="1" table:number-rows-spanned="2" table:style-name="ce398">
            <text:p><text:span text:style-name="T9">女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style-name="ce287">
            <text:p><text:span text:style-name="T9">死亡率</text:span></text:p>
          </table:table-cell>
          <table:table-cell office:value-type="string" table:number-columns-spanned="1" table:number-rows-spanned="2" table:style-name="ce398">
            <text:p><text:span text:style-name="T9">計</text:span><text:span text:style-name="T1"><text:s/>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number-columns-spanned="1" table:number-rows-spanned="2" table:style-name="ce398">
            <text:p><text:span text:style-name="T9">男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number-columns-spanned="1" table:number-rows-spanned="2" table:style-name="ce398">
            <text:p><text:span text:style-name="T9">女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style-name="ce287">
            <text:p><text:span text:style-name="T9">死亡率</text:span></text:p>
          </table:table-cell>
          <table:table-cell office:value-type="string" table:number-columns-spanned="1" table:number-rows-spanned="2" table:style-name="ce398">
            <text:p><text:span text:style-name="T9">死亡數</text:span><text:span text:style-name="T9"/></text:p>
            <text:p><text:span text:style-name="T1">(</text:span><text:span text:style-name="T9">人</text:span><text:span text:style-name="T1">)</text:span></text:p>
          </table:table-cell>
          <table:table-cell office:value-type="string" table:style-name="ce288">
            <text:p><text:span text:style-name="T9">死亡率</text:span></text:p>
          </table:table-cell>
          <table:table-cell table:number-columns-repeated="16372" table:style-name="ce58"/>
        </table:table-row>
        <table:table-row table:style-name="ro37">
          <table:table-cell office:value-type="string" table:style-name="ce289">
            <text:p><text:s/></text:p>
          </table:table-cell>
          <table:table-cell table:style-name="ce290"/>
          <table:covered-table-cell/>
          <table:covered-table-cell/>
          <table:covered-table-cell/>
          <table:table-cell office:value-type="string" table:style-name="ce291">
            <text:p>(<text:span text:style-name="T11">每千活產</text:span><text:span text:style-name="T3">)</text:span></text:p>
          </table:table-cell>
          <table:covered-table-cell/>
          <table:covered-table-cell/>
          <table:covered-table-cell/>
          <table:table-cell office:value-type="string" table:style-name="ce291">
            <text:p>(<text:span text:style-name="T11">每千活產</text:span><text:span text:style-name="T3">)</text:span></text:p>
          </table:table-cell>
          <table:covered-table-cell/>
          <table:table-cell office:value-type="string" table:style-name="ce292">
            <text:p>(<text:span text:style-name="T11">每十萬活產</text:span><text:span text:style-name="T3">)</text:span></text:p>
          </table:table-cell>
          <table:table-cell table:number-columns-repeated="16372" table:style-name="ce58"/>
        </table:table-row>
        <table:table-row table:style-name="ro37" table:visibility="collapse">
          <table:table-cell office:value-type="string" table:style-name="ce293">
            <text:p><text:span text:style-name="T9">民國</text:span><text:span text:style-name="T1">70</text:span><text:span text:style-name="T9">年</text:span></text:p>
          </table:table-cell>
          <table:table-cell table:style-name="ce294"/>
          <table:table-cell office:value-type="float" office:value="1295" table:style-name="ce295">
            <text:p><text:s/>1,295<text:s/></text:p>
          </table:table-cell>
          <table:table-cell office:value-type="float" office:value="757" table:style-name="ce295">
            <text:p><text:s/>757<text:s/></text:p>
          </table:table-cell>
          <table:table-cell office:value-type="float" office:value="538" table:style-name="ce295">
            <text:p><text:s/>538<text:s/></text:p>
          </table:table-cell>
          <table:table-cell office:value-type="float" office:value="3.1144181930121597" table:style-name="ce296">
            <text:p><text:s/>3.1<text:s/></text:p>
          </table:table-cell>
          <table:table-cell office:value-type="float" office:value="3661" table:style-name="ce295">
            <text:p><text:s/>3,661<text:s/></text:p>
          </table:table-cell>
          <table:table-cell office:value-type="float" office:value="2001" table:style-name="ce295">
            <text:p><text:s/>2,001<text:s/></text:p>
          </table:table-cell>
          <table:table-cell office:value-type="float" office:value="1660" table:style-name="ce295">
            <text:p><text:s/>1,660<text:s/></text:p>
          </table:table-cell>
          <table:table-cell office:value-type="float" office:value="8.8045444051100503" table:style-name="ce297">
            <text:p><text:s/>8.8<text:s/></text:p>
          </table:table-cell>
          <table:table-cell office:value-type="float" office:value="80" table:style-name="ce295">
            <text:p><text:s/>80<text:s/></text:p>
          </table:table-cell>
          <table:table-cell office:value-type="float" office:value="19.239649068800983" table:style-name="ce296">
            <text:p><text:s/>19.2<text:s/></text:p>
          </table:table-cell>
          <table:table-cell table:number-columns-repeated="16372" table:style-name="ce58"/>
        </table:table-row>
        <table:table-row table:style-name="ro37" table:visibility="collapse">
          <table:table-cell office:value-type="string" table:style-name="ce293">
            <text:p><text:span text:style-name="T9">民國</text:span><text:span text:style-name="T1">71</text:span><text:span text:style-name="T9">年</text:span></text:p>
          </table:table-cell>
          <table:table-cell table:style-name="ce294"/>
          <table:table-cell office:value-type="float" office:value="1190" table:style-name="ce295">
            <text:p><text:s/>1,190<text:s/></text:p>
          </table:table-cell>
          <table:table-cell office:value-type="float" office:value="693" table:style-name="ce295">
            <text:p><text:s/>693<text:s/></text:p>
          </table:table-cell>
          <table:table-cell office:value-type="float" office:value="497" table:style-name="ce295">
            <text:p><text:s/>497<text:s/></text:p>
          </table:table-cell>
          <table:table-cell office:value-type="float" office:value="2.951806182917724" table:style-name="ce296">
            <text:p><text:s/>3.0<text:s/></text:p>
          </table:table-cell>
          <table:table-cell office:value-type="float" office:value="3263" table:style-name="ce295">
            <text:p><text:s/>3,263<text:s/></text:p>
          </table:table-cell>
          <table:table-cell office:value-type="float" office:value="1814" table:style-name="ce295">
            <text:p><text:s/>1,814<text:s/></text:p>
          </table:table-cell>
          <table:table-cell office:value-type="float" office:value="1449" table:style-name="ce295">
            <text:p><text:s/>1,449<text:s/></text:p>
          </table:table-cell>
          <table:table-cell office:value-type="float" office:value="8.0939021637483464" table:style-name="ce297">
            <text:p><text:s/>8.1<text:s/></text:p>
          </table:table-cell>
          <table:table-cell office:value-type="float" office:value="77" table:style-name="ce295">
            <text:p><text:s/>77<text:s/></text:p>
          </table:table-cell>
          <table:table-cell office:value-type="float" office:value="19.09992236005586" table:style-name="ce296">
            <text:p><text:s/>19.1<text:s/></text:p>
          </table:table-cell>
          <table:table-cell table:number-columns-repeated="16372" table:style-name="ce58"/>
        </table:table-row>
        <table:table-row table:style-name="ro37" table:visibility="collapse">
          <table:table-cell office:value-type="string" table:style-name="ce293">
            <text:p><text:span text:style-name="T9">民國</text:span><text:span text:style-name="T1">72</text:span><text:span text:style-name="T9">年</text:span></text:p>
          </table:table-cell>
          <table:table-cell table:style-name="ce294"/>
          <table:table-cell office:value-type="float" office:value="1029" table:style-name="ce295">
            <text:p><text:s/>1,029<text:s/></text:p>
          </table:table-cell>
          <table:table-cell office:value-type="float" office:value="588" table:style-name="ce295">
            <text:p><text:s/>588<text:s/></text:p>
          </table:table-cell>
          <table:table-cell office:value-type="float" office:value="441" table:style-name="ce295">
            <text:p><text:s/>441<text:s/></text:p>
          </table:table-cell>
          <table:table-cell office:value-type="float" office:value="2.6915119287076297" table:style-name="ce296">
            <text:p><text:s/>2.7<text:s/></text:p>
          </table:table-cell>
          <table:table-cell office:value-type="float" office:value="2919" table:style-name="ce295">
            <text:p><text:s/>2,919<text:s/></text:p>
          </table:table-cell>
          <table:table-cell office:value-type="float" office:value="1662" table:style-name="ce295">
            <text:p><text:s/>1,662<text:s/></text:p>
          </table:table-cell>
          <table:table-cell office:value-type="float" office:value="1257" table:style-name="ce295">
            <text:p><text:s/>1,257<text:s/></text:p>
          </table:table-cell>
          <table:table-cell office:value-type="float" office:value="7.6351052671502151" table:style-name="ce297">
            <text:p><text:s/>7.6<text:s/></text:p>
          </table:table-cell>
          <table:table-cell office:value-type="float" office:value="65" table:style-name="ce295">
            <text:p><text:s/>65<text:s/></text:p>
          </table:table-cell>
          <table:table-cell office:value-type="float" office:value="17.001776031680848" table:style-name="ce296">
            <text:p><text:s/>17.0<text:s/></text:p>
          </table:table-cell>
          <table:table-cell table:number-columns-repeated="16372" table:style-name="ce58"/>
        </table:table-row>
        <table:table-row table:style-name="ro37" table:visibility="collapse">
          <table:table-cell office:value-type="string" table:style-name="ce293">
            <text:p><text:span text:style-name="T9">民國</text:span><text:span text:style-name="T1">73</text:span><text:span text:style-name="T9">年</text:span></text:p>
          </table:table-cell>
          <table:table-cell table:style-name="ce294"/>
          <table:table-cell office:value-type="float" office:value="933" table:style-name="ce295">
            <text:p><text:s/>933<text:s/></text:p>
          </table:table-cell>
          <table:table-cell office:value-type="float" office:value="531" table:style-name="ce295">
            <text:p><text:s/>531<text:s/></text:p>
          </table:table-cell>
          <table:table-cell office:value-type="float" office:value="402" table:style-name="ce295">
            <text:p><text:s/>402<text:s/></text:p>
          </table:table-cell>
          <table:table-cell office:value-type="float" office:value="2.521090148563276" table:style-name="ce296">
            <text:p><text:s/>2.5<text:s/></text:p>
          </table:table-cell>
          <table:table-cell office:value-type="float" office:value="2536" table:style-name="ce295">
            <text:p><text:s/>2,536<text:s/></text:p>
          </table:table-cell>
          <table:table-cell office:value-type="float" office:value="1384" table:style-name="ce295">
            <text:p><text:s/>1,384<text:s/></text:p>
          </table:table-cell>
          <table:table-cell office:value-type="float" office:value="1152" table:style-name="ce295">
            <text:p><text:s/>1,152<text:s/></text:p>
          </table:table-cell>
          <table:table-cell office:value-type="float" office:value="6.8526094498997514" table:style-name="ce297">
            <text:p><text:s/>6.9<text:s/></text:p>
          </table:table-cell>
          <table:table-cell office:value-type="float" office:value="52" table:style-name="ce295">
            <text:p><text:s/>52<text:s/></text:p>
          </table:table-cell>
          <table:table-cell office:value-type="float" office:value="14.051091931971099" table:style-name="ce296">
            <text:p><text:s/>14.1<text:s/></text:p>
          </table:table-cell>
          <table:table-cell table:number-columns-repeated="16372" table:style-name="ce58"/>
        </table:table-row>
        <table:table-row table:style-name="ro5" table:visibility="collapse">
          <table:table-cell office:value-type="string" table:style-name="ce293">
            <text:p><text:span text:style-name="T9">民國</text:span><text:span text:style-name="T1">74</text:span><text:span text:style-name="T9">年</text:span></text:p>
          </table:table-cell>
          <table:table-cell table:style-name="ce294"/>
          <table:table-cell office:value-type="float" office:value="801" table:style-name="ce295">
            <text:p><text:s/>801<text:s/></text:p>
          </table:table-cell>
          <table:table-cell office:value-type="float" office:value="444" table:style-name="ce295">
            <text:p><text:s/>444<text:s/></text:p>
          </table:table-cell>
          <table:table-cell office:value-type="float" office:value="357" table:style-name="ce295">
            <text:p><text:s/>357<text:s/></text:p>
          </table:table-cell>
          <table:table-cell office:value-type="float" office:value="2.3278049177421747" table:style-name="ce296">
            <text:p><text:s/>2.3<text:s/></text:p>
          </table:table-cell>
          <table:table-cell office:value-type="float" office:value="2339" table:style-name="ce295">
            <text:p><text:s/>2,339<text:s/></text:p>
          </table:table-cell>
          <table:table-cell office:value-type="float" office:value="1296" table:style-name="ce295">
            <text:p><text:s/>1,296<text:s/></text:p>
          </table:table-cell>
          <table:table-cell office:value-type="float" office:value="1043" table:style-name="ce295">
            <text:p><text:s/>1,043<text:s/></text:p>
          </table:table-cell>
          <table:table-cell office:value-type="float" office:value="6.7974228496865745" table:style-name="ce297">
            <text:p><text:s/>6.8<text:s/></text:p>
          </table:table-cell>
          <table:table-cell office:value-type="float" office:value="34" table:style-name="ce295">
            <text:p><text:s/>34<text:s/></text:p>
          </table:table-cell>
          <table:table-cell office:value-type="float" office:value="9.8808198755597925" table:style-name="ce296">
            <text:p><text:s/>9.9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1">75</text:span><text:span text:style-name="T9">年</text:span></text:p>
          </table:table-cell>
          <table:table-cell table:style-name="ce298"/>
          <table:table-cell office:value-type="float" office:value="642" table:style-name="ce295">
            <text:p><text:s/>642<text:s/></text:p>
          </table:table-cell>
          <table:table-cell office:value-type="float" office:value="355" table:style-name="ce295">
            <text:p><text:s/>355<text:s/></text:p>
          </table:table-cell>
          <table:table-cell office:value-type="float" office:value="287" table:style-name="ce295">
            <text:p><text:s/>287<text:s/></text:p>
          </table:table-cell>
          <table:table-cell office:value-type="float" office:value="2.0887354691358424" table:style-name="ce296">
            <text:p><text:s/>2.1<text:s/></text:p>
          </table:table-cell>
          <table:table-cell office:value-type="float" office:value="1938" table:style-name="ce295">
            <text:p><text:s/>1,938<text:s/></text:p>
          </table:table-cell>
          <table:table-cell office:value-type="float" office:value="1050" table:style-name="ce295">
            <text:p><text:s/>1,050<text:s/></text:p>
          </table:table-cell>
          <table:table-cell office:value-type="float" office:value="888" table:style-name="ce295">
            <text:p><text:s/>888<text:s/></text:p>
          </table:table-cell>
          <table:table-cell office:value-type="float" office:value="6.3052481918773573" table:style-name="ce297">
            <text:p><text:s/>6.3<text:s/></text:p>
          </table:table-cell>
          <table:table-cell office:value-type="float" office:value="29" table:style-name="ce295">
            <text:p><text:s/>29<text:s/></text:p>
          </table:table-cell>
          <table:table-cell office:value-type="float" office:value="9.4350979135419681" table:style-name="ce296">
            <text:p><text:s/>9.4<text:s/></text:p>
          </table:table-cell>
          <table:table-cell table:number-columns-repeated="16372" table:style-name="ce58"/>
        </table:table-row>
        <table:table-row table:style-name="ro5" table:visibility="collapse">
          <table:table-cell office:value-type="string" table:style-name="ce293">
            <text:p><text:span text:style-name="T9">民國</text:span><text:span text:style-name="T1">76</text:span><text:span text:style-name="T9">年</text:span></text:p>
          </table:table-cell>
          <table:table-cell table:style-name="ce294"/>
          <table:table-cell office:value-type="float" office:value="545" table:style-name="ce295">
            <text:p><text:s/>545<text:s/></text:p>
          </table:table-cell>
          <table:table-cell office:value-type="float" office:value="306" table:style-name="ce295">
            <text:p><text:s/>306<text:s/></text:p>
          </table:table-cell>
          <table:table-cell office:value-type="float" office:value="239" table:style-name="ce295">
            <text:p><text:s/>239<text:s/></text:p>
          </table:table-cell>
          <table:table-cell office:value-type="float" office:value="1.7343155817912774" table:style-name="ce296">
            <text:p><text:s/>1.7<text:s/></text:p>
          </table:table-cell>
          <table:table-cell office:value-type="float" office:value="1590" table:style-name="ce295">
            <text:p><text:s/>1,590<text:s/></text:p>
          </table:table-cell>
          <table:table-cell office:value-type="float" office:value="895" table:style-name="ce295">
            <text:p><text:s/>895<text:s/></text:p>
          </table:table-cell>
          <table:table-cell office:value-type="float" office:value="695" table:style-name="ce295">
            <text:p><text:s/>695<text:s/></text:p>
          </table:table-cell>
          <table:table-cell office:value-type="float" office:value="5.0597463762351031" table:style-name="ce297">
            <text:p><text:s/>5.1<text:s/></text:p>
          </table:table-cell>
          <table:table-cell office:value-type="float" office:value="28" table:style-name="ce295">
            <text:p><text:s/>28<text:s/></text:p>
          </table:table-cell>
          <table:table-cell office:value-type="float" office:value="8.910245190854269" table:style-name="ce296">
            <text:p><text:s/>8.9<text:s/></text:p>
          </table:table-cell>
          <table:table-cell table:number-columns-repeated="16372" table:style-name="ce58"/>
        </table:table-row>
        <table:table-row table:style-name="ro5" table:visibility="collapse">
          <table:table-cell office:value-type="string" table:style-name="ce293">
            <text:p><text:span text:style-name="T9">民國</text:span><text:span text:style-name="T1">77</text:span><text:span text:style-name="T9">年</text:span></text:p>
          </table:table-cell>
          <table:table-cell table:style-name="ce294"/>
          <table:table-cell office:value-type="float" office:value="611" table:style-name="ce295">
            <text:p><text:s/>611<text:s/></text:p>
          </table:table-cell>
          <table:table-cell office:value-type="float" office:value="338" table:style-name="ce295">
            <text:p><text:s/>338<text:s/></text:p>
          </table:table-cell>
          <table:table-cell office:value-type="float" office:value="273" table:style-name="ce295">
            <text:p><text:s/>273<text:s/></text:p>
          </table:table-cell>
          <table:table-cell office:value-type="float" office:value="1.7802615323652129" table:style-name="ce296">
            <text:p><text:s/>1.8<text:s/></text:p>
          </table:table-cell>
          <table:table-cell office:value-type="float" office:value="1820" table:style-name="ce295">
            <text:p><text:s/>1,820<text:s/></text:p>
          </table:table-cell>
          <table:table-cell office:value-type="float" office:value="997" table:style-name="ce295">
            <text:p><text:s/>997<text:s/></text:p>
          </table:table-cell>
          <table:table-cell office:value-type="float" office:value="823" table:style-name="ce295">
            <text:p><text:s/>823<text:s/></text:p>
          </table:table-cell>
          <table:table-cell office:value-type="float" office:value="5.3029066921516987" table:style-name="ce297">
            <text:p><text:s/>5.3<text:s/></text:p>
          </table:table-cell>
          <table:table-cell office:value-type="float" office:value="31" table:style-name="ce295">
            <text:p><text:s/>31<text:s/></text:p>
          </table:table-cell>
          <table:table-cell office:value-type="float" office:value="9.0324234866320126" table:style-name="ce296">
            <text:p><text:s/>9.0<text:s/></text:p>
          </table:table-cell>
          <table:table-cell table:number-columns-repeated="16372" table:style-name="ce58"/>
        </table:table-row>
        <table:table-row table:style-name="ro5" table:visibility="collapse">
          <table:table-cell office:value-type="string" table:style-name="ce293">
            <text:p><text:span text:style-name="T9">民國</text:span><text:span text:style-name="T1">78</text:span><text:span text:style-name="T9">年</text:span></text:p>
          </table:table-cell>
          <table:table-cell table:style-name="ce294"/>
          <table:table-cell office:value-type="float" office:value="611" table:style-name="ce295">
            <text:p><text:s/>611<text:s/></text:p>
          </table:table-cell>
          <table:table-cell office:value-type="float" office:value="334" table:style-name="ce295">
            <text:p><text:s/>334<text:s/></text:p>
          </table:table-cell>
          <table:table-cell office:value-type="float" office:value="277" table:style-name="ce295">
            <text:p><text:s/>277<text:s/></text:p>
          </table:table-cell>
          <table:table-cell office:value-type="float" office:value="1.94729864103414" table:style-name="ce296">
            <text:p><text:s/>1.9<text:s/></text:p>
          </table:table-cell>
          <table:table-cell office:value-type="float" office:value="1797" table:style-name="ce295">
            <text:p><text:s/>1,797<text:s/></text:p>
          </table:table-cell>
          <table:table-cell office:value-type="float" office:value="959" table:style-name="ce295">
            <text:p><text:s/>959<text:s/></text:p>
          </table:table-cell>
          <table:table-cell office:value-type="float" office:value="838" table:style-name="ce295">
            <text:p><text:s/>838<text:s/></text:p>
          </table:table-cell>
          <table:table-cell office:value-type="float" office:value="5.7271614696208664" table:style-name="ce297">
            <text:p><text:s/>5.7<text:s/></text:p>
          </table:table-cell>
          <table:table-cell office:value-type="float" office:value="40" table:style-name="ce295">
            <text:p><text:s/>40<text:s/></text:p>
          </table:table-cell>
          <table:table-cell office:value-type="float" office:value="12.748272609061472" table:style-name="ce296">
            <text:p><text:s/>12.7<text:s/></text:p>
          </table:table-cell>
          <table:table-cell table:number-columns-repeated="16372" table:style-name="ce58"/>
        </table:table-row>
        <table:table-row table:style-name="ro5" table:visibility="collapse">
          <table:table-cell office:value-type="string" table:style-name="ce293">
            <text:p><text:span text:style-name="T9">民國</text:span><text:span text:style-name="T1">79</text:span><text:span text:style-name="T9">年</text:span></text:p>
          </table:table-cell>
          <table:table-cell table:style-name="ce294"/>
          <table:table-cell office:value-type="float" office:value="605" table:style-name="ce295">
            <text:p><text:s/>605<text:s/></text:p>
          </table:table-cell>
          <table:table-cell office:value-type="float" office:value="319" table:style-name="ce295">
            <text:p><text:s/>319<text:s/></text:p>
          </table:table-cell>
          <table:table-cell office:value-type="float" office:value="286" table:style-name="ce295">
            <text:p><text:s/>286<text:s/></text:p>
          </table:table-cell>
          <table:table-cell office:value-type="float" office:value="1.795028512766955" table:style-name="ce296">
            <text:p><text:s/>1.8<text:s/></text:p>
          </table:table-cell>
          <table:table-cell office:value-type="float" office:value="1765" table:style-name="ce295">
            <text:p><text:s/>1,765<text:s/></text:p>
          </table:table-cell>
          <table:table-cell office:value-type="float" office:value="965" table:style-name="ce295">
            <text:p><text:s/>965<text:s/></text:p>
          </table:table-cell>
          <table:table-cell office:value-type="float" office:value="800" table:style-name="ce295">
            <text:p><text:s/>800<text:s/></text:p>
          </table:table-cell>
          <table:table-cell office:value-type="float" office:value="5.2367360744358269" table:style-name="ce297">
            <text:p><text:s/>5.2<text:s/></text:p>
          </table:table-cell>
          <table:table-cell office:value-type="float" office:value="40" table:style-name="ce295">
            <text:p><text:s/>40<text:s/></text:p>
          </table:table-cell>
          <table:table-cell office:value-type="float" office:value="11.867957109203008" table:style-name="ce296">
            <text:p><text:s/>11.9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1">80</text:span><text:span text:style-name="T9">年</text:span></text:p>
          </table:table-cell>
          <table:table-cell table:style-name="ce294"/>
          <table:table-cell office:value-type="float" office:value="520" table:style-name="ce295">
            <text:p><text:s/>520<text:s/></text:p>
          </table:table-cell>
          <table:table-cell office:value-type="float" office:value="295" table:style-name="ce295">
            <text:p><text:s/>295<text:s/></text:p>
          </table:table-cell>
          <table:table-cell office:value-type="float" office:value="225" table:style-name="ce295">
            <text:p><text:s/>225<text:s/></text:p>
          </table:table-cell>
          <table:table-cell office:value-type="float" office:value="1.6230523371953656" table:style-name="ce296">
            <text:p><text:s/>1.6<text:s/></text:p>
          </table:table-cell>
          <table:table-cell office:value-type="float" office:value="1621" table:style-name="ce295">
            <text:p><text:s/>1,621<text:s/></text:p>
          </table:table-cell>
          <table:table-cell office:value-type="float" office:value="880" table:style-name="ce295">
            <text:p><text:s/>880<text:s/></text:p>
          </table:table-cell>
          <table:table-cell office:value-type="float" office:value="741" table:style-name="ce295">
            <text:p><text:s/>741<text:s/></text:p>
          </table:table-cell>
          <table:table-cell office:value-type="float" office:value="5.0595535357570913" table:style-name="ce297">
            <text:p><text:s/>5.1<text:s/></text:p>
          </table:table-cell>
          <table:table-cell office:value-type="float" office:value="25" table:style-name="ce295">
            <text:p><text:s/>25<text:s/></text:p>
          </table:table-cell>
          <table:table-cell office:value-type="float" office:value="7.8031362365161803" table:style-name="ce296">
            <text:p><text:s/>7.8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1">81</text:span><text:span text:style-name="T9">年</text:span></text:p>
          </table:table-cell>
          <table:table-cell table:style-name="ce294"/>
          <table:table-cell office:value-type="float" office:value="589" table:style-name="ce295">
            <text:p><text:s/>589<text:s/></text:p>
          </table:table-cell>
          <table:table-cell office:value-type="float" office:value="355" table:style-name="ce295">
            <text:p><text:s/>355<text:s/></text:p>
          </table:table-cell>
          <table:table-cell office:value-type="float" office:value="234" table:style-name="ce295">
            <text:p><text:s/>234<text:s/></text:p>
          </table:table-cell>
          <table:table-cell office:value-type="float" office:value="1.8325788335589053" table:style-name="ce296">
            <text:p><text:s/>1.8<text:s/></text:p>
          </table:table-cell>
          <table:table-cell office:value-type="float" office:value="1664" table:style-name="ce295">
            <text:p><text:s/>1,664<text:s/></text:p>
          </table:table-cell>
          <table:table-cell office:value-type="float" office:value="972" table:style-name="ce295">
            <text:p><text:s/>972<text:s/></text:p>
          </table:table-cell>
          <table:table-cell office:value-type="float" office:value="692" table:style-name="ce295">
            <text:p><text:s/>692<text:s/></text:p>
          </table:table-cell>
          <table:table-cell office:value-type="float" office:value="5.1772685552496069" table:style-name="ce297">
            <text:p><text:s/>5.2<text:s/></text:p>
          </table:table-cell>
          <table:table-cell office:value-type="float" office:value="22" table:style-name="ce295">
            <text:p><text:s/>22<text:s/></text:p>
          </table:table-cell>
          <table:table-cell office:value-type="float" office:value="6.8449464071809718" table:style-name="ce296">
            <text:p><text:s/>6.8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1">82</text:span><text:span text:style-name="T9">年</text:span></text:p>
          </table:table-cell>
          <table:table-cell table:style-name="ce294"/>
          <table:table-cell office:value-type="float" office:value="551" table:style-name="ce295">
            <text:p><text:s/>551<text:s/></text:p>
          </table:table-cell>
          <table:table-cell office:value-type="float" office:value="322" table:style-name="ce295">
            <text:p><text:s/>322<text:s/></text:p>
          </table:table-cell>
          <table:table-cell office:value-type="float" office:value="229" table:style-name="ce295">
            <text:p><text:s/>229<text:s/></text:p>
          </table:table-cell>
          <table:table-cell office:value-type="float" office:value="1.6902151573341839" table:style-name="ce296">
            <text:p><text:s/>1.7<text:s/></text:p>
          </table:table-cell>
          <table:table-cell office:value-type="float" office:value="1560" table:style-name="ce295">
            <text:p><text:s/>1,560<text:s/></text:p>
          </table:table-cell>
          <table:table-cell office:value-type="float" office:value="877" table:style-name="ce295">
            <text:p><text:s/>877<text:s/></text:p>
          </table:table-cell>
          <table:table-cell office:value-type="float" office:value="683" table:style-name="ce295">
            <text:p><text:s/>683<text:s/></text:p>
          </table:table-cell>
          <table:table-cell office:value-type="float" office:value="4.7853641478064013" table:style-name="ce297">
            <text:p><text:s/>4.8<text:s/></text:p>
          </table:table-cell>
          <table:table-cell office:value-type="float" office:value="29" table:style-name="ce295">
            <text:p><text:s/>29<text:s/></text:p>
          </table:table-cell>
          <table:table-cell office:value-type="float" office:value="8.8958692491272853" table:style-name="ce296">
            <text:p><text:s/>8.9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5">83</text:span><text:span text:style-name="T10">年</text:span></text:p>
          </table:table-cell>
          <table:table-cell table:style-name="ce299"/>
          <table:table-cell office:value-type="float" office:value="693" table:style-name="ce295">
            <text:p><text:s/>693<text:s/></text:p>
          </table:table-cell>
          <table:table-cell office:value-type="float" office:value="395" table:style-name="ce295">
            <text:p><text:s/>395<text:s/></text:p>
          </table:table-cell>
          <table:table-cell office:value-type="float" office:value="298" table:style-name="ce295">
            <text:p><text:s/>298<text:s/></text:p>
          </table:table-cell>
          <table:table-cell office:value-type="float" office:value="2.1404215364087866" table:style-name="ce296">
            <text:p><text:s/>2.1<text:s/></text:p>
          </table:table-cell>
          <table:table-cell office:value-type="float" office:value="1636" table:style-name="ce295">
            <text:p><text:s/>1,636<text:s/></text:p>
          </table:table-cell>
          <table:table-cell office:value-type="float" office:value="940" table:style-name="ce295">
            <text:p><text:s/>940<text:s/></text:p>
          </table:table-cell>
          <table:table-cell office:value-type="float" office:value="696" table:style-name="ce295">
            <text:p><text:s/>696<text:s/></text:p>
          </table:table-cell>
          <table:table-cell office:value-type="float" office:value="5.0530009142348842" table:style-name="ce297">
            <text:p><text:s/>5.1<text:s/></text:p>
          </table:table-cell>
          <table:table-cell office:value-type="float" office:value="26" table:style-name="ce295">
            <text:p><text:s/>26<text:s/></text:p>
          </table:table-cell>
          <table:table-cell office:value-type="float" office:value="8.0304415507400364" table:style-name="ce296">
            <text:p><text:s/>8.0<text:s/></text:p>
          </table:table-cell>
          <table:table-cell table:number-columns-repeated="16372" table:style-name="ce58"/>
        </table:table-row>
        <table:table-row table:style-name="ro38" table:visibility="collapse">
          <table:table-cell office:value-type="string" table:style-name="ce293">
            <text:p><text:span text:style-name="T9">民國</text:span><text:span text:style-name="T1">84</text:span><text:span text:style-name="T9">年</text:span></text:p>
          </table:table-cell>
          <table:table-cell table:style-name="ce294"/>
          <table:table-cell office:value-type="float" office:value="1086" table:style-name="ce295">
            <text:p><text:s/>1,086<text:s/></text:p>
          </table:table-cell>
          <table:table-cell office:value-type="float" office:value="613" table:style-name="ce295">
            <text:p><text:s/>613<text:s/></text:p>
          </table:table-cell>
          <table:table-cell office:value-type="float" office:value="473" table:style-name="ce295">
            <text:p><text:s/>473<text:s/></text:p>
          </table:table-cell>
          <table:table-cell office:value-type="float" office:value="3.3257080910251817" table:style-name="ce296">
            <text:p><text:s/>3.3<text:s/></text:p>
          </table:table-cell>
          <table:table-cell office:value-type="float" office:value="2120" table:style-name="ce295">
            <text:p><text:s/>2,120<text:s/></text:p>
          </table:table-cell>
          <table:table-cell office:value-type="float" office:value="1192" table:style-name="ce295">
            <text:p><text:s/>1,192<text:s/></text:p>
          </table:table-cell>
          <table:table-cell office:value-type="float" office:value="928" table:style-name="ce295">
            <text:p><text:s/>928<text:s/></text:p>
          </table:table-cell>
          <table:table-cell office:value-type="float" office:value="6.4921741740086416" table:style-name="ce297">
            <text:p><text:s/>6.5<text:s/></text:p>
          </table:table-cell>
          <table:table-cell office:value-type="float" office:value="25" table:style-name="ce295">
            <text:p><text:s/>25<text:s/></text:p>
          </table:table-cell>
          <table:table-cell office:value-type="float" office:value="7.6558657712366065" table:style-name="ce296">
            <text:p><text:s/>7.7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85</text:span><text:span text:style-name="T9">年</text:span></text:p>
          </table:table-cell>
          <table:table-cell table:style-name="ce294"/>
          <table:table-cell office:value-type="float" office:value="1129" table:style-name="ce295">
            <text:p><text:s/>1,129<text:s/></text:p>
          </table:table-cell>
          <table:table-cell office:value-type="float" office:value="621" table:style-name="ce295">
            <text:p><text:s/>621<text:s/></text:p>
          </table:table-cell>
          <table:table-cell office:value-type="float" office:value="508" table:style-name="ce295">
            <text:p><text:s/>508<text:s/></text:p>
          </table:table-cell>
          <table:table-cell office:value-type="float" office:value="3.481161949574028" table:style-name="ce296">
            <text:p><text:s/>3.5<text:s/></text:p>
          </table:table-cell>
          <table:table-cell office:value-type="float" office:value="2169" table:style-name="ce295">
            <text:p><text:s/>2,169<text:s/></text:p>
          </table:table-cell>
          <table:table-cell office:value-type="float" office:value="1183" table:style-name="ce295">
            <text:p><text:s/>1,183<text:s/></text:p>
          </table:table-cell>
          <table:table-cell office:value-type="float" office:value="986" table:style-name="ce295">
            <text:p><text:s/>986<text:s/></text:p>
          </table:table-cell>
          <table:table-cell office:value-type="float" office:value="6.6879010350983759" table:style-name="ce296">
            <text:p><text:s/>6.7<text:s/></text:p>
          </table:table-cell>
          <table:table-cell office:value-type="float" office:value="25" table:style-name="ce295">
            <text:p><text:s/>25<text:s/></text:p>
          </table:table-cell>
          <table:table-cell office:value-type="float" office:value="7.708507417125837" table:style-name="ce296">
            <text:p><text:s/>7.7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86</text:span><text:span text:style-name="T9">年</text:span></text:p>
          </table:table-cell>
          <table:table-cell table:style-name="ce294"/>
          <table:table-cell office:value-type="float" office:value="1064" table:style-name="ce295">
            <text:p><text:s/>1,064<text:s/></text:p>
          </table:table-cell>
          <table:table-cell office:value-type="float" office:value="578" table:style-name="ce295">
            <text:p><text:s/>578<text:s/></text:p>
          </table:table-cell>
          <table:table-cell office:value-type="float" office:value="486" table:style-name="ce295">
            <text:p><text:s/>486<text:s/></text:p>
          </table:table-cell>
          <table:table-cell office:value-type="float" office:value="3.2740476337005355" table:style-name="ce296">
            <text:p><text:s/>3.3<text:s/></text:p>
          </table:table-cell>
          <table:table-cell office:value-type="float" office:value="2071" table:style-name="ce295">
            <text:p><text:s/>2,071<text:s/></text:p>
          </table:table-cell>
          <table:table-cell office:value-type="float" office:value="1123" table:style-name="ce295">
            <text:p><text:s/>1,123<text:s/></text:p>
          </table:table-cell>
          <table:table-cell office:value-type="float" office:value="948" table:style-name="ce295">
            <text:p><text:s/>948<text:s/></text:p>
          </table:table-cell>
          <table:table-cell office:value-type="float" office:value="6.3726998584528278" table:style-name="ce296">
            <text:p><text:s/>6.4<text:s/></text:p>
          </table:table-cell>
          <table:table-cell office:value-type="float" office:value="30" table:style-name="ce295">
            <text:p><text:s/>30<text:s/></text:p>
          </table:table-cell>
          <table:table-cell office:value-type="float" office:value="9.2313373130654188" table:style-name="ce296">
            <text:p><text:s/>9.2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87</text:span><text:span text:style-name="T9">年</text:span></text:p>
          </table:table-cell>
          <table:table-cell table:style-name="ce294"/>
          <table:table-cell office:value-type="float" office:value="918" table:style-name="ce295">
            <text:p><text:s/>918<text:s/></text:p>
          </table:table-cell>
          <table:table-cell office:value-type="float" office:value="546" table:style-name="ce295">
            <text:p><text:s/>546<text:s/></text:p>
          </table:table-cell>
          <table:table-cell office:value-type="float" office:value="372" table:style-name="ce295">
            <text:p><text:s/>372<text:s/></text:p>
          </table:table-cell>
          <table:table-cell office:value-type="float" office:value="3.4141497539803853" table:style-name="ce296">
            <text:p><text:s/>3.4<text:s/></text:p>
          </table:table-cell>
          <table:table-cell office:value-type="float" office:value="1784" table:style-name="ce295">
            <text:p><text:s/>1,784<text:s/></text:p>
          </table:table-cell>
          <table:table-cell office:value-type="float" office:value="1015" table:style-name="ce295">
            <text:p><text:s/>1,015<text:s/></text:p>
          </table:table-cell>
          <table:table-cell office:value-type="float" office:value="769" table:style-name="ce295">
            <text:p><text:s/>769<text:s/></text:p>
          </table:table-cell>
          <table:table-cell office:value-type="float" office:value="6.634905404249464" table:style-name="ce296">
            <text:p><text:s/>6.6<text:s/></text:p>
          </table:table-cell>
          <table:table-cell office:value-type="float" office:value="24" table:style-name="ce295">
            <text:p><text:s/>24<text:s/></text:p>
          </table:table-cell>
          <table:table-cell office:value-type="float" office:value="8.9258817097526411" table:style-name="ce296">
            <text:p><text:s/>8.9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88</text:span><text:span text:style-name="T9">年</text:span></text:p>
          </table:table-cell>
          <table:table-cell table:style-name="ce294"/>
          <table:table-cell office:value-type="float" office:value="980" table:style-name="ce295">
            <text:p><text:s/>980<text:s/></text:p>
          </table:table-cell>
          <table:table-cell office:value-type="float" office:value="554" table:style-name="ce295">
            <text:p><text:s/>554<text:s/></text:p>
          </table:table-cell>
          <table:table-cell office:value-type="float" office:value="426" table:style-name="ce295">
            <text:p><text:s/>426<text:s/></text:p>
          </table:table-cell>
          <table:table-cell office:value-type="float" office:value="3.4498174764937182" table:style-name="ce296">
            <text:p><text:s/>3.4<text:s/></text:p>
          </table:table-cell>
          <table:table-cell office:value-type="float" office:value="1721" table:style-name="ce295">
            <text:p><text:s/>1,721<text:s/></text:p>
          </table:table-cell>
          <table:table-cell office:value-type="float" office:value="977" table:style-name="ce295">
            <text:p><text:s/>977<text:s/></text:p>
          </table:table-cell>
          <table:table-cell office:value-type="float" office:value="744" table:style-name="ce295">
            <text:p><text:s/>744<text:s/></text:p>
          </table:table-cell>
          <table:table-cell office:value-type="float" office:value="6.058301915352744" table:style-name="ce296">
            <text:p><text:s/>6.1<text:s/></text:p>
          </table:table-cell>
          <table:table-cell office:value-type="float" office:value="24" table:style-name="ce295">
            <text:p><text:s/>24<text:s/></text:p>
          </table:table-cell>
          <table:table-cell office:value-type="float" office:value="8.4485325954948198" table:style-name="ce296">
            <text:p><text:s/>8.4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89</text:span><text:span text:style-name="T9">年</text:span></text:p>
          </table:table-cell>
          <table:table-cell table:style-name="ce294"/>
          <table:table-cell office:value-type="float" office:value="1038" table:style-name="ce295">
            <text:p><text:s/>1,038<text:s/></text:p>
          </table:table-cell>
          <table:table-cell office:value-type="float" office:value="575" table:style-name="ce295">
            <text:p><text:s/>575<text:s/></text:p>
          </table:table-cell>
          <table:table-cell office:value-type="float" office:value="463" table:style-name="ce295">
            <text:p><text:s/>463<text:s/></text:p>
          </table:table-cell>
          <table:table-cell office:value-type="float" office:value="3.37890625" table:style-name="ce296">
            <text:p><text:s/>3.4<text:s/></text:p>
          </table:table-cell>
          <table:table-cell office:value-type="float" office:value="1789" table:style-name="ce295">
            <text:p><text:s/>1,789<text:s/></text:p>
          </table:table-cell>
          <table:table-cell office:value-type="float" office:value="992" table:style-name="ce295">
            <text:p><text:s/>992<text:s/></text:p>
          </table:table-cell>
          <table:table-cell office:value-type="float" office:value="797" table:style-name="ce295">
            <text:p><text:s/>797<text:s/></text:p>
          </table:table-cell>
          <table:table-cell office:value-type="float" office:value="5.823567708333333" table:style-name="ce296">
            <text:p><text:s/>5.8<text:s/></text:p>
          </table:table-cell>
          <table:table-cell office:value-type="float" office:value="24" table:style-name="ce295">
            <text:p><text:s/>24<text:s/></text:p>
          </table:table-cell>
          <table:table-cell office:value-type="float" office:value="7.8125" table:style-name="ce296">
            <text:p><text:s/>7.8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0</text:span><text:span text:style-name="T9">年</text:span></text:p>
          </table:table-cell>
          <table:table-cell table:style-name="ce294"/>
          <table:table-cell office:value-type="float" office:value="865" table:style-name="ce295">
            <text:p><text:s/>865<text:s/></text:p>
          </table:table-cell>
          <table:table-cell office:value-type="float" office:value="485" table:style-name="ce295">
            <text:p><text:s/>485<text:s/></text:p>
          </table:table-cell>
          <table:table-cell office:value-type="float" office:value="380" table:style-name="ce295">
            <text:p><text:s/>380<text:s/></text:p>
          </table:table-cell>
          <table:table-cell office:value-type="float" office:value="3.3544554148278563" table:style-name="ce296">
            <text:p><text:s/>3.4<text:s/></text:p>
          </table:table-cell>
          <table:table-cell office:value-type="float" office:value="1559" table:style-name="ce295">
            <text:p><text:s/>1,559<text:s/></text:p>
          </table:table-cell>
          <table:table-cell office:value-type="float" office:value="863" table:style-name="ce295">
            <text:p><text:s/>863<text:s/></text:p>
          </table:table-cell>
          <table:table-cell office:value-type="float" office:value="696" table:style-name="ce295">
            <text:p><text:s/>696<text:s/></text:p>
          </table:table-cell>
          <table:table-cell office:value-type="float" office:value="6.0457757129671998" table:style-name="ce296">
            <text:p><text:s/>6.0<text:s/></text:p>
          </table:table-cell>
          <table:table-cell office:value-type="float" office:value="18" table:style-name="ce295">
            <text:p><text:s/>18<text:s/></text:p>
          </table:table-cell>
          <table:table-cell office:value-type="float" office:value="6.980369649352764" table:style-name="ce296">
            <text:p><text:s/>7.0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1</text:span><text:span text:style-name="T9">年</text:span></text:p>
          </table:table-cell>
          <table:table-cell table:style-name="ce294"/>
          <table:table-cell office:value-type="float" office:value="745" table:style-name="ce295">
            <text:p><text:s/>745<text:s/></text:p>
          </table:table-cell>
          <table:table-cell office:value-type="float" office:value="415" table:style-name="ce295">
            <text:p><text:s/>415<text:s/></text:p>
          </table:table-cell>
          <table:table-cell office:value-type="float" office:value="330" table:style-name="ce295">
            <text:p><text:s/>330<text:s/></text:p>
          </table:table-cell>
          <table:table-cell office:value-type="float" office:value="3.0191523679070182" table:style-name="ce296">
            <text:p><text:s/>3.0<text:s/></text:p>
          </table:table-cell>
          <table:table-cell office:value-type="float" office:value="1325" table:style-name="ce295">
            <text:p><text:s/>1,325<text:s/></text:p>
          </table:table-cell>
          <table:table-cell office:value-type="float" office:value="721" table:style-name="ce295">
            <text:p><text:s/>721<text:s/></text:p>
          </table:table-cell>
          <table:table-cell office:value-type="float" office:value="604" table:style-name="ce295">
            <text:p><text:s/>604<text:s/></text:p>
          </table:table-cell>
          <table:table-cell office:value-type="float" office:value="5.3696334060091262" table:style-name="ce296">
            <text:p><text:s/>5.4<text:s/></text:p>
          </table:table-cell>
          <table:table-cell office:value-type="float" office:value="19" table:style-name="ce295">
            <text:p><text:s/>19<text:s/></text:p>
          </table:table-cell>
          <table:table-cell office:value-type="float" office:value="7.6998516765413889" table:style-name="ce296">
            <text:p><text:s/>7.7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2</text:span><text:span text:style-name="T9">年</text:span></text:p>
          </table:table-cell>
          <table:table-cell table:style-name="ce294"/>
          <table:table-cell office:value-type="float" office:value="624" table:style-name="ce295">
            <text:p><text:s/>624<text:s/></text:p>
          </table:table-cell>
          <table:table-cell office:value-type="float" office:value="324" table:style-name="ce295">
            <text:p><text:s/>324<text:s/></text:p>
          </table:table-cell>
          <table:table-cell office:value-type="float" office:value="300" table:style-name="ce295">
            <text:p><text:s/>300<text:s/></text:p>
          </table:table-cell>
          <table:table-cell office:value-type="float" office:value="2.7434962870470923" table:style-name="ce296">
            <text:p><text:s/>2.7<text:s/></text:p>
          </table:table-cell>
          <table:table-cell office:value-type="float" office:value="1105" table:style-name="ce295">
            <text:p><text:s/>1,105<text:s/></text:p>
          </table:table-cell>
          <table:table-cell office:value-type="float" office:value="574" table:style-name="ce295">
            <text:p><text:s/>574<text:s/></text:p>
          </table:table-cell>
          <table:table-cell office:value-type="float" office:value="531" table:style-name="ce295">
            <text:p><text:s/>531<text:s/></text:p>
          </table:table-cell>
          <table:table-cell office:value-type="float" office:value="4.858274674979226" table:style-name="ce296">
            <text:p><text:s/>4.9<text:s/></text:p>
          </table:table-cell>
          <table:table-cell office:value-type="float" office:value="15" table:style-name="ce295">
            <text:p><text:s/>15<text:s/></text:p>
          </table:table-cell>
          <table:table-cell office:value-type="float" office:value="6.5949429977093565" table:style-name="ce296">
            <text:p><text:s/>6.6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3</text:span><text:span text:style-name="T9">年</text:span></text:p>
          </table:table-cell>
          <table:table-cell table:style-name="ce294"/>
          <table:table-cell office:value-type="float" office:value="623" table:style-name="ce295">
            <text:p><text:s/>623<text:s/></text:p>
          </table:table-cell>
          <table:table-cell office:value-type="float" office:value="358" table:style-name="ce295">
            <text:p><text:s/>358<text:s/></text:p>
          </table:table-cell>
          <table:table-cell office:value-type="float" office:value="265" table:style-name="ce295">
            <text:p><text:s/>265<text:s/></text:p>
          </table:table-cell>
          <table:table-cell office:value-type="float" office:value="2.8619335278039371" table:style-name="ce296">
            <text:p><text:s/>2.9<text:s/></text:p>
          </table:table-cell>
          <table:table-cell office:value-type="float" office:value="1146" table:style-name="ce295">
            <text:p><text:s/>1,146<text:s/></text:p>
          </table:table-cell>
          <table:table-cell office:value-type="float" office:value="645" table:style-name="ce295">
            <text:p><text:s/>645<text:s/></text:p>
          </table:table-cell>
          <table:table-cell office:value-type="float" office:value="501" table:style-name="ce295">
            <text:p><text:s/>501<text:s/></text:p>
          </table:table-cell>
          <table:table-cell office:value-type="float" office:value="5.264487677148173" table:style-name="ce296">
            <text:p><text:s/>5.3<text:s/></text:p>
          </table:table-cell>
          <table:table-cell office:value-type="float" office:value="12" table:style-name="ce295">
            <text:p><text:s/>12<text:s/></text:p>
          </table:table-cell>
          <table:table-cell office:value-type="float" office:value="5.5125525415164116" table:style-name="ce296">
            <text:p><text:s/>5.5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4</text:span><text:span text:style-name="T9">年</text:span></text:p>
          </table:table-cell>
          <table:table-cell table:style-name="ce294"/>
          <table:table-cell office:value-type="float" office:value="605" table:style-name="ce295">
            <text:p><text:s/>605<text:s/></text:p>
          </table:table-cell>
          <table:table-cell office:value-type="float" office:value="343" table:style-name="ce295">
            <text:p><text:s/>343<text:s/></text:p>
          </table:table-cell>
          <table:table-cell office:value-type="float" office:value="262" table:style-name="ce295">
            <text:p><text:s/>262<text:s/></text:p>
          </table:table-cell>
          <table:table-cell office:value-type="float" office:value="2.9302787397379704" table:style-name="ce296">
            <text:p><text:s/>2.9<text:s/></text:p>
          </table:table-cell>
          <table:table-cell office:value-type="float" office:value="1026" table:style-name="ce295">
            <text:p><text:s/>1,026<text:s/></text:p>
          </table:table-cell>
          <table:table-cell office:value-type="float" office:value="563" table:style-name="ce295">
            <text:p><text:s/>563<text:s/></text:p>
          </table:table-cell>
          <table:table-cell office:value-type="float" office:value="463" table:style-name="ce295">
            <text:p><text:s/>463<text:s/></text:p>
          </table:table-cell>
          <table:table-cell office:value-type="float" office:value="4.9693652677209208" table:style-name="ce296">
            <text:p><text:s/>5.0<text:s/></text:p>
          </table:table-cell>
          <table:table-cell office:value-type="float" office:value="15" table:style-name="ce295">
            <text:p><text:s/>15<text:s/></text:p>
          </table:table-cell>
          <table:table-cell office:value-type="float" office:value="7.2651539001767853" table:style-name="ce296">
            <text:p><text:s/>7.3<text:s/></text:p>
          </table:table-cell>
          <table:table-cell table:number-columns-repeated="16372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5</text:span><text:span text:style-name="T9">年</text:span></text:p>
          </table:table-cell>
          <table:table-cell table:style-name="ce294"/>
          <table:table-cell office:value-type="float" office:value="554" table:style-name="ce295">
            <text:p><text:s/>554<text:s/></text:p>
          </table:table-cell>
          <table:table-cell office:value-type="float" office:value="307" table:style-name="ce295">
            <text:p><text:s/>307<text:s/></text:p>
          </table:table-cell>
          <table:table-cell office:value-type="float" office:value="247" table:style-name="ce295">
            <text:p><text:s/>247<text:s/></text:p>
          </table:table-cell>
          <table:table-cell office:value-type="float" office:value="2.6929807505347076" table:style-name="ce296">
            <text:p><text:s/>2.7<text:s/></text:p>
          </table:table-cell>
          <table:table-cell office:value-type="float" office:value="943" table:style-name="ce295">
            <text:p><text:s/>943<text:s/></text:p>
          </table:table-cell>
          <table:table-cell office:value-type="float" office:value="524" table:style-name="ce295">
            <text:p><text:s/>524<text:s/></text:p>
          </table:table-cell>
          <table:table-cell office:value-type="float" office:value="419" table:style-name="ce295">
            <text:p><text:s/>419<text:s/></text:p>
          </table:table-cell>
          <table:table-cell office:value-type="float" office:value="4.5839004472097997" table:style-name="ce296">
            <text:p><text:s/>4.6<text:s/></text:p>
          </table:table-cell>
          <table:table-cell office:value-type="float" office:value="15" table:style-name="ce295">
            <text:p><text:s/>15<text:s/></text:p>
          </table:table-cell>
          <table:table-cell office:value-type="float" office:value="7.2914641259964998" table:style-name="ce296">
            <text:p><text:s/>7.3<text:s/></text:p>
          </table:table-cell>
          <table:table-cell table:number-columns-repeated="5" table:style-name="ce27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6</text:span><text:span text:style-name="T9">年</text:span></text:p>
          </table:table-cell>
          <table:table-cell table:style-name="ce294"/>
          <table:table-cell office:value-type="float" office:value="588" table:style-name="ce295">
            <text:p><text:s/>588<text:s/></text:p>
          </table:table-cell>
          <table:table-cell office:value-type="float" office:value="342" table:style-name="ce295">
            <text:p><text:s/>342<text:s/></text:p>
          </table:table-cell>
          <table:table-cell office:value-type="float" office:value="246" table:style-name="ce295">
            <text:p><text:s/>246<text:s/></text:p>
          </table:table-cell>
          <table:table-cell office:value-type="float" office:value="2.8864420674386753" table:style-name="ce296">
            <text:p><text:s/>2.9<text:s/></text:p>
          </table:table-cell>
          <table:table-cell office:value-type="float" office:value="959" table:style-name="ce295">
            <text:p><text:s/>959<text:s/></text:p>
          </table:table-cell>
          <table:table-cell office:value-type="float" office:value="547" table:style-name="ce295">
            <text:p><text:s/>547<text:s/></text:p>
          </table:table-cell>
          <table:table-cell office:value-type="float" office:value="412" table:style-name="ce295">
            <text:p><text:s/>412<text:s/></text:p>
          </table:table-cell>
          <table:table-cell office:value-type="float" office:value="4.7076495623702206" table:style-name="ce296">
            <text:p><text:s/>4.7<text:s/></text:p>
          </table:table-cell>
          <table:table-cell office:value-type="float" office:value="14" table:style-name="ce295">
            <text:p><text:s/>14<text:s/></text:p>
          </table:table-cell>
          <table:table-cell office:value-type="float" office:value="6.8724811129492265" table:style-name="ce296">
            <text:p><text:s/>6.9<text:s/></text:p>
          </table:table-cell>
          <table:table-cell table:number-columns-repeated="5" table:style-name="ce27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7</text:span><text:span text:style-name="T9">年</text:span></text:p>
          </table:table-cell>
          <table:table-cell table:style-name="ce299"/>
          <table:table-cell office:value-type="float" office:value="538" table:style-name="ce295">
            <text:p><text:s/>538<text:s/></text:p>
          </table:table-cell>
          <table:table-cell office:value-type="float" office:value="291" table:style-name="ce295">
            <text:p><text:s/>291<text:s/></text:p>
          </table:table-cell>
          <table:table-cell office:value-type="float" office:value="247" table:style-name="ce295">
            <text:p><text:s/>247<text:s/></text:p>
          </table:table-cell>
          <table:table-cell office:value-type="float" office:value="2.7381085675315293" table:style-name="ce296">
            <text:p><text:s/>2.7<text:s/></text:p>
          </table:table-cell>
          <table:table-cell office:value-type="float" office:value="897" table:style-name="ce295">
            <text:p><text:s/>897<text:s/></text:p>
          </table:table-cell>
          <table:table-cell office:value-type="float" office:value="496" table:style-name="ce295">
            <text:p><text:s/>496<text:s/></text:p>
          </table:table-cell>
          <table:table-cell office:value-type="float" office:value="401" table:style-name="ce295">
            <text:p><text:s/>401<text:s/></text:p>
          </table:table-cell>
          <table:table-cell office:value-type="float" office:value="4.5652107529289614" table:style-name="ce296">
            <text:p><text:s/>4.6<text:s/></text:p>
          </table:table-cell>
          <table:table-cell office:value-type="float" office:value="13" table:style-name="ce295">
            <text:p><text:s/>13<text:s/></text:p>
          </table:table-cell>
          <table:table-cell office:value-type="float" office:value="6.6162474680129888" table:style-name="ce296">
            <text:p><text:s/>6.6<text:s/></text:p>
          </table:table-cell>
          <table:table-cell table:number-columns-repeated="5" table:style-name="ce27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8</text:span><text:span text:style-name="T9">年</text:span></text:p>
          </table:table-cell>
          <table:table-cell table:style-name="ce294"/>
          <table:table-cell office:value-type="float" office:value="452" table:style-name="ce295">
            <text:p><text:s/>452<text:s/></text:p>
          </table:table-cell>
          <table:table-cell office:value-type="float" office:value="233" table:style-name="ce295">
            <text:p><text:s/>233<text:s/></text:p>
          </table:table-cell>
          <table:table-cell office:value-type="float" office:value="219" table:style-name="ce295">
            <text:p><text:s/>219<text:s/></text:p>
          </table:table-cell>
          <table:table-cell office:value-type="float" office:value="2.3525370446513612" table:style-name="ce296">
            <text:p><text:s/>2.4<text:s/></text:p>
          </table:table-cell>
          <table:table-cell office:value-type="float" office:value="778" table:style-name="ce295">
            <text:p><text:s/>778<text:s/></text:p>
          </table:table-cell>
          <table:table-cell office:value-type="float" office:value="417" table:style-name="ce295">
            <text:p><text:s/>417<text:s/></text:p>
          </table:table-cell>
          <table:table-cell office:value-type="float" office:value="361" table:style-name="ce295">
            <text:p><text:s/>361<text:s/></text:p>
          </table:table-cell>
          <table:table-cell office:value-type="float" office:value="4.0492783644662804" table:style-name="ce296">
            <text:p><text:s/>4.0<text:s/></text:p>
          </table:table-cell>
          <table:table-cell office:value-type="float" office:value="16" table:style-name="ce295">
            <text:p><text:s/>16<text:s/></text:p>
          </table:table-cell>
          <table:table-cell office:value-type="float" office:value="8.327564759827828" table:style-name="ce296">
            <text:p><text:s/>8.3<text:s/></text:p>
          </table:table-cell>
          <table:table-cell table:number-columns-repeated="5" table:style-name="ce27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99</text:span><text:span text:style-name="T9">年</text:span></text:p>
          </table:table-cell>
          <table:table-cell table:style-name="ce294"/>
          <table:table-cell office:value-type="float" office:value="429" table:style-name="ce295">
            <text:p><text:s/>429<text:s/></text:p>
          </table:table-cell>
          <table:table-cell office:value-type="float" office:value="246" table:style-name="ce295">
            <text:p><text:s/>246<text:s/></text:p>
          </table:table-cell>
          <table:table-cell office:value-type="float" office:value="183" table:style-name="ce295">
            <text:p><text:s/>183<text:s/></text:p>
          </table:table-cell>
          <table:table-cell office:value-type="float" office:value="2.5769944675713181" table:style-name="ce296">
            <text:p><text:s/>2.6<text:s/></text:p>
          </table:table-cell>
          <table:table-cell office:value-type="float" office:value="705" table:style-name="ce295">
            <text:p><text:s/>705<text:s/></text:p>
          </table:table-cell>
          <table:table-cell office:value-type="float" office:value="403" table:style-name="ce295">
            <text:p><text:s/>403<text:s/></text:p>
          </table:table-cell>
          <table:table-cell office:value-type="float" office:value="302" table:style-name="ce295">
            <text:p><text:s/>302<text:s/></text:p>
          </table:table-cell>
          <table:table-cell office:value-type="float" office:value="4.2349209781766408" table:style-name="ce296">
            <text:p><text:s/>4.2<text:s/></text:p>
          </table:table-cell>
          <table:table-cell office:value-type="float" office:value="7" table:style-name="ce295">
            <text:p><text:s/>7<text:s/></text:p>
          </table:table-cell>
          <table:table-cell office:value-type="float" office:value="4.2048860776221968" table:style-name="ce296">
            <text:p><text:s/>4.2<text:s/></text:p>
          </table:table-cell>
          <table:table-cell table:number-columns-repeated="5" table:style-name="ce27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0</text:span><text:span text:style-name="T9">年</text:span></text:p>
          </table:table-cell>
          <table:table-cell table:style-name="ce294"/>
          <table:table-cell office:value-type="float" office:value="530" table:style-name="ce295">
            <text:p><text:s/>530<text:s/></text:p>
          </table:table-cell>
          <table:table-cell office:value-type="float" office:value="293" table:style-name="ce295">
            <text:p><text:s/>293<text:s/></text:p>
          </table:table-cell>
          <table:table-cell office:value-type="float" office:value="237" table:style-name="ce295">
            <text:p><text:s/>237<text:s/></text:p>
          </table:table-cell>
          <table:table-cell office:value-type="float" office:value="2.6720713090124426" table:style-name="ce296">
            <text:p><text:s/>2.7<text:s/></text:p>
          </table:table-cell>
          <table:table-cell office:value-type="float" office:value="832" table:style-name="ce295">
            <text:p><text:s/>832<text:s/></text:p>
          </table:table-cell>
          <table:table-cell office:value-type="float" office:value="452" table:style-name="ce295">
            <text:p><text:s/>452<text:s/></text:p>
          </table:table-cell>
          <table:table-cell office:value-type="float" office:value="380" table:style-name="ce295">
            <text:p><text:s/>380<text:s/></text:p>
          </table:table-cell>
          <table:table-cell office:value-type="float" office:value="4.194647790751608" table:style-name="ce296">
            <text:p><text:s/>4.2<text:s/></text:p>
          </table:table-cell>
          <table:table-cell office:value-type="float" office:value="10" table:style-name="ce295">
            <text:p><text:s/>10<text:s/></text:p>
          </table:table-cell>
          <table:table-cell office:value-type="float" office:value="5.0416439792999999" table:style-name="ce296">
            <text:p><text:s/>5.0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1</text:span><text:span text:style-name="T9">年</text:span></text:p>
          </table:table-cell>
          <table:table-cell table:style-name="ce299"/>
          <table:table-cell office:value-type="float" office:value="538" table:style-name="ce295">
            <text:p><text:s/>538<text:s/></text:p>
          </table:table-cell>
          <table:table-cell office:value-type="float" office:value="312" table:style-name="ce295">
            <text:p><text:s/>312<text:s/></text:p>
          </table:table-cell>
          <table:table-cell office:value-type="float" office:value="226" table:style-name="ce295">
            <text:p><text:s/>226<text:s/></text:p>
          </table:table-cell>
          <table:table-cell office:value-type="float" office:value="2.2932749073951721" table:style-name="ce296">
            <text:p><text:s/>2.3<text:s/></text:p>
          </table:table-cell>
          <table:table-cell office:value-type="float" office:value="860" table:style-name="ce295">
            <text:p><text:s/>860<text:s/></text:p>
          </table:table-cell>
          <table:table-cell office:value-type="float" office:value="485" table:style-name="ce295">
            <text:p><text:s/>485<text:s/></text:p>
          </table:table-cell>
          <table:table-cell office:value-type="float" office:value="375" table:style-name="ce295">
            <text:p><text:s/>375<text:s/></text:p>
          </table:table-cell>
          <table:table-cell office:value-type="float" office:value="3.6658297776205355" table:style-name="ce296">
            <text:p><text:s/>3.7<text:s/></text:p>
          </table:table-cell>
          <table:table-cell office:value-type="float" office:value="20" table:style-name="ce295">
            <text:p><text:s/>20<text:s/></text:p>
          </table:table-cell>
          <table:table-cell office:value-type="float" office:value="8.5251855293999999" table:style-name="ce296">
            <text:p><text:s/>8.5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2</text:span><text:span text:style-name="T9">年</text:span></text:p>
          </table:table-cell>
          <table:table-cell table:style-name="ce299"/>
          <table:table-cell office:value-type="float" office:value="459" table:style-name="ce295">
            <text:p><text:s/>459<text:s/></text:p>
          </table:table-cell>
          <table:table-cell office:value-type="float" office:value="252" table:style-name="ce295">
            <text:p><text:s/>252<text:s/></text:p>
          </table:table-cell>
          <table:table-cell office:value-type="float" office:value="207" table:style-name="ce295">
            <text:p><text:s/>207<text:s/></text:p>
          </table:table-cell>
          <table:table-cell office:value-type="float" office:value="2.354582715618732" table:style-name="ce296">
            <text:p><text:s/>2.4<text:s/></text:p>
          </table:table-cell>
          <table:table-cell office:value-type="float" office:value="767" table:style-name="ce295">
            <text:p><text:s/>767<text:s/></text:p>
          </table:table-cell>
          <table:table-cell office:value-type="float" office:value="426" table:style-name="ce295">
            <text:p><text:s/>426<text:s/></text:p>
          </table:table-cell>
          <table:table-cell office:value-type="float" office:value="341" table:style-name="ce295">
            <text:p><text:s/>341<text:s/></text:p>
          </table:table-cell>
          <table:table-cell office:value-type="float" office:value="3.9345641457071188" table:style-name="ce296">
            <text:p><text:s/>3.9<text:s/></text:p>
          </table:table-cell>
          <table:table-cell office:value-type="float" office:value="18" table:style-name="ce295">
            <text:p><text:s/>18<text:s/></text:p>
          </table:table-cell>
          <table:table-cell office:value-type="float" office:value="9.2336580000000001" table:style-name="ce296">
            <text:p><text:s/>9.2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3</text:span><text:span text:style-name="T9">年</text:span></text:p>
          </table:table-cell>
          <table:table-cell table:style-name="ce299"/>
          <table:table-cell office:value-type="float" office:value="458" table:style-name="ce295">
            <text:p><text:s/>458<text:s/></text:p>
          </table:table-cell>
          <table:table-cell office:value-type="float" office:value="258" table:style-name="ce295">
            <text:p><text:s/>258<text:s/></text:p>
          </table:table-cell>
          <table:table-cell office:value-type="float" office:value="200" table:style-name="ce295">
            <text:p><text:s/>200<text:s/></text:p>
          </table:table-cell>
          <table:table-cell office:value-type="float" office:value="2.1665199999999998" table:style-name="ce296">
            <text:p><text:s/>2.2<text:s/></text:p>
          </table:table-cell>
          <table:table-cell office:value-type="float" office:value="761" table:style-name="ce295">
            <text:p><text:s/>761<text:s/></text:p>
          </table:table-cell>
          <table:table-cell office:value-type="float" office:value="446" table:style-name="ce295">
            <text:p><text:s/>446<text:s/></text:p>
          </table:table-cell>
          <table:table-cell office:value-type="float" office:value="315" table:style-name="ce295">
            <text:p><text:s/>315<text:s/></text:p>
          </table:table-cell>
          <table:table-cell office:value-type="float" office:value="3.5998299999999999" table:style-name="ce296">
            <text:p><text:s/>3.6<text:s/></text:p>
          </table:table-cell>
          <table:table-cell office:value-type="float" office:value="14" table:style-name="ce295">
            <text:p><text:s/>14<text:s/></text:p>
          </table:table-cell>
          <table:table-cell office:value-type="float" office:value="6.6225478833863924" table:style-name="ce296">
            <text:p><text:s/>6.6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4</text:span><text:span text:style-name="T9">年</text:span></text:p>
          </table:table-cell>
          <table:table-cell table:style-name="ce299"/>
          <table:table-cell office:value-type="float" office:value="539" table:style-name="ce295">
            <text:p><text:s/>539<text:s/></text:p>
          </table:table-cell>
          <table:table-cell office:value-type="float" office:value="291" table:style-name="ce295">
            <text:p><text:s/>291<text:s/></text:p>
          </table:table-cell>
          <table:table-cell office:value-type="float" office:value="248" table:style-name="ce295">
            <text:p><text:s/>248<text:s/></text:p>
          </table:table-cell>
          <table:table-cell office:value-type="float" office:value="2.5234318673395819" table:style-name="ce296">
            <text:p><text:s/>2.5<text:s/></text:p>
          </table:table-cell>
          <table:table-cell office:value-type="float" office:value="881" table:style-name="ce295">
            <text:p><text:s/>881<text:s/></text:p>
          </table:table-cell>
          <table:table-cell office:value-type="float" office:value="490" table:style-name="ce295">
            <text:p><text:s/>490<text:s/></text:p>
          </table:table-cell>
          <table:table-cell office:value-type="float" office:value="391" table:style-name="ce295">
            <text:p><text:s/>391<text:s/></text:p>
          </table:table-cell>
          <table:table-cell office:value-type="float" office:value="4.1245704547795388" table:style-name="ce296">
            <text:p><text:s/>4.1<text:s/></text:p>
          </table:table-cell>
          <table:table-cell office:value-type="float" office:value="25" table:style-name="ce295">
            <text:p><text:s/>25<text:s/></text:p>
          </table:table-cell>
          <table:table-cell office:value-type="float" office:value="11.7" table:style-name="ce296">
            <text:p><text:s/>11.7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5</text:span><text:span text:style-name="T9">年</text:span></text:p>
          </table:table-cell>
          <table:table-cell table:style-name="ce299"/>
          <table:table-cell office:value-type="float" office:value="505" table:style-name="ce295">
            <text:p><text:s/>505<text:s/></text:p>
          </table:table-cell>
          <table:table-cell office:value-type="float" office:value="289" table:style-name="ce295">
            <text:p><text:s/>289<text:s/></text:p>
          </table:table-cell>
          <table:table-cell office:value-type="float" office:value="216" table:style-name="ce295">
            <text:p><text:s/>216<text:s/></text:p>
          </table:table-cell>
          <table:table-cell office:value-type="float" office:value="2.4" table:style-name="ce296">
            <text:p><text:s/>2.4<text:s/></text:p>
          </table:table-cell>
          <table:table-cell office:value-type="float" office:value="811" table:style-name="ce295">
            <text:p><text:s/>811<text:s/></text:p>
          </table:table-cell>
          <table:table-cell office:value-type="float" office:value="439" table:style-name="ce295">
            <text:p><text:s/>439<text:s/></text:p>
          </table:table-cell>
          <table:table-cell office:value-type="float" office:value="372" table:style-name="ce295">
            <text:p><text:s/>372<text:s/></text:p>
          </table:table-cell>
          <table:table-cell office:value-type="float" office:value="3.9" table:style-name="ce296">
            <text:p><text:s/>3.9<text:s/></text:p>
          </table:table-cell>
          <table:table-cell office:value-type="float" office:value="24" table:style-name="ce295">
            <text:p><text:s/>24<text:s/></text:p>
          </table:table-cell>
          <table:table-cell office:value-type="float" office:value="11.6" table:style-name="ce296">
            <text:p><text:s/>11.6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6</text:span><text:span text:style-name="T9">年</text:span></text:p>
          </table:table-cell>
          <table:table-cell table:style-name="ce299"/>
          <table:table-cell office:value-type="float" office:value="486" table:style-name="ce295">
            <text:p><text:s/>486<text:s/></text:p>
          </table:table-cell>
          <table:table-cell office:value-type="float" office:value="267" table:style-name="ce295">
            <text:p><text:s/>267<text:s/></text:p>
          </table:table-cell>
          <table:table-cell office:value-type="float" office:value="219" table:style-name="ce295">
            <text:p><text:s/>219<text:s/></text:p>
          </table:table-cell>
          <table:table-cell office:value-type="float" office:value="2.5" table:style-name="ce296">
            <text:p><text:s/>2.5<text:s/></text:p>
          </table:table-cell>
          <table:table-cell office:value-type="float" office:value="772" table:style-name="ce295">
            <text:p><text:s/>772<text:s/></text:p>
          </table:table-cell>
          <table:table-cell office:value-type="float" office:value="412" table:style-name="ce295">
            <text:p><text:s/>412<text:s/></text:p>
          </table:table-cell>
          <table:table-cell office:value-type="float" office:value="360" table:style-name="ce295">
            <text:p><text:s/>360<text:s/></text:p>
          </table:table-cell>
          <table:table-cell office:value-type="float" office:value="4" table:style-name="ce296">
            <text:p><text:s/>4.0<text:s/></text:p>
          </table:table-cell>
          <table:table-cell office:value-type="float" office:value="19" table:style-name="ce295">
            <text:p><text:s/>19<text:s/></text:p>
          </table:table-cell>
          <table:table-cell office:value-type="float" office:value="9.8000000000000007" table:style-name="ce296">
            <text:p><text:s/>9.8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7</text:span><text:span text:style-name="T9">年</text:span></text:p>
          </table:table-cell>
          <table:table-cell table:style-name="ce303"/>
          <table:table-cell office:value-type="float" office:value="474" table:style-name="ce304">
            <text:p><text:s/>474<text:s/></text:p>
          </table:table-cell>
          <table:table-cell office:value-type="float" office:value="257" table:style-name="ce295">
            <text:p><text:s/>257<text:s/></text:p>
          </table:table-cell>
          <table:table-cell office:value-type="float" office:value="217" table:style-name="ce295">
            <text:p><text:s/>217<text:s/></text:p>
          </table:table-cell>
          <table:table-cell office:value-type="float" office:value="2.623771145159862" table:style-name="ce296">
            <text:p><text:s/>2.6<text:s/></text:p>
          </table:table-cell>
          <table:table-cell office:value-type="float" office:value="752" table:style-name="ce295">
            <text:p><text:s/>752<text:s/></text:p>
          </table:table-cell>
          <table:table-cell office:value-type="float" office:value="416" table:style-name="ce295">
            <text:p><text:s/>416<text:s/></text:p>
          </table:table-cell>
          <table:table-cell office:value-type="float" office:value="336" table:style-name="ce295">
            <text:p><text:s/>336<text:s/></text:p>
          </table:table-cell>
          <table:table-cell office:value-type="float" office:value="4.1626073864139581" table:style-name="ce296">
            <text:p><text:s/>4.2<text:s/></text:p>
          </table:table-cell>
          <table:table-cell office:value-type="float" office:value="22" table:style-name="ce295">
            <text:p><text:s/>22<text:s/></text:p>
          </table:table-cell>
          <table:table-cell office:value-type="float" office:value="12.17784075812594" table:style-name="ce296">
            <text:p><text:s/>12.2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293">
            <text:p><text:span text:style-name="T9">民國</text:span><text:span text:style-name="T1">108</text:span><text:span text:style-name="T9">年</text:span></text:p>
          </table:table-cell>
          <table:table-cell table:style-name="ce303"/>
          <table:table-cell office:value-type="float" office:value="413" table:style-name="ce304">
            <text:p><text:s/>413<text:s/></text:p>
          </table:table-cell>
          <table:table-cell office:value-type="float" office:value="237" table:style-name="ce295">
            <text:p><text:s/>237<text:s/></text:p>
          </table:table-cell>
          <table:table-cell office:value-type="float" office:value="176" table:style-name="ce295">
            <text:p><text:s/>176<text:s/></text:p>
          </table:table-cell>
          <table:table-cell office:value-type="float" office:value="2.3590024789517576" table:style-name="ce296">
            <text:p><text:s/>2.4<text:s/></text:p>
          </table:table-cell>
          <table:table-cell office:value-type="float" office:value="671" table:style-name="ce295">
            <text:p><text:s/>671<text:s/></text:p>
          </table:table-cell>
          <table:table-cell office:value-type="float" office:value="379" table:style-name="ce295">
            <text:p><text:s/>379<text:s/></text:p>
          </table:table-cell>
          <table:table-cell office:value-type="float" office:value="292" table:style-name="ce295">
            <text:p><text:s/>292<text:s/></text:p>
          </table:table-cell>
          <table:table-cell office:value-type="float" office:value="3.8326650444954704" table:style-name="ce296">
            <text:p><text:s/>3.8<text:s/></text:p>
          </table:table-cell>
          <table:table-cell office:value-type="float" office:value="28" table:style-name="ce295">
            <text:p><text:s/>28<text:s/></text:p>
          </table:table-cell>
          <table:table-cell office:value-type="float" office:value="15.993237145435645" table:style-name="ce296">
            <text:p><text:s/>16.0<text:s/></text:p>
          </table:table-cell>
          <table:table-cell table:number-columns-repeated="2" table:style-name="ce300"/>
          <table:table-cell table:style-name="ce301"/>
          <table:table-cell table:number-columns-repeated="2" table:style-name="ce302"/>
          <table:table-cell table:number-columns-repeated="16367" table:style-name="ce58"/>
        </table:table-row>
        <table:table-row table:style-name="ro38">
          <table:table-cell office:value-type="string" table:style-name="ce305">
            <text:p><text:span text:style-name="T9">民國</text:span><text:span text:style-name="T1">109</text:span><text:span text:style-name="T9">年</text:span></text:p>
          </table:table-cell>
          <table:table-cell table:style-name="ce306"/>
          <table:table-cell office:value-type="float" office:value="387" table:style-name="ce307">
            <text:p><text:s/>387<text:s/></text:p>
          </table:table-cell>
          <table:table-cell office:value-type="float" office:value="210" table:style-name="ce308">
            <text:p><text:s/>210<text:s/></text:p>
          </table:table-cell>
          <table:table-cell office:value-type="float" office:value="177" table:style-name="ce309">
            <text:p><text:s/>177<text:s/></text:p>
          </table:table-cell>
          <table:table-cell office:value-type="float" office:value="2.3994345518575471" table:style-name="ce310">
            <text:p>2.4<text:s/></text:p>
          </table:table-cell>
          <table:table-cell office:value-type="float" office:value="586" table:style-name="ce308">
            <text:p><text:s/>586<text:s/></text:p>
          </table:table-cell>
          <table:table-cell office:value-type="float" office:value="333" table:style-name="ce308">
            <text:p><text:s/>333<text:s/></text:p>
          </table:table-cell>
          <table:table-cell office:value-type="float" office:value="253" table:style-name="ce309">
            <text:p><text:s/>253<text:s/></text:p>
          </table:table-cell>
          <table:table-cell office:value-type="float" office:value="3.6332523188333909" table:style-name="ce310">
            <text:p>3.6<text:s/></text:p>
          </table:table-cell>
          <table:table-cell office:value-type="float" office:value="21" table:style-name="ce311">
            <text:p><text:s/>21<text:s/></text:p>
          </table:table-cell>
          <table:table-cell office:value-type="float" office:value="13.020187490699866" table:style-name="ce310">
            <text:p>13.0<text:s/></text:p>
          </table:table-cell>
          <table:table-cell table:number-columns-repeated="16372" table:style-name="ce312"/>
        </table:table-row>
        <table:table-row table:style-name="ro1">
          <table:table-cell office:value-type="string" table:style-name="ce272">
            <text:p><text:span text:style-name="T9">附</text:span><text:span text:style-name="T1"><text:s text:c="2"/></text:span><text:span text:style-name="T9">註：本表資料自民國</text:span><text:span text:style-name="T1">97</text:span><text:span text:style-name="T9">年起死因分類為</text:span><text:span text:style-name="T1">ICD-10</text:span><text:span text:style-name="T9">。</text:span></text:p>
          </table:table-cell>
          <table:table-cell table:style-name="ce273"/>
          <table:table-cell table:number-columns-repeated="15" table:style-name="ce272"/>
          <table:table-cell table:number-columns-repeated="16367" table:style-name="ce58"/>
        </table:table-row>
        <table:table-row table:number-rows-repeated="1048528" table:style-name="ro2">
          <table:table-cell table:number-columns-repeated="16384"/>
        </table:table-row>
        <table:named-expressions>
          <table:named-range table:name="Print_Area" table:cell-range-address="表10.$A$1:表10.$L$48" table:base-cell-address="表10.$A$1"/>
        </table:named-expressions>
      </table:table>
      <table:table table:name="表11" table:style-name="ta2">
        <table:table-column table:style-name="co48" table:default-cell-style-name="ce314"/>
        <table:table-column table:style-name="co24" table:default-cell-style-name="ce314"/>
        <table:table-column table:style-name="co13" table:number-columns-repeated="7" table:default-cell-style-name="ce314"/>
        <table:table-column table:style-name="co33" table:default-cell-style-name="ce314"/>
        <table:table-column table:style-name="co13" table:number-columns-repeated="9" table:default-cell-style-name="ce331"/>
        <table:table-column table:style-name="co49" table:default-cell-style-name="ce314"/>
        <table:table-column table:style-name="co50" table:number-columns-repeated="2" table:default-cell-style-name="ce313"/>
        <table:table-column table:style-name="co51" table:number-columns-repeated="16362" table:default-cell-style-name="ce314"/>
        <table:table-row table:style-name="ro3">
          <table:table-cell office:value-type="string" table:number-columns-spanned="20" table:number-rows-spanned="1" table:style-name="ce404">
            <text:p><text:span text:style-name="T8">表</text:span><text:span text:style-name="T7">11<text:s text:c="2"/></text:span><text:span text:style-name="T8">歷年事故傷害與蓄意自我傷害（自殺）死亡概況</text:span></text:p>
          </table:table-cell>
          <table:covered-table-cell table:number-columns-repeated="19"/>
          <table:table-cell table:number-columns-repeated="16364"/>
        </table:table-row>
        <table:table-row table:style-name="ro39">
          <table:table-cell table:style-name="ce314"/>
          <table:table-cell table:style-name="ce315"/>
          <table:table-cell table:number-columns-repeated="2" table:style-name="ce316"/>
          <table:table-cell table:number-columns-repeated="2" table:style-name="ce317"/>
          <table:table-cell table:number-columns-repeated="3" table:style-name="ce315"/>
          <table:table-cell table:style-name="ce314"/>
          <table:table-cell table:number-columns-repeated="9" table:style-name="ce316"/>
          <table:table-cell office:value-type="string" table:style-name="ce318">
            <text:p><text:s/><text:span text:style-name="T11">單位：人、每十萬人口</text:span><text:span text:style-name="T3"><text:s/></text:span></text:p>
          </table:table-cell>
          <table:table-cell table:number-columns-repeated="16364" table:style-name="ce314"/>
        </table:table-row>
        <table:table-row table:style-name="ro17">
          <table:table-cell office:value-type="string" table:style-name="ce319">
            <text:p><text:s/></text:p>
          </table:table-cell>
          <table:table-cell table:style-name="ce320"/>
          <table:table-cell office:value-type="string" table:number-columns-spanned="16" table:number-rows-spanned="1" table:style-name="ce405">
            <text:p><text:span text:style-name="T11">事</text:span><text:span text:style-name="T3"><text:s text:c="31"/></text:span><text:span text:style-name="T11">故</text:span><text:span text:style-name="T3"><text:s text:c="31"/></text:span><text:span text:style-name="T11">傷</text:span><text:span text:style-name="T3"><text:s text:c="31"/></text:span><text:span text:style-name="T11">害</text:span></text:p>
          </table:table-cell>
          <table:covered-table-cell table:number-columns-repeated="15"/>
          <table:table-cell office:value-type="string" table:number-columns-spanned="2" table:number-rows-spanned="3" table:style-name="ce406">
            <text:p><text:s/><text:span text:style-name="T11">自殺及自傷</text:span></text:p>
          </table:table-cell>
          <table:covered-table-cell/>
          <table:table-cell table:number-columns-repeated="16364" table:style-name="ce321"/>
        </table:table-row>
        <table:table-row table:style-name="ro17">
          <table:table-cell table:style-name="ce322"/>
          <table:table-cell table:style-name="ce323"/>
          <table:table-cell table:style-name="ce322"/>
          <table:table-cell table:style-name="ce323"/>
          <table:table-cell office:value-type="string" table:number-columns-spanned="4" table:number-rows-spanned="1" table:style-name="ce405">
            <text:p><text:span text:style-name="T11">運</text:span><text:span text:style-name="T3"><text:s text:c="5"/></text:span><text:span text:style-name="T11">輸</text:span><text:span text:style-name="T3"><text:s text:c="5"/></text:span><text:span text:style-name="T11">事</text:span><text:span text:style-name="T3"><text:s text:c="5"/></text:span><text:span text:style-name="T11">故</text:span></text:p>
          </table:table-cell>
          <table:covered-table-cell table:number-columns-repeated="3"/>
          <table:table-cell office:value-type="string" table:number-columns-spanned="2" table:number-rows-spanned="2" table:style-name="ce402">
            <text:p><text:span text:style-name="T11">意外中毒</text:span></text:p>
          </table:table-cell>
          <table:covered-table-cell/>
          <table:table-cell office:value-type="string" table:number-columns-spanned="2" table:number-rows-spanned="2" table:style-name="ce402">
            <text:p><text:span text:style-name="T11">意外墜落</text:span></text:p>
          </table:table-cell>
          <table:covered-table-cell/>
          <table:table-cell office:value-type="string" table:number-columns-spanned="2" table:number-rows-spanned="2" table:style-name="ce402">
            <text:p><text:span text:style-name="T11">火及火燄所致</text:span></text:p>
          </table:table-cell>
          <table:covered-table-cell/>
          <table:table-cell office:value-type="string" table:number-columns-spanned="2" table:number-rows-spanned="2" table:style-name="ce402">
            <text:p><text:span text:style-name="T11">意外之淹死及溺水</text:span></text:p>
          </table:table-cell>
          <table:covered-table-cell/>
          <table:table-cell office:value-type="string" table:number-columns-spanned="2" table:number-rows-spanned="2" table:style-name="ce402">
            <text:p><text:span text:style-name="T11">其</text:span><text:span text:style-name="T3"><text:s text:c="5"/></text:span><text:span text:style-name="T11">他</text:span></text:p>
          </table:table-cell>
          <table:covered-table-cell/>
          <table:covered-table-cell/>
          <table:covered-table-cell/>
          <table:table-cell table:number-columns-repeated="16364" table:style-name="ce321"/>
        </table:table-row>
        <table:table-row table:style-name="ro17">
          <table:table-cell office:value-type="string" table:style-name="ce322">
            <text:p><text:span text:style-name="T11">年</text:span><text:span text:style-name="T3"><text:s text:c="3"/></text:span><text:span text:style-name="T11">別</text:span></text:p>
          </table:table-cell>
          <table:table-cell table:style-name="ce323"/>
          <table:table-cell table:style-name="ce324"/>
          <table:table-cell table:style-name="ce325"/>
          <table:table-cell table:number-columns-repeated="2" table:style-name="ce322"/>
          <table:table-cell office:value-type="string" table:number-columns-spanned="2" table:number-rows-spanned="1" table:style-name="ce402">
            <text:p><text:span text:style-name="T11">機動車交通事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 table:style-name="ce321"/>
        </table:table-row>
        <table:table-row table:style-name="ro40">
          <table:table-cell table:style-name="ce326"/>
          <table:table-cell table:style-name="ce327"/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9">
            <text:p><text:span text:style-name="T13">死亡率</text:span></text:p>
          </table:table-cell>
          <table:table-cell office:value-type="string" table:style-name="ce328">
            <text:p><text:span text:style-name="T13">死亡</text:span><text:span text:style-name="T13"/></text:p>
            <text:p><text:span text:style-name="T13">人數</text:span></text:p>
          </table:table-cell>
          <table:table-cell office:value-type="string" table:style-name="ce328">
            <text:p><text:span text:style-name="T13">死亡率</text:span></text:p>
          </table:table-cell>
          <table:table-cell table:number-columns-repeated="16364" table:style-name="ce330"/>
        </table:table-row>
        <table:table-row table:style-name="ro38" table:visibility="collapse">
          <table:table-cell office:value-type="string" table:style-name="ce331">
            <text:p><text:span text:style-name="T9">民國</text:span><text:span text:style-name="T1">74</text:span><text:span text:style-name="T9">年</text:span></text:p>
          </table:table-cell>
          <table:table-cell table:style-name="ce323"/>
          <table:table-cell office:value-type="float" office:value="11284" table:style-name="ce332">
            <text:p>11,284</text:p>
          </table:table-cell>
          <table:table-cell office:value-type="float" office:value="58.969600815415163" table:style-name="ce333">
            <text:p>59.0</text:p>
          </table:table-cell>
          <table:table-cell office:value-type="float" office:value="5742" table:style-name="ce334">
            <text:p>5,742</text:p>
          </table:table-cell>
          <table:table-cell office:value-type="float" office:value="30.007395239464188" table:style-name="ce335">
            <text:p>30.0</text:p>
          </table:table-cell>
          <table:table-cell office:value-type="float" office:value="5517" table:style-name="ce332">
            <text:p>5,517</text:p>
          </table:table-cell>
          <table:table-cell office:value-type="float" office:value="28.831556868011827" table:style-name="ce333">
            <text:p>28.8</text:p>
          </table:table-cell>
          <table:table-cell office:value-type="float" office:value="723" table:style-name="ce334">
            <text:p>723</text:p>
          </table:table-cell>
          <table:table-cell office:value-type="float" office:value="3.7783606336002449" table:style-name="ce335">
            <text:p>3.8</text:p>
          </table:table-cell>
          <table:table-cell office:value-type="float" office:value="1061" table:style-name="ce332">
            <text:p>1,061</text:p>
          </table:table-cell>
          <table:table-cell office:value-type="float" office:value="5.5447311649375655" table:style-name="ce333">
            <text:p>5.5</text:p>
          </table:table-cell>
          <table:table-cell office:value-type="float" office:value="234" table:style-name="ce334">
            <text:p>234</text:p>
          </table:table-cell>
          <table:table-cell office:value-type="float" office:value="1.2228719063104527" table:style-name="ce335">
            <text:p>1.2</text:p>
          </table:table-cell>
          <table:table-cell office:value-type="float" office:value="1607" table:style-name="ce332">
            <text:p>1,607</text:p>
          </table:table-cell>
          <table:table-cell office:value-type="float" office:value="8.3980989463286235" table:style-name="ce333">
            <text:p>8.4</text:p>
          </table:table-cell>
          <table:table-cell office:value-type="float" office:value="1917" table:style-name="ce334">
            <text:p>1,917</text:p>
          </table:table-cell>
          <table:table-cell office:value-type="float" office:value="10.018142924774095" table:style-name="ce335">
            <text:p>10.0</text:p>
          </table:table-cell>
          <table:table-cell office:value-type="float" office:value="2281" table:style-name="ce332">
            <text:p>2,281</text:p>
          </table:table-cell>
          <table:table-cell office:value-type="float" office:value="11.920388112368132" table:style-name="ce333">
            <text:p>11.9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75</text:span><text:span text:style-name="T9">年</text:span></text:p>
          </table:table-cell>
          <table:table-cell table:style-name="ce336"/>
          <table:table-cell office:value-type="float" office:value="12187" table:style-name="ce332">
            <text:p>12,187</text:p>
          </table:table-cell>
          <table:table-cell office:value-type="float" office:value="62.961312244557092" table:style-name="ce333">
            <text:p>63.0</text:p>
          </table:table-cell>
          <table:table-cell office:value-type="float" office:value="6510" table:style-name="ce334">
            <text:p>6,510</text:p>
          </table:table-cell>
          <table:table-cell office:value-type="float" office:value="33.632406885375126" table:style-name="ce335">
            <text:p>33.6</text:p>
          </table:table-cell>
          <table:table-cell office:value-type="float" office:value="6270" table:style-name="ce332">
            <text:p>6,270</text:p>
          </table:table-cell>
          <table:table-cell office:value-type="float" office:value="32.392502484070974" table:style-name="ce333">
            <text:p>32.4</text:p>
          </table:table-cell>
          <table:table-cell office:value-type="float" office:value="828" table:style-name="ce334">
            <text:p>828</text:p>
          </table:table-cell>
          <table:table-cell office:value-type="float" office:value="4.2776701844993248" table:style-name="ce335">
            <text:p>4.3</text:p>
          </table:table-cell>
          <table:table-cell office:value-type="float" office:value="1032" table:style-name="ce332">
            <text:p>1,032</text:p>
          </table:table-cell>
          <table:table-cell office:value-type="float" office:value="5.3315889256078544" table:style-name="ce333">
            <text:p>5.3</text:p>
          </table:table-cell>
          <table:table-cell office:value-type="float" office:value="289" table:style-name="ce334">
            <text:p>289</text:p>
          </table:table-cell>
          <table:table-cell office:value-type="float" office:value="1.49305154990375" table:style-name="ce335">
            <text:p>1.5</text:p>
          </table:table-cell>
          <table:table-cell office:value-type="float" office:value="1531" table:style-name="ce332">
            <text:p>1,531</text:p>
          </table:table-cell>
          <table:table-cell office:value-type="float" office:value="7.9095568266527367" table:style-name="ce333">
            <text:p>7.9</text:p>
          </table:table-cell>
          <table:table-cell office:value-type="float" office:value="1997" table:style-name="ce334">
            <text:p>1,997</text:p>
          </table:table-cell>
          <table:table-cell office:value-type="float" office:value="10.317037872518299" table:style-name="ce335">
            <text:p>10.3</text:p>
          </table:table-cell>
          <table:table-cell office:value-type="float" office:value="2260" table:style-name="ce332">
            <text:p>2,260</text:p>
          </table:table-cell>
          <table:table-cell office:value-type="float" office:value="11.6757664456141" table:style-name="ce333">
            <text:p>11.7</text:p>
          </table:table-cell>
          <table:table-cell table:number-columns-repeated="16364" table:style-name="ce314"/>
        </table:table-row>
        <table:table-row table:style-name="ro14" table:visibility="collapse">
          <table:table-cell office:value-type="string" table:style-name="ce331">
            <text:p><text:span text:style-name="T9">民國</text:span><text:span text:style-name="T1">76</text:span><text:span text:style-name="T9">年</text:span></text:p>
          </table:table-cell>
          <table:table-cell table:style-name="ce337"/>
          <table:table-cell office:value-type="float" office:value="13024" table:style-name="ce332">
            <text:p>13,024</text:p>
          </table:table-cell>
          <table:table-cell office:value-type="float" office:value="66.572577015562203" table:style-name="ce333">
            <text:p>66.6</text:p>
          </table:table-cell>
          <table:table-cell office:value-type="float" office:value="7240" table:style-name="ce334">
            <text:p>7,240</text:p>
          </table:table-cell>
          <table:table-cell office:value-type="float" office:value="37.007482923270146" table:style-name="ce335">
            <text:p>37.0</text:p>
          </table:table-cell>
          <table:table-cell office:value-type="float" office:value="7034" table:style-name="ce332">
            <text:p>7,034</text:p>
          </table:table-cell>
          <table:table-cell office:value-type="float" office:value="35.954507580425719" table:style-name="ce333">
            <text:p>36.0</text:p>
          </table:table-cell>
          <table:table-cell office:value-type="float" office:value="914" table:style-name="ce334">
            <text:p>914</text:p>
          </table:table-cell>
          <table:table-cell office:value-type="float" office:value="4.671939142523331" table:style-name="ce335">
            <text:p>4.7</text:p>
          </table:table-cell>
          <table:table-cell office:value-type="float" office:value="1135" table:style-name="ce332">
            <text:p>1,135</text:p>
          </table:table-cell>
          <table:table-cell office:value-type="float" office:value="5.8015874472253612" table:style-name="ce333">
            <text:p>5.8</text:p>
          </table:table-cell>
          <table:table-cell office:value-type="float" office:value="268" table:style-name="ce334">
            <text:p>268</text:p>
          </table:table-cell>
          <table:table-cell office:value-type="float" office:value="1.3698902518558564" table:style-name="ce335">
            <text:p>1.4</text:p>
          </table:table-cell>
          <table:table-cell office:value-type="float" office:value="1569" table:style-name="ce332">
            <text:p>1,569</text:p>
          </table:table-cell>
          <table:table-cell office:value-type="float" office:value="8.0199918103053669" table:style-name="ce333">
            <text:p>8.0</text:p>
          </table:table-cell>
          <table:table-cell office:value-type="float" office:value="1898" table:style-name="ce334">
            <text:p>1,898</text:p>
          </table:table-cell>
          <table:table-cell office:value-type="float" office:value="9.7016854403821462" table:style-name="ce335">
            <text:p>9.7</text:p>
          </table:table-cell>
          <table:table-cell office:value-type="float" office:value="1851" table:style-name="ce332">
            <text:p>1,851</text:p>
          </table:table-cell>
          <table:table-cell office:value-type="float" office:value="9.4614434932283213" table:style-name="ce333">
            <text:p>9.5</text:p>
          </table:table-cell>
          <table:table-cell table:number-columns-repeated="16364" table:style-name="ce314"/>
        </table:table-row>
        <table:table-row table:style-name="ro14" table:visibility="collapse">
          <table:table-cell office:value-type="string" table:style-name="ce331">
            <text:p><text:span text:style-name="T9">民國</text:span><text:span text:style-name="T1">77</text:span><text:span text:style-name="T9">年</text:span></text:p>
          </table:table-cell>
          <table:table-cell table:style-name="ce336"/>
          <table:table-cell office:value-type="float" office:value="13730" table:style-name="ce332">
            <text:p>13,730</text:p>
          </table:table-cell>
          <table:table-cell office:value-type="float" office:value="69.384742795357155" table:style-name="ce333">
            <text:p>69.4</text:p>
          </table:table-cell>
          <table:table-cell office:value-type="float" office:value="7733" table:style-name="ce334">
            <text:p>7,733</text:p>
          </table:table-cell>
          <table:table-cell office:value-type="float" office:value="39.078821269956073" table:style-name="ce335">
            <text:p>39.1</text:p>
          </table:table-cell>
          <table:table-cell office:value-type="float" office:value="7524" table:style-name="ce332">
            <text:p>7,524</text:p>
          </table:table-cell>
          <table:table-cell office:value-type="float" office:value="38.022636911308609" table:style-name="ce333">
            <text:p>38.0</text:p>
          </table:table-cell>
          <table:table-cell office:value-type="float" office:value="907" table:style-name="ce334">
            <text:p>907</text:p>
          </table:table-cell>
          <table:table-cell office:value-type="float" office:value="4.5835369057093187" table:style-name="ce335">
            <text:p>4.6</text:p>
          </table:table-cell>
          <table:table-cell office:value-type="float" office:value="1194" table:style-name="ce332">
            <text:p>1,194</text:p>
          </table:table-cell>
          <table:table-cell office:value-type="float" office:value="6.0338953312204255" table:style-name="ce333">
            <text:p>6.0</text:p>
          </table:table-cell>
          <table:table-cell office:value-type="float" office:value="327" table:style-name="ce334">
            <text:p>327</text:p>
          </table:table-cell>
          <table:table-cell office:value-type="float" office:value="1.6524989726206694" table:style-name="ce335">
            <text:p>1.7</text:p>
          </table:table-cell>
          <table:table-cell office:value-type="float" office:value="1517" table:style-name="ce332">
            <text:p>1,517</text:p>
          </table:table-cell>
          <table:table-cell office:value-type="float" office:value="7.6661802491301385" table:style-name="ce333">
            <text:p>7.7</text:p>
          </table:table-cell>
          <table:table-cell office:value-type="float" office:value="2052" table:style-name="ce334">
            <text:p>2,052</text:p>
          </table:table-cell>
          <table:table-cell office:value-type="float" office:value="10.369810066720531" table:style-name="ce335">
            <text:p>10.4</text:p>
          </table:table-cell>
          <table:table-cell office:value-type="float" office:value="1790" table:style-name="ce332">
            <text:p>1,790</text:p>
          </table:table-cell>
          <table:table-cell office:value-type="float" office:value="9.0457894831528982" table:style-name="ce333">
            <text:p>9.0</text:p>
          </table:table-cell>
          <table:table-cell table:number-columns-repeated="16364" table:style-name="ce314"/>
        </table:table-row>
        <table:table-row table:style-name="ro14" table:visibility="collapse">
          <table:table-cell office:value-type="string" table:style-name="ce331">
            <text:p><text:span text:style-name="T9">民國</text:span><text:span text:style-name="T1">78</text:span><text:span text:style-name="T9">年</text:span></text:p>
          </table:table-cell>
          <table:table-cell table:style-name="ce336"/>
          <table:table-cell office:value-type="float" office:value="14047" table:style-name="ce332">
            <text:p>14,047</text:p>
          </table:table-cell>
          <table:table-cell office:value-type="float" office:value="70.215248450610844" table:style-name="ce333">
            <text:p>70.2</text:p>
          </table:table-cell>
          <table:table-cell office:value-type="float" office:value="7851" table:style-name="ce334">
            <text:p>7,851</text:p>
          </table:table-cell>
          <table:table-cell office:value-type="float" office:value="39.243960673862439" table:style-name="ce335">
            <text:p>39.2</text:p>
          </table:table-cell>
          <table:table-cell office:value-type="float" office:value="7584" table:style-name="ce332">
            <text:p>7,584</text:p>
          </table:table-cell>
          <table:table-cell office:value-type="float" office:value="37.909336103754015" table:style-name="ce333">
            <text:p>37.9</text:p>
          </table:table-cell>
          <table:table-cell office:value-type="float" office:value="812" table:style-name="ce334">
            <text:p>812</text:p>
          </table:table-cell>
          <table:table-cell office:value-type="float" office:value="4.0588582431761946" table:style-name="ce335">
            <text:p>4.1</text:p>
          </table:table-cell>
          <table:table-cell office:value-type="float" office:value="1260" table:style-name="ce332">
            <text:p>1,260</text:p>
          </table:table-cell>
          <table:table-cell office:value-type="float" office:value="6.2982283083768529" table:style-name="ce333">
            <text:p>6.3</text:p>
          </table:table-cell>
          <table:table-cell office:value-type="float" office:value="395" table:style-name="ce334">
            <text:p>395</text:p>
          </table:table-cell>
          <table:table-cell office:value-type="float" office:value="1.9744445887371882" table:style-name="ce335">
            <text:p>2.0</text:p>
          </table:table-cell>
          <table:table-cell office:value-type="float" office:value="1518" table:style-name="ce332">
            <text:p>1,518</text:p>
          </table:table-cell>
          <table:table-cell office:value-type="float" office:value="7.5878655334254477" table:style-name="ce333">
            <text:p>7.6</text:p>
          </table:table-cell>
          <table:table-cell office:value-type="float" office:value="2211" table:style-name="ce334">
            <text:p>2,211</text:p>
          </table:table-cell>
          <table:table-cell office:value-type="float" office:value="11.051891103032718" table:style-name="ce335">
            <text:p>11.1</text:p>
          </table:table-cell>
          <table:table-cell office:value-type="float" office:value="1573" table:style-name="ce332">
            <text:p>1,573</text:p>
          </table:table-cell>
          <table:table-cell office:value-type="float" office:value="7.8627881976799925" table:style-name="ce333">
            <text:p>7.9</text:p>
          </table:table-cell>
          <table:table-cell table:number-columns-repeated="16364" table:style-name="ce314"/>
        </table:table-row>
        <table:table-row table:style-name="ro14" table:visibility="collapse">
          <table:table-cell office:value-type="string" table:style-name="ce331">
            <text:p><text:span text:style-name="T9">民國</text:span><text:span text:style-name="T1">79</text:span><text:span text:style-name="T9">年</text:span></text:p>
          </table:table-cell>
          <table:table-cell table:style-name="ce336"/>
          <table:table-cell office:value-type="float" office:value="13927" table:style-name="ce332">
            <text:p>13,927</text:p>
          </table:table-cell>
          <table:table-cell office:value-type="float" office:value="68.847550919407439" table:style-name="ce333">
            <text:p>68.8</text:p>
          </table:table-cell>
          <table:table-cell office:value-type="float" office:value="7569" table:style-name="ce334">
            <text:p>7,569</text:p>
          </table:table-cell>
          <table:table-cell office:value-type="float" office:value="37.414353310525193" table:style-name="ce335">
            <text:p>37.4</text:p>
          </table:table-cell>
          <table:table-cell office:value-type="float" office:value="7333" table:style-name="ce332">
            <text:p>7,333</text:p>
          </table:table-cell>
          <table:table-cell office:value-type="float" office:value="36.247780793510536" table:style-name="ce333">
            <text:p>36.2</text:p>
          </table:table-cell>
          <table:table-cell office:value-type="float" office:value="919" table:style-name="ce334">
            <text:p>919</text:p>
          </table:table-cell>
          <table:table-cell office:value-type="float" office:value="4.5427124709172482" table:style-name="ce335">
            <text:p>4.5</text:p>
          </table:table-cell>
          <table:table-cell office:value-type="float" office:value="1118" table:style-name="ce332">
            <text:p>1,118</text:p>
          </table:table-cell>
          <table:table-cell office:value-type="float" office:value="5.5263901441626588" table:style-name="ce333">
            <text:p>5.5</text:p>
          </table:table-cell>
          <table:table-cell office:value-type="float" office:value="407" table:style-name="ce334">
            <text:p>407</text:p>
          </table:table-cell>
          <table:table-cell office:value-type="float" office:value="2.0118432814617195" table:style-name="ce335">
            <text:p>2.0</text:p>
          </table:table-cell>
          <table:table-cell office:value-type="float" office:value="1665" table:style-name="ce332">
            <text:p>1,665</text:p>
          </table:table-cell>
          <table:table-cell office:value-type="float" office:value="8.2302679696161256" table:style-name="ce333">
            <text:p>8.2</text:p>
          </table:table-cell>
          <table:table-cell office:value-type="float" office:value="2249" table:style-name="ce334">
            <text:p>2,249</text:p>
          </table:table-cell>
          <table:table-cell office:value-type="float" office:value="11.121983742724492" table:style-name="ce335">
            <text:p>11.1</text:p>
          </table:table-cell>
          <table:table-cell office:value-type="float" office:value="1359" table:style-name="ce332">
            <text:p>1,359</text:p>
          </table:table-cell>
          <table:table-cell office:value-type="float" office:value="6.7176781806055939" table:style-name="ce333">
            <text:p>6.7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80</text:span><text:span text:style-name="T9">年</text:span></text:p>
          </table:table-cell>
          <table:table-cell table:style-name="ce336"/>
          <table:table-cell office:value-type="float" office:value="13636" table:style-name="ce332">
            <text:p>13,636</text:p>
          </table:table-cell>
          <table:table-cell office:value-type="float" office:value="66.66372034794199" table:style-name="ce333">
            <text:p>66.7</text:p>
          </table:table-cell>
          <table:table-cell office:value-type="float" office:value="7498" table:style-name="ce334">
            <text:p>7,498</text:p>
          </table:table-cell>
          <table:table-cell office:value-type="float" office:value="36.656246345619614" table:style-name="ce335">
            <text:p>36.7</text:p>
          </table:table-cell>
          <table:table-cell office:value-type="float" office:value="7322" table:style-name="ce332">
            <text:p>7,322</text:p>
          </table:table-cell>
          <table:table-cell office:value-type="float" office:value="35.795816983545855" table:style-name="ce333">
            <text:p>35.8</text:p>
          </table:table-cell>
          <table:table-cell office:value-type="float" office:value="996" table:style-name="ce334">
            <text:p>996</text:p>
          </table:table-cell>
          <table:table-cell office:value-type="float" office:value="4.869247980826505" table:style-name="ce335">
            <text:p>4.9</text:p>
          </table:table-cell>
          <table:table-cell office:value-type="float" office:value="1156" table:style-name="ce332">
            <text:p>1,156</text:p>
          </table:table-cell>
          <table:table-cell office:value-type="float" office:value="5.6514564918026506" table:style-name="ce333">
            <text:p>5.7</text:p>
          </table:table-cell>
          <table:table-cell office:value-type="float" office:value="344" table:style-name="ce334">
            <text:p>344</text:p>
          </table:table-cell>
          <table:table-cell office:value-type="float" office:value="1.6817482985987127" table:style-name="ce335">
            <text:p>1.7</text:p>
          </table:table-cell>
          <table:table-cell office:value-type="float" office:value="1437" table:style-name="ce332">
            <text:p>1,437</text:p>
          </table:table-cell>
          <table:table-cell office:value-type="float" office:value="7.0252101892045058" table:style-name="ce333">
            <text:p>7.0</text:p>
          </table:table-cell>
          <table:table-cell office:value-type="float" office:value="2205" table:style-name="ce334">
            <text:p>2,205</text:p>
          </table:table-cell>
          <table:table-cell office:value-type="float" office:value="10.779811041890003" table:style-name="ce335">
            <text:p>10.8</text:p>
          </table:table-cell>
          <table:table-cell office:value-type="float" office:value="1465" table:style-name="ce332">
            <text:p>1,465</text:p>
          </table:table-cell>
          <table:table-cell office:value-type="float" office:value="7.1620966786253319" table:style-name="ce333">
            <text:p>7.2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81</text:span><text:span text:style-name="T9">年</text:span></text:p>
          </table:table-cell>
          <table:table-cell table:style-name="ce338"/>
          <table:table-cell office:value-type="float" office:value="13152" table:style-name="ce332">
            <text:p>13,152</text:p>
          </table:table-cell>
          <table:table-cell office:value-type="float" office:value="63.675678543949488" table:style-name="ce333">
            <text:p>63.7</text:p>
          </table:table-cell>
          <table:table-cell office:value-type="float" office:value="7377" table:style-name="ce334">
            <text:p>7,377</text:p>
          </table:table-cell>
          <table:table-cell office:value-type="float" office:value="35.715897248989918" table:style-name="ce335">
            <text:p>35.7</text:p>
          </table:table-cell>
          <table:table-cell office:value-type="float" office:value="7216" table:style-name="ce332">
            <text:p>7,216</text:p>
          </table:table-cell>
          <table:table-cell office:value-type="float" office:value="34.936412437130436" table:style-name="ce333">
            <text:p>34.9</text:p>
          </table:table-cell>
          <table:table-cell office:value-type="float" office:value="829" table:style-name="ce334">
            <text:p>829</text:p>
          </table:table-cell>
          <table:table-cell office:value-type="float" office:value="4.0136205529907336" table:style-name="ce335">
            <text:p>4.0</text:p>
          </table:table-cell>
          <table:table-cell office:value-type="float" office:value="1056" table:style-name="ce332">
            <text:p>1,056</text:p>
          </table:table-cell>
          <table:table-cell office:value-type="float" office:value="5.1126457225068931" table:style-name="ce333">
            <text:p>5.1</text:p>
          </table:table-cell>
          <table:table-cell office:value-type="float" office:value="401" table:style-name="ce334">
            <text:p>401</text:p>
          </table:table-cell>
          <table:table-cell office:value-type="float" office:value="1.9414497487928637" table:style-name="ce335">
            <text:p>1.9</text:p>
          </table:table-cell>
          <table:table-cell office:value-type="float" office:value="1245" table:style-name="ce332">
            <text:p>1,245</text:p>
          </table:table-cell>
          <table:table-cell office:value-type="float" office:value="6.0276931103419331" table:style-name="ce333">
            <text:p>6.0</text:p>
          </table:table-cell>
          <table:table-cell office:value-type="float" office:value="2244" table:style-name="ce334">
            <text:p>2,244</text:p>
          </table:table-cell>
          <table:table-cell office:value-type="float" office:value="10.864372160327148" table:style-name="ce335">
            <text:p>10.9</text:p>
          </table:table-cell>
          <table:table-cell office:value-type="float" office:value="1381" table:style-name="ce332">
            <text:p>1,381</text:p>
          </table:table-cell>
          <table:table-cell office:value-type="float" office:value="6.6861399079375188" table:style-name="ce333">
            <text:p>6.7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82</text:span><text:span text:style-name="T9">年</text:span></text:p>
          </table:table-cell>
          <table:table-cell table:style-name="ce338"/>
          <table:table-cell office:value-type="float" office:value="13270" table:style-name="ce332">
            <text:p>13,270</text:p>
          </table:table-cell>
          <table:table-cell office:value-type="float" office:value="63.650426294772942" table:style-name="ce333">
            <text:p>63.7</text:p>
          </table:table-cell>
          <table:table-cell office:value-type="float" office:value="7499" table:style-name="ce334">
            <text:p>7,499</text:p>
          </table:table-cell>
          <table:table-cell office:value-type="float" office:value="35.969445876752246" table:style-name="ce335">
            <text:p>36.0</text:p>
          </table:table-cell>
          <table:table-cell office:value-type="float" office:value="7367" table:style-name="ce332">
            <text:p>7,367</text:p>
          </table:table-cell>
          <table:table-cell office:value-type="float" office:value="35.336299209765805" table:style-name="ce333">
            <text:p>35.3</text:p>
          </table:table-cell>
          <table:table-cell office:value-type="float" office:value="872" table:style-name="ce334">
            <text:p>872</text:p>
          </table:table-cell>
          <table:table-cell office:value-type="float" office:value="4.1826052546376795" table:style-name="ce335">
            <text:p>4.2</text:p>
          </table:table-cell>
          <table:table-cell office:value-type="float" office:value="985" table:style-name="ce332">
            <text:p>985</text:p>
          </table:table-cell>
          <table:table-cell office:value-type="float" office:value="4.7246171741033418" table:style-name="ce333">
            <text:p>4.7</text:p>
          </table:table-cell>
          <table:table-cell office:value-type="float" office:value="489" table:style-name="ce334">
            <text:p>489</text:p>
          </table:table-cell>
          <table:table-cell office:value-type="float" office:value="2.3455206072452124" table:style-name="ce335">
            <text:p>2.3</text:p>
          </table:table-cell>
          <table:table-cell office:value-type="float" office:value="1236" table:style-name="ce332">
            <text:p>1,236</text:p>
          </table:table-cell>
          <table:table-cell office:value-type="float" office:value="5.9285551545093718" table:style-name="ce333">
            <text:p>5.9</text:p>
          </table:table-cell>
          <table:table-cell office:value-type="float" office:value="2189" table:style-name="ce334">
            <text:p>2,189</text:p>
          </table:table-cell>
          <table:table-cell office:value-type="float" office:value="10.499682227525092" table:style-name="ce335">
            <text:p>10.5</text:p>
          </table:table-cell>
          <table:table-cell office:value-type="float" office:value="1301" table:style-name="ce332">
            <text:p>1,301</text:p>
          </table:table-cell>
          <table:table-cell office:value-type="float" office:value="6.2403319223436018" table:style-name="ce333">
            <text:p>6.2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83</text:span><text:span text:style-name="T9">年</text:span></text:p>
          </table:table-cell>
          <table:table-cell table:style-name="ce338"/>
          <table:table-cell office:value-type="float" office:value="13219" table:style-name="ce332">
            <text:p>13,219</text:p>
          </table:table-cell>
          <table:table-cell office:value-type="float" office:value="62.688967353507401" table:style-name="ce333">
            <text:p>62.7</text:p>
          </table:table-cell>
          <table:table-cell office:value-type="float" office:value="7420" table:style-name="ce334">
            <text:p>7,420</text:p>
          </table:table-cell>
          <table:table-cell office:value-type="float" office:value="35.188148707392756" table:style-name="ce335">
            <text:p>35.2</text:p>
          </table:table-cell>
          <table:table-cell office:value-type="float" office:value="7250" table:style-name="ce332">
            <text:p>7,250</text:p>
          </table:table-cell>
          <table:table-cell office:value-type="float" office:value="34.381951230269209" table:style-name="ce333">
            <text:p>34.4</text:p>
          </table:table-cell>
          <table:table-cell office:value-type="float" office:value="694" table:style-name="ce334">
            <text:p>694</text:p>
          </table:table-cell>
          <table:table-cell office:value-type="float" office:value="3.2911826419043897" table:style-name="ce335">
            <text:p>3.3</text:p>
          </table:table-cell>
          <table:table-cell office:value-type="float" office:value="1265" table:style-name="ce332">
            <text:p>1,265</text:p>
          </table:table-cell>
          <table:table-cell office:value-type="float" office:value="5.9990576974193859" table:style-name="ce333">
            <text:p>6.0</text:p>
          </table:table-cell>
          <table:table-cell office:value-type="float" office:value="441" table:style-name="ce334">
            <text:p>441</text:p>
          </table:table-cell>
          <table:table-cell office:value-type="float" office:value="2.0913711024205131" table:style-name="ce335">
            <text:p>2.1</text:p>
          </table:table-cell>
          <table:table-cell office:value-type="float" office:value="1154" table:style-name="ce332">
            <text:p>1,154</text:p>
          </table:table-cell>
          <table:table-cell office:value-type="float" office:value="5.4726581682387128" table:style-name="ce333">
            <text:p>5.5</text:p>
          </table:table-cell>
          <table:table-cell office:value-type="float" office:value="2245" table:style-name="ce334">
            <text:p>2,245</text:p>
          </table:table-cell>
          <table:table-cell office:value-type="float" office:value="10.646549036131637" table:style-name="ce335">
            <text:p>10.6</text:p>
          </table:table-cell>
          <table:table-cell office:value-type="float" office:value="1451" table:style-name="ce332">
            <text:p>1,451</text:p>
          </table:table-cell>
          <table:table-cell office:value-type="float" office:value="6.8811325841545683" table:style-name="ce333">
            <text:p>6.9</text:p>
          </table:table-cell>
          <table:table-cell table:number-columns-repeated="16364" table:style-name="ce314"/>
        </table:table-row>
        <table:table-row table:style-name="ro41" table:visibility="collapse">
          <table:table-cell office:value-type="string" table:style-name="ce331">
            <text:p><text:span text:style-name="T9">民國</text:span><text:span text:style-name="T1">84</text:span><text:span text:style-name="T9">年</text:span></text:p>
          </table:table-cell>
          <table:table-cell table:style-name="ce338"/>
          <table:table-cell office:value-type="float" office:value="12983" table:style-name="ce332">
            <text:p>12,983</text:p>
          </table:table-cell>
          <table:table-cell office:value-type="float" office:value="61.045760951890692" table:style-name="ce333">
            <text:p>61.0</text:p>
          </table:table-cell>
          <table:table-cell office:value-type="float" office:value="7537" table:style-name="ce334">
            <text:p>7,537</text:p>
          </table:table-cell>
          <table:table-cell office:value-type="float" office:value="35.438796910914284" table:style-name="ce335">
            <text:p>35.4</text:p>
          </table:table-cell>
          <table:table-cell office:value-type="float" office:value="7427" table:style-name="ce332">
            <text:p>7,427</text:p>
          </table:table-cell>
          <table:table-cell office:value-type="float" office:value="34.921579495470404" table:style-name="ce333">
            <text:p>34.9</text:p>
          </table:table-cell>
          <table:table-cell office:value-type="float" office:value="568" table:style-name="ce334">
            <text:p>568</text:p>
          </table:table-cell>
          <table:table-cell office:value-type="float" office:value="2.6707226542920677" table:style-name="ce335">
            <text:p>2.7</text:p>
          </table:table-cell>
          <table:table-cell office:value-type="float" office:value="1260" table:style-name="ce332">
            <text:p>1,260</text:p>
          </table:table-cell>
          <table:table-cell office:value-type="float" office:value="5.9244903950845167" table:style-name="ce333">
            <text:p>5.9</text:p>
          </table:table-cell>
          <table:table-cell office:value-type="float" office:value="363" table:style-name="ce334">
            <text:p>363</text:p>
          </table:table-cell>
          <table:table-cell office:value-type="float" office:value="1.7068174709648247" table:style-name="ce335">
            <text:p>1.7</text:p>
          </table:table-cell>
          <table:table-cell office:value-type="float" office:value="1112" table:style-name="ce332">
            <text:p>1,112</text:p>
          </table:table-cell>
          <table:table-cell office:value-type="float" office:value="5.2285978724872875" table:style-name="ce333">
            <text:p>5.2</text:p>
          </table:table-cell>
          <table:table-cell office:value-type="float" office:value="2143" table:style-name="ce334">
            <text:p>2,143</text:p>
          </table:table-cell>
          <table:table-cell office:value-type="float" office:value="10.076335648147714" table:style-name="ce335">
            <text:p>10.1</text:p>
          </table:table-cell>
          <table:table-cell office:value-type="float" office:value="1618" table:style-name="ce332">
            <text:p>1,618</text:p>
          </table:table-cell>
          <table:table-cell office:value-type="float" office:value="7.6077979835291654" table:style-name="ce333">
            <text:p>7.6</text:p>
          </table:table-cell>
          <table:table-cell table:number-columns-repeated="16364" table:style-name="ce314"/>
        </table:table-row>
        <table:table-row table:style-name="ro41">
          <table:table-cell office:value-type="string" table:style-name="ce331">
            <text:p><text:span text:style-name="T9">民國</text:span><text:span text:style-name="T1">85</text:span><text:span text:style-name="T9">年</text:span></text:p>
          </table:table-cell>
          <table:table-cell table:style-name="ce338"/>
          <table:table-cell office:value-type="float" office:value="12422" table:style-name="ce332">
            <text:p>12,422</text:p>
          </table:table-cell>
          <table:table-cell office:value-type="float" office:value="57.934563325807716" table:style-name="ce333">
            <text:p>57.9</text:p>
          </table:table-cell>
          <table:table-cell office:value-type="float" office:value="7160" table:style-name="ce334">
            <text:p>7,160</text:p>
          </table:table-cell>
          <table:table-cell office:value-type="float" office:value="33.393292015197488" table:style-name="ce335">
            <text:p>33.4</text:p>
          </table:table-cell>
          <table:table-cell office:value-type="float" office:value="7077" table:style-name="ce332">
            <text:p>7,077</text:p>
          </table:table-cell>
          <table:table-cell office:value-type="float" office:value="33.006191004406794" table:style-name="ce333">
            <text:p>33.0</text:p>
          </table:table-cell>
          <table:table-cell office:value-type="float" office:value="517" table:style-name="ce334">
            <text:p>517</text:p>
          </table:table-cell>
          <table:table-cell office:value-type="float" office:value="2.4112195491420536" table:style-name="ce335">
            <text:p>2.4</text:p>
          </table:table-cell>
          <table:table-cell office:value-type="float" office:value="1326" table:style-name="ce332">
            <text:p>1,326</text:p>
          </table:table-cell>
          <table:table-cell office:value-type="float" office:value="6.1842884374513787" table:style-name="ce333">
            <text:p>6.2</text:p>
          </table:table-cell>
          <table:table-cell office:value-type="float" office:value="354" table:style-name="ce334">
            <text:p>354</text:p>
          </table:table-cell>
          <table:table-cell office:value-type="float" office:value="1.6510091303603232" table:style-name="ce335">
            <text:p>1.7</text:p>
          </table:table-cell>
          <table:table-cell office:value-type="float" office:value="1115" table:style-name="ce332">
            <text:p>1,115</text:p>
          </table:table-cell>
          <table:table-cell office:value-type="float" office:value="5.2002123738750283" table:style-name="ce333">
            <text:p>5.2</text:p>
          </table:table-cell>
          <table:table-cell office:value-type="float" office:value="1950" table:style-name="ce334">
            <text:p>1,950</text:p>
          </table:table-cell>
          <table:table-cell office:value-type="float" office:value="9.0945418197814387" table:style-name="ce335">
            <text:p>9.1</text:p>
          </table:table-cell>
          <table:table-cell office:value-type="float" office:value="1847" table:style-name="ce332">
            <text:p>1,847</text:p>
          </table:table-cell>
          <table:table-cell office:value-type="float" office:value="8.6141634569929852" table:style-name="ce333">
            <text:p>8.6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86</text:span><text:span text:style-name="T9">年</text:span></text:p>
          </table:table-cell>
          <table:table-cell table:style-name="ce338"/>
          <table:table-cell office:value-type="float" office:value="11297" table:style-name="ce332">
            <text:p>11,297</text:p>
          </table:table-cell>
          <table:table-cell office:value-type="float" office:value="52.218430475853793" table:style-name="ce333">
            <text:p>52.2</text:p>
          </table:table-cell>
          <table:table-cell office:value-type="float" office:value="6646" table:style-name="ce334">
            <text:p>6,646</text:p>
          </table:table-cell>
          <table:table-cell office:value-type="float" office:value="30.719986628531853" table:style-name="ce335">
            <text:p>30.7</text:p>
          </table:table-cell>
          <table:table-cell office:value-type="float" office:value="6516" table:style-name="ce332">
            <text:p>6,516</text:p>
          </table:table-cell>
          <table:table-cell office:value-type="float" office:value="30.119084091410404" table:style-name="ce333">
            <text:p>30.1</text:p>
          </table:table-cell>
          <table:table-cell office:value-type="float" office:value="480" table:style-name="ce334">
            <text:p>480</text:p>
          </table:table-cell>
          <table:table-cell office:value-type="float" office:value="2.2187170601407296" table:style-name="ce335">
            <text:p>2.2</text:p>
          </table:table-cell>
          <table:table-cell office:value-type="float" office:value="1260" table:style-name="ce332">
            <text:p>1,260</text:p>
          </table:table-cell>
          <table:table-cell office:value-type="float" office:value="5.8241322828694146" table:style-name="ce333">
            <text:p>5.8</text:p>
          </table:table-cell>
          <table:table-cell office:value-type="float" office:value="260" table:style-name="ce334">
            <text:p>260</text:p>
          </table:table-cell>
          <table:table-cell office:value-type="float" office:value="1.2018050742428952" table:style-name="ce335">
            <text:p>1.2</text:p>
          </table:table-cell>
          <table:table-cell office:value-type="float" office:value="917" table:style-name="ce332">
            <text:p>917</text:p>
          </table:table-cell>
          <table:table-cell office:value-type="float" office:value="4.2386740503105189" table:style-name="ce333">
            <text:p>4.2</text:p>
          </table:table-cell>
          <table:table-cell office:value-type="float" office:value="1734" table:style-name="ce334">
            <text:p>1,734</text:p>
          </table:table-cell>
          <table:table-cell office:value-type="float" office:value="8.0151153797583845" table:style-name="ce335">
            <text:p>8.0</text:p>
          </table:table-cell>
          <table:table-cell office:value-type="float" office:value="2172" table:style-name="ce332">
            <text:p>2,172</text:p>
          </table:table-cell>
          <table:table-cell office:value-type="float" office:value="10.039694697136801" table:style-name="ce333">
            <text:p>10.0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87</text:span><text:span text:style-name="T9">年</text:span></text:p>
          </table:table-cell>
          <table:table-cell table:style-name="ce338"/>
          <table:table-cell office:value-type="float" office:value="10973" table:style-name="ce332">
            <text:p>10,973</text:p>
          </table:table-cell>
          <table:table-cell office:value-type="float" office:value="50.252561138059079" table:style-name="ce333">
            <text:p>50.3</text:p>
          </table:table-cell>
          <table:table-cell office:value-type="float" office:value="6203" table:style-name="ce334">
            <text:p>6,203</text:p>
          </table:table-cell>
          <table:table-cell office:value-type="float" office:value="28.407603822052351" table:style-name="ce335">
            <text:p>28.4</text:p>
          </table:table-cell>
          <table:table-cell office:value-type="float" office:value="5903" table:style-name="ce332">
            <text:p>5,903</text:p>
          </table:table-cell>
          <table:table-cell office:value-type="float" office:value="27.033707135511047" table:style-name="ce333">
            <text:p>27.0</text:p>
          </table:table-cell>
          <table:table-cell office:value-type="float" office:value="382" table:style-name="ce334">
            <text:p>382</text:p>
          </table:table-cell>
          <table:table-cell office:value-type="float" office:value="1.7494284475292599" table:style-name="ce335">
            <text:p>1.7</text:p>
          </table:table-cell>
          <table:table-cell office:value-type="float" office:value="1276" table:style-name="ce332">
            <text:p>1,276</text:p>
          </table:table-cell>
          <table:table-cell office:value-type="float" office:value="5.843640573422344" table:style-name="ce333">
            <text:p>5.8</text:p>
          </table:table-cell>
          <table:table-cell office:value-type="float" office:value="289" table:style-name="ce334">
            <text:p>289</text:p>
          </table:table-cell>
          <table:table-cell office:value-type="float" office:value="1.3235204747014557" table:style-name="ce335">
            <text:p>1.3</text:p>
          </table:table-cell>
          <table:table-cell office:value-type="float" office:value="934" table:style-name="ce332">
            <text:p>934</text:p>
          </table:table-cell>
          <table:table-cell office:value-type="float" office:value="4.2773983507652584" table:style-name="ce333">
            <text:p>4.3</text:p>
          </table:table-cell>
          <table:table-cell office:value-type="float" office:value="1889" table:style-name="ce334">
            <text:p>1,889</text:p>
          </table:table-cell>
          <table:table-cell office:value-type="float" office:value="8.6509694695884072" table:style-name="ce335">
            <text:p>8.7</text:p>
          </table:table-cell>
          <table:table-cell office:value-type="float" office:value="2177" table:style-name="ce332">
            <text:p>2,177</text:p>
          </table:table-cell>
          <table:table-cell office:value-type="float" office:value="9.9699102886680588" table:style-name="ce333">
            <text:p>10.0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88</text:span><text:span text:style-name="T9">年</text:span></text:p>
          </table:table-cell>
          <table:table-cell table:style-name="ce338"/>
          <table:table-cell office:value-type="float" office:value="12960" table:style-name="ce332">
            <text:p>12,960</text:p>
          </table:table-cell>
          <table:table-cell office:value-type="float" office:value="58.881018045532748" table:style-name="ce333">
            <text:p>58.9</text:p>
          </table:table-cell>
          <table:table-cell office:value-type="float" office:value="5648" table:style-name="ce334">
            <text:p>5,648</text:p>
          </table:table-cell>
          <table:table-cell office:value-type="float" office:value="25.660493049472912" table:style-name="ce335">
            <text:p>25.7</text:p>
          </table:table-cell>
          <table:table-cell office:value-type="float" office:value="5526" table:style-name="ce332">
            <text:p>5,526</text:p>
          </table:table-cell>
          <table:table-cell office:value-type="float" office:value="25.106211861081327" table:style-name="ce333">
            <text:p>25.1</text:p>
          </table:table-cell>
          <table:table-cell office:value-type="float" office:value="410" table:style-name="ce334">
            <text:p>410</text:p>
          </table:table-cell>
          <table:table-cell office:value-type="float" office:value="1.8627482560700945" table:style-name="ce335">
            <text:p>1.9</text:p>
          </table:table-cell>
          <table:table-cell office:value-type="float" office:value="1466" table:style-name="ce332">
            <text:p>1,466</text:p>
          </table:table-cell>
          <table:table-cell office:value-type="float" office:value="6.6604608375579479" table:style-name="ce333">
            <text:p>6.7</text:p>
          </table:table-cell>
          <table:table-cell office:value-type="float" office:value="217" table:style-name="ce334">
            <text:p>217</text:p>
          </table:table-cell>
          <table:table-cell office:value-type="float" office:value="0.98589358918831826" table:style-name="ce335">
            <text:p>1.0</text:p>
          </table:table-cell>
          <table:table-cell office:value-type="float" office:value="829" table:style-name="ce332">
            <text:p>829</text:p>
          </table:table-cell>
          <table:table-cell office:value-type="float" office:value="3.7663861080051428" table:style-name="ce333">
            <text:p>3.8</text:p>
          </table:table-cell>
          <table:table-cell office:value-type="float" office:value="4390" table:style-name="ce334">
            <text:p>4,390</text:p>
          </table:table-cell>
          <table:table-cell office:value-type="float" office:value="19.945036205238331" table:style-name="ce335">
            <text:p>19.9</text:p>
          </table:table-cell>
          <table:table-cell office:value-type="float" office:value="2281" table:style-name="ce332">
            <text:p>2,281</text:p>
          </table:table-cell>
          <table:table-cell office:value-type="float" office:value="10.363240907550942" table:style-name="ce333">
            <text:p>10.4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89</text:span><text:span text:style-name="T9">年</text:span></text:p>
          </table:table-cell>
          <table:table-cell table:style-name="ce338"/>
          <table:table-cell office:value-type="float" office:value="10515" table:style-name="ce332">
            <text:p>10,515</text:p>
          </table:table-cell>
          <table:table-cell office:value-type="float" office:value="47.397893937802607" table:style-name="ce333">
            <text:p>47.4</text:p>
          </table:table-cell>
          <table:table-cell office:value-type="float" office:value="5534" table:style-name="ce334">
            <text:p>5,534</text:p>
          </table:table-cell>
          <table:table-cell office:value-type="float" office:value="24.94531098923439" table:style-name="ce335">
            <text:p>24.9</text:p>
          </table:table-cell>
          <table:table-cell office:value-type="float" office:value="5420" table:style-name="ce332">
            <text:p>5,420</text:p>
          </table:table-cell>
          <table:table-cell office:value-type="float" office:value="24.431439385914416" table:style-name="ce333">
            <text:p>24.4</text:p>
          </table:table-cell>
          <table:table-cell office:value-type="float" office:value="448" table:style-name="ce334">
            <text:p>448</text:p>
          </table:table-cell>
          <table:table-cell office:value-type="float" office:value="2.0194252481346235" table:style-name="ce335">
            <text:p>2.0</text:p>
          </table:table-cell>
          <table:table-cell office:value-type="float" office:value="1590" table:style-name="ce332">
            <text:p>1,590</text:p>
          </table:table-cell>
          <table:table-cell office:value-type="float" office:value="7.1671565726206508" table:style-name="ce333">
            <text:p>7.2</text:p>
          </table:table-cell>
          <table:table-cell office:value-type="float" office:value="234" table:style-name="ce334">
            <text:p>234</text:p>
          </table:table-cell>
          <table:table-cell office:value-type="float" office:value="1.0547890804988882" table:style-name="ce335">
            <text:p>1.1</text:p>
          </table:table-cell>
          <table:table-cell office:value-type="float" office:value="836" table:style-name="ce332">
            <text:p>836</text:p>
          </table:table-cell>
          <table:table-cell office:value-type="float" office:value="3.7683917576797885" table:style-name="ce333">
            <text:p>3.8</text:p>
          </table:table-cell>
          <table:table-cell office:value-type="float" office:value="1873" table:style-name="ce334">
            <text:p>1,873</text:p>
          </table:table-cell>
          <table:table-cell office:value-type="float" office:value="8.4428202896342626" table:style-name="ce335">
            <text:p>8.4</text:p>
          </table:table-cell>
          <table:table-cell office:value-type="float" office:value="2471" table:style-name="ce332">
            <text:p>2,471</text:p>
          </table:table-cell>
          <table:table-cell office:value-type="float" office:value="11.138392384242533" table:style-name="ce333">
            <text:p>11.1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0</text:span><text:span text:style-name="T9">年</text:span></text:p>
          </table:table-cell>
          <table:table-cell table:style-name="ce338"/>
          <table:table-cell office:value-type="float" office:value="9513" table:style-name="ce332">
            <text:p>9,513</text:p>
          </table:table-cell>
          <table:table-cell office:value-type="float" office:value="42.580676349260912" table:style-name="ce333">
            <text:p>42.6</text:p>
          </table:table-cell>
          <table:table-cell office:value-type="float" office:value="4868" table:style-name="ce334">
            <text:p>4,868</text:p>
          </table:table-cell>
          <table:table-cell office:value-type="float" office:value="21.789417898475996" table:style-name="ce335">
            <text:p>21.8</text:p>
          </table:table-cell>
          <table:table-cell office:value-type="float" office:value="4787" table:style-name="ce332">
            <text:p>4,787</text:p>
          </table:table-cell>
          <table:table-cell office:value-type="float" office:value="21.426857740346055" table:style-name="ce333">
            <text:p>21.4</text:p>
          </table:table-cell>
          <table:table-cell office:value-type="float" office:value="401" table:style-name="ce334">
            <text:p>401</text:p>
          </table:table-cell>
          <table:table-cell office:value-type="float" office:value="1.7948965853099574" table:style-name="ce335">
            <text:p>1.8</text:p>
          </table:table-cell>
          <table:table-cell office:value-type="float" office:value="1336" table:style-name="ce332">
            <text:p>1,336</text:p>
          </table:table-cell>
          <table:table-cell office:value-type="float" office:value="5.9800045834765667" table:style-name="ce333">
            <text:p>6.0</text:p>
          </table:table-cell>
          <table:table-cell office:value-type="float" office:value="188" table:style-name="ce334">
            <text:p>188</text:p>
          </table:table-cell>
          <table:table-cell office:value-type="float" office:value="0.84149765096825935" table:style-name="ce335">
            <text:p>0.8</text:p>
          </table:table-cell>
          <table:table-cell office:value-type="float" office:value="853" table:style-name="ce332">
            <text:p>853</text:p>
          </table:table-cell>
          <table:table-cell office:value-type="float" office:value="3.8180717887017304" table:style-name="ce333">
            <text:p>3.8</text:p>
          </table:table-cell>
          <table:table-cell office:value-type="float" office:value="1867" table:style-name="ce334">
            <text:p>1,867</text:p>
          </table:table-cell>
          <table:table-cell office:value-type="float" office:value="8.356787842328405" table:style-name="ce335">
            <text:p>8.4</text:p>
          </table:table-cell>
          <table:table-cell office:value-type="float" office:value="2781" table:style-name="ce332">
            <text:p>2,781</text:p>
          </table:table-cell>
          <table:table-cell office:value-type="float" office:value="12.447898762461326" table:style-name="ce333">
            <text:p>12.4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1</text:span><text:span text:style-name="T9">年</text:span></text:p>
          </table:table-cell>
          <table:table-cell table:style-name="ce338"/>
          <table:table-cell office:value-type="float" office:value="8489" table:style-name="ce332">
            <text:p>8,489</text:p>
          </table:table-cell>
          <table:table-cell office:value-type="float" office:value="37.790744779944703" table:style-name="ce340">
            <text:p>37.8</text:p>
          </table:table-cell>
          <table:table-cell office:value-type="float" office:value="4627" table:style-name="ce334">
            <text:p>4,627</text:p>
          </table:table-cell>
          <table:table-cell office:value-type="float" office:value="20.6" table:style-name="ce335">
            <text:p>20.6</text:p>
          </table:table-cell>
          <table:table-cell office:value-type="float" office:value="4322" table:style-name="ce332">
            <text:p>4,322</text:p>
          </table:table-cell>
          <table:table-cell office:value-type="float" office:value="19.239999999999998" table:style-name="ce333">
            <text:p>19.2</text:p>
          </table:table-cell>
          <table:table-cell office:value-type="float" office:value="333" table:style-name="ce334">
            <text:p>333</text:p>
          </table:table-cell>
          <table:table-cell office:value-type="float" office:value="1.48" table:style-name="ce335">
            <text:p>1.5</text:p>
          </table:table-cell>
          <table:table-cell office:value-type="float" office:value="1169" table:style-name="ce332">
            <text:p>1,169</text:p>
          </table:table-cell>
          <table:table-cell office:value-type="float" office:value="5.2" table:style-name="ce333">
            <text:p>5.2</text:p>
          </table:table-cell>
          <table:table-cell office:value-type="float" office:value="155" table:style-name="ce334">
            <text:p>155</text:p>
          </table:table-cell>
          <table:table-cell office:value-type="float" office:value="0.69" table:style-name="ce335">
            <text:p>0.7</text:p>
          </table:table-cell>
          <table:table-cell office:value-type="float" office:value="629" table:style-name="ce332">
            <text:p>629</text:p>
          </table:table-cell>
          <table:table-cell office:value-type="float" office:value="2.8" table:style-name="ce333">
            <text:p>2.8</text:p>
          </table:table-cell>
          <table:table-cell office:value-type="float" office:value="1576" table:style-name="ce334">
            <text:p>1,576</text:p>
          </table:table-cell>
          <table:table-cell office:value-type="float" office:value="7.02" table:style-name="ce335">
            <text:p>7.0</text:p>
          </table:table-cell>
          <table:table-cell office:value-type="float" office:value="3053" table:style-name="ce332">
            <text:p>3,053</text:p>
          </table:table-cell>
          <table:table-cell office:value-type="float" office:value="13.591134858425159" table:style-name="ce340">
            <text:p>13.6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2</text:span><text:span text:style-name="T9">年</text:span></text:p>
          </table:table-cell>
          <table:table-cell table:style-name="ce338"/>
          <table:table-cell office:value-type="float" office:value="8191" table:style-name="ce332">
            <text:p>8,191</text:p>
          </table:table-cell>
          <table:table-cell office:value-type="float" office:value="36.299999999999997" table:style-name="ce340">
            <text:p>36.3</text:p>
          </table:table-cell>
          <table:table-cell office:value-type="float" office:value="4484" table:style-name="ce334">
            <text:p>4,484</text:p>
          </table:table-cell>
          <table:table-cell office:value-type="float" office:value="19.87" table:style-name="ce335">
            <text:p>19.9</text:p>
          </table:table-cell>
          <table:table-cell office:value-type="float" office:value="4389" table:style-name="ce332">
            <text:p>4,389</text:p>
          </table:table-cell>
          <table:table-cell office:value-type="float" office:value="19.45" table:style-name="ce333">
            <text:p>19.5</text:p>
          </table:table-cell>
          <table:table-cell office:value-type="float" office:value="349" table:style-name="ce334">
            <text:p>349</text:p>
          </table:table-cell>
          <table:table-cell office:value-type="float" office:value="1.55" table:style-name="ce335">
            <text:p>1.6</text:p>
          </table:table-cell>
          <table:table-cell office:value-type="float" office:value="1180" table:style-name="ce332">
            <text:p>1,180</text:p>
          </table:table-cell>
          <table:table-cell office:value-type="float" office:value="5.23" table:style-name="ce333">
            <text:p>5.2</text:p>
          </table:table-cell>
          <table:table-cell office:value-type="float" office:value="159" table:style-name="ce334">
            <text:p>159</text:p>
          </table:table-cell>
          <table:table-cell office:value-type="float" office:value="0.7" table:style-name="ce335">
            <text:p>0.7</text:p>
          </table:table-cell>
          <table:table-cell office:value-type="float" office:value="616" table:style-name="ce332">
            <text:p>616</text:p>
          </table:table-cell>
          <table:table-cell office:value-type="float" office:value="2.73" table:style-name="ce333">
            <text:p>2.7</text:p>
          </table:table-cell>
          <table:table-cell office:value-type="float" office:value="1403" table:style-name="ce334">
            <text:p>1,403</text:p>
          </table:table-cell>
          <table:table-cell office:value-type="float" office:value="6.22" table:style-name="ce335">
            <text:p>6.2</text:p>
          </table:table-cell>
          <table:table-cell office:value-type="float" office:value="3195" table:style-name="ce332">
            <text:p>3,195</text:p>
          </table:table-cell>
          <table:table-cell office:value-type="float" office:value="14.16" table:style-name="ce340">
            <text:p>14.2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3</text:span><text:span text:style-name="T9">年</text:span></text:p>
          </table:table-cell>
          <table:table-cell table:style-name="ce338"/>
          <table:table-cell office:value-type="float" office:value="8453" table:style-name="ce332">
            <text:p>8,453</text:p>
          </table:table-cell>
          <table:table-cell office:value-type="float" office:value="37.33" table:style-name="ce340">
            <text:p>37.3</text:p>
          </table:table-cell>
          <table:table-cell office:value-type="float" office:value="4850" table:style-name="ce334">
            <text:p>4,850</text:p>
          </table:table-cell>
          <table:table-cell office:value-type="float" office:value="21.415795124758265" table:style-name="ce335">
            <text:p>21.4</text:p>
          </table:table-cell>
          <table:table-cell office:value-type="float" office:value="4735" table:style-name="ce332">
            <text:p>4,735</text:p>
          </table:table-cell>
          <table:table-cell office:value-type="float" office:value="20.907997920769152" table:style-name="ce333">
            <text:p>20.9</text:p>
          </table:table-cell>
          <table:table-cell office:value-type="float" office:value="324" table:style-name="ce334">
            <text:p>324</text:p>
          </table:table-cell>
          <table:table-cell office:value-type="float" office:value="1.4306634268910676" table:style-name="ce335">
            <text:p>1.4</text:p>
          </table:table-cell>
          <table:table-cell office:value-type="float" office:value="1187" table:style-name="ce332">
            <text:p>1,187</text:p>
          </table:table-cell>
          <table:table-cell office:value-type="float" office:value="5.2413502707398072" table:style-name="ce333">
            <text:p>5.2</text:p>
          </table:table-cell>
          <table:table-cell office:value-type="float" office:value="137" table:style-name="ce334">
            <text:p>137</text:p>
          </table:table-cell>
          <table:table-cell office:value-type="float" office:value="0.60494101692616142" table:style-name="ce335">
            <text:p>0.6</text:p>
          </table:table-cell>
          <table:table-cell office:value-type="float" office:value="570" table:style-name="ce332">
            <text:p>570</text:p>
          </table:table-cell>
          <table:table-cell office:value-type="float" office:value="2.5169078806416931" table:style-name="ce333">
            <text:p>2.5</text:p>
          </table:table-cell>
          <table:table-cell office:value-type="float" office:value="1385" table:style-name="ce334">
            <text:p>1,385</text:p>
          </table:table-cell>
          <table:table-cell office:value-type="float" office:value="6.1156445871732368" table:style-name="ce335">
            <text:p>6.1</text:p>
          </table:table-cell>
          <table:table-cell office:value-type="float" office:value="3468" table:style-name="ce332">
            <text:p>3,468</text:p>
          </table:table-cell>
          <table:table-cell office:value-type="float" office:value="15.313397421167354" table:style-name="ce340">
            <text:p>15.3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4</text:span><text:span text:style-name="T9">年</text:span></text:p>
          </table:table-cell>
          <table:table-cell table:style-name="ce338"/>
          <table:table-cell office:value-type="float" office:value="8365" table:style-name="ce332">
            <text:p>8,365</text:p>
          </table:table-cell>
          <table:table-cell office:value-type="float" office:value="36.801983725912024" table:style-name="ce333">
            <text:p>36.8</text:p>
          </table:table-cell>
          <table:table-cell office:value-type="float" office:value="4846" table:style-name="ce334">
            <text:p>4,846</text:p>
          </table:table-cell>
          <table:table-cell office:value-type="float" office:value="21.320073297760867" table:style-name="ce335">
            <text:p>21.3</text:p>
          </table:table-cell>
          <table:table-cell office:value-type="float" office:value="4735" table:style-name="ce332">
            <text:p>4,735</text:p>
          </table:table-cell>
          <table:table-cell office:value-type="float" office:value="20.83172659201356" table:style-name="ce333">
            <text:p>20.8</text:p>
          </table:table-cell>
          <table:table-cell office:value-type="float" office:value="308" table:style-name="ce334">
            <text:p>308</text:p>
          </table:table-cell>
          <table:table-cell office:value-type="float" office:value="1.3550521204519907" table:style-name="ce335">
            <text:p>1.4</text:p>
          </table:table-cell>
          <table:table-cell office:value-type="float" office:value="1252" table:style-name="ce332">
            <text:p>1,252</text:p>
          </table:table-cell>
          <table:table-cell office:value-type="float" office:value="5.5081988792399104" table:style-name="ce333">
            <text:p>5.5</text:p>
          </table:table-cell>
          <table:table-cell office:value-type="float" office:value="122" table:style-name="ce334">
            <text:p>122</text:p>
          </table:table-cell>
          <table:table-cell office:value-type="float" office:value="0.53674142433487948" table:style-name="ce335">
            <text:p>0.5</text:p>
          </table:table-cell>
          <table:table-cell office:value-type="float" office:value="626" table:style-name="ce332">
            <text:p>626</text:p>
          </table:table-cell>
          <table:table-cell office:value-type="float" office:value="2.7540994396199552" table:style-name="ce333">
            <text:p>2.8</text:p>
          </table:table-cell>
          <table:table-cell office:value-type="float" office:value="1211" table:style-name="ce334">
            <text:p>1,211</text:p>
          </table:table-cell>
          <table:table-cell office:value-type="float" office:value="5.3278185645044189" table:style-name="ce335">
            <text:p>5.3</text:p>
          </table:table-cell>
          <table:table-cell office:value-type="float" office:value="4282" table:style-name="ce332">
            <text:p>4,282</text:p>
          </table:table-cell>
          <table:table-cell office:value-type="float" office:value="18.838744090179951" table:style-name="ce333">
            <text:p>18.8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5</text:span><text:span text:style-name="T9">年</text:span></text:p>
          </table:table-cell>
          <table:table-cell table:style-name="ce338"/>
          <table:table-cell office:value-type="float" office:value="8011" table:style-name="ce332">
            <text:p>8,011</text:p>
          </table:table-cell>
          <table:table-cell office:value-type="float" office:value="35.099856704429719" table:style-name="ce333">
            <text:p>35.1</text:p>
          </table:table-cell>
          <table:table-cell office:value-type="float" office:value="4748" table:style-name="ce334">
            <text:p>4,748</text:p>
          </table:table-cell>
          <table:table-cell office:value-type="float" office:value="20.803160608242706" table:style-name="ce335">
            <text:p>20.8</text:p>
          </table:table-cell>
          <table:table-cell office:value-type="float" office:value="4637" table:style-name="ce332">
            <text:p>4,637</text:p>
          </table:table-cell>
          <table:table-cell office:value-type="float" office:value="20.316818816432484" table:style-name="ce333">
            <text:p>20.3</text:p>
          </table:table-cell>
          <table:table-cell office:value-type="float" office:value="301" table:style-name="ce334">
            <text:p>301</text:p>
          </table:table-cell>
          <table:table-cell office:value-type="float" office:value="1.3188187327466414" table:style-name="ce335">
            <text:p>1.3</text:p>
          </table:table-cell>
          <table:table-cell office:value-type="float" office:value="1166" table:style-name="ce332">
            <text:p>1,166</text:p>
          </table:table-cell>
          <table:table-cell office:value-type="float" office:value="5.108779542799283" table:style-name="ce333">
            <text:p>5.1</text:p>
          </table:table-cell>
          <table:table-cell office:value-type="float" office:value="126" table:style-name="ce334">
            <text:p>126</text:p>
          </table:table-cell>
          <table:table-cell office:value-type="float" office:value="0.55206365556836157" table:style-name="ce335">
            <text:p>0.6</text:p>
          </table:table-cell>
          <table:table-cell office:value-type="float" office:value="550" table:style-name="ce332">
            <text:p>550</text:p>
          </table:table-cell>
          <table:table-cell office:value-type="float" office:value="2.4098016711317372" table:style-name="ce333">
            <text:p>2.4</text:p>
          </table:table-cell>
          <table:table-cell office:value-type="float" office:value="1120" table:style-name="ce334">
            <text:p>1,120</text:p>
          </table:table-cell>
          <table:table-cell office:value-type="float" office:value="4.9072324939409917" table:style-name="ce335">
            <text:p>4.9</text:p>
          </table:table-cell>
          <table:table-cell office:value-type="float" office:value="4406" table:style-name="ce332">
            <text:p>4,406</text:p>
          </table:table-cell>
          <table:table-cell office:value-type="float" office:value="19.304702114557152" table:style-name="ce333">
            <text:p>19.3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1">
          <table:table-cell office:value-type="string" table:style-name="ce331">
            <text:p><text:span text:style-name="T9">民國</text:span><text:span text:style-name="T1">96</text:span><text:span text:style-name="T9">年</text:span></text:p>
          </table:table-cell>
          <table:table-cell table:style-name="ce338"/>
          <table:table-cell office:value-type="float" office:value="7130" table:style-name="ce332">
            <text:p>7,130</text:p>
          </table:table-cell>
          <table:table-cell office:value-type="float" office:value="31.111671964814224" table:style-name="ce333">
            <text:p>31.1</text:p>
          </table:table-cell>
          <table:table-cell office:value-type="float" office:value="4127" table:style-name="ce334">
            <text:p>4,127</text:p>
          </table:table-cell>
          <table:table-cell office:value-type="float" office:value="18.008116437417716" table:style-name="ce335">
            <text:p>18.0</text:p>
          </table:table-cell>
          <table:table-cell office:value-type="float" office:value="4007" table:style-name="ce332">
            <text:p>4,007</text:p>
          </table:table-cell>
          <table:table-cell office:value-type="float" office:value="17.484497834924348" table:style-name="ce333">
            <text:p>17.5</text:p>
          </table:table-cell>
          <table:table-cell office:value-type="float" office:value="324" table:style-name="ce334">
            <text:p>324</text:p>
          </table:table-cell>
          <table:table-cell office:value-type="float" office:value="1.4137702267320911" table:style-name="ce335">
            <text:p>1.4</text:p>
          </table:table-cell>
          <table:table-cell office:value-type="float" office:value="1137" table:style-name="ce332">
            <text:p>1,137</text:p>
          </table:table-cell>
          <table:table-cell office:value-type="float" office:value="4.9612862586246527" table:style-name="ce333">
            <text:p>5.0</text:p>
          </table:table-cell>
          <table:table-cell office:value-type="float" office:value="95" table:style-name="ce334">
            <text:p>95</text:p>
          </table:table-cell>
          <table:table-cell office:value-type="float" office:value="0.41453139364058222" table:style-name="ce335">
            <text:p>0.4</text:p>
          </table:table-cell>
          <table:table-cell office:value-type="float" office:value="507" table:style-name="ce332">
            <text:p>507</text:p>
          </table:table-cell>
          <table:table-cell office:value-type="float" office:value="2.212288595534476" table:style-name="ce333">
            <text:p>2.2</text:p>
          </table:table-cell>
          <table:table-cell office:value-type="float" office:value="940" table:style-name="ce334">
            <text:p>940</text:p>
          </table:table-cell>
          <table:table-cell office:value-type="float" office:value="4.1016790528647089" table:style-name="ce335">
            <text:p>4.1</text:p>
          </table:table-cell>
          <table:table-cell office:value-type="float" office:value="3933" table:style-name="ce332">
            <text:p>3,933</text:p>
          </table:table-cell>
          <table:table-cell office:value-type="float" office:value="17.161599696720106" table:style-name="ce333">
            <text:p>17.2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2">
          <table:table-cell table:style-name="ce341"/>
          <table:table-cell table:style-name="ce342"/>
          <table:table-cell office:value-type="string" table:number-columns-spanned="2" table:number-rows-spanned="1" table:style-name="ce402">
            <text:p><text:span text:style-name="T11">事故傷害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運輸事故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機動車交通事故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因暴露與接觸有毒物質所致的意外中毒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跌倒</text:span><text:span text:style-name="T3">(</text:span><text:span text:style-name="T11">落</text:span><text:span text:style-name="T3">)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暴露於煙霧、火災與火焰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意外溺死或淹沒</text:span></text:p>
          </table:table-cell>
          <table:covered-table-cell/>
          <table:table-cell office:value-type="string" table:number-columns-spanned="2" table:number-rows-spanned="1" table:style-name="ce402">
            <text:p><text:span text:style-name="T11">其</text:span><text:span text:style-name="T3"><text:s text:c="5"/></text:span><text:span text:style-name="T11">他</text:span></text:p>
          </table:table-cell>
          <table:covered-table-cell/>
          <table:table-cell office:value-type="string" table:number-columns-spanned="2" table:number-rows-spanned="1" table:style-name="ce403">
            <text:p><text:span text:style-name="T11">蓄意自我傷害</text:span><text:span text:style-name="T11"/></text:p>
            <text:p><text:span text:style-name="T11">（自殺）</text:span></text:p>
          </table:table-cell>
          <table:covered-table-cell/>
          <table:table-cell table:number-columns-repeated="2" table:style-name="ce314"/>
          <table:table-cell table:style-name="ce332"/>
          <table:table-cell table:number-columns-repeated="16361" table:style-name="ce314"/>
        </table:table-row>
        <table:table-row table:style-name="ro43">
          <table:table-cell office:value-type="string" table:style-name="ce331">
            <text:p><text:span text:style-name="T9">民國</text:span><text:span text:style-name="T1">97</text:span><text:span text:style-name="T9">年</text:span></text:p>
          </table:table-cell>
          <table:table-cell table:style-name="ce338"/>
          <table:table-cell office:value-type="float" office:value="7077" table:style-name="ce332">
            <text:p>7,077</text:p>
          </table:table-cell>
          <table:table-cell office:value-type="float" office:value="30.772647833939541" table:style-name="ce333">
            <text:p>30.8</text:p>
          </table:table-cell>
          <table:table-cell office:value-type="float" office:value="3871" table:style-name="ce334">
            <text:p>3,871</text:p>
          </table:table-cell>
          <table:table-cell office:value-type="float" office:value="16.832120922026274" table:style-name="ce335">
            <text:p>16.8</text:p>
          </table:table-cell>
          <table:table-cell office:value-type="float" office:value="3646" table:style-name="ce332">
            <text:p>3,646</text:p>
          </table:table-cell>
          <table:table-cell office:value-type="float" office:value="15.853762046424128" table:style-name="ce333">
            <text:p>15.9</text:p>
          </table:table-cell>
          <table:table-cell office:value-type="float" office:value="323" table:style-name="ce334">
            <text:p>323</text:p>
          </table:table-cell>
          <table:table-cell office:value-type="float" office:value="1.4044885191977492" table:style-name="ce335">
            <text:p>1.4</text:p>
          </table:table-cell>
          <table:table-cell office:value-type="float" office:value="1157" table:style-name="ce332">
            <text:p>1,157</text:p>
          </table:table-cell>
          <table:table-cell office:value-type="float" office:value="5.0309387514297086" table:style-name="ce333">
            <text:p>5.0</text:p>
          </table:table-cell>
          <table:table-cell office:value-type="float" office:value="116" table:style-name="ce334">
            <text:p>116</text:p>
          </table:table-cell>
          <table:table-cell office:value-type="float" office:value="0.50439835364377372" table:style-name="ce335">
            <text:p>0.5</text:p>
          </table:table-cell>
          <table:table-cell office:value-type="float" office:value="492" table:style-name="ce332">
            <text:p>492</text:p>
          </table:table-cell>
          <table:table-cell office:value-type="float" office:value="2.1393447413166955" table:style-name="ce333">
            <text:p>2.1</text:p>
          </table:table-cell>
          <table:table-cell office:value-type="float" office:value="1118" table:style-name="ce334">
            <text:p>1,118</text:p>
          </table:table-cell>
          <table:table-cell office:value-type="float" office:value="4.8613565463253359" table:style-name="ce335">
            <text:p>4.9</text:p>
          </table:table-cell>
          <table:table-cell office:value-type="float" office:value="4128" table:style-name="ce332">
            <text:p>4,128</text:p>
          </table:table-cell>
          <table:table-cell office:value-type="float" office:value="17.949624171047393" table:style-name="ce333">
            <text:p>17.9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98</text:span><text:span text:style-name="T9">年</text:span></text:p>
          </table:table-cell>
          <table:table-cell table:style-name="ce338"/>
          <table:table-cell office:value-type="float" office:value="7358" table:style-name="ce332">
            <text:p>7,358</text:p>
          </table:table-cell>
          <table:table-cell office:value-type="float" office:value="31.882623415607373" table:style-name="ce333">
            <text:p>31.9</text:p>
          </table:table-cell>
          <table:table-cell office:value-type="float" office:value="3695" table:style-name="ce334">
            <text:p>3,695</text:p>
          </table:table-cell>
          <table:table-cell office:value-type="float" office:value="16.010640598079537" table:style-name="ce335">
            <text:p>16.0</text:p>
          </table:table-cell>
          <table:table-cell office:value-type="float" office:value="3464" table:style-name="ce332">
            <text:p>3,464</text:p>
          </table:table-cell>
          <table:table-cell office:value-type="float" office:value="15.009704744721928" table:style-name="ce333">
            <text:p>15.0</text:p>
          </table:table-cell>
          <table:table-cell office:value-type="float" office:value="344" table:style-name="ce334">
            <text:p>344</text:p>
          </table:table-cell>
          <table:table-cell office:value-type="float" office:value="1.4905711409308149" table:style-name="ce335">
            <text:p>1.5</text:p>
          </table:table-cell>
          <table:table-cell office:value-type="float" office:value="1047" table:style-name="ce332">
            <text:p>1,047</text:p>
          </table:table-cell>
          <table:table-cell office:value-type="float" office:value="4.5367092574260557" table:style-name="ce333">
            <text:p>4.5</text:p>
          </table:table-cell>
          <table:table-cell office:value-type="float" office:value="101" table:style-name="ce334">
            <text:p>101</text:p>
          </table:table-cell>
          <table:table-cell office:value-type="float" office:value="0.4376386198663148" table:style-name="ce335">
            <text:p>0.4</text:p>
          </table:table-cell>
          <table:table-cell office:value-type="float" office:value="465" table:style-name="ce332">
            <text:p>465</text:p>
          </table:table-cell>
          <table:table-cell office:value-type="float" office:value="2.0148708736419443" table:style-name="ce333">
            <text:p>2.0</text:p>
          </table:table-cell>
          <table:table-cell office:value-type="float" office:value="1706" table:style-name="ce334">
            <text:p>1,706</text:p>
          </table:table-cell>
          <table:table-cell office:value-type="float" office:value="7.3921929256626999" table:style-name="ce335">
            <text:p>7.4</text:p>
          </table:table-cell>
          <table:table-cell office:value-type="float" office:value="4063" table:style-name="ce332">
            <text:p>4,063</text:p>
          </table:table-cell>
          <table:table-cell office:value-type="float" office:value="17.605205074424131" table:style-name="ce333">
            <text:p>17.6</text:p>
          </table:table-cell>
          <table:table-cell table:style-name="ce314"/>
          <table:table-cell table:style-name="ce339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99</text:span><text:span text:style-name="T9">年</text:span></text:p>
          </table:table-cell>
          <table:table-cell table:style-name="ce338"/>
          <table:table-cell office:value-type="float" office:value="6669" table:style-name="ce332">
            <text:p>6,669</text:p>
          </table:table-cell>
          <table:table-cell office:value-type="float" office:value="28.8" table:style-name="ce333">
            <text:p>28.8</text:p>
          </table:table-cell>
          <table:table-cell office:value-type="float" office:value="3773" table:style-name="ce334">
            <text:p>3,773</text:p>
          </table:table-cell>
          <table:table-cell office:value-type="float" office:value="16.3" table:style-name="ce335">
            <text:p>16.3</text:p>
          </table:table-cell>
          <table:table-cell office:value-type="float" office:value="3515" table:style-name="ce332">
            <text:p>3,515</text:p>
          </table:table-cell>
          <table:table-cell office:value-type="float" office:value="15.2" table:style-name="ce333">
            <text:p>15.2</text:p>
          </table:table-cell>
          <table:table-cell office:value-type="float" office:value="274" table:style-name="ce334">
            <text:p>274</text:p>
          </table:table-cell>
          <table:table-cell office:value-type="float" office:value="1.2" table:style-name="ce335">
            <text:p>1.2</text:p>
          </table:table-cell>
          <table:table-cell office:value-type="float" office:value="1178" table:style-name="ce332">
            <text:p>1,178</text:p>
          </table:table-cell>
          <table:table-cell office:value-type="float" office:value="5.0999999999999996" table:style-name="ce333">
            <text:p>5.1</text:p>
          </table:table-cell>
          <table:table-cell office:value-type="float" office:value="74" table:style-name="ce334">
            <text:p>74</text:p>
          </table:table-cell>
          <table:table-cell office:value-type="float" office:value="0.3" table:style-name="ce335">
            <text:p>0.3</text:p>
          </table:table-cell>
          <table:table-cell office:value-type="float" office:value="381" table:style-name="ce332">
            <text:p>381</text:p>
          </table:table-cell>
          <table:table-cell office:value-type="float" office:value="1.6" table:style-name="ce333">
            <text:p>1.6</text:p>
          </table:table-cell>
          <table:table-cell office:value-type="float" office:value="989" table:style-name="ce334">
            <text:p>989</text:p>
          </table:table-cell>
          <table:table-cell office:value-type="float" office:value="4.3" table:style-name="ce335">
            <text:p>4.3</text:p>
          </table:table-cell>
          <table:table-cell office:value-type="float" office:value="3889" table:style-name="ce332">
            <text:p>3,889</text:p>
          </table:table-cell>
          <table:table-cell office:value-type="float" office:value="16.805707718000001" table:style-name="ce333">
            <text:p>16.8</text:p>
          </table:table-cell>
          <table:table-cell table:style-name="ce314"/>
          <table:table-cell table:style-name="ce339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100</text:span><text:span text:style-name="T9">年</text:span></text:p>
          </table:table-cell>
          <table:table-cell table:style-name="ce338"/>
          <table:table-cell office:value-type="float" office:value="6726" table:style-name="ce332">
            <text:p>6,726</text:p>
          </table:table-cell>
          <table:table-cell office:value-type="float" office:value="28.999500000000001" table:style-name="ce333">
            <text:p>29.0</text:p>
          </table:table-cell>
          <table:table-cell office:value-type="float" office:value="3704" table:style-name="ce334">
            <text:p>3,704</text:p>
          </table:table-cell>
          <table:table-cell office:value-type="float" office:value="15.97" table:style-name="ce335">
            <text:p>16.0</text:p>
          </table:table-cell>
          <table:table-cell office:value-type="float" office:value="3470" table:style-name="ce332">
            <text:p>3,470</text:p>
          </table:table-cell>
          <table:table-cell office:value-type="float" office:value="14.9611" table:style-name="ce333">
            <text:p>15.0</text:p>
          </table:table-cell>
          <table:table-cell office:value-type="float" office:value="242" table:style-name="ce334">
            <text:p>242</text:p>
          </table:table-cell>
          <table:table-cell office:value-type="float" office:value="1.04339" table:style-name="ce335">
            <text:p>1.0</text:p>
          </table:table-cell>
          <table:table-cell office:value-type="float" office:value="1120" table:style-name="ce332">
            <text:p>1,120</text:p>
          </table:table-cell>
          <table:table-cell office:value-type="float" office:value="4.8289400000000002" table:style-name="ce333">
            <text:p>4.8</text:p>
          </table:table-cell>
          <table:table-cell office:value-type="float" office:value="105" table:style-name="ce334">
            <text:p>105</text:p>
          </table:table-cell>
          <table:table-cell office:value-type="float" office:value="0.45271" table:style-name="ce335">
            <text:p>0.5</text:p>
          </table:table-cell>
          <table:table-cell office:value-type="float" office:value="344" table:style-name="ce332">
            <text:p>344</text:p>
          </table:table-cell>
          <table:table-cell office:value-type="float" office:value="1.4831700000000001" table:style-name="ce333">
            <text:p>1.5</text:p>
          </table:table-cell>
          <table:table-cell office:value-type="float" office:value="1211" table:style-name="ce334">
            <text:p>1,211</text:p>
          </table:table-cell>
          <table:table-cell office:value-type="float" office:value="5.2212899999999998" table:style-name="ce335">
            <text:p>5.2</text:p>
          </table:table-cell>
          <table:table-cell office:value-type="float" office:value="3507" table:style-name="ce332">
            <text:p>3,507</text:p>
          </table:table-cell>
          <table:table-cell office:value-type="float" office:value="15.1206" table:style-name="ce333">
            <text:p>15.1</text:p>
          </table:table-cell>
          <table:table-cell table:style-name="ce314"/>
          <table:table-cell table:style-name="ce339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101</text:span><text:span text:style-name="T9">年</text:span></text:p>
          </table:table-cell>
          <table:table-cell table:style-name="ce338"/>
          <table:table-cell office:value-type="float" office:value="6873" table:style-name="ce332">
            <text:p>6,873</text:p>
          </table:table-cell>
          <table:table-cell office:value-type="float" office:value="29.535417296999999" table:style-name="ce333">
            <text:p>29.5</text:p>
          </table:table-cell>
          <table:table-cell office:value-type="float" office:value="3497" table:style-name="ce334">
            <text:p>3,497</text:p>
          </table:table-cell>
          <table:table-cell office:value-type="float" office:value="15.027695953" table:style-name="ce335">
            <text:p>15.0</text:p>
          </table:table-cell>
          <table:table-cell office:value-type="float" office:value="3291" table:style-name="ce332">
            <text:p>3,291</text:p>
          </table:table-cell>
          <table:table-cell office:value-type="float" office:value="14.142449923999999" table:style-name="ce333">
            <text:p>14.1</text:p>
          </table:table-cell>
          <table:table-cell office:value-type="float" office:value="325" table:style-name="ce334">
            <text:p>325</text:p>
          </table:table-cell>
          <table:table-cell office:value-type="float" office:value="1.3966260180000001" table:style-name="ce335">
            <text:p>1.4</text:p>
          </table:table-cell>
          <table:table-cell office:value-type="float" office:value="1270" table:style-name="ce332">
            <text:p>1,270</text:p>
          </table:table-cell>
          <table:table-cell office:value-type="float" office:value="5.4575847472000003" table:style-name="ce333">
            <text:p>5.5</text:p>
          </table:table-cell>
          <table:table-cell office:value-type="float" office:value="133" table:style-name="ce334">
            <text:p>133</text:p>
          </table:table-cell>
          <table:table-cell office:value-type="float" office:value="0.57154233970000001" table:style-name="ce335">
            <text:p>0.6</text:p>
          </table:table-cell>
          <table:table-cell office:value-type="float" office:value="413" table:style-name="ce332">
            <text:p>413</text:p>
          </table:table-cell>
          <table:table-cell office:value-type="float" office:value="1.7747893705" table:style-name="ce333">
            <text:p>1.8</text:p>
          </table:table-cell>
          <table:table-cell office:value-type="float" office:value="1235" table:style-name="ce334">
            <text:p>1,235</text:p>
          </table:table-cell>
          <table:table-cell office:value-type="float" office:value="5.3071788683000003" table:style-name="ce335">
            <text:p>5.3</text:p>
          </table:table-cell>
          <table:table-cell office:value-type="float" office:value="3766" table:style-name="ce332">
            <text:p>3,766</text:p>
          </table:table-cell>
          <table:table-cell office:value-type="float" office:value="16.183672564999998" table:style-name="ce333">
            <text:p>16.2</text:p>
          </table:table-cell>
          <table:table-cell table:style-name="ce314"/>
          <table:table-cell table:style-name="ce339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102</text:span><text:span text:style-name="T9">年</text:span></text:p>
          </table:table-cell>
          <table:table-cell table:style-name="ce338"/>
          <table:table-cell office:value-type="float" office:value="6619" table:style-name="ce332">
            <text:p>6,619</text:p>
          </table:table-cell>
          <table:table-cell office:value-type="float" office:value="28.353367777999999" table:style-name="ce333">
            <text:p>28.4</text:p>
          </table:table-cell>
          <table:table-cell office:value-type="float" office:value="3314" table:style-name="ce334">
            <text:p>3,314</text:p>
          </table:table-cell>
          <table:table-cell office:value-type="float" office:value="14.195960238" table:style-name="ce335">
            <text:p>14.2</text:p>
          </table:table-cell>
          <table:table-cell office:value-type="float" office:value="3129" table:style-name="ce332">
            <text:p>3,129</text:p>
          </table:table-cell>
          <table:table-cell office:value-type="float" office:value="13.403488106999999" table:style-name="ce333">
            <text:p>13.4</text:p>
          </table:table-cell>
          <table:table-cell office:value-type="float" office:value="343" table:style-name="ce334">
            <text:p>343</text:p>
          </table:table-cell>
          <table:table-cell office:value-type="float" office:value="1.4692861683" table:style-name="ce335">
            <text:p>1.5</text:p>
          </table:table-cell>
          <table:table-cell office:value-type="float" office:value="1318" table:style-name="ce332">
            <text:p>1,318</text:p>
          </table:table-cell>
          <table:table-cell office:value-type="float" office:value="5.6458284834999999" table:style-name="ce333">
            <text:p>5.6</text:p>
          </table:table-cell>
          <table:table-cell office:value-type="float" office:value="88" table:style-name="ce334">
            <text:p>88</text:p>
          </table:table-cell>
          <table:table-cell office:value-type="float" office:value="0.37695971659999999" table:style-name="ce335">
            <text:p>0.4</text:p>
          </table:table-cell>
          <table:table-cell office:value-type="float" office:value="359" table:style-name="ce332">
            <text:p>359</text:p>
          </table:table-cell>
          <table:table-cell office:value-type="float" office:value="1.5378242985999999" table:style-name="ce333">
            <text:p>1.5</text:p>
          </table:table-cell>
          <table:table-cell office:value-type="float" office:value="1197" table:style-name="ce334">
            <text:p>1,197</text:p>
          </table:table-cell>
          <table:table-cell office:value-type="float" office:value="5.1275088731" table:style-name="ce335">
            <text:p>5.1</text:p>
          </table:table-cell>
          <table:table-cell office:value-type="float" office:value="3565" table:style-name="ce332">
            <text:p>3,565</text:p>
          </table:table-cell>
          <table:table-cell office:value-type="float" office:value="15.271152157" table:style-name="ce333">
            <text:p>15.3</text:p>
          </table:table-cell>
          <table:table-cell table:style-name="ce314"/>
          <table:table-cell table:style-name="ce339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103</text:span><text:span text:style-name="T9">年</text:span></text:p>
          </table:table-cell>
          <table:table-cell table:style-name="ce338"/>
          <table:table-cell office:value-type="float" office:value="7118" table:style-name="ce332">
            <text:p>7,118</text:p>
          </table:table-cell>
          <table:table-cell office:value-type="float" office:value="30.414078838607765" table:style-name="ce335">
            <text:p>30.4</text:p>
          </table:table-cell>
          <table:table-cell office:value-type="float" office:value="3428" table:style-name="ce332">
            <text:p>3,428</text:p>
          </table:table-cell>
          <table:table-cell office:value-type="float" office:value="14.647297310866453" table:style-name="ce335">
            <text:p>14.6</text:p>
          </table:table-cell>
          <table:table-cell office:value-type="float" office:value="3135" table:style-name="ce332">
            <text:p>3,135</text:p>
          </table:table-cell>
          <table:table-cell office:value-type="float" office:value="13.395355037796479" table:style-name="ce335">
            <text:p>13.4</text:p>
          </table:table-cell>
          <table:table-cell office:value-type="float" office:value="464" table:style-name="ce332">
            <text:p>464</text:p>
          </table:table-cell>
          <table:table-cell office:value-type="float" office:value="1.9825980024043273" table:style-name="ce335">
            <text:p>2.0</text:p>
          </table:table-cell>
          <table:table-cell office:value-type="float" office:value="1453" table:style-name="ce332">
            <text:p>1,453</text:p>
          </table:table-cell>
          <table:table-cell office:value-type="float" office:value="6.2084372790807922" table:style-name="ce335">
            <text:p>6.2</text:p>
          </table:table-cell>
          <table:table-cell office:value-type="float" office:value="121" table:style-name="ce332">
            <text:p>121</text:p>
          </table:table-cell>
          <table:table-cell office:value-type="float" office:value="0.5170137032131974" table:style-name="ce335">
            <text:p>0.5</text:p>
          </table:table-cell>
          <table:table-cell office:value-type="float" office:value="327" table:style-name="ce332">
            <text:p>327</text:p>
          </table:table-cell>
          <table:table-cell office:value-type="float" office:value="1.39721885083236" table:style-name="ce335">
            <text:p>1.4</text:p>
          </table:table-cell>
          <table:table-cell office:value-type="float" office:value="1325" table:style-name="ce332">
            <text:p>1,325</text:p>
          </table:table-cell>
          <table:table-cell office:value-type="float" office:value="5.6615136922106331" table:style-name="ce335">
            <text:p>5.7</text:p>
          </table:table-cell>
          <table:table-cell office:value-type="float" office:value="3542" table:style-name="ce332">
            <text:p>3,542</text:p>
          </table:table-cell>
          <table:table-cell office:value-type="float" office:value="15.134401130422688" table:style-name="ce333">
            <text:p>15.1</text:p>
          </table:table-cell>
          <table:table-cell table:number-columns-repeated="2" table:style-name="ce313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331">
            <text:p><text:span text:style-name="T9">民國</text:span><text:span text:style-name="T1">104</text:span><text:span text:style-name="T9">年</text:span></text:p>
          </table:table-cell>
          <table:table-cell table:style-name="ce314"/>
          <table:table-cell office:value-type="float" office:value="7033" table:style-name="ce334">
            <text:p>7,033</text:p>
          </table:table-cell>
          <table:table-cell office:value-type="float" office:value="29.974964532857353" table:style-name="ce335">
            <text:p>30.0</text:p>
          </table:table-cell>
          <table:table-cell office:value-type="float" office:value="3204" table:style-name="ce332">
            <text:p>3,204</text:p>
          </table:table-cell>
          <table:table-cell office:value-type="float" office:value="13.655593112935399" table:style-name="ce335">
            <text:p>13.7</text:p>
          </table:table-cell>
          <table:table-cell office:value-type="float" office:value="2922" table:style-name="ce332">
            <text:p>2,922</text:p>
          </table:table-cell>
          <table:table-cell office:value-type="float" office:value="12.453696340823146" table:style-name="ce335">
            <text:p>12.5</text:p>
          </table:table-cell>
          <table:table-cell office:value-type="float" office:value="570" table:style-name="ce332">
            <text:p>570</text:p>
          </table:table-cell>
          <table:table-cell office:value-type="float" office:value="2.4293658159716611" table:style-name="ce335">
            <text:p>2.4</text:p>
          </table:table-cell>
          <table:table-cell office:value-type="float" office:value="1384" table:style-name="ce332">
            <text:p>1,384</text:p>
          </table:table-cell>
          <table:table-cell office:value-type="float" office:value="5.89867068299084" table:style-name="ce335">
            <text:p>5.9</text:p>
          </table:table-cell>
          <table:table-cell office:value-type="float" office:value="119" table:style-name="ce332">
            <text:p>119</text:p>
          </table:table-cell>
          <table:table-cell office:value-type="float" office:value="0.50718338965022391" table:style-name="ce335">
            <text:p>0.5</text:p>
          </table:table-cell>
          <table:table-cell office:value-type="float" office:value="370" table:style-name="ce332">
            <text:p>370</text:p>
          </table:table-cell>
          <table:table-cell office:value-type="float" office:value="1.5769567577359904" table:style-name="ce335">
            <text:p>1.6</text:p>
          </table:table-cell>
          <table:table-cell office:value-type="float" office:value="1386" table:style-name="ce332">
            <text:p>1,386</text:p>
          </table:table-cell>
          <table:table-cell office:value-type="float" office:value="5.9071947735731971" table:style-name="ce335">
            <text:p>5.9</text:p>
          </table:table-cell>
          <table:table-cell office:value-type="float" office:value="3675" table:style-name="ce332">
            <text:p>3,675</text:p>
          </table:table-cell>
          <table:table-cell office:value-type="float" office:value="15.663016445080446" table:style-name="ce333">
            <text:p>15.7</text:p>
          </table:table-cell>
          <table:table-cell table:number-columns-repeated="2" table:style-name="ce313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293">
            <text:p><text:span text:style-name="T9">民國</text:span><text:span text:style-name="T1">105</text:span><text:span text:style-name="T9">年</text:span></text:p>
          </table:table-cell>
          <table:table-cell table:style-name="ce314"/>
          <table:table-cell office:value-type="float" office:value="7206" table:style-name="ce334">
            <text:p>7,206</text:p>
          </table:table-cell>
          <table:table-cell office:value-type="float" office:value="30.643038159852814" table:style-name="ce335">
            <text:p>30.6</text:p>
          </table:table-cell>
          <table:table-cell office:value-type="float" office:value="3245" table:style-name="ce332">
            <text:p>3,245</text:p>
          </table:table-cell>
          <table:table-cell office:value-type="float" office:value="13.799147769736662" table:style-name="ce335">
            <text:p>13.8</text:p>
          </table:table-cell>
          <table:table-cell office:value-type="float" office:value="2964" table:style-name="ce332">
            <text:p>2,964</text:p>
          </table:table-cell>
          <table:table-cell office:value-type="float" office:value="12.604213864252532" table:style-name="ce335">
            <text:p>12.6</text:p>
          </table:table-cell>
          <table:table-cell office:value-type="float" office:value="544" table:style-name="ce332">
            <text:p>544</text:p>
          </table:table-cell>
          <table:table-cell office:value-type="float" office:value="2.3133240020760382" table:style-name="ce335">
            <text:p>2.3</text:p>
          </table:table-cell>
          <table:table-cell office:value-type="float" office:value="1541" table:style-name="ce332">
            <text:p>1,541</text:p>
          </table:table-cell>
          <table:table-cell office:value-type="float" office:value="6.5530005279396599" table:style-name="ce335">
            <text:p>6.6</text:p>
          </table:table-cell>
          <table:table-cell office:value-type="float" office:value="128" table:style-name="ce332">
            <text:p>128</text:p>
          </table:table-cell>
          <table:table-cell office:value-type="float" office:value="0.54431152990024423" table:style-name="ce335">
            <text:p>0.5</text:p>
          </table:table-cell>
          <table:table-cell office:value-type="float" office:value="368" table:style-name="ce332">
            <text:p>368</text:p>
          </table:table-cell>
          <table:table-cell office:value-type="float" office:value="1.5648956484632024" table:style-name="ce335">
            <text:p>1.6</text:p>
          </table:table-cell>
          <table:table-cell office:value-type="float" office:value="1380" table:style-name="ce332">
            <text:p>1,380</text:p>
          </table:table-cell>
          <table:table-cell office:value-type="float" office:value="5.8683586817370088" table:style-name="ce335">
            <text:p>5.9</text:p>
          </table:table-cell>
          <table:table-cell office:value-type="float" office:value="3765" table:style-name="ce332">
            <text:p>3,765</text:p>
          </table:table-cell>
          <table:table-cell office:value-type="float" office:value="16.010413359956406" table:style-name="ce333">
            <text:p>16.0</text:p>
          </table:table-cell>
          <table:table-cell table:number-columns-repeated="2" table:style-name="ce313"/>
          <table:table-cell table:style-name="ce332"/>
          <table:table-cell table:style-name="ce339"/>
          <table:table-cell table:number-columns-repeated="16360"/>
        </table:table-row>
        <table:table-row table:style-name="ro43">
          <table:table-cell office:value-type="string" table:style-name="ce293">
            <text:p><text:span text:style-name="T9">民國</text:span><text:span text:style-name="T1">106</text:span><text:span text:style-name="T9">年</text:span></text:p>
          </table:table-cell>
          <table:table-cell table:style-name="ce338"/>
          <table:table-cell office:value-type="float" office:value="6965" table:style-name="ce332">
            <text:p>6,965</text:p>
          </table:table-cell>
          <table:table-cell office:value-type="float" office:value="29.568438975125215" table:style-name="ce333">
            <text:p>29.6</text:p>
          </table:table-cell>
          <table:table-cell office:value-type="float" office:value="3242" table:style-name="ce334">
            <text:p>3,242</text:p>
          </table:table-cell>
          <table:table-cell office:value-type="float" office:value="13.763227445420812" table:style-name="ce335">
            <text:p>13.8</text:p>
          </table:table-cell>
          <table:table-cell office:value-type="float" office:value="3005" table:style-name="ce332">
            <text:p>3,005</text:p>
          </table:table-cell>
          <table:table-cell office:value-type="float" office:value="12.757093915326816" table:style-name="ce333">
            <text:p>12.8</text:p>
          </table:table-cell>
          <table:table-cell office:value-type="float" office:value="560" table:style-name="ce334">
            <text:p>560</text:p>
          </table:table-cell>
          <table:table-cell office:value-type="float" office:value="2.3773619276482587" table:style-name="ce335">
            <text:p>2.4</text:p>
          </table:table-cell>
          <table:table-cell office:value-type="float" office:value="1499" table:style-name="ce332">
            <text:p>1,499</text:p>
          </table:table-cell>
          <table:table-cell office:value-type="float" office:value="6.3636884456156064" table:style-name="ce333">
            <text:p>6.4</text:p>
          </table:table-cell>
          <table:table-cell office:value-type="float" office:value="115" table:style-name="ce334">
            <text:p>115</text:p>
          </table:table-cell>
          <table:table-cell office:value-type="float" office:value="0.48820825299919596" table:style-name="ce335">
            <text:p>0.5</text:p>
          </table:table-cell>
          <table:table-cell office:value-type="float" office:value="342" table:style-name="ce332">
            <text:p>342</text:p>
          </table:table-cell>
          <table:table-cell office:value-type="float" office:value="1.4518888915280437" table:style-name="ce333">
            <text:p>1.5</text:p>
          </table:table-cell>
          <table:table-cell office:value-type="float" office:value="1207" table:style-name="ce334">
            <text:p>1,207</text:p>
          </table:table-cell>
          <table:table-cell office:value-type="float" office:value="5.1240640119133003" table:style-name="ce335">
            <text:p>5.1</text:p>
          </table:table-cell>
          <table:table-cell office:value-type="float" office:value="3871" table:style-name="ce332">
            <text:p>3,871</text:p>
          </table:table-cell>
          <table:table-cell office:value-type="float" office:value="16.433514324868586" table:style-name="ce333">
            <text:p>16.4</text:p>
          </table:table-cell>
          <table:table-cell table:number-columns-repeated="2" table:style-name="ce312"/>
          <table:table-cell table:style-name="ce332"/>
          <table:table-cell table:style-name="ce339"/>
          <table:table-cell table:number-columns-repeated="16360" table:style-name="ce312"/>
        </table:table-row>
        <table:table-row table:style-name="ro43">
          <table:table-cell office:value-type="string" table:style-name="ce293">
            <text:p><text:span text:style-name="T9">民國</text:span><text:span text:style-name="T1">107</text:span><text:span text:style-name="T9">年</text:span></text:p>
          </table:table-cell>
          <table:table-cell table:style-name="ce338"/>
          <table:table-cell office:value-type="float" office:value="6846" table:style-name="ce332">
            <text:p>6,846</text:p>
          </table:table-cell>
          <table:table-cell office:value-type="float" office:value="29.032980995674759" table:style-name="ce333">
            <text:p>29.0</text:p>
          </table:table-cell>
          <table:table-cell office:value-type="float" office:value="3209" table:style-name="ce334">
            <text:p>3,209</text:p>
          </table:table-cell>
          <table:table-cell office:value-type="float" office:value="13.608944787484708" table:style-name="ce335">
            <text:p>13.6</text:p>
          </table:table-cell>
          <table:table-cell office:value-type="float" office:value="2911" table:style-name="ce332">
            <text:p>2,911</text:p>
          </table:table-cell>
          <table:table-cell office:value-type="float" office:value="12.345166181479582" table:style-name="ce333">
            <text:p>12.3</text:p>
          </table:table-cell>
          <table:table-cell office:value-type="float" office:value="519" table:style-name="ce334">
            <text:p>519</text:p>
          </table:table-cell>
          <table:table-cell office:value-type="float" office:value="2.201010390995501" table:style-name="ce335">
            <text:p>2.2</text:p>
          </table:table-cell>
          <table:table-cell office:value-type="float" office:value="1409" table:style-name="ce332">
            <text:p>1,409</text:p>
          </table:table-cell>
          <table:table-cell office:value-type="float" office:value="5.975382737789328" table:style-name="ce333">
            <text:p>6.0</text:p>
          </table:table-cell>
          <table:table-cell office:value-type="float" office:value="119" table:style-name="ce334">
            <text:p>119</text:p>
          </table:table-cell>
          <table:table-cell office:value-type="float" office:value="0.50466326884097235" table:style-name="ce335">
            <text:p>0.5</text:p>
          </table:table-cell>
          <table:table-cell office:value-type="float" office:value="326" table:style-name="ce332">
            <text:p>326</text:p>
          </table:table-cell>
          <table:table-cell office:value-type="float" office:value="1.3825229045559411" table:style-name="ce333">
            <text:p>1.4</text:p>
          </table:table-cell>
          <table:table-cell office:value-type="float" office:value="1264" table:style-name="ce334">
            <text:p>1,264</text:p>
          </table:table-cell>
          <table:table-cell office:value-type="float" office:value="5.3604569060083112" table:style-name="ce335">
            <text:p>5.4</text:p>
          </table:table-cell>
          <table:table-cell office:value-type="float" office:value="3865" table:style-name="ce332">
            <text:p>3,865</text:p>
          </table:table-cell>
          <table:table-cell office:value-type="float" office:value="16.390954067818136" table:style-name="ce333">
            <text:p>16.4</text:p>
          </table:table-cell>
          <table:table-cell table:number-columns-repeated="2" table:style-name="ce312"/>
          <table:table-cell table:style-name="ce332"/>
          <table:table-cell table:style-name="ce339"/>
          <table:table-cell table:number-columns-repeated="16360" table:style-name="ce312"/>
        </table:table-row>
        <table:table-row table:style-name="ro43">
          <table:table-cell office:value-type="string" table:style-name="ce293">
            <text:p><text:span text:style-name="T9">民國</text:span><text:span text:style-name="T1">108</text:span><text:span text:style-name="T9">年</text:span></text:p>
          </table:table-cell>
          <table:table-cell table:style-name="ce338"/>
          <table:table-cell office:value-type="float" office:value="6640" table:style-name="ce332">
            <text:p>6,640</text:p>
          </table:table-cell>
          <table:table-cell office:value-type="float" office:value="28.14033116974165" table:style-name="ce333">
            <text:p>28.1</text:p>
          </table:table-cell>
          <table:table-cell office:value-type="float" office:value="3082" table:style-name="ce334">
            <text:p>3,082</text:p>
          </table:table-cell>
          <table:table-cell office:value-type="float" office:value="13.061521184509603" table:style-name="ce335">
            <text:p>13.1</text:p>
          </table:table-cell>
          <table:table-cell office:value-type="float" office:value="2814" table:style-name="ce332">
            <text:p>2,814</text:p>
          </table:table-cell>
          <table:table-cell office:value-type="float" office:value="11.925736733682681" table:style-name="ce333">
            <text:p>11.9</text:p>
          </table:table-cell>
          <table:table-cell office:value-type="float" office:value="450" table:style-name="ce334">
            <text:p>450</text:p>
          </table:table-cell>
          <table:table-cell office:value-type="float" office:value="1.9071007569855034" table:style-name="ce335">
            <text:p>1.9</text:p>
          </table:table-cell>
          <table:table-cell office:value-type="float" office:value="1487" table:style-name="ce332">
            <text:p>1,487</text:p>
          </table:table-cell>
          <table:table-cell office:value-type="float" office:value="6.3019085014165412" table:style-name="ce333">
            <text:p>6.3</text:p>
          </table:table-cell>
          <table:table-cell office:value-type="float" office:value="92" table:style-name="ce334">
            <text:p>92</text:p>
          </table:table-cell>
          <table:table-cell office:value-type="float" office:value="0.38989615476148071" table:style-name="ce335">
            <text:p>0.4</text:p>
          </table:table-cell>
          <table:table-cell office:value-type="float" office:value="302" table:style-name="ce332">
            <text:p>302</text:p>
          </table:table-cell>
          <table:table-cell office:value-type="float" office:value="1.2798765080213823" table:style-name="ce333">
            <text:p>1.3</text:p>
          </table:table-cell>
          <table:table-cell office:value-type="float" office:value="1227" table:style-name="ce334">
            <text:p>1,227</text:p>
          </table:table-cell>
          <table:table-cell office:value-type="float" office:value="5.2000280640471397" table:style-name="ce335">
            <text:p>5.2</text:p>
          </table:table-cell>
          <table:table-cell office:value-type="float" office:value="3864" table:style-name="ce332">
            <text:p>3,864</text:p>
          </table:table-cell>
          <table:table-cell office:value-type="float" office:value="16.375638499982191" table:style-name="ce333">
            <text:p>16.4</text:p>
          </table:table-cell>
          <table:table-cell table:number-columns-repeated="2" table:style-name="ce312"/>
          <table:table-cell table:style-name="ce332"/>
          <table:table-cell table:style-name="ce339"/>
          <table:table-cell table:number-columns-repeated="16360" table:style-name="ce312"/>
        </table:table-row>
        <table:table-row table:style-name="ro43">
          <table:table-cell office:value-type="string" table:style-name="ce305">
            <text:p><text:span text:style-name="T9">民國</text:span><text:span text:style-name="T1">109</text:span><text:span text:style-name="T9">年</text:span></text:p>
          </table:table-cell>
          <table:table-cell table:style-name="ce343"/>
          <table:table-cell office:value-type="float" office:value="6767" table:style-name="ce344">
            <text:p>6,767</text:p>
          </table:table-cell>
          <table:table-cell office:value-type="float" office:value="28.695398094794299" table:style-name="ce345">
            <text:p>28.7</text:p>
          </table:table-cell>
          <table:table-cell office:value-type="float" office:value="3117" table:style-name="ce346">
            <text:p>3,117</text:p>
          </table:table-cell>
          <table:table-cell office:value-type="float" office:value="13.217608373204399" table:style-name="ce347">
            <text:p>13.2</text:p>
          </table:table-cell>
          <table:table-cell office:value-type="float" office:value="2776" table:style-name="ce344">
            <text:p>2,776</text:p>
          </table:table-cell>
          <table:table-cell office:value-type="float" office:value="11.7716011690777" table:style-name="ce345">
            <text:p>11.8</text:p>
          </table:table-cell>
          <table:table-cell office:value-type="float" office:value="430" table:style-name="ce346">
            <text:p>430</text:p>
          </table:table-cell>
          <table:table-cell office:value-type="float" office:value="1.8234108439133001" table:style-name="ce347">
            <text:p>1.8</text:p>
          </table:table-cell>
          <table:table-cell office:value-type="float" office:value="1484" table:style-name="ce344">
            <text:p>1,484</text:p>
          </table:table-cell>
          <table:table-cell office:value-type="float" office:value="6.2928876566684" table:style-name="ce345">
            <text:p>6.3</text:p>
          </table:table-cell>
          <table:table-cell office:value-type="float" office:value="113" table:style-name="ce346">
            <text:p>113</text:p>
          </table:table-cell>
          <table:table-cell office:value-type="float" office:value="0.47917540781910001" table:style-name="ce347">
            <text:p>0.5</text:p>
          </table:table-cell>
          <table:table-cell office:value-type="float" office:value="329" table:style-name="ce344">
            <text:p>329</text:p>
          </table:table-cell>
          <table:table-cell office:value-type="float" office:value="1.3951213201104" table:style-name="ce345">
            <text:p>1.4</text:p>
          </table:table-cell>
          <table:table-cell office:value-type="float" office:value="1294" table:style-name="ce346">
            <text:p>1,294</text:p>
          </table:table-cell>
          <table:table-cell office:value-type="float" office:value="5.4871944930787002" table:style-name="ce347">
            <text:p>5.5</text:p>
          </table:table-cell>
          <table:table-cell office:value-type="float" office:value="3656" table:style-name="ce344">
            <text:p>3,656</text:p>
          </table:table-cell>
          <table:table-cell office:value-type="float" office:value="15.5032326635981" table:style-name="ce345">
            <text:p>15.5</text:p>
          </table:table-cell>
          <table:table-cell table:number-columns-repeated="2" table:style-name="ce314"/>
          <table:table-cell table:style-name="ce332"/>
          <table:table-cell table:style-name="ce339"/>
          <table:table-cell table:number-columns-repeated="16360"/>
        </table:table-row>
        <table:table-row table:style-name="ro2">
          <table:table-cell office:value-type="string" table:style-name="ce348">
            <text:p><text:span text:style-name="T10">附</text:span><text:span text:style-name="T5"><text:s text:c="2"/></text:span><text:span text:style-name="T10">註：本表資料自民國</text:span><text:span text:style-name="T5">97</text:span><text:span text:style-name="T10">年起死因分類為</text:span><text:span text:style-name="T5">ICD-10</text:span><text:span text:style-name="T10">。</text:span></text:p>
          </table:table-cell>
          <table:table-cell table:style-name="ce321"/>
          <table:table-cell table:number-columns-repeated="8" table:style-name="ce348"/>
          <table:table-cell table:number-columns-repeated="9" table:style-name="ce321"/>
          <table:table-cell table:number-columns-repeated="16365" table:style-name="ce348"/>
        </table:table-row>
        <table:table-row table:number-rows-repeated="1048532" table:style-name="ro2">
          <table:table-cell table:number-columns-repeated="16384"/>
        </table:table-row>
        <table:named-expressions>
          <table:named-range table:name="Print_Area" table:cell-range-address="表11.$A$1:表11.$T$44" table:base-cell-address="表11.$A$1"/>
        </table:named-expressions>
      </table:table>
      <table:table table:name="表12" table:style-name="ta4">
        <table:table-column table:style-name="co52" table:default-cell-style-name="ce349"/>
        <table:table-column table:style-name="co53" table:default-cell-style-name="ce349"/>
        <table:table-column table:style-name="co26" table:number-columns-repeated="20" table:default-cell-style-name="ce349"/>
        <table:table-column table:style-name="co3" table:number-columns-repeated="16362" table:default-cell-style-name="ce349"/>
        <table:table-row table:style-name="ro3">
          <table:table-cell office:value-type="string" table:number-columns-spanned="22" table:number-rows-spanned="1" table:style-name="ce407">
            <text:p><text:span text:style-name="T8">表</text:span><text:span text:style-name="T7">12<text:s text:c="2"/></text:span><text:span text:style-name="T8">歷年蓄意自我傷害（自殺）年齡別死亡率</text:span></text:p>
          </table:table-cell>
          <table:covered-table-cell table:number-columns-repeated="21"/>
          <table:table-cell table:number-columns-repeated="16362" table:style-name="ce58"/>
        </table:table-row>
        <table:table-row table:style-name="ro44">
          <table:table-cell table:number-columns-repeated="7" table:style-name="ce349"/>
          <table:table-cell table:style-name="ce350"/>
          <table:table-cell office:value-type="string" table:style-name="ce349">
            <text:p><text:s/></text:p>
          </table:table-cell>
          <table:table-cell office:value-type="string" table:style-name="ce349">
            <text:p><text:s/></text:p>
          </table:table-cell>
          <table:table-cell table:number-columns-repeated="9" table:style-name="ce349"/>
          <table:table-cell table:number-columns-repeated="2" table:style-name="ce351"/>
          <table:table-cell office:value-type="string" table:style-name="ce352">
            <text:p><text:s text:c="4"/><text:span text:style-name="T10">單位：每十萬人口</text:span></text:p>
          </table:table-cell>
          <table:table-cell table:number-columns-repeated="16362" table:style-name="ce58"/>
        </table:table-row>
        <table:table-row table:style-name="ro31">
          <table:table-cell office:value-type="string" table:style-name="ce353">
            <text:p><text:span text:style-name="T10">年</text:span><text:span text:style-name="T5"><text:s/></text:span><text:span text:style-name="T10">別</text:span></text:p>
          </table:table-cell>
          <table:table-cell table:style-name="ce354"/>
          <table:table-cell office:value-type="string" table:style-name="ce354">
            <text:p><text:span text:style-name="T10">標準化</text:span></text:p>
          </table:table-cell>
          <table:table-cell office:value-type="string" table:style-name="ce354">
            <text:p><text:span text:style-name="T10">死亡率</text:span></text:p>
          </table:table-cell>
          <table:table-cell office:value-type="string" table:style-name="ce355">
            <text:p>5-9</text:p>
          </table:table-cell>
          <table:table-cell office:value-type="string" table:style-name="ce353">
            <text:p>10-14</text:p>
          </table:table-cell>
          <table:table-cell office:value-type="string" table:style-name="ce356">
            <text:p>15-19</text:p>
          </table:table-cell>
          <table:table-cell office:value-type="string" table:style-name="ce357">
            <text:p>20-24</text:p>
          </table:table-cell>
          <table:table-cell office:value-type="string" table:style-name="ce355">
            <text:p>25-29</text:p>
          </table:table-cell>
          <table:table-cell office:value-type="string" table:style-name="ce353">
            <text:p>30-34</text:p>
          </table:table-cell>
          <table:table-cell office:value-type="string" table:style-name="ce355">
            <text:p>35-39</text:p>
          </table:table-cell>
          <table:table-cell office:value-type="string" table:style-name="ce353">
            <text:p>40-44</text:p>
          </table:table-cell>
          <table:table-cell office:value-type="string" table:style-name="ce355">
            <text:p>45-49</text:p>
          </table:table-cell>
          <table:table-cell office:value-type="string" table:style-name="ce353">
            <text:p>50-54</text:p>
          </table:table-cell>
          <table:table-cell office:value-type="string" table:style-name="ce355">
            <text:p>55-59</text:p>
          </table:table-cell>
          <table:table-cell office:value-type="string" table:style-name="ce353">
            <text:p>60-64</text:p>
          </table:table-cell>
          <table:table-cell office:value-type="string" table:style-name="ce355">
            <text:p>65<text:span text:style-name="T10">歲以</text:span></text:p>
          </table:table-cell>
          <table:table-cell office:value-type="string" table:style-name="ce353">
            <text:p>65-69</text:p>
          </table:table-cell>
          <table:table-cell office:value-type="string" table:style-name="ce355">
            <text:p>70-74</text:p>
          </table:table-cell>
          <table:table-cell office:value-type="string" table:style-name="ce353">
            <text:p>75-79</text:p>
          </table:table-cell>
          <table:table-cell office:value-type="string" table:style-name="ce355">
            <text:p>80-84</text:p>
          </table:table-cell>
          <table:table-cell office:value-type="string" table:style-name="ce353">
            <text:p>85+</text:p>
          </table:table-cell>
          <table:table-cell table:number-columns-repeated="16362" table:style-name="ce352"/>
        </table:table-row>
        <table:table-row table:style-name="ro31">
          <table:table-cell office:value-type="string" table:style-name="ce358">
            <text:p><text:s/></text:p>
          </table:table-cell>
          <table:table-cell table:style-name="ce359"/>
          <table:table-cell office:value-type="string" table:style-name="ce359">
            <text:p><text:span text:style-name="T10">死亡率</text:span></text:p>
          </table:table-cell>
          <table:table-cell office:value-type="string" table:style-name="ce360">
            <text:p><text:s/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上小計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office:value-type="string" table:style-name="ce361">
            <text:p><text:span text:style-name="T10">歲</text:span></text:p>
          </table:table-cell>
          <table:table-cell office:value-type="string" table:style-name="ce358">
            <text:p><text:span text:style-name="T10">歲</text:span></text:p>
          </table:table-cell>
          <table:table-cell table:number-columns-repeated="16362" table:style-name="ce352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0</text:span><text:span text:style-name="T9">年</text:span></text:p>
          </table:table-cell>
          <table:table-cell table:style-name="ce363"/>
          <table:table-cell office:value-type="float" office:value="14.118997111000001" table:style-name="ce364">
            <text:p><text:s/>14.1<text:s/></text:p>
          </table:table-cell>
          <table:table-cell office:value-type="float" office:value="11.335377597000001" table:style-name="ce364">
            <text:p><text:s/>11.3<text:s/></text:p>
          </table:table-cell>
          <table:table-cell office:value-type="float" office:value="0" table:style-name="ce365">
            <text:p><text:s/>-00<text:s/></text:p>
          </table:table-cell>
          <table:table-cell office:value-type="float" office:value="0.84180442879999995" table:style-name="ce365">
            <text:p><text:s/>0.8<text:s/></text:p>
          </table:table-cell>
          <table:table-cell office:value-type="float" office:value="7.3530220920999998" table:style-name="ce365">
            <text:p><text:s/>7.4<text:s/></text:p>
          </table:table-cell>
          <table:table-cell office:value-type="float" office:value="14.378257167999999" table:style-name="ce365">
            <text:p><text:s/>14.4<text:s/></text:p>
          </table:table-cell>
          <table:table-cell office:value-type="float" office:value="13.144329308" table:style-name="ce365">
            <text:p><text:s/>13.1<text:s/></text:p>
          </table:table-cell>
          <table:table-cell office:value-type="float" office:value="12.511575198999999" table:style-name="ce365">
            <text:p><text:s/>12.5<text:s/></text:p>
          </table:table-cell>
          <table:table-cell office:value-type="float" office:value="14.759668981000001" table:style-name="ce365">
            <text:p><text:s/>14.8<text:s/></text:p>
          </table:table-cell>
          <table:table-cell office:value-type="float" office:value="17.118612967000001" table:style-name="ce365">
            <text:p><text:s/>17.1<text:s/></text:p>
          </table:table-cell>
          <table:table-cell office:value-type="float" office:value="15.410942015" table:style-name="ce365">
            <text:p><text:s/>15.4<text:s/></text:p>
          </table:table-cell>
          <table:table-cell office:value-type="float" office:value="21.420499170999999" table:style-name="ce365">
            <text:p><text:s/>21.4<text:s/></text:p>
          </table:table-cell>
          <table:table-cell office:value-type="float" office:value="18.443997317000001" table:style-name="ce365">
            <text:p><text:s/>18.4<text:s/></text:p>
          </table:table-cell>
          <table:table-cell office:value-type="float" office:value="31.340209701999999" table:style-name="ce365">
            <text:p><text:s/>31.3<text:s/></text:p>
          </table:table-cell>
          <table:table-cell office:value-type="float" office:value="45.861922305999997" table:style-name="ce366">
            <text:p><text:s/>45.9<text:s/></text:p>
          </table:table-cell>
          <table:table-cell office:value-type="float" office:value="39.190476996000001" table:style-name="ce365">
            <text:p><text:s/>39.2<text:s/></text:p>
          </table:table-cell>
          <table:table-cell office:value-type="float" office:value="43.770712926999998" table:style-name="ce365">
            <text:p><text:s/>43.8<text:s/></text:p>
          </table:table-cell>
          <table:table-cell office:value-type="float" office:value="55.511110385000002" table:style-name="ce365">
            <text:p><text:s/>55.5<text:s/></text:p>
          </table:table-cell>
          <table:table-cell office:value-type="float" office:value="66.539582058999997" table:style-name="ce365">
            <text:p><text:s/>66.5<text:s/></text:p>
          </table:table-cell>
          <table:table-cell office:value-type="float" office:value="66.867268472000006" table:style-name="ce365">
            <text:p><text:s/>66.9<text:s/></text:p>
          </table:table-cell>
          <table:table-cell table:number-columns-repeated="16362" table:style-name="ce352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1</text:span><text:span text:style-name="T9">年</text:span></text:p>
          </table:table-cell>
          <table:table-cell table:style-name="ce363"/>
          <table:table-cell office:value-type="float" office:value="15.093807846000001" table:style-name="ce364">
            <text:p><text:s/>15.1<text:s/></text:p>
          </table:table-cell>
          <table:table-cell office:value-type="float" office:value="12.302754221000001" table:style-name="ce364">
            <text:p><text:s/>12.3<text:s/></text:p>
          </table:table-cell>
          <table:table-cell office:value-type="float" office:value="0" table:style-name="ce365">
            <text:p><text:s/>-00<text:s/></text:p>
          </table:table-cell>
          <table:table-cell office:value-type="float" office:value="0.37196391099999998" table:style-name="ce365">
            <text:p><text:s/>0.4<text:s/></text:p>
          </table:table-cell>
          <table:table-cell office:value-type="float" office:value="7.9797052862999998" table:style-name="ce365">
            <text:p><text:s/>8.0<text:s/></text:p>
          </table:table-cell>
          <table:table-cell office:value-type="float" office:value="15.186269567" table:style-name="ce365">
            <text:p><text:s/>15.2<text:s/></text:p>
          </table:table-cell>
          <table:table-cell office:value-type="float" office:value="14.402826316000001" table:style-name="ce365">
            <text:p><text:s/>14.4<text:s/></text:p>
          </table:table-cell>
          <table:table-cell office:value-type="float" office:value="14.648360740999999" table:style-name="ce365">
            <text:p><text:s/>14.6<text:s/></text:p>
          </table:table-cell>
          <table:table-cell office:value-type="float" office:value="16.983126370000001" table:style-name="ce365">
            <text:p><text:s/>17.0<text:s/></text:p>
          </table:table-cell>
          <table:table-cell office:value-type="float" office:value="17.505191005" table:style-name="ce365">
            <text:p><text:s/>17.5<text:s/></text:p>
          </table:table-cell>
          <table:table-cell office:value-type="float" office:value="17.016365304000001" table:style-name="ce365">
            <text:p><text:s/>17.0<text:s/></text:p>
          </table:table-cell>
          <table:table-cell office:value-type="float" office:value="21.834489661999999" table:style-name="ce365">
            <text:p><text:s/>21.8<text:s/></text:p>
          </table:table-cell>
          <table:table-cell office:value-type="float" office:value="22.890480788000001" table:style-name="ce365">
            <text:p><text:s/>22.9<text:s/></text:p>
          </table:table-cell>
          <table:table-cell office:value-type="float" office:value="28.973691888000001" table:style-name="ce365">
            <text:p><text:s/>29.0<text:s/></text:p>
          </table:table-cell>
          <table:table-cell office:value-type="float" office:value="48.740325229" table:style-name="ce366">
            <text:p><text:s/>48.7<text:s/></text:p>
          </table:table-cell>
          <table:table-cell office:value-type="float" office:value="41.227414846999999" table:style-name="ce365">
            <text:p><text:s/>41.2<text:s/></text:p>
          </table:table-cell>
          <table:table-cell office:value-type="float" office:value="48.976474690000003" table:style-name="ce365">
            <text:p><text:s/>49.0<text:s/></text:p>
          </table:table-cell>
          <table:table-cell office:value-type="float" office:value="57.319291380999999" table:style-name="ce365">
            <text:p><text:s/>57.3<text:s/></text:p>
          </table:table-cell>
          <table:table-cell office:value-type="float" office:value="64.950204842999995" table:style-name="ce365">
            <text:p><text:s/>65.0<text:s/></text:p>
          </table:table-cell>
          <table:table-cell office:value-type="float" office:value="70.894052776999999" table:style-name="ce365">
            <text:p><text:s/>70.9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2</text:span><text:span text:style-name="T9">年</text:span></text:p>
          </table:table-cell>
          <table:table-cell table:style-name="ce363"/>
          <table:table-cell office:value-type="float" office:value="14.829123858000001" table:style-name="ce364">
            <text:p><text:s/>14.8<text:s/></text:p>
          </table:table-cell>
          <table:table-cell office:value-type="float" office:value="11.997571446" table:style-name="ce364">
            <text:p><text:s/>12.0<text:s/></text:p>
          </table:table-cell>
          <table:table-cell office:value-type="float" office:value="0" table:style-name="ce365">
            <text:p><text:s/>-00<text:s/></text:p>
          </table:table-cell>
          <table:table-cell office:value-type="float" office:value="0.4293079984" table:style-name="ce365">
            <text:p><text:s/>0.4<text:s/></text:p>
          </table:table-cell>
          <table:table-cell office:value-type="float" office:value="6.8730214417999997" table:style-name="ce365">
            <text:p><text:s/>6.9<text:s/></text:p>
          </table:table-cell>
          <table:table-cell office:value-type="float" office:value="12.745232376000001" table:style-name="ce365">
            <text:p><text:s/>12.7<text:s/></text:p>
          </table:table-cell>
          <table:table-cell office:value-type="float" office:value="14.255175344" table:style-name="ce365">
            <text:p><text:s/>14.3<text:s/></text:p>
          </table:table-cell>
          <table:table-cell office:value-type="float" office:value="11.534797634" table:style-name="ce365">
            <text:p><text:s/>11.5<text:s/></text:p>
          </table:table-cell>
          <table:table-cell office:value-type="float" office:value="13.459008168" table:style-name="ce365">
            <text:p><text:s/>13.5<text:s/></text:p>
          </table:table-cell>
          <table:table-cell office:value-type="float" office:value="17.425511384" table:style-name="ce365">
            <text:p><text:s/>17.4<text:s/></text:p>
          </table:table-cell>
          <table:table-cell office:value-type="float" office:value="18.31841807" table:style-name="ce365">
            <text:p><text:s/>18.3<text:s/></text:p>
          </table:table-cell>
          <table:table-cell office:value-type="float" office:value="21.864592700999999" table:style-name="ce365">
            <text:p><text:s/>21.9<text:s/></text:p>
          </table:table-cell>
          <table:table-cell office:value-type="float" office:value="24.203330490999999" table:style-name="ce365">
            <text:p><text:s/>24.2<text:s/></text:p>
          </table:table-cell>
          <table:table-cell office:value-type="float" office:value="33.010813886999998" table:style-name="ce365">
            <text:p><text:s/>33.0<text:s/></text:p>
          </table:table-cell>
          <table:table-cell office:value-type="float" office:value="51.932713874999997" table:style-name="ce366">
            <text:p><text:s/>51.9<text:s/></text:p>
          </table:table-cell>
          <table:table-cell office:value-type="float" office:value="45.389932133000002" table:style-name="ce365">
            <text:p><text:s/>45.4<text:s/></text:p>
          </table:table-cell>
          <table:table-cell office:value-type="float" office:value="46.989223291000002" table:style-name="ce365">
            <text:p><text:s/>47.0<text:s/></text:p>
          </table:table-cell>
          <table:table-cell office:value-type="float" office:value="70.743310065000003" table:style-name="ce365">
            <text:p><text:s/>70.7<text:s/></text:p>
          </table:table-cell>
          <table:table-cell office:value-type="float" office:value="61.516136156000002" table:style-name="ce365">
            <text:p><text:s/>61.5<text:s/></text:p>
          </table:table-cell>
          <table:table-cell office:value-type="float" office:value="69.358253632" table:style-name="ce365">
            <text:p><text:s/>69.4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3</text:span><text:span text:style-name="T9">年</text:span></text:p>
          </table:table-cell>
          <table:table-cell table:style-name="ce363"/>
          <table:table-cell office:value-type="float" office:value="13.152598598999999" table:style-name="ce364">
            <text:p><text:s/>13.2<text:s/></text:p>
          </table:table-cell>
          <table:table-cell office:value-type="float" office:value="10.867535027000001" table:style-name="ce364">
            <text:p><text:s/>10.9<text:s/></text:p>
          </table:table-cell>
          <table:table-cell office:value-type="float" office:value="5.09558814E-2" table:style-name="ce365">
            <text:p><text:s/>0.1<text:s/></text:p>
          </table:table-cell>
          <table:table-cell office:value-type="float" office:value="0.54427811309999996" table:style-name="ce365">
            <text:p><text:s/>0.5<text:s/></text:p>
          </table:table-cell>
          <table:table-cell office:value-type="float" office:value="6.2235240912999998" table:style-name="ce365">
            <text:p><text:s/>6.2<text:s/></text:p>
          </table:table-cell>
          <table:table-cell office:value-type="float" office:value="12.060221037" table:style-name="ce365">
            <text:p><text:s/>12.1<text:s/></text:p>
          </table:table-cell>
          <table:table-cell office:value-type="float" office:value="11.757345644000001" table:style-name="ce365">
            <text:p><text:s/>11.8<text:s/></text:p>
          </table:table-cell>
          <table:table-cell office:value-type="float" office:value="12.154413680999999" table:style-name="ce365">
            <text:p><text:s/>12.2<text:s/></text:p>
          </table:table-cell>
          <table:table-cell office:value-type="float" office:value="11.280270403999999" table:style-name="ce365">
            <text:p><text:s/>11.3<text:s/></text:p>
          </table:table-cell>
          <table:table-cell office:value-type="float" office:value="16.778432678000001" table:style-name="ce365">
            <text:p><text:s/>16.8<text:s/></text:p>
          </table:table-cell>
          <table:table-cell office:value-type="float" office:value="15.979757372" table:style-name="ce365">
            <text:p><text:s/>16.0<text:s/></text:p>
          </table:table-cell>
          <table:table-cell office:value-type="float" office:value="17.851926384999999" table:style-name="ce365">
            <text:p><text:s/>17.9<text:s/></text:p>
          </table:table-cell>
          <table:table-cell office:value-type="float" office:value="19.983796921" table:style-name="ce365">
            <text:p><text:s/>20.0<text:s/></text:p>
          </table:table-cell>
          <table:table-cell office:value-type="float" office:value="27.246137273999999" table:style-name="ce365">
            <text:p><text:s/>27.2<text:s/></text:p>
          </table:table-cell>
          <table:table-cell office:value-type="float" office:value="47.297898859999997" table:style-name="ce366">
            <text:p><text:s/>47.3<text:s/></text:p>
          </table:table-cell>
          <table:table-cell office:value-type="float" office:value="38.568832157000003" table:style-name="ce365">
            <text:p><text:s/>38.6<text:s/></text:p>
          </table:table-cell>
          <table:table-cell office:value-type="float" office:value="52.978402228999997" table:style-name="ce365">
            <text:p><text:s/>53.0<text:s/></text:p>
          </table:table-cell>
          <table:table-cell office:value-type="float" office:value="54.192097437000001" table:style-name="ce365">
            <text:p><text:s/>54.2<text:s/></text:p>
          </table:table-cell>
          <table:table-cell office:value-type="float" office:value="53.747387279999998" table:style-name="ce365">
            <text:p><text:s/>53.7<text:s/></text:p>
          </table:table-cell>
          <table:table-cell office:value-type="float" office:value="56.991518321000001" table:style-name="ce365">
            <text:p><text:s/>57.0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4</text:span><text:span text:style-name="T9">年</text:span></text:p>
          </table:table-cell>
          <table:table-cell table:style-name="ce368"/>
          <table:table-cell office:value-type="float" office:value="14.222579901" table:style-name="ce364">
            <text:p><text:s/>14.2<text:s/></text:p>
          </table:table-cell>
          <table:table-cell office:value-type="float" office:value="11.920388735" table:style-name="ce364">
            <text:p><text:s/>11.9<text:s/></text:p>
          </table:table-cell>
          <table:table-cell office:value-type="float" office:value="0" table:style-name="ce365">
            <text:p><text:s/>-00<text:s/></text:p>
          </table:table-cell>
          <table:table-cell office:value-type="float" office:value="0.71623963170000005" table:style-name="ce365">
            <text:p><text:s/>0.7<text:s/></text:p>
          </table:table-cell>
          <table:table-cell office:value-type="float" office:value="5.8030052247999997" table:style-name="ce365">
            <text:p><text:s/>5.8<text:s/></text:p>
          </table:table-cell>
          <table:table-cell office:value-type="float" office:value="14.507485862999999" table:style-name="ce365">
            <text:p><text:s/>14.5<text:s/></text:p>
          </table:table-cell>
          <table:table-cell office:value-type="float" office:value="11.410405759" table:style-name="ce365">
            <text:p><text:s/>11.4<text:s/></text:p>
          </table:table-cell>
          <table:table-cell office:value-type="float" office:value="13.329149295000001" table:style-name="ce365">
            <text:p><text:s/>13.3<text:s/></text:p>
          </table:table-cell>
          <table:table-cell office:value-type="float" office:value="12.505225724000001" table:style-name="ce365">
            <text:p><text:s/>12.5<text:s/></text:p>
          </table:table-cell>
          <table:table-cell office:value-type="float" office:value="17.178081648999999" table:style-name="ce365">
            <text:p><text:s/>17.2<text:s/></text:p>
          </table:table-cell>
          <table:table-cell office:value-type="float" office:value="15.814147453" table:style-name="ce365">
            <text:p><text:s/>15.8<text:s/></text:p>
          </table:table-cell>
          <table:table-cell office:value-type="float" office:value="21.884672805000001" table:style-name="ce365">
            <text:p><text:s/>21.9<text:s/></text:p>
          </table:table-cell>
          <table:table-cell office:value-type="float" office:value="23.552009379000001" table:style-name="ce365">
            <text:p><text:s/>23.6<text:s/></text:p>
          </table:table-cell>
          <table:table-cell office:value-type="float" office:value="26.811391255" table:style-name="ce365">
            <text:p><text:s/>26.8<text:s/></text:p>
          </table:table-cell>
          <table:table-cell office:value-type="float" office:value="51.721644664000003" table:style-name="ce366">
            <text:p><text:s/>51.7<text:s/></text:p>
          </table:table-cell>
          <table:table-cell office:value-type="float" office:value="46.817782659000002" table:style-name="ce365">
            <text:p><text:s/>46.8<text:s/></text:p>
          </table:table-cell>
          <table:table-cell office:value-type="float" office:value="53.756728260999999" table:style-name="ce365">
            <text:p><text:s/>53.8<text:s/></text:p>
          </table:table-cell>
          <table:table-cell office:value-type="float" office:value="54.332375145999997" table:style-name="ce365">
            <text:p><text:s/>54.3<text:s/></text:p>
          </table:table-cell>
          <table:table-cell office:value-type="float" office:value="57.725610928999998" table:style-name="ce365">
            <text:p><text:s/>57.7<text:s/></text:p>
          </table:table-cell>
          <table:table-cell office:value-type="float" office:value="66.969042037999998" table:style-name="ce365">
            <text:p><text:s/>67.0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5</text:span><text:span text:style-name="T9">年</text:span></text:p>
          </table:table-cell>
          <table:table-cell table:style-name="ce363"/>
          <table:table-cell office:value-type="float" office:value="13.548647751000001" table:style-name="ce364">
            <text:p><text:s/>13.5<text:s/></text:p>
          </table:table-cell>
          <table:table-cell office:value-type="float" office:value="11.675765842000001" table:style-name="ce364">
            <text:p><text:s/>11.7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65608331379999996" table:style-name="ce365">
            <text:p><text:s/>0.7<text:s/></text:p>
          </table:table-cell>
          <table:table-cell office:value-type="float" office:value="6.9797286472" table:style-name="ce365">
            <text:p><text:s/>7.0<text:s/></text:p>
          </table:table-cell>
          <table:table-cell office:value-type="float" office:value="12.945263111999999" table:style-name="ce365">
            <text:p><text:s/>12.9<text:s/></text:p>
          </table:table-cell>
          <table:table-cell office:value-type="float" office:value="12.513236165" table:style-name="ce365">
            <text:p><text:s/>12.5<text:s/></text:p>
          </table:table-cell>
          <table:table-cell office:value-type="float" office:value="12.748050997" table:style-name="ce365">
            <text:p><text:s/>12.7<text:s/></text:p>
          </table:table-cell>
          <table:table-cell office:value-type="float" office:value="11.423821341" table:style-name="ce365">
            <text:p><text:s/>11.4<text:s/></text:p>
          </table:table-cell>
          <table:table-cell office:value-type="float" office:value="14.477050481999999" table:style-name="ce365">
            <text:p><text:s/>14.5<text:s/></text:p>
          </table:table-cell>
          <table:table-cell office:value-type="float" office:value="17.112933954999999" table:style-name="ce365">
            <text:p><text:s/>17.1<text:s/></text:p>
          </table:table-cell>
          <table:table-cell office:value-type="float" office:value="17.340103989999999" table:style-name="ce365">
            <text:p><text:s/>17.3<text:s/></text:p>
          </table:table-cell>
          <table:table-cell office:value-type="float" office:value="22.118203796" table:style-name="ce365">
            <text:p><text:s/>22.1<text:s/></text:p>
          </table:table-cell>
          <table:table-cell office:value-type="float" office:value="31.105465442" table:style-name="ce365">
            <text:p><text:s/>31.1<text:s/></text:p>
          </table:table-cell>
          <table:table-cell office:value-type="float" office:value="48.108034042" table:style-name="ce366">
            <text:p><text:s/>48.1<text:s/></text:p>
          </table:table-cell>
          <table:table-cell office:value-type="float" office:value="37.759866248999998" table:style-name="ce365">
            <text:p><text:s/>37.8<text:s/></text:p>
          </table:table-cell>
          <table:table-cell office:value-type="float" office:value="58.803565847999998" table:style-name="ce365">
            <text:p><text:s/>58.8<text:s/></text:p>
          </table:table-cell>
          <table:table-cell office:value-type="float" office:value="56.038439984999997" table:style-name="ce365">
            <text:p><text:s/>56.0<text:s/></text:p>
          </table:table-cell>
          <table:table-cell office:value-type="float" office:value="46.143197723999997" table:style-name="ce365">
            <text:p><text:s/>46.1<text:s/></text:p>
          </table:table-cell>
          <table:table-cell office:value-type="float" office:value="48.036168408999998" table:style-name="ce365">
            <text:p><text:s/>48.0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6</text:span><text:span text:style-name="T9">年</text:span></text:p>
          </table:table-cell>
          <table:table-cell table:style-name="ce370"/>
          <table:table-cell office:value-type="float" office:value="10.95307627" table:style-name="ce364">
            <text:p><text:s/>11.0<text:s/></text:p>
          </table:table-cell>
          <table:table-cell office:value-type="float" office:value="9.4614439769000001" table:style-name="ce364">
            <text:p><text:s/>9.5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2155857300000001" table:style-name="ce365">
            <text:p><text:s/>0.3<text:s/></text:p>
          </table:table-cell>
          <table:table-cell office:value-type="float" office:value="4.5951536089999996" table:style-name="ce365">
            <text:p><text:s/>4.6<text:s/></text:p>
          </table:table-cell>
          <table:table-cell office:value-type="float" office:value="10.335524566" table:style-name="ce365">
            <text:p><text:s/>10.3<text:s/></text:p>
          </table:table-cell>
          <table:table-cell office:value-type="float" office:value="11.466021663999999" table:style-name="ce365">
            <text:p><text:s/>11.5<text:s/></text:p>
          </table:table-cell>
          <table:table-cell office:value-type="float" office:value="9.4103529851999994" table:style-name="ce365">
            <text:p><text:s/>9.4<text:s/></text:p>
          </table:table-cell>
          <table:table-cell office:value-type="float" office:value="8.6137422768" table:style-name="ce365">
            <text:p><text:s/>8.6<text:s/></text:p>
          </table:table-cell>
          <table:table-cell office:value-type="float" office:value="11.489216469" table:style-name="ce365">
            <text:p><text:s/>11.5<text:s/></text:p>
          </table:table-cell>
          <table:table-cell office:value-type="float" office:value="14.647116306999999" table:style-name="ce365">
            <text:p><text:s/>14.6<text:s/></text:p>
          </table:table-cell>
          <table:table-cell office:value-type="float" office:value="14.617193348000001" table:style-name="ce365">
            <text:p><text:s/>14.6<text:s/></text:p>
          </table:table-cell>
          <table:table-cell office:value-type="float" office:value="15.712103173999999" table:style-name="ce365">
            <text:p><text:s/>15.7<text:s/></text:p>
          </table:table-cell>
          <table:table-cell office:value-type="float" office:value="22.504149203000001" table:style-name="ce365">
            <text:p><text:s/>22.5<text:s/></text:p>
          </table:table-cell>
          <table:table-cell office:value-type="float" office:value="41.115894838000003" table:style-name="ce366">
            <text:p><text:s/>41.1<text:s/></text:p>
          </table:table-cell>
          <table:table-cell office:value-type="float" office:value="32.576032904000002" table:style-name="ce365">
            <text:p><text:s/>32.6<text:s/></text:p>
          </table:table-cell>
          <table:table-cell office:value-type="float" office:value="46.209206447" table:style-name="ce365">
            <text:p><text:s/>46.2<text:s/></text:p>
          </table:table-cell>
          <table:table-cell office:value-type="float" office:value="46.476628894999997" table:style-name="ce365">
            <text:p><text:s/>46.5<text:s/></text:p>
          </table:table-cell>
          <table:table-cell office:value-type="float" office:value="54.196625357000002" table:style-name="ce365">
            <text:p><text:s/>54.2<text:s/></text:p>
          </table:table-cell>
          <table:table-cell office:value-type="float" office:value="47.578769295999997" table:style-name="ce365">
            <text:p><text:s/>47.6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7</text:span><text:span text:style-name="T9">年</text:span></text:p>
          </table:table-cell>
          <table:table-cell table:style-name="ce370"/>
          <table:table-cell office:value-type="float" office:value="10.431291591000001" table:style-name="ce364">
            <text:p><text:s/>10.4<text:s/></text:p>
          </table:table-cell>
          <table:table-cell office:value-type="float" office:value="9.0457899403000006" table:style-name="ce364">
            <text:p><text:s/>9.0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7322294269999998" table:style-name="ce365">
            <text:p><text:s/>0.5<text:s/></text:p>
          </table:table-cell>
          <table:table-cell office:value-type="float" office:value="3.5601278624999999" table:style-name="ce365">
            <text:p><text:s/>3.6<text:s/></text:p>
          </table:table-cell>
          <table:table-cell office:value-type="float" office:value="9.6620244407999998" table:style-name="ce365">
            <text:p><text:s/>9.7<text:s/></text:p>
          </table:table-cell>
          <table:table-cell office:value-type="float" office:value="8.4881830175000008" table:style-name="ce365">
            <text:p><text:s/>8.5<text:s/></text:p>
          </table:table-cell>
          <table:table-cell office:value-type="float" office:value="9.6889727728999997" table:style-name="ce365">
            <text:p><text:s/>9.7<text:s/></text:p>
          </table:table-cell>
          <table:table-cell office:value-type="float" office:value="7.6471328665999998" table:style-name="ce365">
            <text:p><text:s/>7.6<text:s/></text:p>
          </table:table-cell>
          <table:table-cell office:value-type="float" office:value="10.638101555" table:style-name="ce365">
            <text:p><text:s/>10.6<text:s/></text:p>
          </table:table-cell>
          <table:table-cell office:value-type="float" office:value="15.108072342" table:style-name="ce365">
            <text:p><text:s/>15.1<text:s/></text:p>
          </table:table-cell>
          <table:table-cell office:value-type="float" office:value="13.671338536" table:style-name="ce365">
            <text:p><text:s/>13.7<text:s/></text:p>
          </table:table-cell>
          <table:table-cell office:value-type="float" office:value="17.422785673" table:style-name="ce365">
            <text:p><text:s/>17.4<text:s/></text:p>
          </table:table-cell>
          <table:table-cell office:value-type="float" office:value="22.579034096000001" table:style-name="ce365">
            <text:p><text:s/>22.6<text:s/></text:p>
          </table:table-cell>
          <table:table-cell office:value-type="float" office:value="39.710463214000001" table:style-name="ce366">
            <text:p><text:s/>39.7<text:s/></text:p>
          </table:table-cell>
          <table:table-cell office:value-type="float" office:value="27.254182993000001" table:style-name="ce365">
            <text:p><text:s/>27.3<text:s/></text:p>
          </table:table-cell>
          <table:table-cell office:value-type="float" office:value="47.827972348999999" table:style-name="ce365">
            <text:p><text:s/>47.8<text:s/></text:p>
          </table:table-cell>
          <table:table-cell office:value-type="float" office:value="51.079827555000001" table:style-name="ce365">
            <text:p><text:s/>51.1<text:s/></text:p>
          </table:table-cell>
          <table:table-cell office:value-type="float" office:value="52.026194058000002" table:style-name="ce365">
            <text:p><text:s/>52.0<text:s/></text:p>
          </table:table-cell>
          <table:table-cell office:value-type="float" office:value="41.696303745000002" table:style-name="ce365">
            <text:p><text:s/>41.7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8</text:span><text:span text:style-name="T9">年</text:span></text:p>
          </table:table-cell>
          <table:table-cell table:style-name="ce370"/>
          <table:table-cell office:value-type="float" office:value="8.9779569480999992" table:style-name="ce364">
            <text:p><text:s/>9.0<text:s/></text:p>
          </table:table-cell>
          <table:table-cell office:value-type="float" office:value="7.8627881976999996" table:style-name="ce364">
            <text:p><text:s/>7.9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1040562949999998" table:style-name="ce365">
            <text:p><text:s/>0.4<text:s/></text:p>
          </table:table-cell>
          <table:table-cell office:value-type="float" office:value="4.2138443941999997" table:style-name="ce365">
            <text:p><text:s/>4.2<text:s/></text:p>
          </table:table-cell>
          <table:table-cell office:value-type="float" office:value="7.2727121606000003" table:style-name="ce365">
            <text:p><text:s/>7.3<text:s/></text:p>
          </table:table-cell>
          <table:table-cell office:value-type="float" office:value="7.6167340663000003" table:style-name="ce365">
            <text:p><text:s/>7.6<text:s/></text:p>
          </table:table-cell>
          <table:table-cell office:value-type="float" office:value="8.2213584315000006" table:style-name="ce365">
            <text:p><text:s/>8.2<text:s/></text:p>
          </table:table-cell>
          <table:table-cell office:value-type="float" office:value="7.2183993806000002" table:style-name="ce365">
            <text:p><text:s/>7.2<text:s/></text:p>
          </table:table-cell>
          <table:table-cell office:value-type="float" office:value="8.4568405651000003" table:style-name="ce365">
            <text:p><text:s/>8.5<text:s/></text:p>
          </table:table-cell>
          <table:table-cell office:value-type="float" office:value="10.955926499" table:style-name="ce365">
            <text:p><text:s/>11.0<text:s/></text:p>
          </table:table-cell>
          <table:table-cell office:value-type="float" office:value="13.458983137000001" table:style-name="ce365">
            <text:p><text:s/>13.5<text:s/></text:p>
          </table:table-cell>
          <table:table-cell office:value-type="float" office:value="13.197886785" table:style-name="ce365">
            <text:p><text:s/>13.2<text:s/></text:p>
          </table:table-cell>
          <table:table-cell office:value-type="float" office:value="20.548220783000001" table:style-name="ce365">
            <text:p><text:s/>20.5<text:s/></text:p>
          </table:table-cell>
          <table:table-cell office:value-type="float" office:value="33.947466081999998" table:style-name="ce366">
            <text:p><text:s/>33.9<text:s/></text:p>
          </table:table-cell>
          <table:table-cell office:value-type="float" office:value="24.355089215" table:style-name="ce365">
            <text:p><text:s/>24.4<text:s/></text:p>
          </table:table-cell>
          <table:table-cell office:value-type="float" office:value="34.667409540000001" table:style-name="ce365">
            <text:p><text:s/>34.7<text:s/></text:p>
          </table:table-cell>
          <table:table-cell office:value-type="float" office:value="41.887740854999997" table:style-name="ce365">
            <text:p><text:s/>41.9<text:s/></text:p>
          </table:table-cell>
          <table:table-cell office:value-type="float" office:value="59.415815217000002" table:style-name="ce365">
            <text:p><text:s/>59.4<text:s/></text:p>
          </table:table-cell>
          <table:table-cell office:value-type="float" office:value="45.963275342999999" table:style-name="ce365">
            <text:p><text:s/>46.0<text:s/></text:p>
          </table:table-cell>
          <table:table-cell table:number-columns-repeated="16362" table:style-name="ce371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79</text:span><text:span text:style-name="T9">年</text:span></text:p>
          </table:table-cell>
          <table:table-cell table:style-name="ce370"/>
          <table:table-cell office:value-type="float" office:value="7.4099273688" table:style-name="ce364">
            <text:p><text:s/>7.4<text:s/></text:p>
          </table:table-cell>
          <table:table-cell office:value-type="float" office:value="6.7176785127" table:style-name="ce364">
            <text:p><text:s/>6.7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006293743" table:style-name="ce365">
            <text:p><text:s/>0.2<text:s/></text:p>
          </table:table-cell>
          <table:table-cell office:value-type="float" office:value="3.6061406473000002" table:style-name="ce365">
            <text:p><text:s/>3.6<text:s/></text:p>
          </table:table-cell>
          <table:table-cell office:value-type="float" office:value="7.0250269205000002" table:style-name="ce365">
            <text:p><text:s/>7.0<text:s/></text:p>
          </table:table-cell>
          <table:table-cell office:value-type="float" office:value="7.3533588114999997" table:style-name="ce365">
            <text:p><text:s/>7.4<text:s/></text:p>
          </table:table-cell>
          <table:table-cell office:value-type="float" office:value="7.0601829395999998" table:style-name="ce365">
            <text:p><text:s/>7.1<text:s/></text:p>
          </table:table-cell>
          <table:table-cell office:value-type="float" office:value="6.0268688772000001" table:style-name="ce365">
            <text:p><text:s/>6.0<text:s/></text:p>
          </table:table-cell>
          <table:table-cell office:value-type="float" office:value="6.8421714463000001" table:style-name="ce365">
            <text:p><text:s/>6.8<text:s/></text:p>
          </table:table-cell>
          <table:table-cell office:value-type="float" office:value="7.5603269619000004" table:style-name="ce365">
            <text:p><text:s/>7.6<text:s/></text:p>
          </table:table-cell>
          <table:table-cell office:value-type="float" office:value="11.704245654999999" table:style-name="ce365">
            <text:p><text:s/>11.7<text:s/></text:p>
          </table:table-cell>
          <table:table-cell office:value-type="float" office:value="12.925395661" table:style-name="ce365">
            <text:p><text:s/>12.9<text:s/></text:p>
          </table:table-cell>
          <table:table-cell office:value-type="float" office:value="14.921043971" table:style-name="ce365">
            <text:p><text:s/>14.9<text:s/></text:p>
          </table:table-cell>
          <table:table-cell office:value-type="float" office:value="27.219816677000001" table:style-name="ce366">
            <text:p><text:s/>27.2<text:s/></text:p>
          </table:table-cell>
          <table:table-cell office:value-type="float" office:value="21.724428458999999" table:style-name="ce365">
            <text:p><text:s/>21.7<text:s/></text:p>
          </table:table-cell>
          <table:table-cell office:value-type="float" office:value="26.439465507000001" table:style-name="ce365">
            <text:p><text:s/>26.4<text:s/></text:p>
          </table:table-cell>
          <table:table-cell office:value-type="float" office:value="37.217423267999997" table:style-name="ce365">
            <text:p><text:s/>37.2<text:s/></text:p>
          </table:table-cell>
          <table:table-cell office:value-type="float" office:value="40.831366457000001" table:style-name="ce365">
            <text:p><text:s/>40.8<text:s/></text:p>
          </table:table-cell>
          <table:table-cell office:value-type="float" office:value="19.275250578000001" table:style-name="ce365">
            <text:p><text:s/>19.3<text:s/></text:p>
          </table:table-cell>
          <table:table-cell table:number-columns-repeated="16362" table:style-name="ce371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80</text:span><text:span text:style-name="T9">年</text:span></text:p>
          </table:table-cell>
          <table:table-cell table:style-name="ce370"/>
          <table:table-cell office:value-type="float" office:value="7.6602885634" table:style-name="ce364">
            <text:p><text:s/>7.7<text:s/></text:p>
          </table:table-cell>
          <table:table-cell office:value-type="float" office:value="7.1620966786000002" table:style-name="ce364">
            <text:p><text:s/>7.2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9834765389999999" table:style-name="ce365">
            <text:p><text:s/>0.4<text:s/></text:p>
          </table:table-cell>
          <table:table-cell office:value-type="float" office:value="2.7578173089" table:style-name="ce365">
            <text:p><text:s/>2.8<text:s/></text:p>
          </table:table-cell>
          <table:table-cell office:value-type="float" office:value="8.9173489145999998" table:style-name="ce365">
            <text:p><text:s/>8.9<text:s/></text:p>
          </table:table-cell>
          <table:table-cell office:value-type="float" office:value="8.5912749249000004" table:style-name="ce365">
            <text:p><text:s/>8.6<text:s/></text:p>
          </table:table-cell>
          <table:table-cell office:value-type="float" office:value="7.2986673272999996" table:style-name="ce365">
            <text:p><text:s/>7.3<text:s/></text:p>
          </table:table-cell>
          <table:table-cell office:value-type="float" office:value="8.5909338579999996" table:style-name="ce365">
            <text:p><text:s/>8.6<text:s/></text:p>
          </table:table-cell>
          <table:table-cell office:value-type="float" office:value="7.0493190029999999" table:style-name="ce365">
            <text:p><text:s/>7.0<text:s/></text:p>
          </table:table-cell>
          <table:table-cell office:value-type="float" office:value="8.6527547068999997" table:style-name="ce365">
            <text:p><text:s/>8.7<text:s/></text:p>
          </table:table-cell>
          <table:table-cell office:value-type="float" office:value="9.6460593523" table:style-name="ce365">
            <text:p><text:s/>9.6<text:s/></text:p>
          </table:table-cell>
          <table:table-cell office:value-type="float" office:value="10.520543333000001" table:style-name="ce365">
            <text:p><text:s/>10.5<text:s/></text:p>
          </table:table-cell>
          <table:table-cell office:value-type="float" office:value="14.211960458" table:style-name="ce365">
            <text:p><text:s/>14.2<text:s/></text:p>
          </table:table-cell>
          <table:table-cell office:value-type="float" office:value="27.484887150999999" table:style-name="ce366">
            <text:p><text:s/>27.5<text:s/></text:p>
          </table:table-cell>
          <table:table-cell office:value-type="float" office:value="22.243548921999999" table:style-name="ce365">
            <text:p><text:s/>22.2<text:s/></text:p>
          </table:table-cell>
          <table:table-cell office:value-type="float" office:value="29.967202562000001" table:style-name="ce365">
            <text:p><text:s/>30.0<text:s/></text:p>
          </table:table-cell>
          <table:table-cell office:value-type="float" office:value="36.167162861999998" table:style-name="ce365">
            <text:p><text:s/>36.2<text:s/></text:p>
          </table:table-cell>
          <table:table-cell office:value-type="float" office:value="26.117453920999999" table:style-name="ce365">
            <text:p><text:s/>26.1<text:s/></text:p>
          </table:table-cell>
          <table:table-cell office:value-type="float" office:value="31.532064168000002" table:style-name="ce365">
            <text:p><text:s/>31.5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81</text:span><text:span text:style-name="T9">年</text:span></text:p>
          </table:table-cell>
          <table:table-cell table:style-name="ce370"/>
          <table:table-cell office:value-type="float" office:value="7.1357036214000003" table:style-name="ce364">
            <text:p><text:s/>7.1<text:s/></text:p>
          </table:table-cell>
          <table:table-cell office:value-type="float" office:value="6.6861399079000003" table:style-name="ce364">
            <text:p><text:s/>6.7<text:s/></text:p>
          </table:table-cell>
          <table:table-cell office:value-type="float" office:value="5.7268028700000001E-2" table:style-name="ce369">
            <text:p>0.1<text:s/></text:p>
          </table:table-cell>
          <table:table-cell office:value-type="float" office:value="0.64658377460000005" table:style-name="ce365">
            <text:p><text:s/>0.6<text:s/></text:p>
          </table:table-cell>
          <table:table-cell office:value-type="float" office:value="2.6533673397999999" table:style-name="ce365">
            <text:p><text:s/>2.7<text:s/></text:p>
          </table:table-cell>
          <table:table-cell office:value-type="float" office:value="6.0135971727999999" table:style-name="ce365">
            <text:p><text:s/>6.0<text:s/></text:p>
          </table:table-cell>
          <table:table-cell office:value-type="float" office:value="8.3727141977000006" table:style-name="ce365">
            <text:p><text:s/>8.4<text:s/></text:p>
          </table:table-cell>
          <table:table-cell office:value-type="float" office:value="7.8268963676999999" table:style-name="ce365">
            <text:p><text:s/>7.8<text:s/></text:p>
          </table:table-cell>
          <table:table-cell office:value-type="float" office:value="7.1023588492999998" table:style-name="ce365">
            <text:p><text:s/>7.1<text:s/></text:p>
          </table:table-cell>
          <table:table-cell office:value-type="float" office:value="7.2333958505" table:style-name="ce365">
            <text:p><text:s/>7.2<text:s/></text:p>
          </table:table-cell>
          <table:table-cell office:value-type="float" office:value="7.6288507192999999" table:style-name="ce365">
            <text:p><text:s/>7.6<text:s/></text:p>
          </table:table-cell>
          <table:table-cell office:value-type="float" office:value="8.4516275664999991" table:style-name="ce365">
            <text:p><text:s/>8.5<text:s/></text:p>
          </table:table-cell>
          <table:table-cell office:value-type="float" office:value="9.4386865543000003" table:style-name="ce365">
            <text:p><text:s/>9.4<text:s/></text:p>
          </table:table-cell>
          <table:table-cell office:value-type="float" office:value="15.073370649999999" table:style-name="ce365">
            <text:p><text:s/>15.1<text:s/></text:p>
          </table:table-cell>
          <table:table-cell office:value-type="float" office:value="25.362100302000002" table:style-name="ce366">
            <text:p><text:s/>25.4<text:s/></text:p>
          </table:table-cell>
          <table:table-cell office:value-type="float" office:value="17.892442335999998" table:style-name="ce365">
            <text:p><text:s/>17.9<text:s/></text:p>
          </table:table-cell>
          <table:table-cell office:value-type="float" office:value="25.584105810000001" table:style-name="ce365">
            <text:p><text:s/>25.6<text:s/></text:p>
          </table:table-cell>
          <table:table-cell office:value-type="float" office:value="32.799734194000003" table:style-name="ce365">
            <text:p><text:s/>32.8<text:s/></text:p>
          </table:table-cell>
          <table:table-cell office:value-type="float" office:value="35.660310074999998" table:style-name="ce365">
            <text:p><text:s/>35.7<text:s/></text:p>
          </table:table-cell>
          <table:table-cell office:value-type="float" office:value="48.804294777999999" table:style-name="ce365">
            <text:p><text:s/>48.8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82</text:span><text:span text:style-name="T9">年</text:span></text:p>
          </table:table-cell>
          <table:table-cell table:style-name="ce370"/>
          <table:table-cell office:value-type="float" office:value="6.5985908543000003" table:style-name="ce364">
            <text:p><text:s/>6.6<text:s/></text:p>
          </table:table-cell>
          <table:table-cell office:value-type="float" office:value="6.2403319223000002" table:style-name="ce364">
            <text:p><text:s/>6.2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19965360100000001" table:style-name="ce365">
            <text:p><text:s/>0.2<text:s/></text:p>
          </table:table-cell>
          <table:table-cell office:value-type="float" office:value="2.2877524375" table:style-name="ce365">
            <text:p><text:s/>2.3<text:s/></text:p>
          </table:table-cell>
          <table:table-cell office:value-type="float" office:value="5.7003814369999999" table:style-name="ce365">
            <text:p><text:s/>5.7<text:s/></text:p>
          </table:table-cell>
          <table:table-cell office:value-type="float" office:value="8.7522610008000008" table:style-name="ce365">
            <text:p><text:s/>8.8<text:s/></text:p>
          </table:table-cell>
          <table:table-cell office:value-type="float" office:value="6.3150658837" table:style-name="ce365">
            <text:p><text:s/>6.3<text:s/></text:p>
          </table:table-cell>
          <table:table-cell office:value-type="float" office:value="5.4361613453000004" table:style-name="ce365">
            <text:p><text:s/>5.4<text:s/></text:p>
          </table:table-cell>
          <table:table-cell office:value-type="float" office:value="6.0226616332000003" table:style-name="ce365">
            <text:p><text:s/>6.0<text:s/></text:p>
          </table:table-cell>
          <table:table-cell office:value-type="float" office:value="8.5032886745000003" table:style-name="ce365">
            <text:p><text:s/>8.5<text:s/></text:p>
          </table:table-cell>
          <table:table-cell office:value-type="float" office:value="10.290485711000001" table:style-name="ce365">
            <text:p><text:s/>10.3<text:s/></text:p>
          </table:table-cell>
          <table:table-cell office:value-type="float" office:value="8.8130277285999998" table:style-name="ce365">
            <text:p><text:s/>8.8<text:s/></text:p>
          </table:table-cell>
          <table:table-cell office:value-type="float" office:value="11.059620914" table:style-name="ce365">
            <text:p><text:s/>11.1<text:s/></text:p>
          </table:table-cell>
          <table:table-cell office:value-type="float" office:value="24.715307958" table:style-name="ce366">
            <text:p><text:s/>24.7<text:s/></text:p>
          </table:table-cell>
          <table:table-cell office:value-type="float" office:value="17.601000131999999" table:style-name="ce365">
            <text:p><text:s/>17.6<text:s/></text:p>
          </table:table-cell>
          <table:table-cell office:value-type="float" office:value="26.134340279" table:style-name="ce365">
            <text:p><text:s/>26.1<text:s/></text:p>
          </table:table-cell>
          <table:table-cell office:value-type="float" office:value="35.928143712999997" table:style-name="ce365">
            <text:p><text:s/>35.9<text:s/></text:p>
          </table:table-cell>
          <table:table-cell office:value-type="float" office:value="33.94485504" table:style-name="ce365">
            <text:p><text:s/>33.9<text:s/></text:p>
          </table:table-cell>
          <table:table-cell office:value-type="float" office:value="21.892893229999999" table:style-name="ce365">
            <text:p><text:s/>21.9<text:s/></text:p>
          </table:table-cell>
          <table:table-cell table:number-columns-repeated="16362" table:style-name="ce58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83</text:span><text:span text:style-name="T9">年</text:span></text:p>
          </table:table-cell>
          <table:table-cell table:style-name="ce372"/>
          <table:table-cell office:value-type="float" office:value="7.1396370831000002" table:style-name="ce364">
            <text:p><text:s/>7.1<text:s/></text:p>
          </table:table-cell>
          <table:table-cell office:value-type="float" office:value="6.8811325842000004" table:style-name="ce364">
            <text:p><text:s/>6.9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5331051510000002" table:style-name="ce365">
            <text:p><text:s/>0.3<text:s/></text:p>
          </table:table-cell>
          <table:table-cell office:value-type="float" office:value="2.7356165925" table:style-name="ce365">
            <text:p><text:s/>2.7<text:s/></text:p>
          </table:table-cell>
          <table:table-cell office:value-type="float" office:value="6.1667353082999998" table:style-name="ce365">
            <text:p><text:s/>6.2<text:s/></text:p>
          </table:table-cell>
          <table:table-cell office:value-type="float" office:value="8.0977961374999996" table:style-name="ce365">
            <text:p><text:s/>8.1<text:s/></text:p>
          </table:table-cell>
          <table:table-cell office:value-type="float" office:value="7.9383207840000001" table:style-name="ce365">
            <text:p><text:s/>7.9<text:s/></text:p>
          </table:table-cell>
          <table:table-cell office:value-type="float" office:value="7.1198339809000002" table:style-name="ce365">
            <text:p><text:s/>7.1<text:s/></text:p>
          </table:table-cell>
          <table:table-cell office:value-type="float" office:value="7.8535986218999998" table:style-name="ce365">
            <text:p><text:s/>7.9<text:s/></text:p>
          </table:table-cell>
          <table:table-cell office:value-type="float" office:value="8.1920974258000001" table:style-name="ce365">
            <text:p><text:s/>8.2<text:s/></text:p>
          </table:table-cell>
          <table:table-cell office:value-type="float" office:value="10.705130011" table:style-name="ce365">
            <text:p><text:s/>10.7<text:s/></text:p>
          </table:table-cell>
          <table:table-cell office:value-type="float" office:value="9.9536898200999993" table:style-name="ce365">
            <text:p><text:s/>10.0<text:s/></text:p>
          </table:table-cell>
          <table:table-cell office:value-type="float" office:value="14.170756237000001" table:style-name="ce365">
            <text:p><text:s/>14.2<text:s/></text:p>
          </table:table-cell>
          <table:table-cell office:value-type="float" office:value="23.975144456999999" table:style-name="ce366">
            <text:p><text:s/>24.0<text:s/></text:p>
          </table:table-cell>
          <table:table-cell office:value-type="float" office:value="17.451128978" table:style-name="ce365">
            <text:p><text:s/>17.5<text:s/></text:p>
          </table:table-cell>
          <table:table-cell office:value-type="float" office:value="21.946796344999999" table:style-name="ce365">
            <text:p><text:s/>21.9<text:s/></text:p>
          </table:table-cell>
          <table:table-cell office:value-type="float" office:value="34.185044441000002" table:style-name="ce365">
            <text:p><text:s/>34.2<text:s/></text:p>
          </table:table-cell>
          <table:table-cell office:value-type="float" office:value="36.885187760000001" table:style-name="ce365">
            <text:p><text:s/>36.9<text:s/></text:p>
          </table:table-cell>
          <table:table-cell office:value-type="float" office:value="33.792086507999997" table:style-name="ce365">
            <text:p><text:s/>33.8<text:s/></text:p>
          </table:table-cell>
          <table:table-cell table:number-columns-repeated="16362" table:style-name="ce367"/>
        </table:table-row>
        <table:table-row table:style-name="ro45" table:visibility="collapse">
          <table:table-cell office:value-type="string" table:style-name="ce362">
            <text:p><text:span text:style-name="T9">民國</text:span><text:span text:style-name="T1">84</text:span><text:span text:style-name="T9">年</text:span></text:p>
          </table:table-cell>
          <table:table-cell table:style-name="ce372"/>
          <table:table-cell office:value-type="float" office:value="7.7940897035000001" table:style-name="ce364">
            <text:p><text:s/>7.8<text:s/></text:p>
          </table:table-cell>
          <table:table-cell office:value-type="float" office:value="7.6077979835000002" table:style-name="ce364">
            <text:p><text:s/>7.6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62554507130000003" table:style-name="ce365">
            <text:p><text:s/>0.6<text:s/></text:p>
          </table:table-cell>
          <table:table-cell office:value-type="float" office:value="2.2127465264000001" table:style-name="ce365">
            <text:p><text:s/>2.2<text:s/></text:p>
          </table:table-cell>
          <table:table-cell office:value-type="float" office:value="5.8654433772000001" table:style-name="ce365">
            <text:p><text:s/>5.9<text:s/></text:p>
          </table:table-cell>
          <table:table-cell office:value-type="float" office:value="8.6396477144000006" table:style-name="ce365">
            <text:p><text:s/>8.6<text:s/></text:p>
          </table:table-cell>
          <table:table-cell office:value-type="float" office:value="8.4226087321000005" table:style-name="ce365">
            <text:p><text:s/>8.4<text:s/></text:p>
          </table:table-cell>
          <table:table-cell office:value-type="float" office:value="7.8527793422999999" table:style-name="ce365">
            <text:p><text:s/>7.9<text:s/></text:p>
          </table:table-cell>
          <table:table-cell office:value-type="float" office:value="9.4342223351999994" table:style-name="ce365">
            <text:p><text:s/>9.4<text:s/></text:p>
          </table:table-cell>
          <table:table-cell office:value-type="float" office:value="8.6737219224000004" table:style-name="ce365">
            <text:p><text:s/>8.7<text:s/></text:p>
          </table:table-cell>
          <table:table-cell office:value-type="float" office:value="11.777937382999999" table:style-name="ce365">
            <text:p><text:s/>11.8<text:s/></text:p>
          </table:table-cell>
          <table:table-cell office:value-type="float" office:value="14.255809242" table:style-name="ce365">
            <text:p><text:s/>14.3<text:s/></text:p>
          </table:table-cell>
          <table:table-cell office:value-type="float" office:value="15.863805059000001" table:style-name="ce365">
            <text:p><text:s/>15.9<text:s/></text:p>
          </table:table-cell>
          <table:table-cell office:value-type="float" office:value="25.552622432" table:style-name="ce366">
            <text:p><text:s/>25.6<text:s/></text:p>
          </table:table-cell>
          <table:table-cell office:value-type="float" office:value="19.072147646000001" table:style-name="ce365">
            <text:p><text:s/>19.1<text:s/></text:p>
          </table:table-cell>
          <table:table-cell office:value-type="float" office:value="28.645337916999999" table:style-name="ce365">
            <text:p><text:s/>28.6<text:s/></text:p>
          </table:table-cell>
          <table:table-cell office:value-type="float" office:value="25.049149468" table:style-name="ce365">
            <text:p><text:s/>25.0<text:s/></text:p>
          </table:table-cell>
          <table:table-cell office:value-type="float" office:value="39.489712595" table:style-name="ce365">
            <text:p><text:s/>39.5<text:s/></text:p>
          </table:table-cell>
          <table:table-cell office:value-type="float" office:value="37.977888428999997" table:style-name="ce365">
            <text:p><text:s/>38.0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85</text:span><text:span text:style-name="T9">年</text:span></text:p>
          </table:table-cell>
          <table:table-cell table:style-name="ce372"/>
          <table:table-cell office:value-type="float" office:value="8.7003683009999992" table:style-name="ce364">
            <text:p><text:s/>8.7<text:s/></text:p>
          </table:table-cell>
          <table:table-cell office:value-type="float" office:value="8.6141634570000001" table:style-name="ce364">
            <text:p><text:s/>8.6<text:s/></text:p>
          </table:table-cell>
          <table:table-cell office:value-type="float" office:value="6.2174825699999998E-2" table:style-name="ce369">
            <text:p>0.1<text:s/></text:p>
          </table:table-cell>
          <table:table-cell office:value-type="float" office:value="0.32783033690000002" table:style-name="ce365">
            <text:p><text:s/>0.3<text:s/></text:p>
          </table:table-cell>
          <table:table-cell office:value-type="float" office:value="2.5449457378" table:style-name="ce365">
            <text:p><text:s/>2.5<text:s/></text:p>
          </table:table-cell>
          <table:table-cell office:value-type="float" office:value="6.0481902039" table:style-name="ce365">
            <text:p><text:s/>6.0<text:s/></text:p>
          </table:table-cell>
          <table:table-cell office:value-type="float" office:value="9.1636679322999992" table:style-name="ce365">
            <text:p><text:s/>9.2<text:s/></text:p>
          </table:table-cell>
          <table:table-cell office:value-type="float" office:value="10.478708287" table:style-name="ce365">
            <text:p><text:s/>10.5<text:s/></text:p>
          </table:table-cell>
          <table:table-cell office:value-type="float" office:value="8.8874897339000007" table:style-name="ce365">
            <text:p><text:s/>8.9<text:s/></text:p>
          </table:table-cell>
          <table:table-cell office:value-type="float" office:value="10.490952887000001" table:style-name="ce365">
            <text:p><text:s/>10.5<text:s/></text:p>
          </table:table-cell>
          <table:table-cell office:value-type="float" office:value="10.18323139" table:style-name="ce365">
            <text:p><text:s/>10.2<text:s/></text:p>
          </table:table-cell>
          <table:table-cell office:value-type="float" office:value="10.504903880000001" table:style-name="ce365">
            <text:p><text:s/>10.5<text:s/></text:p>
          </table:table-cell>
          <table:table-cell office:value-type="float" office:value="16.844757252000001" table:style-name="ce365">
            <text:p><text:s/>16.8<text:s/></text:p>
          </table:table-cell>
          <table:table-cell office:value-type="float" office:value="15.303615303999999" table:style-name="ce365">
            <text:p><text:s/>15.3<text:s/></text:p>
          </table:table-cell>
          <table:table-cell office:value-type="float" office:value="30.33712126" table:style-name="ce366">
            <text:p><text:s/>30.3<text:s/></text:p>
          </table:table-cell>
          <table:table-cell office:value-type="float" office:value="20.372364887" table:style-name="ce365">
            <text:p><text:s/>20.4<text:s/></text:p>
          </table:table-cell>
          <table:table-cell office:value-type="float" office:value="33.102104378" table:style-name="ce365">
            <text:p><text:s/>33.1<text:s/></text:p>
          </table:table-cell>
          <table:table-cell office:value-type="float" office:value="34.730589852999998" table:style-name="ce365">
            <text:p><text:s/>34.7<text:s/></text:p>
          </table:table-cell>
          <table:table-cell office:value-type="float" office:value="47.286530464000002" table:style-name="ce365">
            <text:p><text:s/>47.3<text:s/></text:p>
          </table:table-cell>
          <table:table-cell office:value-type="float" office:value="49.428965374000001" table:style-name="ce365">
            <text:p><text:s/>49.4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86</text:span><text:span text:style-name="T9">年</text:span></text:p>
          </table:table-cell>
          <table:table-cell table:style-name="ce372"/>
          <table:table-cell office:value-type="float" office:value="9.9654105875999992" table:style-name="ce364">
            <text:p><text:s/>10.0<text:s/></text:p>
          </table:table-cell>
          <table:table-cell office:value-type="float" office:value="10.039694697" table:style-name="ce364">
            <text:p><text:s/>10.0<text:s/></text:p>
          </table:table-cell>
          <table:table-cell office:value-type="float" office:value="6.16828564E-2" table:style-name="ce369">
            <text:p>0.1<text:s/></text:p>
          </table:table-cell>
          <table:table-cell office:value-type="float" office:value="0.577306875" table:style-name="ce365">
            <text:p><text:s/>0.6<text:s/></text:p>
          </table:table-cell>
          <table:table-cell office:value-type="float" office:value="2.8415733143000002" table:style-name="ce365">
            <text:p><text:s/>2.8<text:s/></text:p>
          </table:table-cell>
          <table:table-cell office:value-type="float" office:value="5.8753319834999997" table:style-name="ce365">
            <text:p><text:s/>5.9<text:s/></text:p>
          </table:table-cell>
          <table:table-cell office:value-type="float" office:value="9.3670880593000003" table:style-name="ce365">
            <text:p><text:s/>9.4<text:s/></text:p>
          </table:table-cell>
          <table:table-cell office:value-type="float" office:value="11.9168667" table:style-name="ce365">
            <text:p><text:s/>11.9<text:s/></text:p>
          </table:table-cell>
          <table:table-cell office:value-type="float" office:value="12.390861555000001" table:style-name="ce365">
            <text:p><text:s/>12.4<text:s/></text:p>
          </table:table-cell>
          <table:table-cell office:value-type="float" office:value="12.103691393" table:style-name="ce365">
            <text:p><text:s/>12.1<text:s/></text:p>
          </table:table-cell>
          <table:table-cell office:value-type="float" office:value="11.994326683000001" table:style-name="ce365">
            <text:p><text:s/>12.0<text:s/></text:p>
          </table:table-cell>
          <table:table-cell office:value-type="float" office:value="13.487738093999999" table:style-name="ce365">
            <text:p><text:s/>13.5<text:s/></text:p>
          </table:table-cell>
          <table:table-cell office:value-type="float" office:value="18.711834155999998" table:style-name="ce365">
            <text:p><text:s/>18.7<text:s/></text:p>
          </table:table-cell>
          <table:table-cell office:value-type="float" office:value="18.769294554999998" table:style-name="ce365">
            <text:p><text:s/>18.8<text:s/></text:p>
          </table:table-cell>
          <table:table-cell office:value-type="float" office:value="34.033537553999999" table:style-name="ce366">
            <text:p><text:s/>34.0<text:s/></text:p>
          </table:table-cell>
          <table:table-cell office:value-type="float" office:value="26.331370629999999" table:style-name="ce365">
            <text:p><text:s/>26.3<text:s/></text:p>
          </table:table-cell>
          <table:table-cell office:value-type="float" office:value="31.058992176" table:style-name="ce365">
            <text:p><text:s/>31.1<text:s/></text:p>
          </table:table-cell>
          <table:table-cell office:value-type="float" office:value="47.392585035000003" table:style-name="ce365">
            <text:p><text:s/>47.4<text:s/></text:p>
          </table:table-cell>
          <table:table-cell office:value-type="float" office:value="48.622161601999998" table:style-name="ce365">
            <text:p><text:s/>48.6<text:s/></text:p>
          </table:table-cell>
          <table:table-cell office:value-type="float" office:value="37.580739870999999" table:style-name="ce365">
            <text:p><text:s/>37.6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87</text:span><text:span text:style-name="T9">年</text:span></text:p>
          </table:table-cell>
          <table:table-cell table:style-name="ce372"/>
          <table:table-cell office:value-type="float" office:value="9.7714430848999996" table:style-name="ce364">
            <text:p><text:s/>9.8<text:s/></text:p>
          </table:table-cell>
          <table:table-cell office:value-type="float" office:value="9.9699102886999995" table:style-name="ce364">
            <text:p><text:s/>10.0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392337343" table:style-name="ce365">
            <text:p><text:s/>0.2<text:s/></text:p>
          </table:table-cell>
          <table:table-cell office:value-type="float" office:value="2.7489471532" table:style-name="ce365">
            <text:p><text:s/>2.7<text:s/></text:p>
          </table:table-cell>
          <table:table-cell office:value-type="float" office:value="5.8104761285000004" table:style-name="ce365">
            <text:p><text:s/>5.8<text:s/></text:p>
          </table:table-cell>
          <table:table-cell office:value-type="float" office:value="9.4991232417999996" table:style-name="ce365">
            <text:p><text:s/>9.5<text:s/></text:p>
          </table:table-cell>
          <table:table-cell office:value-type="float" office:value="12.803582076" table:style-name="ce365">
            <text:p><text:s/>12.8<text:s/></text:p>
          </table:table-cell>
          <table:table-cell office:value-type="float" office:value="11.244170001000001" table:style-name="ce365">
            <text:p><text:s/>11.2<text:s/></text:p>
          </table:table-cell>
          <table:table-cell office:value-type="float" office:value="12.026615870000001" table:style-name="ce365">
            <text:p><text:s/>12.0<text:s/></text:p>
          </table:table-cell>
          <table:table-cell office:value-type="float" office:value="12.973389981" table:style-name="ce365">
            <text:p><text:s/>13.0<text:s/></text:p>
          </table:table-cell>
          <table:table-cell office:value-type="float" office:value="12.960632938" table:style-name="ce365">
            <text:p><text:s/>13.0<text:s/></text:p>
          </table:table-cell>
          <table:table-cell office:value-type="float" office:value="16.203046646000001" table:style-name="ce365">
            <text:p><text:s/>16.2<text:s/></text:p>
          </table:table-cell>
          <table:table-cell office:value-type="float" office:value="19.458367374000002" table:style-name="ce365">
            <text:p><text:s/>19.5<text:s/></text:p>
          </table:table-cell>
          <table:table-cell office:value-type="float" office:value="32.787916080999999" table:style-name="ce366">
            <text:p><text:s/>32.8<text:s/></text:p>
          </table:table-cell>
          <table:table-cell office:value-type="float" office:value="26.702946871999998" table:style-name="ce365">
            <text:p><text:s/>26.7<text:s/></text:p>
          </table:table-cell>
          <table:table-cell office:value-type="float" office:value="28.569266281000001" table:style-name="ce365">
            <text:p><text:s/>28.6<text:s/></text:p>
          </table:table-cell>
          <table:table-cell office:value-type="float" office:value="36.737579457000002" table:style-name="ce365">
            <text:p><text:s/>36.7<text:s/></text:p>
          </table:table-cell>
          <table:table-cell office:value-type="float" office:value="48.173962887999998" table:style-name="ce365">
            <text:p><text:s/>48.2<text:s/></text:p>
          </table:table-cell>
          <table:table-cell office:value-type="float" office:value="59.348438924" table:style-name="ce365">
            <text:p><text:s/>59.3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88</text:span><text:span text:style-name="T9">年</text:span></text:p>
          </table:table-cell>
          <table:table-cell table:style-name="ce372"/>
          <table:table-cell office:value-type="float" office:value="9.9952527453000002" table:style-name="ce364">
            <text:p><text:s/>10.0<text:s/></text:p>
          </table:table-cell>
          <table:table-cell office:value-type="float" office:value="10.363240908" table:style-name="ce364">
            <text:p><text:s/>10.4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0694280060000001" table:style-name="ce365">
            <text:p><text:s/>0.3<text:s/></text:p>
          </table:table-cell>
          <table:table-cell office:value-type="float" office:value="2.0358668847999999" table:style-name="ce365">
            <text:p><text:s/>2.0<text:s/></text:p>
          </table:table-cell>
          <table:table-cell office:value-type="float" office:value="6.6856213534000002" table:style-name="ce365">
            <text:p><text:s/>6.7<text:s/></text:p>
          </table:table-cell>
          <table:table-cell office:value-type="float" office:value="9.2897592017000008" table:style-name="ce365">
            <text:p><text:s/>9.3<text:s/></text:p>
          </table:table-cell>
          <table:table-cell office:value-type="float" office:value="12.123831763" table:style-name="ce365">
            <text:p><text:s/>12.1<text:s/></text:p>
          </table:table-cell>
          <table:table-cell office:value-type="float" office:value="11.656112835" table:style-name="ce365">
            <text:p><text:s/>11.7<text:s/></text:p>
          </table:table-cell>
          <table:table-cell office:value-type="float" office:value="13.140692269000001" table:style-name="ce365">
            <text:p><text:s/>13.1<text:s/></text:p>
          </table:table-cell>
          <table:table-cell office:value-type="float" office:value="13.27593942" table:style-name="ce365">
            <text:p><text:s/>13.3<text:s/></text:p>
          </table:table-cell>
          <table:table-cell office:value-type="float" office:value="15.296293482999999" table:style-name="ce365">
            <text:p><text:s/>15.3<text:s/></text:p>
          </table:table-cell>
          <table:table-cell office:value-type="float" office:value="18.088152730000001" table:style-name="ce365">
            <text:p><text:s/>18.1<text:s/></text:p>
          </table:table-cell>
          <table:table-cell office:value-type="float" office:value="21.242913390999998" table:style-name="ce365">
            <text:p><text:s/>21.2<text:s/></text:p>
          </table:table-cell>
          <table:table-cell office:value-type="float" office:value="32.048299888999999" table:style-name="ce366">
            <text:p><text:s/>32.0<text:s/></text:p>
          </table:table-cell>
          <table:table-cell office:value-type="float" office:value="24.189283396" table:style-name="ce365">
            <text:p><text:s/>24.2<text:s/></text:p>
          </table:table-cell>
          <table:table-cell office:value-type="float" office:value="34.265598060999999" table:style-name="ce365">
            <text:p><text:s/>34.3<text:s/></text:p>
          </table:table-cell>
          <table:table-cell office:value-type="float" office:value="36.629184739000003" table:style-name="ce365">
            <text:p><text:s/>36.6<text:s/></text:p>
          </table:table-cell>
          <table:table-cell office:value-type="float" office:value="38.478580256999997" table:style-name="ce365">
            <text:p><text:s/>38.5<text:s/></text:p>
          </table:table-cell>
          <table:table-cell office:value-type="float" office:value="44.982056071000002" table:style-name="ce365">
            <text:p><text:s/>45.0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89</text:span><text:span text:style-name="T9">年</text:span></text:p>
          </table:table-cell>
          <table:table-cell table:style-name="ce372"/>
          <table:table-cell office:value-type="float" office:value="10.626953205" table:style-name="ce364">
            <text:p><text:s/>10.6<text:s/></text:p>
          </table:table-cell>
          <table:table-cell office:value-type="float" office:value="11.138392383999999" table:style-name="ce364">
            <text:p><text:s/>11.1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9987659299999998" table:style-name="ce365">
            <text:p><text:s/>0.5<text:s/></text:p>
          </table:table-cell>
          <table:table-cell office:value-type="float" office:value="1.9918146899" table:style-name="ce365">
            <text:p><text:s/>2.0<text:s/></text:p>
          </table:table-cell>
          <table:table-cell office:value-type="float" office:value="5.9587773800999999" table:style-name="ce365">
            <text:p><text:s/>6.0<text:s/></text:p>
          </table:table-cell>
          <table:table-cell office:value-type="float" office:value="10.461725747999999" table:style-name="ce365">
            <text:p><text:s/>10.5<text:s/></text:p>
          </table:table-cell>
          <table:table-cell office:value-type="float" office:value="11.935744317999999" table:style-name="ce365">
            <text:p><text:s/>11.9<text:s/></text:p>
          </table:table-cell>
          <table:table-cell office:value-type="float" office:value="12.514309395" table:style-name="ce365">
            <text:p><text:s/>12.5<text:s/></text:p>
          </table:table-cell>
          <table:table-cell office:value-type="float" office:value="13.675939317999999" table:style-name="ce365">
            <text:p><text:s/>13.7<text:s/></text:p>
          </table:table-cell>
          <table:table-cell office:value-type="float" office:value="13.822173381000001" table:style-name="ce365">
            <text:p><text:s/>13.8<text:s/></text:p>
          </table:table-cell>
          <table:table-cell office:value-type="float" office:value="15.163719883000001" table:style-name="ce365">
            <text:p><text:s/>15.2<text:s/></text:p>
          </table:table-cell>
          <table:table-cell office:value-type="float" office:value="18.576756761999999" table:style-name="ce365">
            <text:p><text:s/>18.6<text:s/></text:p>
          </table:table-cell>
          <table:table-cell office:value-type="float" office:value="25.725661545000001" table:style-name="ce365">
            <text:p><text:s/>25.7<text:s/></text:p>
          </table:table-cell>
          <table:table-cell office:value-type="float" office:value="35.491876744000002" table:style-name="ce366">
            <text:p><text:s/>35.5<text:s/></text:p>
          </table:table-cell>
          <table:table-cell office:value-type="float" office:value="24.04587772" table:style-name="ce365">
            <text:p><text:s/>24.0<text:s/></text:p>
          </table:table-cell>
          <table:table-cell office:value-type="float" office:value="34.304719945999999" table:style-name="ce365">
            <text:p><text:s/>34.3<text:s/></text:p>
          </table:table-cell>
          <table:table-cell office:value-type="float" office:value="43.954483903000003" table:style-name="ce365">
            <text:p><text:s/>44.0<text:s/></text:p>
          </table:table-cell>
          <table:table-cell office:value-type="float" office:value="51.600153702999997" table:style-name="ce365">
            <text:p><text:s/>51.6<text:s/></text:p>
          </table:table-cell>
          <table:table-cell office:value-type="float" office:value="55.742378829000003" table:style-name="ce365">
            <text:p><text:s/>55.7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0</text:span><text:span text:style-name="T9">年</text:span></text:p>
          </table:table-cell>
          <table:table-cell table:style-name="ce372"/>
          <table:table-cell office:value-type="float" office:value="11.706402626999999" table:style-name="ce364">
            <text:p><text:s/>11.7<text:s/></text:p>
          </table:table-cell>
          <table:table-cell office:value-type="float" office:value="12.447898761999999" table:style-name="ce364">
            <text:p><text:s/>12.4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9768978619999998" table:style-name="ce365">
            <text:p><text:s/>0.5<text:s/></text:p>
          </table:table-cell>
          <table:table-cell office:value-type="float" office:value="2.8542337343000002" table:style-name="ce365">
            <text:p><text:s/>2.9<text:s/></text:p>
          </table:table-cell>
          <table:table-cell office:value-type="float" office:value="6.4093576621999997" table:style-name="ce365">
            <text:p><text:s/>6.4<text:s/></text:p>
          </table:table-cell>
          <table:table-cell office:value-type="float" office:value="11.14308048" table:style-name="ce365">
            <text:p><text:s/>11.1<text:s/></text:p>
          </table:table-cell>
          <table:table-cell office:value-type="float" office:value="12.740776587999999" table:style-name="ce365">
            <text:p><text:s/>12.7<text:s/></text:p>
          </table:table-cell>
          <table:table-cell office:value-type="float" office:value="14.83850165" table:style-name="ce365">
            <text:p><text:s/>14.8<text:s/></text:p>
          </table:table-cell>
          <table:table-cell office:value-type="float" office:value="14.866745307" table:style-name="ce365">
            <text:p><text:s/>14.9<text:s/></text:p>
          </table:table-cell>
          <table:table-cell office:value-type="float" office:value="15.346035036" table:style-name="ce365">
            <text:p><text:s/>15.3<text:s/></text:p>
          </table:table-cell>
          <table:table-cell office:value-type="float" office:value="17.812140720999999" table:style-name="ce365">
            <text:p><text:s/>17.8<text:s/></text:p>
          </table:table-cell>
          <table:table-cell office:value-type="float" office:value="22.240618782999999" table:style-name="ce365">
            <text:p><text:s/>22.2<text:s/></text:p>
          </table:table-cell>
          <table:table-cell office:value-type="float" office:value="27.350471249999998" table:style-name="ce365">
            <text:p><text:s/>27.4<text:s/></text:p>
          </table:table-cell>
          <table:table-cell office:value-type="float" office:value="37.641283193" table:style-name="ce366">
            <text:p><text:s/>37.6<text:s/></text:p>
          </table:table-cell>
          <table:table-cell office:value-type="float" office:value="27.375010266" table:style-name="ce365">
            <text:p><text:s/>27.4<text:s/></text:p>
          </table:table-cell>
          <table:table-cell office:value-type="float" office:value="36.798277294999998" table:style-name="ce365">
            <text:p><text:s/>36.8<text:s/></text:p>
          </table:table-cell>
          <table:table-cell office:value-type="float" office:value="45.313759163" table:style-name="ce365">
            <text:p><text:s/>45.3<text:s/></text:p>
          </table:table-cell>
          <table:table-cell office:value-type="float" office:value="50.432712674999998" table:style-name="ce365">
            <text:p><text:s/>50.4<text:s/></text:p>
          </table:table-cell>
          <table:table-cell office:value-type="float" office:value="52.529601722000002" table:style-name="ce365">
            <text:p><text:s/>52.5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1</text:span><text:span text:style-name="T9">年</text:span></text:p>
          </table:table-cell>
          <table:table-cell table:style-name="ce372"/>
          <table:table-cell office:value-type="float" office:value="12.542262713" table:style-name="ce364">
            <text:p><text:s/>12.5<text:s/></text:p>
          </table:table-cell>
          <table:table-cell office:value-type="float" office:value="13.591134858" table:style-name="ce364">
            <text:p><text:s/>13.6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466968829" table:style-name="ce365">
            <text:p><text:s/>0.2<text:s/></text:p>
          </table:table-cell>
          <table:table-cell office:value-type="float" office:value="3.1888938365000001" table:style-name="ce365">
            <text:p><text:s/>3.2<text:s/></text:p>
          </table:table-cell>
          <table:table-cell office:value-type="float" office:value="8.1556192216000003" table:style-name="ce365">
            <text:p><text:s/>8.2<text:s/></text:p>
          </table:table-cell>
          <table:table-cell office:value-type="float" office:value="12.591881384000001" table:style-name="ce365">
            <text:p><text:s/>12.6<text:s/></text:p>
          </table:table-cell>
          <table:table-cell office:value-type="float" office:value="16.257685942999998" table:style-name="ce365">
            <text:p><text:s/>16.3<text:s/></text:p>
          </table:table-cell>
          <table:table-cell office:value-type="float" office:value="15.645333752999999" table:style-name="ce365">
            <text:p><text:s/>15.6<text:s/></text:p>
          </table:table-cell>
          <table:table-cell office:value-type="float" office:value="18.053963777" table:style-name="ce365">
            <text:p><text:s/>18.1<text:s/></text:p>
          </table:table-cell>
          <table:table-cell office:value-type="float" office:value="18.965802472" table:style-name="ce365">
            <text:p><text:s/>19.0<text:s/></text:p>
          </table:table-cell>
          <table:table-cell office:value-type="float" office:value="19.278907651000001" table:style-name="ce365">
            <text:p><text:s/>19.3<text:s/></text:p>
          </table:table-cell>
          <table:table-cell office:value-type="float" office:value="24.404072275000001" table:style-name="ce365">
            <text:p><text:s/>24.4<text:s/></text:p>
          </table:table-cell>
          <table:table-cell office:value-type="float" office:value="26.188920324000001" table:style-name="ce365">
            <text:p><text:s/>26.2<text:s/></text:p>
          </table:table-cell>
          <table:table-cell office:value-type="float" office:value="33.860586278" table:style-name="ce366">
            <text:p><text:s/>33.9<text:s/></text:p>
          </table:table-cell>
          <table:table-cell office:value-type="float" office:value="27.089853562999998" table:style-name="ce365">
            <text:p><text:s/>27.1<text:s/></text:p>
          </table:table-cell>
          <table:table-cell office:value-type="float" office:value="31.560595499000001" table:style-name="ce365">
            <text:p><text:s/>31.6<text:s/></text:p>
          </table:table-cell>
          <table:table-cell office:value-type="float" office:value="38.639309382999997" table:style-name="ce365">
            <text:p><text:s/>38.6<text:s/></text:p>
          </table:table-cell>
          <table:table-cell office:value-type="float" office:value="47.661795599999998" table:style-name="ce365">
            <text:p><text:s/>47.7<text:s/></text:p>
          </table:table-cell>
          <table:table-cell office:value-type="float" office:value="41.116763546000001" table:style-name="ce365">
            <text:p><text:s/>41.1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2</text:span><text:span text:style-name="T9">年</text:span></text:p>
          </table:table-cell>
          <table:table-cell table:style-name="ce372"/>
          <table:table-cell office:value-type="float" office:value="12.836411902" table:style-name="ce364">
            <text:p><text:s/>12.8<text:s/></text:p>
          </table:table-cell>
          <table:table-cell office:value-type="float" office:value="14.160563145999999" table:style-name="ce364">
            <text:p><text:s/>14.2<text:s/></text:p>
          </table:table-cell>
          <table:table-cell office:value-type="float" office:value="6.2844861200000005E-2" table:style-name="ce369">
            <text:p>0.1<text:s/></text:p>
          </table:table-cell>
          <table:table-cell office:value-type="float" office:value="0.37067331570000001" table:style-name="ce365">
            <text:p><text:s/>0.4<text:s/></text:p>
          </table:table-cell>
          <table:table-cell office:value-type="float" office:value="3.2460116134999999" table:style-name="ce365">
            <text:p><text:s/>3.2<text:s/></text:p>
          </table:table-cell>
          <table:table-cell office:value-type="float" office:value="8.4879496228000004" table:style-name="ce365">
            <text:p><text:s/>8.5<text:s/></text:p>
          </table:table-cell>
          <table:table-cell office:value-type="float" office:value="11.975710066" table:style-name="ce365">
            <text:p><text:s/>12.0<text:s/></text:p>
          </table:table-cell>
          <table:table-cell office:value-type="float" office:value="16.901138155000002" table:style-name="ce365">
            <text:p><text:s/>16.9<text:s/></text:p>
          </table:table-cell>
          <table:table-cell office:value-type="float" office:value="18.131213225" table:style-name="ce365">
            <text:p><text:s/>18.1<text:s/></text:p>
          </table:table-cell>
          <table:table-cell office:value-type="float" office:value="17.665677319" table:style-name="ce365">
            <text:p><text:s/>17.7<text:s/></text:p>
          </table:table-cell>
          <table:table-cell office:value-type="float" office:value="19.126698146999999" table:style-name="ce365">
            <text:p><text:s/>19.1<text:s/></text:p>
          </table:table-cell>
          <table:table-cell office:value-type="float" office:value="19.927919085999999" table:style-name="ce365">
            <text:p><text:s/>19.9<text:s/></text:p>
          </table:table-cell>
          <table:table-cell office:value-type="float" office:value="20.379098628000001" table:style-name="ce365">
            <text:p><text:s/>20.4<text:s/></text:p>
          </table:table-cell>
          <table:table-cell office:value-type="float" office:value="29.799893714" table:style-name="ce365">
            <text:p><text:s/>29.8<text:s/></text:p>
          </table:table-cell>
          <table:table-cell office:value-type="float" office:value="35.202531086" table:style-name="ce366">
            <text:p><text:s/>35.2<text:s/></text:p>
          </table:table-cell>
          <table:table-cell office:value-type="float" office:value="27.109797660000002" table:style-name="ce373">
            <text:p><text:s/>27.1<text:s/></text:p>
          </table:table-cell>
          <table:table-cell office:value-type="float" office:value="31.766254438000001" table:style-name="ce365">
            <text:p><text:s/>31.8<text:s/></text:p>
          </table:table-cell>
          <table:table-cell office:value-type="float" office:value="41.250110077999999" table:style-name="ce365">
            <text:p><text:s/>41.3<text:s/></text:p>
          </table:table-cell>
          <table:table-cell office:value-type="float" office:value="46.587467971000002" table:style-name="ce365">
            <text:p><text:s/>46.6<text:s/></text:p>
          </table:table-cell>
          <table:table-cell office:value-type="float" office:value="51.876578852000002" table:style-name="ce365">
            <text:p><text:s/>51.9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3</text:span><text:span text:style-name="T9">年</text:span></text:p>
          </table:table-cell>
          <table:table-cell table:style-name="ce372"/>
          <table:table-cell office:value-type="float" office:value="13.602121871" table:style-name="ce364">
            <text:p><text:s/>13.6<text:s/></text:p>
          </table:table-cell>
          <table:table-cell office:value-type="float" office:value="15.313397420999999" table:style-name="ce364">
            <text:p><text:s/>15.3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4746349910000001" table:style-name="ce365">
            <text:p><text:s/>0.2<text:s/></text:p>
          </table:table-cell>
          <table:table-cell office:value-type="float" office:value="3.5199177945" table:style-name="ce365">
            <text:p><text:s/>3.5<text:s/></text:p>
          </table:table-cell>
          <table:table-cell office:value-type="float" office:value="8.4500117788000004" table:style-name="ce365">
            <text:p><text:s/>8.5<text:s/></text:p>
          </table:table-cell>
          <table:table-cell office:value-type="float" office:value="15.129408253999999" table:style-name="ce365">
            <text:p><text:s/>15.1<text:s/></text:p>
          </table:table-cell>
          <table:table-cell office:value-type="float" office:value="16.970852146999999" table:style-name="ce365">
            <text:p><text:s/>17.0<text:s/></text:p>
          </table:table-cell>
          <table:table-cell office:value-type="float" office:value="21.965381709999999" table:style-name="ce365">
            <text:p><text:s/>22.0<text:s/></text:p>
          </table:table-cell>
          <table:table-cell office:value-type="float" office:value="19.086252177999999" table:style-name="ce365">
            <text:p><text:s/>19.1<text:s/></text:p>
          </table:table-cell>
          <table:table-cell office:value-type="float" office:value="21.370428316000002" table:style-name="ce365">
            <text:p><text:s/>21.4<text:s/></text:p>
          </table:table-cell>
          <table:table-cell office:value-type="float" office:value="21.881398804" table:style-name="ce365">
            <text:p><text:s/>21.9<text:s/></text:p>
          </table:table-cell>
          <table:table-cell office:value-type="float" office:value="20.221039163" table:style-name="ce365">
            <text:p><text:s/>20.2<text:s/></text:p>
          </table:table-cell>
          <table:table-cell office:value-type="float" office:value="25.518003136000001" table:style-name="ce365">
            <text:p><text:s/>25.5<text:s/></text:p>
          </table:table-cell>
          <table:table-cell office:value-type="float" office:value="36.241698149999998" table:style-name="ce366">
            <text:p><text:s/>36.2<text:s/></text:p>
          </table:table-cell>
          <table:table-cell office:value-type="float" office:value="25.955391722000002" table:style-name="ce373">
            <text:p><text:s/>26.0<text:s/></text:p>
          </table:table-cell>
          <table:table-cell office:value-type="float" office:value="34.801149625999997" table:style-name="ce365">
            <text:p><text:s/>34.8<text:s/></text:p>
          </table:table-cell>
          <table:table-cell office:value-type="float" office:value="39.618430494000002" table:style-name="ce365">
            <text:p><text:s/>39.6<text:s/></text:p>
          </table:table-cell>
          <table:table-cell office:value-type="float" office:value="54.531353508999999" table:style-name="ce365">
            <text:p><text:s/>54.5<text:s/></text:p>
          </table:table-cell>
          <table:table-cell office:value-type="float" office:value="49.172842541999998" table:style-name="ce365">
            <text:p><text:s/>49.2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4</text:span><text:span text:style-name="T9">年</text:span></text:p>
          </table:table-cell>
          <table:table-cell table:style-name="ce372"/>
          <table:table-cell office:value-type="float" office:value="16.582354217999999" table:style-name="ce364">
            <text:p><text:s/>16.6<text:s/></text:p>
          </table:table-cell>
          <table:table-cell office:value-type="float" office:value="18.838744919" table:style-name="ce364">
            <text:p><text:s/>18.8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9476048639999998" table:style-name="ce365">
            <text:p><text:s/>0.5<text:s/></text:p>
          </table:table-cell>
          <table:table-cell office:value-type="float" office:value="3.7701230316999998" table:style-name="ce365">
            <text:p><text:s/>3.8<text:s/></text:p>
          </table:table-cell>
          <table:table-cell office:value-type="float" office:value="10.757780143" table:style-name="ce365">
            <text:p><text:s/>10.8<text:s/></text:p>
          </table:table-cell>
          <table:table-cell office:value-type="float" office:value="21.761653845000001" table:style-name="ce365">
            <text:p><text:s/>21.8<text:s/></text:p>
          </table:table-cell>
          <table:table-cell office:value-type="float" office:value="22.858829125" table:style-name="ce365">
            <text:p><text:s/>22.9<text:s/></text:p>
          </table:table-cell>
          <table:table-cell office:value-type="float" office:value="23.105976924" table:style-name="ce365">
            <text:p><text:s/>23.1<text:s/></text:p>
          </table:table-cell>
          <table:table-cell office:value-type="float" office:value="26.015865003999998" table:style-name="ce365">
            <text:p><text:s/>26.0<text:s/></text:p>
          </table:table-cell>
          <table:table-cell office:value-type="float" office:value="24.161770289" table:style-name="ce365">
            <text:p><text:s/>24.2<text:s/></text:p>
          </table:table-cell>
          <table:table-cell office:value-type="float" office:value="27.827340585000002" table:style-name="ce365">
            <text:p><text:s/>27.8<text:s/></text:p>
          </table:table-cell>
          <table:table-cell office:value-type="float" office:value="29.398399133000002" table:style-name="ce365">
            <text:p><text:s/>29.4<text:s/></text:p>
          </table:table-cell>
          <table:table-cell office:value-type="float" office:value="32.173414704999999" table:style-name="ce365">
            <text:p><text:s/>32.2<text:s/></text:p>
          </table:table-cell>
          <table:table-cell office:value-type="float" office:value="37.277241007999997" table:style-name="ce366">
            <text:p><text:s/>37.3<text:s/></text:p>
          </table:table-cell>
          <table:table-cell office:value-type="float" office:value="29.226988712000001" table:style-name="ce365">
            <text:p><text:s/>29.2<text:s/></text:p>
          </table:table-cell>
          <table:table-cell office:value-type="float" office:value="35.589370187" table:style-name="ce365">
            <text:p><text:s/>35.6<text:s/></text:p>
          </table:table-cell>
          <table:table-cell office:value-type="float" office:value="42.945512088000001" table:style-name="ce365">
            <text:p><text:s/>42.9<text:s/></text:p>
          </table:table-cell>
          <table:table-cell office:value-type="float" office:value="47.431187135000002" table:style-name="ce365">
            <text:p><text:s/>47.4<text:s/></text:p>
          </table:table-cell>
          <table:table-cell office:value-type="float" office:value="45.687134503000003" table:style-name="ce365">
            <text:p><text:s/>45.7<text:s/></text:p>
          </table:table-cell>
          <table:table-cell table:number-columns-repeated="16362" table:style-name="ce367"/>
        </table:table-row>
        <table:table-row table:style-name="ro45">
          <table:table-cell office:value-type="string" table:style-name="ce362">
            <text:p><text:span text:style-name="T9">民國</text:span><text:span text:style-name="T1">95</text:span><text:span text:style-name="T9">年</text:span></text:p>
          </table:table-cell>
          <table:table-cell table:style-name="ce372"/>
          <table:table-cell office:value-type="float" office:value="16.760608216000001" table:style-name="ce364">
            <text:p><text:s/>16.8<text:s/></text:p>
          </table:table-cell>
          <table:table-cell office:value-type="float" office:value="19.304702115000001" table:style-name="ce364">
            <text:p><text:s/>19.3<text:s/></text:p>
          </table:table-cell>
          <table:table-cell office:value-type="float" office:value="6.8024989699999996E-2" table:style-name="ce369">
            <text:p>0.1<text:s/></text:p>
          </table:table-cell>
          <table:table-cell office:value-type="float" office:value="0.49577230169999997" table:style-name="ce365">
            <text:p><text:s/>0.5<text:s/></text:p>
          </table:table-cell>
          <table:table-cell office:value-type="float" office:value="2.8759688419999998" table:style-name="ce365">
            <text:p><text:s/>2.9<text:s/></text:p>
          </table:table-cell>
          <table:table-cell office:value-type="float" office:value="10.537907777999999" table:style-name="ce365">
            <text:p><text:s/>10.5<text:s/></text:p>
          </table:table-cell>
          <table:table-cell office:value-type="float" office:value="19.293739181999999" table:style-name="ce365">
            <text:p><text:s/>19.3<text:s/></text:p>
          </table:table-cell>
          <table:table-cell office:value-type="float" office:value="25.708134717" table:style-name="ce365">
            <text:p><text:s/>25.7<text:s/></text:p>
          </table:table-cell>
          <table:table-cell office:value-type="float" office:value="26.071862655" table:style-name="ce365">
            <text:p><text:s/>26.1<text:s/></text:p>
          </table:table-cell>
          <table:table-cell office:value-type="float" office:value="27.513858159000002" table:style-name="ce365">
            <text:p><text:s/>27.5<text:s/></text:p>
          </table:table-cell>
          <table:table-cell office:value-type="float" office:value="23.563737989" table:style-name="ce365">
            <text:p><text:s/>23.6<text:s/></text:p>
          </table:table-cell>
          <table:table-cell office:value-type="float" office:value="26.114184733999998" table:style-name="ce365">
            <text:p><text:s/>26.1<text:s/></text:p>
          </table:table-cell>
          <table:table-cell office:value-type="float" office:value="27.721097685" table:style-name="ce365">
            <text:p><text:s/>27.7<text:s/></text:p>
          </table:table-cell>
          <table:table-cell office:value-type="float" office:value="31.036382399000001" table:style-name="ce365">
            <text:p><text:s/>31.0<text:s/></text:p>
          </table:table-cell>
          <table:table-cell office:value-type="float" office:value="39.255443251000003" table:style-name="ce366">
            <text:p><text:s/>39.3<text:s/></text:p>
          </table:table-cell>
          <table:table-cell office:value-type="float" office:value="33.460566102999998" table:style-name="ce365">
            <text:p><text:s/>33.5<text:s/></text:p>
          </table:table-cell>
          <table:table-cell office:value-type="float" office:value="39.214616481" table:style-name="ce365">
            <text:p><text:s/>39.2<text:s/></text:p>
          </table:table-cell>
          <table:table-cell office:value-type="float" office:value="39.091915380000003" table:style-name="ce365">
            <text:p><text:s/>39.1<text:s/></text:p>
          </table:table-cell>
          <table:table-cell office:value-type="float" office:value="48.437028353000002" table:style-name="ce365">
            <text:p><text:s/>48.4<text:s/></text:p>
          </table:table-cell>
          <table:table-cell office:value-type="float" office:value="49.336337104000002" table:style-name="ce365">
            <text:p><text:s/>49.3<text:s/></text:p>
          </table:table-cell>
          <table:table-cell table:number-columns-repeated="16362" table:style-name="ce374"/>
        </table:table-row>
        <table:table-row table:style-name="ro45">
          <table:table-cell office:value-type="string" table:style-name="ce362">
            <text:p><text:span text:style-name="T9">民國</text:span><text:span text:style-name="T1">96</text:span><text:span text:style-name="T9">年</text:span></text:p>
          </table:table-cell>
          <table:table-cell table:style-name="ce372"/>
          <table:table-cell office:value-type="float" office:value="14.715429822000001" table:style-name="ce364">
            <text:p><text:s/>14.7<text:s/></text:p>
          </table:table-cell>
          <table:table-cell office:value-type="float" office:value="17.161599697" table:style-name="ce364">
            <text:p><text:s/>17.2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0923295379999999" table:style-name="ce365">
            <text:p><text:s/>0.3<text:s/></text:p>
          </table:table-cell>
          <table:table-cell office:value-type="float" office:value="3.2827622771999998" table:style-name="ce365">
            <text:p><text:s/>3.3<text:s/></text:p>
          </table:table-cell>
          <table:table-cell office:value-type="float" office:value="10.768065759000001" table:style-name="ce365">
            <text:p><text:s/>10.8<text:s/></text:p>
          </table:table-cell>
          <table:table-cell office:value-type="float" office:value="16.833440576000001" table:style-name="ce365">
            <text:p><text:s/>16.8<text:s/></text:p>
          </table:table-cell>
          <table:table-cell office:value-type="float" office:value="19.498999934" table:style-name="ce365">
            <text:p><text:s/>19.5<text:s/></text:p>
          </table:table-cell>
          <table:table-cell office:value-type="float" office:value="20.564651205000001" table:style-name="ce365">
            <text:p><text:s/>20.6<text:s/></text:p>
          </table:table-cell>
          <table:table-cell office:value-type="float" office:value="23.113757863" table:style-name="ce365">
            <text:p><text:s/>23.1<text:s/></text:p>
          </table:table-cell>
          <table:table-cell office:value-type="float" office:value="21.879261054000001" table:style-name="ce365">
            <text:p><text:s/>21.9<text:s/></text:p>
          </table:table-cell>
          <table:table-cell office:value-type="float" office:value="21.977810239" table:style-name="ce365">
            <text:p><text:s/>22.0<text:s/></text:p>
          </table:table-cell>
          <table:table-cell office:value-type="float" office:value="25.058640360999998" table:style-name="ce365">
            <text:p><text:s/>25.1<text:s/></text:p>
          </table:table-cell>
          <table:table-cell office:value-type="float" office:value="30.741210458000001" table:style-name="ce365">
            <text:p><text:s/>30.7<text:s/></text:p>
          </table:table-cell>
          <table:table-cell office:value-type="float" office:value="36.327336514999999" table:style-name="ce366">
            <text:p><text:s/>36.3<text:s/></text:p>
          </table:table-cell>
          <table:table-cell office:value-type="float" office:value="29.473990213" table:style-name="ce365">
            <text:p><text:s/>29.5<text:s/></text:p>
          </table:table-cell>
          <table:table-cell office:value-type="float" office:value="34.130903844000002" table:style-name="ce365">
            <text:p><text:s/>34.1<text:s/></text:p>
          </table:table-cell>
          <table:table-cell office:value-type="float" office:value="40.321600220000001" table:style-name="ce365">
            <text:p><text:s/>40.3<text:s/></text:p>
          </table:table-cell>
          <table:table-cell office:value-type="float" office:value="47.578612092" table:style-name="ce365">
            <text:p><text:s/>47.6<text:s/></text:p>
          </table:table-cell>
          <table:table-cell office:value-type="float" office:value="41.846688948999997" table:style-name="ce365">
            <text:p><text:s/>41.8<text:s/></text:p>
          </table:table-cell>
          <table:table-cell table:number-columns-repeated="16362" table:style-name="ce141"/>
        </table:table-row>
        <table:table-row table:style-name="ro45">
          <table:table-cell office:value-type="string" table:style-name="ce362">
            <text:p><text:span text:style-name="T9">民國</text:span><text:span text:style-name="T1">97</text:span><text:span text:style-name="T9">年</text:span></text:p>
          </table:table-cell>
          <table:table-cell table:style-name="ce372"/>
          <table:table-cell office:value-type="float" office:value="15.191274349" table:style-name="ce364">
            <text:p><text:s/>15.2<text:s/></text:p>
          </table:table-cell>
          <table:table-cell office:value-type="float" office:value="17.949624171" table:style-name="ce364">
            <text:p><text:s/>17.9<text:s/></text:p>
          </table:table-cell>
          <table:table-cell office:value-type="float" office:value="7.4636445900000001E-2" table:style-name="ce369">
            <text:p>0.1<text:s/></text:p>
          </table:table-cell>
          <table:table-cell office:value-type="float" office:value="0.50355509899999995" table:style-name="ce365">
            <text:p><text:s/>0.5<text:s/></text:p>
          </table:table-cell>
          <table:table-cell office:value-type="float" office:value="2.7895974052999999" table:style-name="ce365">
            <text:p><text:s/>2.8<text:s/></text:p>
          </table:table-cell>
          <table:table-cell office:value-type="float" office:value="9.4035270460000007" table:style-name="ce365">
            <text:p><text:s/>9.4<text:s/></text:p>
          </table:table-cell>
          <table:table-cell office:value-type="float" office:value="17.648888818" table:style-name="ce365">
            <text:p><text:s/>17.6<text:s/></text:p>
          </table:table-cell>
          <table:table-cell office:value-type="float" office:value="20.721904639000002" table:style-name="ce365">
            <text:p><text:s/>20.7<text:s/></text:p>
          </table:table-cell>
          <table:table-cell office:value-type="float" office:value="22.513019938999999" table:style-name="ce365">
            <text:p><text:s/>22.5<text:s/></text:p>
          </table:table-cell>
          <table:table-cell office:value-type="float" office:value="25.691770793" table:style-name="ce365">
            <text:p><text:s/>25.7<text:s/></text:p>
          </table:table-cell>
          <table:table-cell office:value-type="float" office:value="23.422972678000001" table:style-name="ce365">
            <text:p><text:s/>23.4<text:s/></text:p>
          </table:table-cell>
          <table:table-cell office:value-type="float" office:value="22.118126129" table:style-name="ce365">
            <text:p><text:s/>22.1<text:s/></text:p>
          </table:table-cell>
          <table:table-cell office:value-type="float" office:value="24.060618219999999" table:style-name="ce365">
            <text:p><text:s/>24.1<text:s/></text:p>
          </table:table-cell>
          <table:table-cell office:value-type="float" office:value="31.921987100999999" table:style-name="ce365">
            <text:p><text:s/>31.9<text:s/></text:p>
          </table:table-cell>
          <table:table-cell office:value-type="float" office:value="36.583443547000002" table:style-name="ce366">
            <text:p><text:s/>36.6<text:s/></text:p>
          </table:table-cell>
          <table:table-cell office:value-type="float" office:value="32.288286761999998" table:style-name="ce365">
            <text:p><text:s/>32.3<text:s/></text:p>
          </table:table-cell>
          <table:table-cell office:value-type="float" office:value="35.473101775000003" table:style-name="ce365">
            <text:p><text:s/>35.5<text:s/></text:p>
          </table:table-cell>
          <table:table-cell office:value-type="float" office:value="38.971790884999997" table:style-name="ce365">
            <text:p><text:s/>39.0<text:s/></text:p>
          </table:table-cell>
          <table:table-cell office:value-type="float" office:value="43.921949761" table:style-name="ce365">
            <text:p><text:s/>43.9<text:s/></text:p>
          </table:table-cell>
          <table:table-cell office:value-type="float" office:value="38.493096567000002" table:style-name="ce365">
            <text:p><text:s/>38.5<text:s/></text:p>
          </table:table-cell>
          <table:table-cell table:number-columns-repeated="16362" table:style-name="ce141"/>
        </table:table-row>
        <table:table-row table:style-name="ro45">
          <table:table-cell office:value-type="string" table:style-name="ce362">
            <text:p><text:span text:style-name="T9">民國</text:span><text:span text:style-name="T1">98</text:span><text:span text:style-name="T9">年</text:span></text:p>
          </table:table-cell>
          <table:table-cell table:style-name="ce370"/>
          <table:table-cell office:value-type="float" office:value="14.675973925999999" table:style-name="ce364">
            <text:p><text:s/>14.7<text:s/></text:p>
          </table:table-cell>
          <table:table-cell office:value-type="float" office:value="17.605205456" table:style-name="ce364">
            <text:p><text:s/>17.6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8972958610000002" table:style-name="ce365">
            <text:p><text:s/>0.4<text:s/></text:p>
          </table:table-cell>
          <table:table-cell office:value-type="float" office:value="3.6597329201000002" table:style-name="ce365">
            <text:p><text:s/>3.7<text:s/></text:p>
          </table:table-cell>
          <table:table-cell office:value-type="float" office:value="8.9102542484999994" table:style-name="ce365">
            <text:p><text:s/>8.9<text:s/></text:p>
          </table:table-cell>
          <table:table-cell office:value-type="float" office:value="15.815854785999999" table:style-name="ce365">
            <text:p><text:s/>15.8<text:s/></text:p>
          </table:table-cell>
          <table:table-cell office:value-type="float" office:value="19.852445543999998" table:style-name="ce365">
            <text:p><text:s/>19.9<text:s/></text:p>
          </table:table-cell>
          <table:table-cell office:value-type="float" office:value="22.653483552000001" table:style-name="ce365">
            <text:p><text:s/>22.7<text:s/></text:p>
          </table:table-cell>
          <table:table-cell office:value-type="float" office:value="23.007348739000001" table:style-name="ce365">
            <text:p><text:s/>23.0<text:s/></text:p>
          </table:table-cell>
          <table:table-cell office:value-type="float" office:value="23.09723383" table:style-name="ce365">
            <text:p><text:s/>23.1<text:s/></text:p>
          </table:table-cell>
          <table:table-cell office:value-type="float" office:value="23.735268795" table:style-name="ce365">
            <text:p><text:s/>23.7<text:s/></text:p>
          </table:table-cell>
          <table:table-cell office:value-type="float" office:value="26.643215158" table:style-name="ce365">
            <text:p><text:s/>26.6<text:s/></text:p>
          </table:table-cell>
          <table:table-cell office:value-type="float" office:value="28.656481007" table:style-name="ce365">
            <text:p><text:s/>28.7<text:s/></text:p>
          </table:table-cell>
          <table:table-cell office:value-type="float" office:value="33.869232662000002" table:style-name="ce366">
            <text:p><text:s/>33.9<text:s/></text:p>
          </table:table-cell>
          <table:table-cell office:value-type="float" office:value="31.049512837000002" table:style-name="ce365">
            <text:p><text:s/>31.0<text:s/></text:p>
          </table:table-cell>
          <table:table-cell office:value-type="float" office:value="32.173081478" table:style-name="ce365">
            <text:p><text:s/>32.2<text:s/></text:p>
          </table:table-cell>
          <table:table-cell office:value-type="float" office:value="31.889364090000001" table:style-name="ce365">
            <text:p><text:s/>31.9<text:s/></text:p>
          </table:table-cell>
          <table:table-cell office:value-type="float" office:value="40.852074344999998" table:style-name="ce365">
            <text:p><text:s/>40.9<text:s/></text:p>
          </table:table-cell>
          <table:table-cell office:value-type="float" office:value="42.374377625999998" table:style-name="ce365">
            <text:p><text:s/>42.4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99</text:span><text:span text:style-name="T9">年</text:span></text:p>
          </table:table-cell>
          <table:table-cell table:style-name="ce370"/>
          <table:table-cell office:value-type="float" office:value="13.756361635999999" table:style-name="ce364">
            <text:p><text:s/>13.8<text:s/></text:p>
          </table:table-cell>
          <table:table-cell office:value-type="float" office:value="16.805707718000001" table:style-name="ce364">
            <text:p><text:s/>16.8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9710838910000001" table:style-name="ce365">
            <text:p><text:s/>0.4<text:s/></text:p>
          </table:table-cell>
          <table:table-cell office:value-type="float" office:value="2.9753778187000002" table:style-name="ce365">
            <text:p><text:s/>3.0<text:s/></text:p>
          </table:table-cell>
          <table:table-cell office:value-type="float" office:value="8.0587711067000001" table:style-name="ce365">
            <text:p><text:s/>8.1<text:s/></text:p>
          </table:table-cell>
          <table:table-cell office:value-type="float" office:value="14.332098167" table:style-name="ce365">
            <text:p><text:s/>14.3<text:s/></text:p>
          </table:table-cell>
          <table:table-cell office:value-type="float" office:value="19.096510674000001" table:style-name="ce365">
            <text:p><text:s/>19.1<text:s/></text:p>
          </table:table-cell>
          <table:table-cell office:value-type="float" office:value="18.350164511999999" table:style-name="ce365">
            <text:p><text:s/>18.4<text:s/></text:p>
          </table:table-cell>
          <table:table-cell office:value-type="float" office:value="22.784782981999999" table:style-name="ce365">
            <text:p><text:s/>22.8<text:s/></text:p>
          </table:table-cell>
          <table:table-cell office:value-type="float" office:value="21.887793303999999" table:style-name="ce365">
            <text:p><text:s/>21.9<text:s/></text:p>
          </table:table-cell>
          <table:table-cell office:value-type="float" office:value="22.736772090999999" table:style-name="ce365">
            <text:p><text:s/>22.7<text:s/></text:p>
          </table:table-cell>
          <table:table-cell office:value-type="float" office:value="22.472854258000002" table:style-name="ce365">
            <text:p><text:s/>22.5<text:s/></text:p>
          </table:table-cell>
          <table:table-cell office:value-type="float" office:value="25.180039865000001" table:style-name="ce365">
            <text:p><text:s/>25.2<text:s/></text:p>
          </table:table-cell>
          <table:table-cell office:value-type="float" office:value="35.830255981999997" table:style-name="ce366">
            <text:p><text:s/>35.8<text:s/></text:p>
          </table:table-cell>
          <table:table-cell office:value-type="float" office:value="31.847027665999999" table:style-name="ce365">
            <text:p><text:s/>31.8<text:s/></text:p>
          </table:table-cell>
          <table:table-cell office:value-type="float" office:value="35.568675747999997" table:style-name="ce365">
            <text:p><text:s/>35.6<text:s/></text:p>
          </table:table-cell>
          <table:table-cell office:value-type="float" office:value="35.842329993" table:style-name="ce365">
            <text:p><text:s/>35.8<text:s/></text:p>
          </table:table-cell>
          <table:table-cell office:value-type="float" office:value="41.204575108999997" table:style-name="ce365">
            <text:p><text:s/>41.2<text:s/></text:p>
          </table:table-cell>
          <table:table-cell office:value-type="float" office:value="41.173666189999999" table:style-name="ce365">
            <text:p><text:s/>41.2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100</text:span><text:span text:style-name="T9">年</text:span></text:p>
          </table:table-cell>
          <table:table-cell table:style-name="ce370"/>
          <table:table-cell office:value-type="float" office:value="12.250855360999999" table:style-name="ce364">
            <text:p><text:s/>12.3<text:s/></text:p>
          </table:table-cell>
          <table:table-cell office:value-type="float" office:value="15.120603955" table:style-name="ce364">
            <text:p><text:s/>15.1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722636819" table:style-name="ce365">
            <text:p><text:s/>0.3<text:s/></text:p>
          </table:table-cell>
          <table:table-cell office:value-type="float" office:value="2.6083781104999999" table:style-name="ce365">
            <text:p><text:s/>2.6<text:s/></text:p>
          </table:table-cell>
          <table:table-cell office:value-type="float" office:value="8.2739427217999992" table:style-name="ce365">
            <text:p><text:s/>8.3<text:s/></text:p>
          </table:table-cell>
          <table:table-cell office:value-type="float" office:value="13.040384817" table:style-name="ce365">
            <text:p><text:s/>13.0<text:s/></text:p>
          </table:table-cell>
          <table:table-cell office:value-type="float" office:value="16.484970051000001" table:style-name="ce365">
            <text:p><text:s/>16.5<text:s/></text:p>
          </table:table-cell>
          <table:table-cell office:value-type="float" office:value="18.480343734000002" table:style-name="ce365">
            <text:p><text:s/>18.5<text:s/></text:p>
          </table:table-cell>
          <table:table-cell office:value-type="float" office:value="19.543776981000001" table:style-name="ce365">
            <text:p><text:s/>19.5<text:s/></text:p>
          </table:table-cell>
          <table:table-cell office:value-type="float" office:value="19.681908862" table:style-name="ce365">
            <text:p><text:s/>19.7<text:s/></text:p>
          </table:table-cell>
          <table:table-cell office:value-type="float" office:value="17.870615625999999" table:style-name="ce365">
            <text:p><text:s/>17.9<text:s/></text:p>
          </table:table-cell>
          <table:table-cell office:value-type="float" office:value="18.801223903" table:style-name="ce365">
            <text:p><text:s/>18.8<text:s/></text:p>
          </table:table-cell>
          <table:table-cell office:value-type="float" office:value="23.336036196999999" table:style-name="ce365">
            <text:p><text:s/>23.3<text:s/></text:p>
          </table:table-cell>
          <table:table-cell office:value-type="float" office:value="32.176122606" table:style-name="ce366">
            <text:p><text:s/>32.2<text:s/></text:p>
          </table:table-cell>
          <table:table-cell office:value-type="float" office:value="26.413245490000001" table:style-name="ce365">
            <text:p><text:s/>26.4<text:s/></text:p>
          </table:table-cell>
          <table:table-cell office:value-type="float" office:value="29.419882381000001" table:style-name="ce365">
            <text:p><text:s/>29.4<text:s/></text:p>
          </table:table-cell>
          <table:table-cell office:value-type="float" office:value="31.921685464999999" table:style-name="ce365">
            <text:p><text:s/>31.9<text:s/></text:p>
          </table:table-cell>
          <table:table-cell office:value-type="float" office:value="39.319474800000002" table:style-name="ce365">
            <text:p><text:s/>39.3<text:s/></text:p>
          </table:table-cell>
          <table:table-cell office:value-type="float" office:value="46.198390224999997" table:style-name="ce365">
            <text:p><text:s/>46.2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101</text:span><text:span text:style-name="T9">年</text:span></text:p>
          </table:table-cell>
          <table:table-cell table:style-name="ce370"/>
          <table:table-cell office:value-type="float" office:value="13.080183892999999" table:style-name="ce364">
            <text:p><text:s/>13.1<text:s/></text:p>
          </table:table-cell>
          <table:table-cell office:value-type="float" office:value="16.183672564999998" table:style-name="ce364">
            <text:p><text:s/>16.2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57221864190000005" table:style-name="ce365">
            <text:p><text:s/>0.6<text:s/></text:p>
          </table:table-cell>
          <table:table-cell office:value-type="float" office:value="3.0981218566000002" table:style-name="ce365">
            <text:p><text:s/>3.1<text:s/></text:p>
          </table:table-cell>
          <table:table-cell office:value-type="float" office:value="9.0073832588999991" table:style-name="ce365">
            <text:p><text:s/>9.0<text:s/></text:p>
          </table:table-cell>
          <table:table-cell office:value-type="float" office:value="15.977974622" table:style-name="ce365">
            <text:p><text:s/>16.0<text:s/></text:p>
          </table:table-cell>
          <table:table-cell office:value-type="float" office:value="17.577314334" table:style-name="ce365">
            <text:p><text:s/>17.6<text:s/></text:p>
          </table:table-cell>
          <table:table-cell office:value-type="float" office:value="20.113047156" table:style-name="ce365">
            <text:p><text:s/>20.1<text:s/></text:p>
          </table:table-cell>
          <table:table-cell office:value-type="float" office:value="19.840913920999999" table:style-name="ce365">
            <text:p><text:s/>19.8<text:s/></text:p>
          </table:table-cell>
          <table:table-cell office:value-type="float" office:value="22.059459500999999" table:style-name="ce365">
            <text:p><text:s/>22.1<text:s/></text:p>
          </table:table-cell>
          <table:table-cell office:value-type="float" office:value="17.751797988" table:style-name="ce365">
            <text:p><text:s/>17.8<text:s/></text:p>
          </table:table-cell>
          <table:table-cell office:value-type="float" office:value="19.663737756" table:style-name="ce365">
            <text:p><text:s/>19.7<text:s/></text:p>
          </table:table-cell>
          <table:table-cell office:value-type="float" office:value="24.068553093999999" table:style-name="ce365">
            <text:p><text:s/>24.1<text:s/></text:p>
          </table:table-cell>
          <table:table-cell office:value-type="float" office:value="32.563756226999999" table:style-name="ce366">
            <text:p><text:s/>32.6<text:s/></text:p>
          </table:table-cell>
          <table:table-cell office:value-type="float" office:value="27.717052373000001" table:style-name="ce365">
            <text:p><text:s/>27.7<text:s/></text:p>
          </table:table-cell>
          <table:table-cell office:value-type="float" office:value="31.044285412000001" table:style-name="ce365">
            <text:p><text:s/>31.0<text:s/></text:p>
          </table:table-cell>
          <table:table-cell office:value-type="float" office:value="32.515070438000002" table:style-name="ce365">
            <text:p><text:s/>32.5<text:s/></text:p>
          </table:table-cell>
          <table:table-cell office:value-type="float" office:value="37.233151333999999" table:style-name="ce365">
            <text:p><text:s/>37.2<text:s/></text:p>
          </table:table-cell>
          <table:table-cell office:value-type="float" office:value="43.118062414000001" table:style-name="ce365">
            <text:p><text:s/>43.1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102</text:span><text:span text:style-name="T9">年</text:span></text:p>
          </table:table-cell>
          <table:table-cell table:style-name="ce370"/>
          <table:table-cell office:value-type="float" office:value="11.979752742000001" table:style-name="ce364">
            <text:p><text:s/>12.0<text:s/></text:p>
          </table:table-cell>
          <table:table-cell office:value-type="float" office:value="15.271152157" table:style-name="ce364">
            <text:p><text:s/>15.3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298574642" table:style-name="ce365">
            <text:p><text:s/>0.3<text:s/></text:p>
          </table:table-cell>
          <table:table-cell office:value-type="float" office:value="2.647773333" table:style-name="ce365">
            <text:p><text:s/>2.6<text:s/></text:p>
          </table:table-cell>
          <table:table-cell office:value-type="float" office:value="7.7087557477999997" table:style-name="ce365">
            <text:p><text:s/>7.7<text:s/></text:p>
          </table:table-cell>
          <table:table-cell office:value-type="float" office:value="11.680402620000001" table:style-name="ce365">
            <text:p><text:s/>11.7<text:s/></text:p>
          </table:table-cell>
          <table:table-cell office:value-type="float" office:value="15.543358816" table:style-name="ce365">
            <text:p><text:s/>15.5<text:s/></text:p>
          </table:table-cell>
          <table:table-cell office:value-type="float" office:value="17.375416944000001" table:style-name="ce365">
            <text:p><text:s/>17.4<text:s/></text:p>
          </table:table-cell>
          <table:table-cell office:value-type="float" office:value="19.162977564999998" table:style-name="ce365">
            <text:p><text:s/>19.2<text:s/></text:p>
          </table:table-cell>
          <table:table-cell office:value-type="float" office:value="19.618001069999998" table:style-name="ce365">
            <text:p><text:s/>19.6<text:s/></text:p>
          </table:table-cell>
          <table:table-cell office:value-type="float" office:value="18.314790732999999" table:style-name="ce365">
            <text:p><text:s/>18.3<text:s/></text:p>
          </table:table-cell>
          <table:table-cell office:value-type="float" office:value="20.048345498" table:style-name="ce365">
            <text:p><text:s/>20.0<text:s/></text:p>
          </table:table-cell>
          <table:table-cell office:value-type="float" office:value="23.925361898999999" table:style-name="ce365">
            <text:p><text:s/>23.9<text:s/></text:p>
          </table:table-cell>
          <table:table-cell office:value-type="float" office:value="32.108440401999999" table:style-name="ce366">
            <text:p><text:s/>32.1<text:s/></text:p>
          </table:table-cell>
          <table:table-cell office:value-type="float" office:value="22.472742058000001" table:style-name="ce365">
            <text:p><text:s/>22.5<text:s/></text:p>
          </table:table-cell>
          <table:table-cell office:value-type="float" office:value="28.562729263000001" table:style-name="ce365">
            <text:p><text:s/>28.6<text:s/></text:p>
          </table:table-cell>
          <table:table-cell office:value-type="float" office:value="38.336134324" table:style-name="ce365">
            <text:p><text:s/>38.3<text:s/></text:p>
          </table:table-cell>
          <table:table-cell office:value-type="float" office:value="38.485059362000001" table:style-name="ce365">
            <text:p><text:s/>38.5<text:s/></text:p>
          </table:table-cell>
          <table:table-cell office:value-type="float" office:value="46.592016663000003" table:style-name="ce365">
            <text:p><text:s/>46.6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103</text:span><text:span text:style-name="T9">年</text:span></text:p>
          </table:table-cell>
          <table:table-cell table:style-name="ce370"/>
          <table:table-cell office:value-type="float" office:value="11.757776818055394" table:style-name="ce364">
            <text:p><text:s/>11.8<text:s/></text:p>
          </table:table-cell>
          <table:table-cell office:value-type="float" office:value="15.134401130422688" table:style-name="ce366">
            <text:p><text:s/>15.1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15533745314148639" table:style-name="ce365">
            <text:p><text:s/>0.2<text:s/></text:p>
          </table:table-cell>
          <table:table-cell office:value-type="float" office:value="2.2766056330378408" table:style-name="ce365">
            <text:p><text:s/>2.3<text:s/></text:p>
          </table:table-cell>
          <table:table-cell office:value-type="float" office:value="7.8372221401525461" table:style-name="ce365">
            <text:p><text:s/>7.8<text:s/></text:p>
          </table:table-cell>
          <table:table-cell office:value-type="float" office:value="10.296794305811092" table:style-name="ce365">
            <text:p><text:s/>10.3<text:s/></text:p>
          </table:table-cell>
          <table:table-cell office:value-type="float" office:value="14.925815680750372" table:style-name="ce365">
            <text:p><text:s/>14.9<text:s/></text:p>
          </table:table-cell>
          <table:table-cell office:value-type="float" office:value="19.292230987877367" table:style-name="ce365">
            <text:p><text:s/>19.3<text:s/></text:p>
          </table:table-cell>
          <table:table-cell office:value-type="float" office:value="17.671519686986976" table:style-name="ce365">
            <text:p><text:s/>17.7<text:s/></text:p>
          </table:table-cell>
          <table:table-cell office:value-type="float" office:value="19.722171340821273" table:style-name="ce365">
            <text:p><text:s/>19.7<text:s/></text:p>
          </table:table-cell>
          <table:table-cell office:value-type="float" office:value="18.897641167520899" table:style-name="ce365">
            <text:p><text:s/>18.9<text:s/></text:p>
          </table:table-cell>
          <table:table-cell office:value-type="float" office:value="19.590534231508187" table:style-name="ce365">
            <text:p><text:s/>19.6<text:s/></text:p>
          </table:table-cell>
          <table:table-cell office:value-type="float" office:value="21.762855059739746" table:style-name="ce364">
            <text:p><text:s/>21.8<text:s/></text:p>
          </table:table-cell>
          <table:table-cell office:value-type="float" office:value="31.327819830873384" table:style-name="ce366">
            <text:p><text:s/>31.3<text:s/></text:p>
          </table:table-cell>
          <table:table-cell office:value-type="float" office:value="23.883564006745299" table:style-name="ce365">
            <text:p><text:s/>23.9<text:s/></text:p>
          </table:table-cell>
          <table:table-cell office:value-type="float" office:value="31.251007952521405" table:style-name="ce365">
            <text:p><text:s/>31.3<text:s/></text:p>
          </table:table-cell>
          <table:table-cell office:value-type="float" office:value="35.72855698939896" table:style-name="ce365">
            <text:p><text:s/>35.7<text:s/></text:p>
          </table:table-cell>
          <table:table-cell office:value-type="float" office:value="37.503179902491731" table:style-name="ce365">
            <text:p><text:s/>37.5<text:s/></text:p>
          </table:table-cell>
          <table:table-cell office:value-type="float" office:value="36.234207657282113" table:style-name="ce365">
            <text:p><text:s/>36.2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62">
            <text:p><text:span text:style-name="T9">民國</text:span><text:span text:style-name="T1">104</text:span><text:span text:style-name="T9">年</text:span></text:p>
          </table:table-cell>
          <table:table-cell table:style-name="ce370"/>
          <table:table-cell office:value-type="float" office:value="12.100432572399354" table:style-name="ce366">
            <text:p><text:s/>12.1<text:s/></text:p>
          </table:table-cell>
          <table:table-cell office:value-type="float" office:value="15.663016445080446" table:style-name="ce366">
            <text:p><text:s/>15.7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49727143022308012" table:style-name="ce365">
            <text:p><text:s/>0.5<text:s/></text:p>
          </table:table-cell>
          <table:table-cell office:value-type="float" office:value="2.7836359322330462" table:style-name="ce365">
            <text:p><text:s/>2.8<text:s/></text:p>
          </table:table-cell>
          <table:table-cell office:value-type="float" office:value="8.7636263512921371" table:style-name="ce365">
            <text:p><text:s/>8.8<text:s/></text:p>
          </table:table-cell>
          <table:table-cell office:value-type="float" office:value="12.265446915145752" table:style-name="ce365">
            <text:p><text:s/>12.3<text:s/></text:p>
          </table:table-cell>
          <table:table-cell office:value-type="float" office:value="15.167923930531943" table:style-name="ce365">
            <text:p><text:s/>15.2<text:s/></text:p>
          </table:table-cell>
          <table:table-cell office:value-type="float" office:value="17.292498120624394" table:style-name="ce365">
            <text:p><text:s/>17.3<text:s/></text:p>
          </table:table-cell>
          <table:table-cell office:value-type="float" office:value="18.457975943104689" table:style-name="ce365">
            <text:p><text:s/>18.5<text:s/></text:p>
          </table:table-cell>
          <table:table-cell office:value-type="float" office:value="21.60561181338397" table:style-name="ce365">
            <text:p><text:s/>21.6<text:s/></text:p>
          </table:table-cell>
          <table:table-cell office:value-type="float" office:value="18.164969444117208" table:style-name="ce365">
            <text:p><text:s/>18.2<text:s/></text:p>
          </table:table-cell>
          <table:table-cell office:value-type="float" office:value="20.282911849595834" table:style-name="ce365">
            <text:p><text:s/>20.3<text:s/></text:p>
          </table:table-cell>
          <table:table-cell office:value-type="float" office:value="22.64878176853956" table:style-name="ce364">
            <text:p><text:s/>22.6<text:s/></text:p>
          </table:table-cell>
          <table:table-cell office:value-type="float" office:value="31.214825685034057" table:style-name="ce366">
            <text:p><text:s/>31.2<text:s/></text:p>
          </table:table-cell>
          <table:table-cell office:value-type="float" office:value="23.549903819805252" table:style-name="ce365">
            <text:p><text:s/>23.5<text:s/></text:p>
          </table:table-cell>
          <table:table-cell office:value-type="float" office:value="27.381478614409794" table:style-name="ce365">
            <text:p><text:s/>27.4<text:s/></text:p>
          </table:table-cell>
          <table:table-cell office:value-type="float" office:value="36.332291504874433" table:style-name="ce365">
            <text:p><text:s/>36.3<text:s/></text:p>
          </table:table-cell>
          <table:table-cell office:value-type="float" office:value="42.199478497802758" table:style-name="ce365">
            <text:p><text:s/>42.2<text:s/></text:p>
          </table:table-cell>
          <table:table-cell office:value-type="float" office:value="39.248126656723805" table:style-name="ce365">
            <text:p><text:s/>39.2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293">
            <text:p><text:span text:style-name="T9">民國</text:span><text:span text:style-name="T1">105</text:span><text:span text:style-name="T9">年</text:span></text:p>
          </table:table-cell>
          <table:table-cell table:style-name="ce370"/>
          <table:table-cell office:value-type="float" office:value="12.292100343030091" table:style-name="ce364">
            <text:p><text:s/>12.3<text:s/></text:p>
          </table:table-cell>
          <table:table-cell office:value-type="float" office:value="16.010413359956406" table:style-name="ce366">
            <text:p><text:s/>16.0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52971736488565391" table:style-name="ce365">
            <text:p><text:s/>0.5<text:s/></text:p>
          </table:table-cell>
          <table:table-cell office:value-type="float" office:value="3.8165194637381239" table:style-name="ce365">
            <text:p><text:s/>3.8<text:s/></text:p>
          </table:table-cell>
          <table:table-cell office:value-type="float" office:value="9.5264424154574936" table:style-name="ce365">
            <text:p><text:s/>9.5<text:s/></text:p>
          </table:table-cell>
          <table:table-cell office:value-type="float" office:value="11.729785878090516" table:style-name="ce365">
            <text:p><text:s/>11.7<text:s/></text:p>
          </table:table-cell>
          <table:table-cell office:value-type="float" office:value="15.574586941061584" table:style-name="ce365">
            <text:p><text:s/>15.6<text:s/></text:p>
          </table:table-cell>
          <table:table-cell office:value-type="float" office:value="17.915990292790713" table:style-name="ce365">
            <text:p><text:s/>17.9<text:s/></text:p>
          </table:table-cell>
          <table:table-cell office:value-type="float" office:value="18.590317266448764" table:style-name="ce365">
            <text:p><text:s/>18.6<text:s/></text:p>
          </table:table-cell>
          <table:table-cell office:value-type="float" office:value="18.03711875065077" table:style-name="ce365">
            <text:p><text:s/>18.0<text:s/></text:p>
          </table:table-cell>
          <table:table-cell office:value-type="float" office:value="20.892527715327287" table:style-name="ce365">
            <text:p><text:s/>20.9<text:s/></text:p>
          </table:table-cell>
          <table:table-cell office:value-type="float" office:value="21.007423290706964" table:style-name="ce365">
            <text:p><text:s/>21.0<text:s/></text:p>
          </table:table-cell>
          <table:table-cell office:value-type="float" office:value="20.366022317386566" table:style-name="ce364">
            <text:p><text:s/>20.4<text:s/></text:p>
          </table:table-cell>
          <table:table-cell office:value-type="float" office:value="32.292837805913429" table:style-name="ce366">
            <text:p><text:s/>32.3<text:s/></text:p>
          </table:table-cell>
          <table:table-cell office:value-type="float" office:value="23.577307557386163" table:style-name="ce365">
            <text:p><text:s/>23.6<text:s/></text:p>
          </table:table-cell>
          <table:table-cell office:value-type="float" office:value="31.976403207502202" table:style-name="ce365">
            <text:p><text:s/>32.0<text:s/></text:p>
          </table:table-cell>
          <table:table-cell office:value-type="float" office:value="36.479932091203338" table:style-name="ce365">
            <text:p><text:s/>36.5<text:s/></text:p>
          </table:table-cell>
          <table:table-cell office:value-type="float" office:value="41.394101599235242" table:style-name="ce365">
            <text:p><text:s/>41.4<text:s/></text:p>
          </table:table-cell>
          <table:table-cell office:value-type="float" office:value="42.147395462990573" table:style-name="ce365">
            <text:p><text:s/>42.1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293">
            <text:p><text:span text:style-name="T9">民國</text:span><text:span text:style-name="T1">106</text:span><text:span text:style-name="T9">年</text:span></text:p>
          </table:table-cell>
          <table:table-cell table:style-name="ce370"/>
          <table:table-cell office:value-type="float" office:value="12.507306650875799" table:style-name="ce364">
            <text:p><text:s/>12.5<text:s/></text:p>
          </table:table-cell>
          <table:table-cell office:value-type="float" office:value="16.433514324868586" table:style-name="ce366">
            <text:p><text:s/>16.4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36788476377659463" table:style-name="ce365">
            <text:p><text:s/>0.4<text:s/></text:p>
          </table:table-cell>
          <table:table-cell office:value-type="float" office:value="4.0818547948187653" table:style-name="ce365">
            <text:p><text:s/>4.1<text:s/></text:p>
          </table:table-cell>
          <table:table-cell office:value-type="float" office:value="8.4480104158999012" table:style-name="ce365">
            <text:p><text:s/>8.4<text:s/></text:p>
          </table:table-cell>
          <table:table-cell office:value-type="float" office:value="13.315715935956383" table:style-name="ce365">
            <text:p><text:s/>13.3<text:s/></text:p>
          </table:table-cell>
          <table:table-cell office:value-type="float" office:value="16.374595590579954" table:style-name="ce365">
            <text:p><text:s/>16.4<text:s/></text:p>
          </table:table-cell>
          <table:table-cell office:value-type="float" office:value="17.869841098714627" table:style-name="ce365">
            <text:p><text:s/>17.9<text:s/></text:p>
          </table:table-cell>
          <table:table-cell office:value-type="float" office:value="18.280922613284929" table:style-name="ce365">
            <text:p><text:s/>18.3<text:s/></text:p>
          </table:table-cell>
          <table:table-cell office:value-type="float" office:value="20.076240209738955" table:style-name="ce365">
            <text:p><text:s/>20.1<text:s/></text:p>
          </table:table-cell>
          <table:table-cell office:value-type="float" office:value="20.843998826919137" table:style-name="ce365">
            <text:p><text:s/>20.8<text:s/></text:p>
          </table:table-cell>
          <table:table-cell office:value-type="float" office:value="21.07333718550932" table:style-name="ce365">
            <text:p><text:s/>21.1<text:s/></text:p>
          </table:table-cell>
          <table:table-cell office:value-type="float" office:value="22.704957684910674" table:style-name="ce364">
            <text:p><text:s/>22.7<text:s/></text:p>
          </table:table-cell>
          <table:table-cell office:value-type="float" office:value="31.12587498380168" table:style-name="ce366">
            <text:p><text:s/>31.1<text:s/></text:p>
          </table:table-cell>
          <table:table-cell office:value-type="float" office:value="23.244118362127129" table:style-name="ce365">
            <text:p><text:s/>23.2<text:s/></text:p>
          </table:table-cell>
          <table:table-cell office:value-type="float" office:value="30.063718793156433" table:style-name="ce365">
            <text:p><text:s/>30.1<text:s/></text:p>
          </table:table-cell>
          <table:table-cell office:value-type="float" office:value="36.00117387713874" table:style-name="ce365">
            <text:p><text:s/>36.0<text:s/></text:p>
          </table:table-cell>
          <table:table-cell office:value-type="float" office:value="40.715110013499604" table:style-name="ce365">
            <text:p><text:s/>40.7<text:s/></text:p>
          </table:table-cell>
          <table:table-cell office:value-type="float" office:value="40.267919568967777" table:style-name="ce365">
            <text:p><text:s/>40.3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293">
            <text:p><text:span text:style-name="T9">民國</text:span><text:span text:style-name="T1">107</text:span><text:span text:style-name="T9">年</text:span></text:p>
          </table:table-cell>
          <table:table-cell table:style-name="ce370"/>
          <table:table-cell office:value-type="float" office:value="12.450763821397379" table:style-name="ce364">
            <text:p><text:s/>12.5<text:s/></text:p>
          </table:table-cell>
          <table:table-cell office:value-type="float" office:value="16.390954067818136" table:style-name="ce366">
            <text:p><text:s/>16.4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94979840528847748" table:style-name="ce365">
            <text:p><text:s/>0.9<text:s/></text:p>
          </table:table-cell>
          <table:table-cell office:value-type="float" office:value="4.4090112717494101" table:style-name="ce365">
            <text:p><text:s/>4.4<text:s/></text:p>
          </table:table-cell>
          <table:table-cell office:value-type="float" office:value="9.5429103917554308" table:style-name="ce365">
            <text:p><text:s/>9.5<text:s/></text:p>
          </table:table-cell>
          <table:table-cell office:value-type="float" office:value="12.64954740480203" table:style-name="ce365">
            <text:p><text:s/>12.6<text:s/></text:p>
          </table:table-cell>
          <table:table-cell office:value-type="float" office:value="16.196640362565681" table:style-name="ce365">
            <text:p><text:s/>16.2<text:s/></text:p>
          </table:table-cell>
          <table:table-cell office:value-type="float" office:value="16.825210975070316" table:style-name="ce365">
            <text:p><text:s/>16.8<text:s/></text:p>
          </table:table-cell>
          <table:table-cell office:value-type="float" office:value="19.586362492221699" table:style-name="ce365">
            <text:p><text:s/>19.6<text:s/></text:p>
          </table:table-cell>
          <table:table-cell office:value-type="float" office:value="20.269192599418727" table:style-name="ce365">
            <text:p><text:s/>20.3<text:s/></text:p>
          </table:table-cell>
          <table:table-cell office:value-type="float" office:value="20.950149283453065" table:style-name="ce365">
            <text:p><text:s/>21.0<text:s/></text:p>
          </table:table-cell>
          <table:table-cell office:value-type="float" office:value="22.264418772671146" table:style-name="ce365">
            <text:p><text:s/>22.3<text:s/></text:p>
          </table:table-cell>
          <table:table-cell office:value-type="float" office:value="22.238845828888948" table:style-name="ce364">
            <text:p><text:s/>22.2<text:s/></text:p>
          </table:table-cell>
          <table:table-cell office:value-type="float" office:value="28.41142246621294" table:style-name="ce366">
            <text:p><text:s/>28.4<text:s/></text:p>
          </table:table-cell>
          <table:table-cell office:value-type="float" office:value="21.969928068242705" table:style-name="ce365">
            <text:p><text:s/>22.0<text:s/></text:p>
          </table:table-cell>
          <table:table-cell office:value-type="float" office:value="23.728277327066056" table:style-name="ce365">
            <text:p><text:s/>23.7<text:s/></text:p>
          </table:table-cell>
          <table:table-cell office:value-type="float" office:value="36.397787749139098" table:style-name="ce365">
            <text:p><text:s/>36.4<text:s/></text:p>
          </table:table-cell>
          <table:table-cell office:value-type="float" office:value="37.363012597026298" table:style-name="ce365">
            <text:p><text:s/>37.4<text:s/></text:p>
          </table:table-cell>
          <table:table-cell office:value-type="float" office:value="36.601411959578151" table:style-name="ce365">
            <text:p><text:s/>36.6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293">
            <text:p><text:span text:style-name="T9">民國</text:span><text:span text:style-name="T1">108</text:span><text:span text:style-name="T9">年</text:span></text:p>
          </table:table-cell>
          <table:table-cell table:style-name="ce370"/>
          <table:table-cell office:value-type="float" office:value="12.573414426358321" table:style-name="ce364">
            <text:p><text:s/>12.6<text:s/></text:p>
          </table:table-cell>
          <table:table-cell office:value-type="float" office:value="16.375638499982191" table:style-name="ce366">
            <text:p><text:s/>16.4<text:s/></text:p>
          </table:table-cell>
          <table:table-cell office:value-type="float" office:value="0" table:style-name="ce369">
            <text:p>0.0<text:s/></text:p>
          </table:table-cell>
          <table:table-cell office:value-type="float" office:value="0.97375913872951703" table:style-name="ce365">
            <text:p><text:s/>1.0<text:s/></text:p>
          </table:table-cell>
          <table:table-cell office:value-type="float" office:value="6.2198579850925553" table:style-name="ce365">
            <text:p><text:s/>6.2<text:s/></text:p>
          </table:table-cell>
          <table:table-cell office:value-type="float" office:value="11.54141836859117" table:style-name="ce365">
            <text:p><text:s/>11.5<text:s/></text:p>
          </table:table-cell>
          <table:table-cell office:value-type="float" office:value="12.410952197564896" table:style-name="ce365">
            <text:p><text:s/>12.4<text:s/></text:p>
          </table:table-cell>
          <table:table-cell office:value-type="float" office:value="16.199219604135422" table:style-name="ce365">
            <text:p><text:s/>16.2<text:s/></text:p>
          </table:table-cell>
          <table:table-cell office:value-type="float" office:value="16.8893149196237" table:style-name="ce365">
            <text:p><text:s/>16.9<text:s/></text:p>
          </table:table-cell>
          <table:table-cell office:value-type="float" office:value="18.465482406870187" table:style-name="ce365">
            <text:p><text:s/>18.5<text:s/></text:p>
          </table:table-cell>
          <table:table-cell office:value-type="float" office:value="21.117029231681819" table:style-name="ce365">
            <text:p><text:s/>21.1<text:s/></text:p>
          </table:table-cell>
          <table:table-cell office:value-type="float" office:value="21.933079371361664" table:style-name="ce365">
            <text:p><text:s/>21.9<text:s/></text:p>
          </table:table-cell>
          <table:table-cell office:value-type="float" office:value="21.284322341187686" table:style-name="ce365">
            <text:p><text:s/>21.3<text:s/></text:p>
          </table:table-cell>
          <table:table-cell office:value-type="float" office:value="19.528157008823371" table:style-name="ce364">
            <text:p><text:s/>19.5<text:s/></text:p>
          </table:table-cell>
          <table:table-cell office:value-type="float" office:value="27.15660669677376" table:style-name="ce366">
            <text:p><text:s/>27.2<text:s/></text:p>
          </table:table-cell>
          <table:table-cell office:value-type="float" office:value="21.130221313027487" table:style-name="ce365">
            <text:p><text:s/>21.1<text:s/></text:p>
          </table:table-cell>
          <table:table-cell office:value-type="float" office:value="26.410061972125618" table:style-name="ce365">
            <text:p><text:s/>26.4<text:s/></text:p>
          </table:table-cell>
          <table:table-cell office:value-type="float" office:value="32.918586574648245" table:style-name="ce365">
            <text:p><text:s/>32.9<text:s/></text:p>
          </table:table-cell>
          <table:table-cell office:value-type="float" office:value="34.661257916810591" table:style-name="ce365">
            <text:p><text:s/>34.7<text:s/></text:p>
          </table:table-cell>
          <table:table-cell office:value-type="float" office:value="32.423613209639413" table:style-name="ce365">
            <text:p><text:s/>32.4<text:s/></text:p>
          </table:table-cell>
          <table:table-cell table:number-columns-repeated="16362" table:style-name="ce58"/>
        </table:table-row>
        <table:table-row table:style-name="ro45">
          <table:table-cell office:value-type="string" table:style-name="ce305">
            <text:p><text:span text:style-name="T9">民國</text:span><text:span text:style-name="T1">109</text:span><text:span text:style-name="T9">年</text:span></text:p>
          </table:table-cell>
          <table:table-cell table:style-name="ce375"/>
          <table:table-cell office:value-type="float" office:value="11.8305103075049" table:style-name="ce376">
            <text:p><text:s/>11.8<text:s/></text:p>
          </table:table-cell>
          <table:table-cell office:value-type="float" office:value="15.5032326635981" table:style-name="ce376">
            <text:p><text:s/>15.5<text:s/></text:p>
          </table:table-cell>
          <table:table-cell office:value-type="float" office:value="0" table:style-name="ce377">
            <text:p>0.0<text:s/></text:p>
          </table:table-cell>
          <table:table-cell office:value-type="float" office:value="2.1114695023366998" table:style-name="ce378">
            <text:p><text:s/>2.1<text:s/></text:p>
          </table:table-cell>
          <table:table-cell office:value-type="float" office:value="5.8125848274098004" table:style-name="ce378">
            <text:p><text:s/>5.8<text:s/></text:p>
          </table:table-cell>
          <table:table-cell office:value-type="float" office:value="11.233012561033799" table:style-name="ce378">
            <text:p><text:s/>11.2<text:s/></text:p>
          </table:table-cell>
          <table:table-cell office:value-type="float" office:value="13.969150005285201" table:style-name="ce378">
            <text:p><text:s/>14.0<text:s/></text:p>
          </table:table-cell>
          <table:table-cell office:value-type="float" office:value="14.5371018619762" table:style-name="ce378">
            <text:p><text:s/>14.5<text:s/></text:p>
          </table:table-cell>
          <table:table-cell office:value-type="float" office:value="15.754482966631301" table:style-name="ce378">
            <text:p><text:s/>15.8<text:s/></text:p>
          </table:table-cell>
          <table:table-cell office:value-type="float" office:value="15.4852405361501" table:style-name="ce378">
            <text:p><text:s/>15.5<text:s/></text:p>
          </table:table-cell>
          <table:table-cell office:value-type="float" office:value="16.744236037159801" table:style-name="ce378">
            <text:p><text:s/>16.7<text:s/></text:p>
          </table:table-cell>
          <table:table-cell office:value-type="float" office:value="20.5480076303811" table:style-name="ce378">
            <text:p><text:s/>20.5<text:s/></text:p>
          </table:table-cell>
          <table:table-cell office:value-type="float" office:value="19.767731888226301" table:style-name="ce378">
            <text:p><text:s/>19.8<text:s/></text:p>
          </table:table-cell>
          <table:table-cell office:value-type="float" office:value="18.832820928661999" table:style-name="ce379">
            <text:p><text:s/>18.8<text:s/></text:p>
          </table:table-cell>
          <table:table-cell office:value-type="float" office:value="26.641631647120899" table:style-name="ce376">
            <text:p><text:s/>26.6<text:s/></text:p>
          </table:table-cell>
          <table:table-cell office:value-type="float" office:value="19.1834232571046" table:style-name="ce378">
            <text:p><text:s/>19.2<text:s/></text:p>
          </table:table-cell>
          <table:table-cell office:value-type="float" office:value="25.256752510256899" table:style-name="ce378">
            <text:p><text:s/>25.3<text:s/></text:p>
          </table:table-cell>
          <table:table-cell office:value-type="float" office:value="31.215388685840502" table:style-name="ce378">
            <text:p><text:s/>31.2<text:s/></text:p>
          </table:table-cell>
          <table:table-cell office:value-type="float" office:value="32.567388118407699" table:style-name="ce378">
            <text:p><text:s/>32.6<text:s/></text:p>
          </table:table-cell>
          <table:table-cell office:value-type="float" office:value="42.691792879511198" table:style-name="ce378">
            <text:p><text:s/>42.7<text:s/></text:p>
          </table:table-cell>
          <table:table-cell table:number-columns-repeated="16362" table:style-name="ce58"/>
        </table:table-row>
        <table:table-row table:style-name="ro1">
          <table:table-cell office:value-type="string" table:style-name="ce348">
            <text:p><text:span text:style-name="T10">附註</text:span><text:span text:style-name="T5">:<text:s/></text:span><text:span text:style-name="T10">本表資料自民國</text:span><text:span text:style-name="T5">97</text:span><text:span text:style-name="T10">年起死因分類為</text:span><text:span text:style-name="T5">ICD-10</text:span><text:span text:style-name="T10">。</text:span></text:p>
          </table:table-cell>
          <table:table-cell table:style-name="ce321"/>
          <table:table-cell table:number-columns-repeated="8" table:style-name="ce348"/>
          <table:table-cell table:number-columns-repeated="9" table:style-name="ce321"/>
          <table:table-cell table:number-columns-repeated="3" table:style-name="ce348"/>
          <table:table-cell table:number-columns-repeated="16362" table:style-name="ce58"/>
        </table:table-row>
        <table:table-row table:number-rows-repeated="1048531" table:style-name="ro2">
          <table:table-cell table:number-columns-repeated="16384"/>
        </table:table-row>
        <table:named-expressions>
          <table:named-range table:name="Print_Area" table:cell-range-address="表12.$A$1:表12.$V$45" table:base-cell-address="表12.$A$1"/>
        </table:named-expressions>
      </table:table>
      <table:table table:name="'file:///C:/死因摘要/88年/FCANC_DR.xls'#表" table:style-name="ta5">
        <table:table-source xlink:href="file:///C:/死因摘要/88年/FCANC_DR.xls" table:table-name="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Print_Area_MI" table:cell-range-address="'file:///C:/死因摘要/88年/FCANC_DR.xls'#表.$A$1:表.$R$28" table:base-cell-address="目錄.$A$1"/>
        <table:named-expression table:name="T" table:expression="of:=[.#REF!]" table:base-cell-address="目錄.$A$1"/>
        <table:named-expression table:name="TB1A" table:expression="of:=[.#REF!]" table:base-cell-address="目錄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currency-symbol>$</number:currency-symbol>
      <number:number number:decimal-places="0" number:min-integer-digits="1" number:grouping="true"/>
      <number:text> </number:text>
    </number:currency-style>
    <number:currency-style style:name="N4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49P0"/>
    </number:currency-style>
    <number:currency-style style:name="N50P0">
      <number:currency-symbol>$</number:currency-symbol>
      <number:number number:decimal-places="0" number:min-integer-digits="1" number:grouping="true"/>
    </number:currency-style>
    <number:currency-style style:name="N50">
      <style:text-properties fo:color="#FF0000"/>
      <number:text>-</number:text>
      <number:currency-symbol>$</number:currency-symbol>
      <number:number number:decimal-places="0" number:min-integer-digits="1" number:grouping="true"/>
      <style:map style:condition="value()&gt;=0" style:apply-style-name="N50P0"/>
    </number:currency-style>
    <number:number-style style:name="N51P0">
      <number:number number:decimal-places="1" number:min-integer-digits="1"/>
      <number:text> </number:text>
    </number:number-style>
    <number:number-style style:name="N51">
      <style:text-properties fo:color="#FF0000"/>
      <number:text>(</number:text>
      <number:number number:decimal-places="1" number:min-integer-digits="1"/>
      <number:text>)</number:text>
      <style:map style:condition="value()&gt;=0" style:apply-style-name="N51P0"/>
    </number:number-style>
    <number:date-style style:name="N52">
      <number:month/>
      <number:text>月</number:text>
      <number:day/>
      <number:text>日</number:text>
    </number:date-style>
    <number:number-style style:name="N53">
      <number:number number:decimal-places="1" number:min-integer-digits="1" number:grouping="true"/>
    </number:number-style>
    <number:number-style style:name="N54">
      <number:number number:decimal-places="1" number:min-integer-digits="1"/>
    </number:number-style>
    <number:number-style style:name="N55">
      <number:number number:decimal-places="1" number:min-integer-digits="1"/>
      <number:text> </number:text>
    </number:number-style>
    <number:number-style style:name="N56P0">
      <number:number number:decimal-places="1" number:min-integer-digits="1"/>
    </number:number-style>
    <number:number-style style:name="N56P1">
      <number:text>-</number:text>
      <number:number number:decimal-places="1" number:min-integer-digits="1"/>
    </number:number-style>
    <number:text-style style:name="N56">
      <number:text>-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1" number:min-integer-digits="1" number:grouping="true"/>
      <number:text> </number:text>
    </number:number-style>
    <number:number-style style:name="N57P1">
      <number:text>-</number:text>
      <number:number number:decimal-places="1" number:min-integer-digits="1" number:grouping="true"/>
      <number:text> </number:text>
    </number:number-style>
    <number:number-style style:name="N57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text> </number:text>
      <number:number number:decimal-places="1" number:min-integer-digits="1" number:grouping="true"/>
      <number:text> </number:text>
    </number:number-style>
    <number:number-style style:name="N59P1">
      <number:text> (</number:text>
      <number:number number:decimal-places="1" number:min-integer-digits="1" number:grouping="true"/>
      <number:text>)</number:text>
    </number:number-style>
    <number:number-style style:name="N5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text> </number:text>
      <number:number number:decimal-places="5" number:min-integer-digits="1" number:grouping="true"/>
      <number:text> </number:text>
    </number:number-style>
    <number:number-style style:name="N60P1">
      <number:text> (</number:text>
      <number:number number:decimal-places="5" number:min-integer-digits="1" number:grouping="true"/>
      <number:text>)</number:text>
    </number:number-style>
    <number:number-style style:name="N6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number number:decimal-places="1" number:min-integer-digits="1" number:grouping="true"/>
      <number:text> </number:text>
    </number:number-style>
    <number:number-style style:name="N61">
      <number:text>(</number:text>
      <number:number number:decimal-places="1" number:min-integer-digits="1" number:grouping="true"/>
      <number:text>)</number:text>
      <style:map style:condition="value()&gt;=0" style:apply-style-name="N61P0"/>
    </number:number-style>
    <number:number-style style:name="N62P0">
      <number:number number:decimal-places="1" number:min-integer-digits="1"/>
      <number:text> </number:text>
    </number:number-style>
    <number:number-style style:name="N62">
      <number:text>(</number:text>
      <number:number number:decimal-places="1" number:min-integer-digits="1"/>
      <number:text>)</number:text>
      <style:map style:condition="value()&gt;=0" style:apply-style-name="N62P0"/>
    </number:number-style>
    <number:currency-style style:name="N63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63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63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number:currency-style style:name="N64P0">
      <number:text> </number:text>
      <number:currency-symbol>$</number:currency-symbol>
      <number:number number:decimal-places="0" number:min-integer-digits="1" number:grouping="true"/>
      <number:text> </number:text>
    </number:currency-style>
    <number:currency-style style:name="N64P1">
      <number:text> </number:text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64P2">
      <number:text> </number:text>
      <number:currency-symbol>$</number:currency-symbol>
      <number:text>- </number:text>
    </number:currency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currency-style style:name="N65P0">
      <number:currency-symbol>$</number:currency-symbol>
      <number:number number:decimal-places="0" number:min-integer-digits="1" number:grouping="true"/>
    </number:currency-style>
    <number:currency-style style:name="N65">
      <number:text>-</number:text>
      <number:currency-symbol>$</number:currency-symbol>
      <number:number number:decimal-places="0" number:min-integer-digits="1" number:grouping="true"/>
      <style:map style:condition="value()&gt;=0" style:apply-style-name="N65P0"/>
    </number:currency-style>
    <number:number-style style:name="N66">
      <number:number number:decimal-places="0" number:min-integer-digits="1">
        <number:embedded-text number:position="0"> </number:embedded-text>
      </number:number>
    </number:number-style>
    <style:style style:name="Comma0" style:family="table-cell" style:data-style-name="N3"/>
    <style:style style:name="Currency_32__91_0_93___126_ME00001" style:display-name="Currency [0]_~ME00001" style:family="table-cell" style:data-style-name="N64"/>
    <style:style style:name="Currency__126_ME00001" style:display-name="Currency_~ME00001" style:family="table-cell" style:data-style-name="N63"/>
    <style:style style:name="Currency0" style:family="table-cell" style:data-style-name="N65"/>
    <style:style style:name="Currency0_32_2" style:display-name="Currency0 2" style:family="table-cell" style:data-style-name="N65"/>
    <style:style style:name="Date" style:family="table-cell" style:data-style-name="N19"/>
    <style:style style:name="Fixed" style:family="table-cell" style:data-style-name="N2"/>
    <style:style style:name="Heading" style:family="table-cell" style:data-style-name="N66">
      <style:table-cell-properties style:vertical-align="automatic" style:repeat-content="false"/>
      <style:paragraph-properties fo:text-align="start" fo:margin-left="0cm"/>
      <style:text-properties style:font-name="Helvetica" style:font-name-asian="Helvetica" style:font-name-complex="Helvetica" fo:font-weight="bold" style:font-weight-asian="bold" style:font-weight-complex="bold" style:font-family-generic="swiss"/>
    </style:style>
    <style:style style:name="Heading_32_1" style:display-name="Heading 1" style:family="table-cell" style:data-style-name="N0"/>
    <style:style style:name="Heading_32_2" style:display-name="Heading 2" style:family="table-cell" style:data-style-name="N0"/>
    <style:style style:name="Normal__126_ME00001" style:display-name="Normal_~ME000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ercent_china.xls_32_Chart_32_1" style:display-name="Percent_china.xls Chart 1" style:family="table-cell" style:data-style-name="N14"/>
    <style:style style:name="Stub" style:family="table-cell" style:data-style-name="N66">
      <style:table-cell-properties style:vertical-align="automatic" style:repeat-content="false"/>
      <style:paragraph-properties fo:text-align="start" fo:margin-left="0cm"/>
      <style:text-properties style:font-name="Helvetica" style:font-name-asian="Helvetica" style:font-name-complex="Helvetica" fo:font-size="9pt" style:font-size-asian="9pt" style:font-size-complex="9pt" style:font-family-generic="swiss"/>
    </style:style>
    <style:style style:name="Top" style:family="table-cell" style:data-style-name="N66">
      <style:table-cell-properties style:vertical-align="automatic" style:repeat-content="false"/>
      <style:paragraph-properties fo:text-align="end" fo:margin-right="0cm"/>
      <style:text-properties style:font-name="Helvetica" style:font-name-asian="Helvetica" style:font-name-complex="Helvetica" fo:font-size="9pt" style:font-size-asian="9pt" style:font-size-complex="9pt" style:font-family-generic="swiss"/>
    </style:style>
    <style:style style:name="Total" style:family="table-cell" style:data-style-name="N0">
      <style:table-cell-properties fo:background-color="transparent"/>
    </style:style>
    <style:style style:name="Totals" style:family="table-cell" style:data-style-name="N66">
      <style:text-properties style:font-name="Helvetica" style:font-name-asian="Helvetica" style:font-name-complex="Helvetica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_32_2" style:display-name="一般 10 2" style:family="table-cell" style:data-style-name="N0">
      <style:table-cell-properties style:vertical-align="automatic" fo:background-color="transparent"/>
    </style:style>
    <style:style style:name="_19968__33324__32_11_32_2" style:display-name="一般 11 2" style:family="table-cell" style:data-style-name="N0">
      <style:table-cell-properties style:vertical-align="automatic" fo:background-color="transparent"/>
    </style:style>
    <style:style style:name="_19968__33324__32_12_32_2" style:display-name="一般 12 2" style:family="table-cell" style:data-style-name="N0">
      <style:table-cell-properties style:vertical-align="automatic" fo:background-color="transparent"/>
    </style:style>
    <style:style style:name="_19968__33324__32_12_32_3" style:display-name="一般 12 3" style:family="table-cell" style:data-style-name="N0">
      <style:table-cell-properties style:vertical-align="middle" fo:background-color="transparent"/>
    </style:style>
    <style:style style:name="_19968__33324__32_13" style:display-name="一般 1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14" style:display-name="一般 14" style:family="table-cell" style:data-style-name="N0">
      <style:table-cell-properties style:vertical-align="middle" fo:background-color="transparent"/>
    </style:style>
    <style:style style:name="_19968__33324__32_15" style:display-name="一般 15" style:family="table-cell" style:data-style-name="N0">
      <style:table-cell-properties style:vertical-align="middle" fo:background-color="transparent"/>
    </style:style>
    <style:style style:name="_19968__33324__32_16" style:display-name="一般 16" style:family="table-cell" style:data-style-name="N0">
      <style:table-cell-properties style:vertical-align="middle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2_32_2_32_2" style:display-name="一般 2 2 2" style:family="table-cell" style:data-style-name="N0">
      <style:table-cell-properties style:vertical-align="middle" fo:background-color="transparent"/>
    </style:style>
    <style:style style:name="_19968__33324__32_2__20462__27491_34" style:display-name="一般 2_修正34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3_32_2" style:display-name="一般 3 2" style:family="table-cell" style:data-style-name="N0">
      <style:table-cell-properties style:vertical-align="middle" fo:background-color="transparent"/>
    </style:style>
    <style:style style:name="_19968__33324__32_3_99__27515__22240__32113__35336__32113__35336__34920___26032__21046__34892__25919__21312___40__20462__27491__26684__24335__41__201108" style:display-name="一般 3_99_死因統計統計表_新制行政區_(修正格式)_201108" style:family="table-cell" style:data-style-name="N0">
      <style:table-cell-properties style:vertical-align="middle" fo:background-color="transparent"/>
    </style:style>
    <style:style style:name="_19968__33324__32_4_32_2" style:display-name="一般 4 2" style:family="table-cell" style:data-style-name="N0">
      <style:table-cell-properties style:vertical-align="automatic" fo:background-color="transparent"/>
    </style:style>
    <style:style style:name="_19968__33324__32_4_32_3" style:display-name="一般 4 3" style:family="table-cell" style:data-style-name="N0">
      <style:table-cell-properties style:vertical-align="middle" fo:background-color="transparent"/>
    </style:style>
    <style:style style:name="_19968__33324__32_5_32_2" style:display-name="一般 5 2" style:family="table-cell" style:data-style-name="N0">
      <style:table-cell-properties style:vertical-align="automatic" fo:background-color="transparent"/>
    </style:style>
    <style:style style:name="_19968__33324__32_6_32_2" style:display-name="一般 6 2" style:family="table-cell" style:data-style-name="N0">
      <style:table-cell-properties style:vertical-align="automatic" fo:background-color="transparent"/>
    </style:style>
    <style:style style:name="_19968__33324__32_7_32_2" style:display-name="一般 7 2" style:family="table-cell" style:data-style-name="N0">
      <style:table-cell-properties style:vertical-align="automatic" fo:background-color="transparent"/>
    </style:style>
    <style:style style:name="_19968__33324__32_8_32_2" style:display-name="一般 8 2" style:family="table-cell" style:data-style-name="N0">
      <style:table-cell-properties style:vertical-align="automatic" fo:background-color="transparent"/>
    </style:style>
    <style:style style:name="_19968__33324__32_9_32_2" style:display-name="一般 9 2" style:family="table-cell" style:data-style-name="N0">
      <style:table-cell-properties style:vertical-align="automatic" fo:background-color="transparent"/>
    </style:style>
    <style:style style:name="_19968__33324__97_new" style:display-name="一般_97_new" style:family="table-cell" style:data-style-name="N0">
      <style:table-cell-properties style:vertical-align="automatic" fo:background-color="transparent"/>
    </style:style>
    <style:style style:name="_19968__33324___34920_26" style:display-name="一般_表26" style:family="table-cell" style:data-style-name="N0">
      <style:table-cell-properties style:vertical-align="automatic" fo:background-color="transparent"/>
    </style:style>
    <style:style style:name="_19968__33324___34920_28" style:display-name="一般_表2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4920_34" style:display-name="一般_表3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4920_35" style:display-name="一般_表3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8"/>
    <style:style style:name="_36008__24163__91_0_93_" style:display-name="貨幣[0]" style:family="table-cell" style:data-style-name="N49"/>
    <style:style style:name="_36008__24163__91_0_93__32_2" style:display-name="貨幣[0] 2" style:family="table-cell" style:data-style-name="N50"/>
    <style:style style:name="_36229__36899__32080_" style:display-name="超連結" style:family="table-cell" style:data-style-name="N0">
      <style:text-properties fo:color="#0000FF" style:font-name="Times New Roman" style:font-name-asian="Times New Roman" style:font-name-complex="Times New Roman" style:text-underline-style="solid" style:text-underline-type="single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82%" style:table-centering="none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2">
      <style:page-layout-properties fo:margin-top="0.31496062992126in" fo:margin-bottom="0.118110236220472in" fo:margin-left="0.31496062992126in" fo:margin-right="0.31496062992126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3">
      <style:page-layout-properties fo:margin-top="0.31496062992126in" fo:margin-bottom="0.118110236220472in" fo:margin-left="0.31496062992126in" fo:margin-right="0.31496062992126in" style:print-orientation="landscape" style:print-page-order="ttb" style:first-page-number="continue" style:scale-to="78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83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bear234@mohw.gov.tw</meta:initial-creator>
    <dc:creator>統計處吳姿慧</dc:creator>
    <meta:creation-date>2008-05-22T01:38:04Z</meta:creation-date>
    <dc:date>2021-08-19T08:47:18Z</dc:date>
    <meta:print-date>2021-08-19T08:47:09Z</meta:print-date>
  </office:meta>
</office:document-meta>
</file>